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4.261cm" svg:height="6.114cm" svg:x="0.569cm" svg:y="4.989cm">
            <draw:object draw:notify-on-update-of-ranges="Planilha1.B2:Planilha1.B102 Planilha1.G1:Planilha1.G1 Planilha1.G2:Planilha1.G102 Planilha1.B2:Planilha1.B102 Planilha1.M1:Planilha1.M1 Planilha1.M2:Planilha1.M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*12</text:p>
          </table:table-cell>
          <table:table-cell office:value-type="string" calcext:value-type="string">
            <text:p>Vflowin1</text:p>
          </table:table-cell>
          <table:table-cell office:value-type="string" calcext:value-type="string">
            <text:p>Vevap1</text:p>
          </table:table-cell>
          <table:table-cell office:value-type="string" calcext:value-type="string">
            <text:p>Vuse1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Vflowout1</text:p>
          </table:table-cell>
          <table:table-cell office:value-type="string" calcext:value-type="string">
            <text:p>Vflowin2</text:p>
          </table:table-cell>
          <table:table-cell office:value-type="string" calcext:value-type="string">
            <text:p>Vevap2</text:p>
          </table:table-cell>
          <table:table-cell office:value-type="string" calcext:value-type="string">
            <text:p>Vuse2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Vflowout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12" office:value-type="float" office:value="0" calcext:value-type="float">
            <text:p>0</text:p>
          </table:table-cell>
          <table:table-cell table:formula="of:=IF([.B2]&lt;3;0.13;IF([.B2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office:value-type="float" office:value="0.26" calcext:value-type="float">
            <text:p>0.26</text:p>
          </table:table-cell>
          <table:table-cell table:formula="of:=[.F2]/13.4*1000" office:value-type="float" office:value="19.4029850746269" calcext:value-type="float">
            <text:p>19.4029850746269</text:p>
          </table:table-cell>
          <table:table-cell table:formula="of:=0.03*SQRT([.G2])" office:value-type="float" office:value="0.132146458776481" calcext:value-type="float">
            <text:p>0.132146458776481</text:p>
          </table:table-cell>
          <table:table-cell table:formula="of:=[.H2]" office:value-type="float" office:value="0.132146458776481" calcext:value-type="float">
            <text:p>0.132146458776481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office:value-type="float" office:value="0.18" calcext:value-type="float">
            <text:p>0.18</text:p>
          </table:table-cell>
          <table:table-cell table:formula="of:=[.L2]/12*1000" office:value-type="float" office:value="15" calcext:value-type="float">
            <text:p>15</text:p>
          </table:table-cell>
          <table:table-cell table:formula="of:=0.015*SQRT([.M2])" office:value-type="float" office:value="0.0580947501931113" calcext:value-type="float">
            <text:p>0.058094750193111</text:p>
          </table:table-cell>
        </table:table-row>
        <table:table-row table:style-name="ro1">
          <table:table-cell table:formula="of:=[.A2]+0.01" office:value-type="float" office:value="0.01" calcext:value-type="float">
            <text:p>0.01</text:p>
          </table:table-cell>
          <table:table-cell table:formula="of:=[.A3]*12" office:value-type="float" office:value="0.12" calcext:value-type="float">
            <text:p>0.12</text:p>
          </table:table-cell>
          <table:table-cell table:formula="of:=IF([.B3]&lt;3;0.13;IF([.B3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2]+0.01*([.C2]-[.D2]-[.E2]-[.H2])" office:value-type="float" office:value="0.259677195412235" calcext:value-type="float">
            <text:p>0.259677195412235</text:p>
          </table:table-cell>
          <table:table-cell table:formula="of:=[.F3]/13.4*1000" office:value-type="float" office:value="19.3788951800176" calcext:value-type="float">
            <text:p>19.3788951800176</text:p>
          </table:table-cell>
          <table:table-cell table:formula="of:=0.03*SQRT([.G3])" office:value-type="float" office:value="0.132064399676884" calcext:value-type="float">
            <text:p>0.132064399676884</text:p>
          </table:table-cell>
          <table:table-cell table:formula="of:=[.H3]" office:value-type="float" office:value="0.132064399676884" calcext:value-type="float">
            <text:p>0.132064399676884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2]+0.01*([.I2]-[.J2]-[.K2]-[.N2])" office:value-type="float" office:value="0.180239317085834" calcext:value-type="float">
            <text:p>0.180239317085834</text:p>
          </table:table-cell>
          <table:table-cell table:formula="of:=[.L3]/12*1000" office:value-type="float" office:value="15.0199430904861" calcext:value-type="float">
            <text:p>15.0199430904861</text:p>
          </table:table-cell>
          <table:table-cell table:formula="of:=0.015*SQRT([.M3])" office:value-type="float" office:value="0.0581333569937207" calcext:value-type="float">
            <text:p>0.058133356993721</text:p>
          </table:table-cell>
        </table:table-row>
        <table:table-row table:style-name="ro1">
          <table:table-cell table:formula="of:=[.A3]+0.01" office:value-type="float" office:value="0.02" calcext:value-type="float">
            <text:p>0.02</text:p>
          </table:table-cell>
          <table:table-cell table:formula="of:=[.A4]*12" office:value-type="float" office:value="0.24" calcext:value-type="float">
            <text:p>0.24</text:p>
          </table:table-cell>
          <table:table-cell table:formula="of:=IF([.B4]&lt;3;0.13;IF([.B4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3]+0.01*([.C3]-[.D3]-[.E3]-[.H3])" office:value-type="float" office:value="0.259355211415466" calcext:value-type="float">
            <text:p>0.259355211415466</text:p>
          </table:table-cell>
          <table:table-cell table:formula="of:=[.F4]/13.4*1000" office:value-type="float" office:value="19.3548665235423" calcext:value-type="float">
            <text:p>19.3548665235423</text:p>
          </table:table-cell>
          <table:table-cell table:formula="of:=0.03*SQRT([.G4])" office:value-type="float" office:value="0.131982498351819" calcext:value-type="float">
            <text:p>0.131982498351819</text:p>
          </table:table-cell>
          <table:table-cell table:formula="of:=[.H4]" office:value-type="float" office:value="0.131982498351819" calcext:value-type="float">
            <text:p>0.131982498351819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3]+0.01*([.I3]-[.J3]-[.K3]-[.N3])" office:value-type="float" office:value="0.180477427512665" calcext:value-type="float">
            <text:p>0.180477427512665</text:p>
          </table:table-cell>
          <table:table-cell table:formula="of:=[.L4]/12*1000" office:value-type="float" office:value="15.0397856260554" calcext:value-type="float">
            <text:p>15.0397856260554</text:p>
          </table:table-cell>
          <table:table-cell table:formula="of:=0.015*SQRT([.M4])" office:value-type="float" office:value="0.0581717437065666" calcext:value-type="float">
            <text:p>0.058171743706567</text:p>
          </table:table-cell>
        </table:table-row>
        <table:table-row table:style-name="ro1">
          <table:table-cell table:formula="of:=[.A4]+0.01" office:value-type="float" office:value="0.03" calcext:value-type="float">
            <text:p>0.03</text:p>
          </table:table-cell>
          <table:table-cell table:formula="of:=[.A5]*12" office:value-type="float" office:value="0.36" calcext:value-type="float">
            <text:p>0.36</text:p>
          </table:table-cell>
          <table:table-cell table:formula="of:=IF([.B5]&lt;3;0.13;IF([.B5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4]+0.01*([.C4]-[.D4]-[.E4]-[.H4])" office:value-type="float" office:value="0.259034046431948" calcext:value-type="float">
            <text:p>0.259034046431948</text:p>
          </table:table-cell>
          <table:table-cell table:formula="of:=[.F5]/13.4*1000" office:value-type="float" office:value="19.3308989874588" calcext:value-type="float">
            <text:p>19.3308989874588</text:p>
          </table:table-cell>
          <table:table-cell table:formula="of:=0.03*SQRT([.G5])" office:value-type="float" office:value="0.131900754693493" calcext:value-type="float">
            <text:p>0.131900754693493</text:p>
          </table:table-cell>
          <table:table-cell table:formula="of:=[.H5]" office:value-type="float" office:value="0.131900754693493" calcext:value-type="float">
            <text:p>0.131900754693493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4]+0.01*([.I4]-[.J4]-[.K4]-[.N4])" office:value-type="float" office:value="0.180714335059118" calcext:value-type="float">
            <text:p>0.180714335059118</text:p>
          </table:table-cell>
          <table:table-cell table:formula="of:=[.L5]/12*1000" office:value-type="float" office:value="15.0595279215932" calcext:value-type="float">
            <text:p>15.0595279215932</text:p>
          </table:table-cell>
          <table:table-cell table:formula="of:=0.015*SQRT([.M5])" office:value-type="float" office:value="0.0582099113756279" calcext:value-type="float">
            <text:p>0.058209911375628</text:p>
          </table:table-cell>
        </table:table-row>
        <table:table-row table:style-name="ro1">
          <table:table-cell table:formula="of:=[.A5]+0.01" office:value-type="float" office:value="0.04" calcext:value-type="float">
            <text:p>0.04</text:p>
          </table:table-cell>
          <table:table-cell table:formula="of:=[.A6]*12" office:value-type="float" office:value="0.48" calcext:value-type="float">
            <text:p>0.48</text:p>
          </table:table-cell>
          <table:table-cell table:formula="of:=IF([.B6]&lt;3;0.13;IF([.B6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5]+0.01*([.C5]-[.D5]-[.E5]-[.H5])" office:value-type="float" office:value="0.258713698885013" calcext:value-type="float">
            <text:p>0.258713698885013</text:p>
          </table:table-cell>
          <table:table-cell table:formula="of:=[.F6]/13.4*1000" office:value-type="float" office:value="19.3069924541055" calcext:value-type="float">
            <text:p>19.3069924541055</text:p>
          </table:table-cell>
          <table:table-cell table:formula="of:=0.03*SQRT([.G6])" office:value-type="float" office:value="0.131819168593551" calcext:value-type="float">
            <text:p>0.131819168593551</text:p>
          </table:table-cell>
          <table:table-cell table:formula="of:=[.H6]" office:value-type="float" office:value="0.131819168593551" calcext:value-type="float">
            <text:p>0.131819168593551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5]+0.01*([.I5]-[.J5]-[.K5]-[.N5])" office:value-type="float" office:value="0.180950043492297" calcext:value-type="float">
            <text:p>0.180950043492297</text:p>
          </table:table-cell>
          <table:table-cell table:formula="of:=[.L6]/12*1000" office:value-type="float" office:value="15.0791702910247" calcext:value-type="float">
            <text:p>15.0791702910247</text:p>
          </table:table-cell>
          <table:table-cell table:formula="of:=0.015*SQRT([.M6])" office:value-type="float" office:value="0.0582478610378146" calcext:value-type="float">
            <text:p>0.058247861037815</text:p>
          </table:table-cell>
        </table:table-row>
        <table:table-row table:style-name="ro1">
          <table:table-cell table:formula="of:=[.A6]+0.01" office:value-type="float" office:value="0.05" calcext:value-type="float">
            <text:p>0.05</text:p>
          </table:table-cell>
          <table:table-cell table:formula="of:=[.A7]*12" office:value-type="float" office:value="0.6" calcext:value-type="float">
            <text:p>0.6</text:p>
          </table:table-cell>
          <table:table-cell table:formula="of:=IF([.B7]&lt;3;0.13;IF([.B7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6]+0.01*([.C6]-[.D6]-[.E6]-[.H6])" office:value-type="float" office:value="0.258394167199078" calcext:value-type="float">
            <text:p>0.258394167199078</text:p>
          </table:table-cell>
          <table:table-cell table:formula="of:=[.F7]/13.4*1000" office:value-type="float" office:value="19.2831468059013" calcext:value-type="float">
            <text:p>19.2831468059013</text:p>
          </table:table-cell>
          <table:table-cell table:formula="of:=0.03*SQRT([.G7])" office:value-type="float" office:value="0.131737739943082" calcext:value-type="float">
            <text:p>0.131737739943082</text:p>
          </table:table-cell>
          <table:table-cell table:formula="of:=[.H7]" office:value-type="float" office:value="0.131737739943082" calcext:value-type="float">
            <text:p>0.131737739943082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6]+0.01*([.I6]-[.J6]-[.K6]-[.N6])" office:value-type="float" office:value="0.181184556567854" calcext:value-type="float">
            <text:p>0.181184556567854</text:p>
          </table:table-cell>
          <table:table-cell table:formula="of:=[.L7]/12*1000" office:value-type="float" office:value="15.0987130473212" calcext:value-type="float">
            <text:p>15.0987130473212</text:p>
          </table:table-cell>
          <table:table-cell table:formula="of:=0.015*SQRT([.M7])" office:value-type="float" office:value="0.0582855937230398" calcext:value-type="float">
            <text:p>0.05828559372304</text:p>
          </table:table-cell>
        </table:table-row>
        <table:table-row table:style-name="ro1">
          <table:table-cell table:formula="of:=[.A7]+0.01" office:value-type="float" office:value="0.06" calcext:value-type="float">
            <text:p>0.06</text:p>
          </table:table-cell>
          <table:table-cell table:formula="of:=[.A8]*12" office:value-type="float" office:value="0.72" calcext:value-type="float">
            <text:p>0.72</text:p>
          </table:table-cell>
          <table:table-cell table:formula="of:=IF([.B8]&lt;3;0.13;IF([.B8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7]+0.01*([.C7]-[.D7]-[.E7]-[.H7])" office:value-type="float" office:value="0.258075449799647" calcext:value-type="float">
            <text:p>0.258075449799647</text:p>
          </table:table-cell>
          <table:table-cell table:formula="of:=[.F8]/13.4*1000" office:value-type="float" office:value="19.2593619253468" calcext:value-type="float">
            <text:p>19.2593619253468</text:p>
          </table:table-cell>
          <table:table-cell table:formula="of:=0.03*SQRT([.G8])" office:value-type="float" office:value="0.13165646863262" calcext:value-type="float">
            <text:p>0.13165646863262</text:p>
          </table:table-cell>
          <table:table-cell table:formula="of:=[.H8]" office:value-type="float" office:value="0.13165646863262" calcext:value-type="float">
            <text:p>0.13165646863262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7]+0.01*([.I7]-[.J7]-[.K7]-[.N7])" office:value-type="float" office:value="0.181417878030054" calcext:value-type="float">
            <text:p>0.181417878030054</text:p>
          </table:table-cell>
          <table:table-cell table:formula="of:=[.L8]/12*1000" office:value-type="float" office:value="15.1181565025045" calcext:value-type="float">
            <text:p>15.1181565025045</text:p>
          </table:table-cell>
          <table:table-cell table:formula="of:=0.015*SQRT([.M8])" office:value-type="float" office:value="0.0583231104542918" calcext:value-type="float">
            <text:p>0.058323110454292</text:p>
          </table:table-cell>
        </table:table-row>
        <table:table-row table:style-name="ro1">
          <table:table-cell table:formula="of:=[.A8]+0.01" office:value-type="float" office:value="0.07" calcext:value-type="float">
            <text:p>0.07</text:p>
          </table:table-cell>
          <table:table-cell table:formula="of:=[.A9]*12" office:value-type="float" office:value="0.84" calcext:value-type="float">
            <text:p>0.84</text:p>
          </table:table-cell>
          <table:table-cell table:formula="of:=IF([.B9]&lt;3;0.13;IF([.B9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8]+0.01*([.C8]-[.D8]-[.E8]-[.H8])" office:value-type="float" office:value="0.257757545113321" calcext:value-type="float">
            <text:p>0.257757545113321</text:p>
          </table:table-cell>
          <table:table-cell table:formula="of:=[.F9]/13.4*1000" office:value-type="float" office:value="19.2356376950239" calcext:value-type="float">
            <text:p>19.2356376950239</text:p>
          </table:table-cell>
          <table:table-cell table:formula="of:=0.03*SQRT([.G9])" office:value-type="float" office:value="0.131575354552141" calcext:value-type="float">
            <text:p>0.131575354552141</text:p>
          </table:table-cell>
          <table:table-cell table:formula="of:=[.H9]" office:value-type="float" office:value="0.131575354552141" calcext:value-type="float">
            <text:p>0.131575354552141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8]+0.01*([.I8]-[.J8]-[.K8]-[.N8])" office:value-type="float" office:value="0.181650011611838" calcext:value-type="float">
            <text:p>0.181650011611838</text:p>
          </table:table-cell>
          <table:table-cell table:formula="of:=[.L9]/12*1000" office:value-type="float" office:value="15.1375009676531" calcext:value-type="float">
            <text:p>15.1375009676531</text:p>
          </table:table-cell>
          <table:table-cell table:formula="of:=0.015*SQRT([.M9])" office:value-type="float" office:value="0.058360412247704" calcext:value-type="float">
            <text:p>0.058360412247704</text:p>
          </table:table-cell>
        </table:table-row>
        <table:table-row table:style-name="ro1">
          <table:table-cell table:formula="of:=[.A9]+0.01" office:value-type="float" office:value="0.08" calcext:value-type="float">
            <text:p>0.08</text:p>
          </table:table-cell>
          <table:table-cell table:formula="of:=[.A10]*12" office:value-type="float" office:value="0.96" calcext:value-type="float">
            <text:p>0.96</text:p>
          </table:table-cell>
          <table:table-cell table:formula="of:=IF([.B10]&lt;3;0.13;IF([.B10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9]+0.01*([.C9]-[.D9]-[.E9]-[.H9])" office:value-type="float" office:value="0.257440451567799" calcext:value-type="float">
            <text:p>0.257440451567799</text:p>
          </table:table-cell>
          <table:table-cell table:formula="of:=[.F10]/13.4*1000" office:value-type="float" office:value="19.211973997597" calcext:value-type="float">
            <text:p>19.211973997597</text:p>
          </table:table-cell>
          <table:table-cell table:formula="of:=0.03*SQRT([.G10])" office:value-type="float" office:value="0.131494397591066" calcext:value-type="float">
            <text:p>0.131494397591066</text:p>
          </table:table-cell>
          <table:table-cell table:formula="of:=[.H10]" office:value-type="float" office:value="0.131494397591066" calcext:value-type="float">
            <text:p>0.131494397591066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9]+0.01*([.I9]-[.J9]-[.K9]-[.N9])" office:value-type="float" office:value="0.181880961034882" calcext:value-type="float">
            <text:p>0.181880961034882</text:p>
          </table:table-cell>
          <table:table-cell table:formula="of:=[.L10]/12*1000" office:value-type="float" office:value="15.1567467529068" calcext:value-type="float">
            <text:p>15.1567467529068</text:p>
          </table:table-cell>
          <table:table-cell table:formula="of:=0.015*SQRT([.M10])" office:value-type="float" office:value="0.058397500112625" calcext:value-type="float">
            <text:p>0.058397500112625</text:p>
          </table:table-cell>
        </table:table-row>
        <table:table-row table:style-name="ro1">
          <table:table-cell table:formula="of:=[.A10]+0.01" office:value-type="float" office:value="0.09" calcext:value-type="float">
            <text:p>0.09</text:p>
          </table:table-cell>
          <table:table-cell table:formula="of:=[.A11]*12" office:value-type="float" office:value="1.08" calcext:value-type="float">
            <text:p>1.08</text:p>
          </table:table-cell>
          <table:table-cell table:formula="of:=IF([.B11]&lt;3;0.13;IF([.B11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10]+0.01*([.C10]-[.D10]-[.E10]-[.H10])" office:value-type="float" office:value="0.257124167591889" calcext:value-type="float">
            <text:p>0.257124167591889</text:p>
          </table:table-cell>
          <table:table-cell table:formula="of:=[.F11]/13.4*1000" office:value-type="float" office:value="19.1883707158126" calcext:value-type="float">
            <text:p>19.1883707158126</text:p>
          </table:table-cell>
          <table:table-cell table:formula="of:=0.03*SQRT([.G11])" office:value-type="float" office:value="0.131413597638263" calcext:value-type="float">
            <text:p>0.131413597638263</text:p>
          </table:table-cell>
          <table:table-cell table:formula="of:=[.H11]" office:value-type="float" office:value="0.131413597638263" calcext:value-type="float">
            <text:p>0.131413597638263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10]+0.01*([.I10]-[.J10]-[.K10]-[.N10])" office:value-type="float" office:value="0.182110730009666" calcext:value-type="float">
            <text:p>0.182110730009666</text:p>
          </table:table-cell>
          <table:table-cell table:formula="of:=[.L11]/12*1000" office:value-type="float" office:value="15.1758941674722" calcext:value-type="float">
            <text:p>15.1758941674722</text:p>
          </table:table-cell>
          <table:table-cell table:formula="of:=0.015*SQRT([.M11])" office:value-type="float" office:value="0.0584343750516872" calcext:value-type="float">
            <text:p>0.058434375051687</text:p>
          </table:table-cell>
        </table:table-row>
        <table:table-row table:style-name="ro1">
          <table:table-cell table:formula="of:=[.A11]+0.01" office:value-type="float" office:value="0.1" calcext:value-type="float">
            <text:p>0.1</text:p>
          </table:table-cell>
          <table:table-cell table:formula="of:=[.A12]*12" office:value-type="float" office:value="1.2" calcext:value-type="float">
            <text:p>1.2</text:p>
          </table:table-cell>
          <table:table-cell table:formula="of:=IF([.B12]&lt;3;0.13;IF([.B12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11]+0.01*([.C11]-[.D11]-[.E11]-[.H11])" office:value-type="float" office:value="0.256808691615506" calcext:value-type="float">
            <text:p>0.256808691615506</text:p>
          </table:table-cell>
          <table:table-cell table:formula="of:=[.F12]/13.4*1000" office:value-type="float" office:value="19.1648277325004" calcext:value-type="float">
            <text:p>19.1648277325004</text:p>
          </table:table-cell>
          <table:table-cell table:formula="of:=0.03*SQRT([.G12])" office:value-type="float" office:value="0.131332954582048" calcext:value-type="float">
            <text:p>0.131332954582048</text:p>
          </table:table-cell>
          <table:table-cell table:formula="of:=[.H12]" office:value-type="float" office:value="0.131332954582048" calcext:value-type="float">
            <text:p>0.131332954582048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11]+0.01*([.I11]-[.J11]-[.K11]-[.N11])" office:value-type="float" office:value="0.182339322235532" calcext:value-type="float">
            <text:p>0.182339322235532</text:p>
          </table:table-cell>
          <table:table-cell table:formula="of:=[.L12]/12*1000" office:value-type="float" office:value="15.1949435196277" calcext:value-type="float">
            <text:p>15.1949435196277</text:p>
          </table:table-cell>
          <table:table-cell table:formula="of:=0.015*SQRT([.M12])" office:value-type="float" office:value="0.0584710380608744" calcext:value-type="float">
            <text:p>0.058471038060875</text:p>
          </table:table-cell>
        </table:table-row>
        <table:table-row table:style-name="ro1">
          <table:table-cell table:formula="of:=[.A12]+0.01" office:value-type="float" office:value="0.11" calcext:value-type="float">
            <text:p>0.11</text:p>
          </table:table-cell>
          <table:table-cell table:formula="of:=[.A13]*12" office:value-type="float" office:value="1.32" calcext:value-type="float">
            <text:p>1.32</text:p>
          </table:table-cell>
          <table:table-cell table:formula="of:=IF([.B13]&lt;3;0.13;IF([.B13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12]+0.01*([.C12]-[.D12]-[.E12]-[.H12])" office:value-type="float" office:value="0.256494022069685" calcext:value-type="float">
            <text:p>0.256494022069685</text:p>
          </table:table-cell>
          <table:table-cell table:formula="of:=[.F13]/13.4*1000" office:value-type="float" office:value="19.1413449305735" calcext:value-type="float">
            <text:p>19.1413449305735</text:p>
          </table:table-cell>
          <table:table-cell table:formula="of:=0.03*SQRT([.G13])" office:value-type="float" office:value="0.131252468310185" calcext:value-type="float">
            <text:p>0.131252468310185</text:p>
          </table:table-cell>
          <table:table-cell table:formula="of:=[.H13]" office:value-type="float" office:value="0.131252468310185" calcext:value-type="float">
            <text:p>0.131252468310185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12]+0.01*([.I12]-[.J12]-[.K12]-[.N12])" office:value-type="float" office:value="0.182566741400744" calcext:value-type="float">
            <text:p>0.182566741400744</text:p>
          </table:table-cell>
          <table:table-cell table:formula="of:=[.L13]/12*1000" office:value-type="float" office:value="15.2138951167287" calcext:value-type="float">
            <text:p>15.2138951167287</text:p>
          </table:table-cell>
          <table:table-cell table:formula="of:=0.015*SQRT([.M13])" office:value-type="float" office:value="0.0585074901295889" calcext:value-type="float">
            <text:p>0.058507490129589</text:p>
          </table:table-cell>
        </table:table-row>
        <table:table-row table:style-name="ro1">
          <table:table-cell table:formula="of:=[.A13]+0.01" office:value-type="float" office:value="0.12" calcext:value-type="float">
            <text:p>0.12</text:p>
          </table:table-cell>
          <table:table-cell table:formula="of:=[.A14]*12" office:value-type="float" office:value="1.44" calcext:value-type="float">
            <text:p>1.44</text:p>
          </table:table-cell>
          <table:table-cell table:formula="of:=IF([.B14]&lt;3;0.13;IF([.B14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13]+0.01*([.C13]-[.D13]-[.E13]-[.H13])" office:value-type="float" office:value="0.256180157386584" calcext:value-type="float">
            <text:p>0.256180157386584</text:p>
          </table:table-cell>
          <table:table-cell table:formula="of:=[.F14]/13.4*1000" office:value-type="float" office:value="19.1179221930286" calcext:value-type="float">
            <text:p>19.1179221930286</text:p>
          </table:table-cell>
          <table:table-cell table:formula="of:=0.03*SQRT([.G14])" office:value-type="float" office:value="0.131172138709887" calcext:value-type="float">
            <text:p>0.131172138709887</text:p>
          </table:table-cell>
          <table:table-cell table:formula="of:=[.H14]" office:value-type="float" office:value="0.131172138709887" calcext:value-type="float">
            <text:p>0.131172138709887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13]+0.01*([.I13]-[.J13]-[.K13]-[.N13])" office:value-type="float" office:value="0.18279299118255" calcext:value-type="float">
            <text:p>0.18279299118255</text:p>
          </table:table-cell>
          <table:table-cell table:formula="of:=[.L14]/12*1000" office:value-type="float" office:value="15.2327492652125" calcext:value-type="float">
            <text:p>15.2327492652125</text:p>
          </table:table-cell>
          <table:table-cell table:formula="of:=0.015*SQRT([.M14])" office:value-type="float" office:value="0.0585437322407174" calcext:value-type="float">
            <text:p>0.058543732240717</text:p>
          </table:table-cell>
        </table:table-row>
        <table:table-row table:style-name="ro1">
          <table:table-cell table:formula="of:=[.A14]+0.01" office:value-type="float" office:value="0.13" calcext:value-type="float">
            <text:p>0.13</text:p>
          </table:table-cell>
          <table:table-cell table:formula="of:=[.A15]*12" office:value-type="float" office:value="1.56" calcext:value-type="float">
            <text:p>1.56</text:p>
          </table:table-cell>
          <table:table-cell table:formula="of:=IF([.B15]&lt;3;0.13;IF([.B15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14]+0.01*([.C14]-[.D14]-[.E14]-[.H14])" office:value-type="float" office:value="0.255867095999485" calcext:value-type="float">
            <text:p>0.255867095999485</text:p>
          </table:table-cell>
          <table:table-cell table:formula="of:=[.F15]/13.4*1000" office:value-type="float" office:value="19.0945594029466" calcext:value-type="float">
            <text:p>19.0945594029466</text:p>
          </table:table-cell>
          <table:table-cell table:formula="of:=0.03*SQRT([.G15])" office:value-type="float" office:value="0.131091965667816" calcext:value-type="float">
            <text:p>0.131091965667816</text:p>
          </table:table-cell>
          <table:table-cell table:formula="of:=[.H15]" office:value-type="float" office:value="0.131091965667816" calcext:value-type="float">
            <text:p>0.131091965667816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14]+0.01*([.I14]-[.J14]-[.K14]-[.N14])" office:value-type="float" office:value="0.183018075247242" calcext:value-type="float">
            <text:p>0.183018075247242</text:p>
          </table:table-cell>
          <table:table-cell table:formula="of:=[.L15]/12*1000" office:value-type="float" office:value="15.2515062706035" calcext:value-type="float">
            <text:p>15.2515062706035</text:p>
          </table:table-cell>
          <table:table-cell table:formula="of:=0.015*SQRT([.M15])" office:value-type="float" office:value="0.0585797653706959" calcext:value-type="float">
            <text:p>0.058579765370696</text:p>
          </table:table-cell>
        </table:table-row>
        <table:table-row table:style-name="ro1">
          <table:table-cell table:formula="of:=[.A15]+0.01" office:value-type="float" office:value="0.14" calcext:value-type="float">
            <text:p>0.14</text:p>
          </table:table-cell>
          <table:table-cell table:formula="of:=[.A16]*12" office:value-type="float" office:value="1.68" calcext:value-type="float">
            <text:p>1.68</text:p>
          </table:table-cell>
          <table:table-cell table:formula="of:=IF([.B16]&lt;3;0.13;IF([.B16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15]+0.01*([.C15]-[.D15]-[.E15]-[.H15])" office:value-type="float" office:value="0.255554836342807" calcext:value-type="float">
            <text:p>0.255554836342807</text:p>
          </table:table-cell>
          <table:table-cell table:formula="of:=[.F16]/13.4*1000" office:value-type="float" office:value="19.071256443493" calcext:value-type="float">
            <text:p>19.071256443493</text:p>
          </table:table-cell>
          <table:table-cell table:formula="of:=0.03*SQRT([.G16])" office:value-type="float" office:value="0.13101194907009" calcext:value-type="float">
            <text:p>0.13101194907009</text:p>
          </table:table-cell>
          <table:table-cell table:formula="of:=[.H16]" office:value-type="float" office:value="0.13101194907009" calcext:value-type="float">
            <text:p>0.13101194907009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15]+0.01*([.I15]-[.J15]-[.K15]-[.N15])" office:value-type="float" office:value="0.183241997250213" calcext:value-type="float">
            <text:p>0.183241997250213</text:p>
          </table:table-cell>
          <table:table-cell table:formula="of:=[.L16]/12*1000" office:value-type="float" office:value="15.2701664375177" calcext:value-type="float">
            <text:p>15.2701664375177</text:p>
          </table:table-cell>
          <table:table-cell table:formula="of:=0.015*SQRT([.M16])" office:value-type="float" office:value="0.0586155904895744" calcext:value-type="float">
            <text:p>0.058615590489575</text:p>
          </table:table-cell>
        </table:table-row>
        <table:table-row table:style-name="ro1">
          <table:table-cell table:formula="of:=[.A16]+0.01" office:value-type="float" office:value="0.15" calcext:value-type="float">
            <text:p>0.15</text:p>
          </table:table-cell>
          <table:table-cell table:formula="of:=[.A17]*12" office:value-type="float" office:value="1.8" calcext:value-type="float">
            <text:p>1.8</text:p>
          </table:table-cell>
          <table:table-cell table:formula="of:=IF([.B17]&lt;3;0.13;IF([.B17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16]+0.01*([.C16]-[.D16]-[.E16]-[.H16])" office:value-type="float" office:value="0.255243376852106" calcext:value-type="float">
            <text:p>0.255243376852106</text:p>
          </table:table-cell>
          <table:table-cell table:formula="of:=[.F17]/13.4*1000" office:value-type="float" office:value="19.0480131979183" calcext:value-type="float">
            <text:p>19.0480131979183</text:p>
          </table:table-cell>
          <table:table-cell table:formula="of:=0.03*SQRT([.G17])" office:value-type="float" office:value="0.130932088802274" calcext:value-type="float">
            <text:p>0.130932088802274</text:p>
          </table:table-cell>
          <table:table-cell table:formula="of:=[.H17]" office:value-type="float" office:value="0.130932088802274" calcext:value-type="float">
            <text:p>0.130932088802274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16]+0.01*([.I16]-[.J16]-[.K16]-[.N16])" office:value-type="float" office:value="0.183464760836018" calcext:value-type="float">
            <text:p>0.183464760836018</text:p>
          </table:table-cell>
          <table:table-cell table:formula="of:=[.L17]/12*1000" office:value-type="float" office:value="15.2887300696682" calcext:value-type="float">
            <text:p>15.2887300696682</text:p>
          </table:table-cell>
          <table:table-cell table:formula="of:=0.015*SQRT([.M17])" office:value-type="float" office:value="0.0586512085610803" calcext:value-type="float">
            <text:p>0.05865120856108</text:p>
          </table:table-cell>
        </table:table-row>
        <table:table-row table:style-name="ro1">
          <table:table-cell table:formula="of:=[.A17]+0.01" office:value-type="float" office:value="0.16" calcext:value-type="float">
            <text:p>0.16</text:p>
          </table:table-cell>
          <table:table-cell table:formula="of:=[.A18]*12" office:value-type="float" office:value="1.92" calcext:value-type="float">
            <text:p>1.92</text:p>
          </table:table-cell>
          <table:table-cell table:formula="of:=IF([.B18]&lt;3;0.13;IF([.B18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17]+0.01*([.C17]-[.D17]-[.E17]-[.H17])" office:value-type="float" office:value="0.254932715964083" calcext:value-type="float">
            <text:p>0.254932715964083</text:p>
          </table:table-cell>
          <table:table-cell table:formula="of:=[.F18]/13.4*1000" office:value-type="float" office:value="19.0248295495584" calcext:value-type="float">
            <text:p>19.0248295495584</text:p>
          </table:table-cell>
          <table:table-cell table:formula="of:=0.03*SQRT([.G18])" office:value-type="float" office:value="0.130852384749391" calcext:value-type="float">
            <text:p>0.130852384749391</text:p>
          </table:table-cell>
          <table:table-cell table:formula="of:=[.H18]" office:value-type="float" office:value="0.130852384749391" calcext:value-type="float">
            <text:p>0.130852384749391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17]+0.01*([.I17]-[.J17]-[.K17]-[.N17])" office:value-type="float" office:value="0.18368636963843" calcext:value-type="float">
            <text:p>0.18368636963843</text:p>
          </table:table-cell>
          <table:table-cell table:formula="of:=[.L18]/12*1000" office:value-type="float" office:value="15.3071974698691" calcext:value-type="float">
            <text:p>15.3071974698691</text:p>
          </table:table-cell>
          <table:table-cell table:formula="of:=0.015*SQRT([.M18])" office:value-type="float" office:value="0.0586866205426804" calcext:value-type="float">
            <text:p>0.05868662054268</text:p>
          </table:table-cell>
        </table:table-row>
        <table:table-row table:style-name="ro1">
          <table:table-cell table:formula="of:=[.A18]+0.01" office:value-type="float" office:value="0.17" calcext:value-type="float">
            <text:p>0.17</text:p>
          </table:table-cell>
          <table:table-cell table:formula="of:=[.A19]*12" office:value-type="float" office:value="2.04" calcext:value-type="float">
            <text:p>2.04</text:p>
          </table:table-cell>
          <table:table-cell table:formula="of:=IF([.B19]&lt;3;0.13;IF([.B19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18]+0.01*([.C18]-[.D18]-[.E18]-[.H18])" office:value-type="float" office:value="0.254622852116589" calcext:value-type="float">
            <text:p>0.254622852116589</text:p>
          </table:table-cell>
          <table:table-cell table:formula="of:=[.F19]/13.4*1000" office:value-type="float" office:value="19.001705381835" calcext:value-type="float">
            <text:p>19.001705381835</text:p>
          </table:table-cell>
          <table:table-cell table:formula="of:=0.03*SQRT([.G19])" office:value-type="float" office:value="0.130772836795917" calcext:value-type="float">
            <text:p>0.130772836795917</text:p>
          </table:table-cell>
          <table:table-cell table:formula="of:=[.H19]" office:value-type="float" office:value="0.130772836795917" calcext:value-type="float">
            <text:p>0.130772836795917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18]+0.01*([.I18]-[.J18]-[.K18]-[.N18])" office:value-type="float" office:value="0.183906827280497" calcext:value-type="float">
            <text:p>0.183906827280497</text:p>
          </table:table-cell>
          <table:table-cell table:formula="of:=[.L19]/12*1000" office:value-type="float" office:value="15.3255689400414" calcext:value-type="float">
            <text:p>15.3255689400414</text:p>
          </table:table-cell>
          <table:table-cell table:formula="of:=0.015*SQRT([.M19])" office:value-type="float" office:value="0.0587218273856435" calcext:value-type="float">
            <text:p>0.058721827385644</text:p>
          </table:table-cell>
        </table:table-row>
        <table:table-row table:style-name="ro1">
          <table:table-cell table:formula="of:=[.A19]+0.01" office:value-type="float" office:value="0.18" calcext:value-type="float">
            <text:p>0.18</text:p>
          </table:table-cell>
          <table:table-cell table:formula="of:=[.A20]*12" office:value-type="float" office:value="2.16" calcext:value-type="float">
            <text:p>2.16</text:p>
          </table:table-cell>
          <table:table-cell table:formula="of:=IF([.B20]&lt;3;0.13;IF([.B20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19]+0.01*([.C19]-[.D19]-[.E19]-[.H19])" office:value-type="float" office:value="0.25431378374863" calcext:value-type="float">
            <text:p>0.25431378374863</text:p>
          </table:table-cell>
          <table:table-cell table:formula="of:=[.F20]/13.4*1000" office:value-type="float" office:value="18.978640578256" calcext:value-type="float">
            <text:p>18.978640578256</text:p>
          </table:table-cell>
          <table:table-cell table:formula="of:=0.03*SQRT([.G20])" office:value-type="float" office:value="0.130693444825784" calcext:value-type="float">
            <text:p>0.130693444825784</text:p>
          </table:table-cell>
          <table:table-cell table:formula="of:=[.H20]" office:value-type="float" office:value="0.130693444825784" calcext:value-type="float">
            <text:p>0.130693444825784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19]+0.01*([.I19]-[.J19]-[.K19]-[.N19])" office:value-type="float" office:value="0.1841261373746" calcext:value-type="float">
            <text:p>0.1841261373746</text:p>
          </table:table-cell>
          <table:table-cell table:formula="of:=[.L20]/12*1000" office:value-type="float" office:value="15.3438447812166" calcext:value-type="float">
            <text:p>15.3438447812166</text:p>
          </table:table-cell>
          <table:table-cell table:formula="of:=0.015*SQRT([.M20])" office:value-type="float" office:value="0.058756830035101" calcext:value-type="float">
            <text:p>0.058756830035101</text:p>
          </table:table-cell>
        </table:table-row>
        <table:table-row table:style-name="ro1">
          <table:table-cell table:formula="of:=[.A20]+0.01" office:value-type="float" office:value="0.19" calcext:value-type="float">
            <text:p>0.19</text:p>
          </table:table-cell>
          <table:table-cell table:formula="of:=[.A21]*12" office:value-type="float" office:value="2.28" calcext:value-type="float">
            <text:p>2.28</text:p>
          </table:table-cell>
          <table:table-cell table:formula="of:=IF([.B21]&lt;3;0.13;IF([.B21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20]+0.01*([.C20]-[.D20]-[.E20]-[.H20])" office:value-type="float" office:value="0.254005509300372" calcext:value-type="float">
            <text:p>0.254005509300372</text:p>
          </table:table-cell>
          <table:table-cell table:formula="of:=[.F21]/13.4*1000" office:value-type="float" office:value="18.9556350224158" calcext:value-type="float">
            <text:p>18.9556350224158</text:p>
          </table:table-cell>
          <table:table-cell table:formula="of:=0.03*SQRT([.G21])" office:value-type="float" office:value="0.130614208722383" calcext:value-type="float">
            <text:p>0.130614208722383</text:p>
          </table:table-cell>
          <table:table-cell table:formula="of:=[.H21]" office:value-type="float" office:value="0.130614208722383" calcext:value-type="float">
            <text:p>0.130614208722383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20]+0.01*([.I20]-[.J20]-[.K20]-[.N20])" office:value-type="float" office:value="0.184344303522506" calcext:value-type="float">
            <text:p>0.184344303522506</text:p>
          </table:table-cell>
          <table:table-cell table:formula="of:=[.L21]/12*1000" office:value-type="float" office:value="15.3620252935422" calcext:value-type="float">
            <text:p>15.3620252935422</text:p>
          </table:table-cell>
          <table:table-cell table:formula="of:=0.015*SQRT([.M21])" office:value-type="float" office:value="0.0587916294301068" calcext:value-type="float">
            <text:p>0.058791629430107</text:p>
          </table:table-cell>
        </table:table-row>
        <table:table-row table:style-name="ro1">
          <table:table-cell table:formula="of:=[.A21]+0.01" office:value-type="float" office:value="0.2" calcext:value-type="float">
            <text:p>0.2</text:p>
          </table:table-cell>
          <table:table-cell table:formula="of:=[.A22]*12" office:value-type="float" office:value="2.4" calcext:value-type="float">
            <text:p>2.4</text:p>
          </table:table-cell>
          <table:table-cell table:formula="of:=IF([.B22]&lt;3;0.13;IF([.B22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21]+0.01*([.C21]-[.D21]-[.E21]-[.H21])" office:value-type="float" office:value="0.253698027213148" calcext:value-type="float">
            <text:p>0.253698027213148</text:p>
          </table:table-cell>
          <table:table-cell table:formula="of:=[.F22]/13.4*1000" office:value-type="float" office:value="18.9326885979961" calcext:value-type="float">
            <text:p>18.9326885979961</text:p>
          </table:table-cell>
          <table:table-cell table:formula="of:=0.03*SQRT([.G22])" office:value-type="float" office:value="0.13053512836856" calcext:value-type="float">
            <text:p>0.13053512836856</text:p>
          </table:table-cell>
          <table:table-cell table:formula="of:=[.H22]" office:value-type="float" office:value="0.13053512836856" calcext:value-type="float">
            <text:p>0.13053512836856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21]+0.01*([.I21]-[.J21]-[.K21]-[.N21])" office:value-type="float" office:value="0.184561329315429" calcext:value-type="float">
            <text:p>0.184561329315429</text:p>
          </table:table-cell>
          <table:table-cell table:formula="of:=[.L22]/12*1000" office:value-type="float" office:value="15.3801107762858" calcext:value-type="float">
            <text:p>15.3801107762858</text:p>
          </table:table-cell>
          <table:table-cell table:formula="of:=0.015*SQRT([.M22])" office:value-type="float" office:value="0.0588262265036973" calcext:value-type="float">
            <text:p>0.058826226503697</text:p>
          </table:table-cell>
        </table:table-row>
        <table:table-row table:style-name="ro1">
          <table:table-cell table:formula="of:=[.A22]+0.01" office:value-type="float" office:value="0.21" calcext:value-type="float">
            <text:p>0.21</text:p>
          </table:table-cell>
          <table:table-cell table:formula="of:=[.A23]*12" office:value-type="float" office:value="2.52" calcext:value-type="float">
            <text:p>2.52</text:p>
          </table:table-cell>
          <table:table-cell table:formula="of:=IF([.B23]&lt;3;0.13;IF([.B23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22]+0.01*([.C22]-[.D22]-[.E22]-[.H22])" office:value-type="float" office:value="0.253391335929463" calcext:value-type="float">
            <text:p>0.253391335929463</text:p>
          </table:table-cell>
          <table:table-cell table:formula="of:=[.F23]/13.4*1000" office:value-type="float" office:value="18.9098011887659" calcext:value-type="float">
            <text:p>18.9098011887659</text:p>
          </table:table-cell>
          <table:table-cell table:formula="of:=0.03*SQRT([.G23])" office:value-type="float" office:value="0.130456203646623" calcext:value-type="float">
            <text:p>0.130456203646623</text:p>
          </table:table-cell>
          <table:table-cell table:formula="of:=[.H23]" office:value-type="float" office:value="0.130456203646623" calcext:value-type="float">
            <text:p>0.130456203646623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22]+0.01*([.I22]-[.J22]-[.K22]-[.N22])" office:value-type="float" office:value="0.184777218334078" calcext:value-type="float">
            <text:p>0.184777218334078</text:p>
          </table:table-cell>
          <table:table-cell table:formula="of:=[.L23]/12*1000" office:value-type="float" office:value="15.3981015278398" calcext:value-type="float">
            <text:p>15.3981015278398</text:p>
          </table:table-cell>
          <table:table-cell table:formula="of:=0.015*SQRT([.M23])" office:value-type="float" office:value="0.0588606221829498" calcext:value-type="float">
            <text:p>0.05886062218295</text:p>
          </table:table-cell>
        </table:table-row>
        <table:table-row table:style-name="ro1">
          <table:table-cell table:formula="of:=[.A23]+0.01" office:value-type="float" office:value="0.22" calcext:value-type="float">
            <text:p>0.22</text:p>
          </table:table-cell>
          <table:table-cell table:formula="of:=[.A24]*12" office:value-type="float" office:value="2.64" calcext:value-type="float">
            <text:p>2.64</text:p>
          </table:table-cell>
          <table:table-cell table:formula="of:=IF([.B24]&lt;3;0.13;IF([.B24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23]+0.01*([.C23]-[.D23]-[.E23]-[.H23])" office:value-type="float" office:value="0.253085433892996" calcext:value-type="float">
            <text:p>0.253085433892996</text:p>
          </table:table-cell>
          <table:table-cell table:formula="of:=[.F24]/13.4*1000" office:value-type="float" office:value="18.8869726785818" calcext:value-type="float">
            <text:p>18.8869726785818</text:p>
          </table:table-cell>
          <table:table-cell table:formula="of:=0.03*SQRT([.G24])" office:value-type="float" office:value="0.13037743443834" calcext:value-type="float">
            <text:p>0.13037743443834</text:p>
          </table:table-cell>
          <table:table-cell table:formula="of:=[.H24]" office:value-type="float" office:value="0.13037743443834" calcext:value-type="float">
            <text:p>0.13037743443834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23]+0.01*([.I23]-[.J23]-[.K23]-[.N23])" office:value-type="float" office:value="0.184991974148715" calcext:value-type="float">
            <text:p>0.184991974148715</text:p>
          </table:table-cell>
          <table:table-cell table:formula="of:=[.L24]/12*1000" office:value-type="float" office:value="15.4159978457262" calcext:value-type="float">
            <text:p>15.4159978457262</text:p>
          </table:table-cell>
          <table:table-cell table:formula="of:=0.015*SQRT([.M24])" office:value-type="float" office:value="0.0588948173890403" calcext:value-type="float">
            <text:p>0.05889481738904</text:p>
          </table:table-cell>
        </table:table-row>
        <table:table-row table:style-name="ro1">
          <table:table-cell table:formula="of:=[.A24]+0.01" office:value-type="float" office:value="0.23" calcext:value-type="float">
            <text:p>0.23</text:p>
          </table:table-cell>
          <table:table-cell table:formula="of:=[.A25]*12" office:value-type="float" office:value="2.76" calcext:value-type="float">
            <text:p>2.76</text:p>
          </table:table-cell>
          <table:table-cell table:formula="of:=IF([.B25]&lt;3;0.13;IF([.B25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24]+0.01*([.C24]-[.D24]-[.E24]-[.H24])" office:value-type="float" office:value="0.252780319548613" calcext:value-type="float">
            <text:p>0.252780319548613</text:p>
          </table:table-cell>
          <table:table-cell table:formula="of:=[.F25]/13.4*1000" office:value-type="float" office:value="18.864202951389" calcext:value-type="float">
            <text:p>18.864202951389</text:p>
          </table:table-cell>
          <table:table-cell table:formula="of:=0.03*SQRT([.G25])" office:value-type="float" office:value="0.130298820624939" calcext:value-type="float">
            <text:p>0.130298820624939</text:p>
          </table:table-cell>
          <table:table-cell table:formula="of:=[.H25]" office:value-type="float" office:value="0.130298820624939" calcext:value-type="float">
            <text:p>0.130298820624939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24]+0.01*([.I24]-[.J24]-[.K24]-[.N24])" office:value-type="float" office:value="0.185205600319208" calcext:value-type="float">
            <text:p>0.185205600319208</text:p>
          </table:table-cell>
          <table:table-cell table:formula="of:=[.L25]/12*1000" office:value-type="float" office:value="15.4338000266006" calcext:value-type="float">
            <text:p>15.4338000266006</text:p>
          </table:table-cell>
          <table:table-cell table:formula="of:=0.015*SQRT([.M25])" office:value-type="float" office:value="0.0589288130373007" calcext:value-type="float">
            <text:p>0.058928813037301</text:p>
          </table:table-cell>
        </table:table-row>
        <table:table-row table:style-name="ro1">
          <table:table-cell table:formula="of:=[.A25]+0.01" office:value-type="float" office:value="0.24" calcext:value-type="float">
            <text:p>0.24</text:p>
          </table:table-cell>
          <table:table-cell table:formula="of:=[.A26]*12" office:value-type="float" office:value="2.88" calcext:value-type="float">
            <text:p>2.88</text:p>
          </table:table-cell>
          <table:table-cell table:formula="of:=IF([.B26]&lt;3;0.13;IF([.B26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25]+0.01*([.C25]-[.D25]-[.E25]-[.H25])" office:value-type="float" office:value="0.252475991342364" calcext:value-type="float">
            <text:p>0.252475991342364</text:p>
          </table:table-cell>
          <table:table-cell table:formula="of:=[.F26]/13.4*1000" office:value-type="float" office:value="18.8414918912212" calcext:value-type="float">
            <text:p>18.8414918912212</text:p>
          </table:table-cell>
          <table:table-cell table:formula="of:=0.03*SQRT([.G26])" office:value-type="float" office:value="0.130220362087114" calcext:value-type="float">
            <text:p>0.130220362087114</text:p>
          </table:table-cell>
          <table:table-cell table:formula="of:=[.H26]" office:value-type="float" office:value="0.130220362087114" calcext:value-type="float">
            <text:p>0.130220362087114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25]+0.01*([.I25]-[.J25]-[.K25]-[.N25])" office:value-type="float" office:value="0.185418100395084" calcext:value-type="float">
            <text:p>0.185418100395084</text:p>
          </table:table-cell>
          <table:table-cell table:formula="of:=[.L26]/12*1000" office:value-type="float" office:value="15.451508366257" calcext:value-type="float">
            <text:p>15.451508366257</text:p>
          </table:table-cell>
          <table:table-cell table:formula="of:=0.015*SQRT([.M26])" office:value-type="float" office:value="0.0589626100372755" calcext:value-type="float">
            <text:p>0.058962610037276</text:p>
          </table:table-cell>
        </table:table-row>
        <table:table-row table:style-name="ro1">
          <table:table-cell table:formula="of:=[.A26]+0.01" office:value-type="float" office:value="0.25" calcext:value-type="float">
            <text:p>0.25</text:p>
          </table:table-cell>
          <table:table-cell table:formula="of:=[.A27]*12" office:value-type="float" office:value="3" calcext:value-type="float">
            <text:p>3</text:p>
          </table:table-cell>
          <table:table-cell table:formula="of:=IF([.B27]&lt;3;0.13;IF([.B27]&gt;6;0.13;0.21))" office:value-type="float" office:value="0.21" calcext:value-type="float">
            <text:p>0.21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26]+0.01*([.C26]-[.D26]-[.E26]-[.H26])" office:value-type="float" office:value="0.252172447721492" calcext:value-type="float">
            <text:p>0.252172447721492</text:p>
          </table:table-cell>
          <table:table-cell table:formula="of:=[.F27]/13.4*1000" office:value-type="float" office:value="18.8188393822009" calcext:value-type="float">
            <text:p>18.8188393822009</text:p>
          </table:table-cell>
          <table:table-cell table:formula="of:=0.03*SQRT([.G27])" office:value-type="float" office:value="0.13014205870502" calcext:value-type="float">
            <text:p>0.13014205870502</text:p>
          </table:table-cell>
          <table:table-cell table:formula="of:=[.H27]" office:value-type="float" office:value="0.13014205870502" calcext:value-type="float">
            <text:p>0.13014205870502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26]+0.01*([.I26]-[.J26]-[.K26]-[.N26])" office:value-type="float" office:value="0.185629477915582" calcext:value-type="float">
            <text:p>0.185629477915582</text:p>
          </table:table-cell>
          <table:table-cell table:formula="of:=[.L27]/12*1000" office:value-type="float" office:value="15.4691231596319" calcext:value-type="float">
            <text:p>15.4691231596319</text:p>
          </table:table-cell>
          <table:table-cell table:formula="of:=0.015*SQRT([.M27])" office:value-type="float" office:value="0.0589962092927772" calcext:value-type="float">
            <text:p>0.058996209292777</text:p>
          </table:table-cell>
        </table:table-row>
        <table:table-row table:style-name="ro1">
          <table:table-cell table:formula="of:=[.A27]+0.01" office:value-type="float" office:value="0.26" calcext:value-type="float">
            <text:p>0.26</text:p>
          </table:table-cell>
          <table:table-cell table:formula="of:=[.A28]*12" office:value-type="float" office:value="3.12" calcext:value-type="float">
            <text:p>3.12</text:p>
          </table:table-cell>
          <table:table-cell table:formula="of:=IF([.B28]&lt;3;0.13;IF([.B28]&gt;6;0.13;0.21))" office:value-type="float" office:value="0.21" calcext:value-type="float">
            <text:p>0.21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27]+0.01*([.C27]-[.D27]-[.E27]-[.H27])" office:value-type="float" office:value="0.252669687134442" calcext:value-type="float">
            <text:p>0.252669687134442</text:p>
          </table:table-cell>
          <table:table-cell table:formula="of:=[.F28]/13.4*1000" office:value-type="float" office:value="18.8559468010778" calcext:value-type="float">
            <text:p>18.8559468010778</text:p>
          </table:table-cell>
          <table:table-cell table:formula="of:=0.03*SQRT([.G28])" office:value-type="float" office:value="0.130270304064165" calcext:value-type="float">
            <text:p>0.130270304064165</text:p>
          </table:table-cell>
          <table:table-cell table:formula="of:=[.H28]" office:value-type="float" office:value="0.130270304064165" calcext:value-type="float">
            <text:p>0.130270304064165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27]+0.01*([.I27]-[.J27]-[.K27]-[.N27])" office:value-type="float" office:value="0.185839736409705" calcext:value-type="float">
            <text:p>0.185839736409705</text:p>
          </table:table-cell>
          <table:table-cell table:formula="of:=[.L28]/12*1000" office:value-type="float" office:value="15.4866447008087" calcext:value-type="float">
            <text:p>15.4866447008087</text:p>
          </table:table-cell>
          <table:table-cell table:formula="of:=0.015*SQRT([.M28])" office:value-type="float" office:value="0.0590296117019413" calcext:value-type="float">
            <text:p>0.059029611701941</text:p>
          </table:table-cell>
        </table:table-row>
        <table:table-row table:style-name="ro1">
          <table:table-cell table:formula="of:=[.A28]+0.01" office:value-type="float" office:value="0.27" calcext:value-type="float">
            <text:p>0.27</text:p>
          </table:table-cell>
          <table:table-cell table:formula="of:=[.A29]*12" office:value-type="float" office:value="3.24" calcext:value-type="float">
            <text:p>3.24</text:p>
          </table:table-cell>
          <table:table-cell table:formula="of:=IF([.B29]&lt;3;0.13;IF([.B29]&gt;6;0.13;0.21))" office:value-type="float" office:value="0.21" calcext:value-type="float">
            <text:p>0.21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28]+0.01*([.C28]-[.D28]-[.E28]-[.H28])" office:value-type="float" office:value="0.253165644093801" calcext:value-type="float">
            <text:p>0.253165644093801</text:p>
          </table:table-cell>
          <table:table-cell table:formula="of:=[.F29]/13.4*1000" office:value-type="float" office:value="18.8929585144627" calcext:value-type="float">
            <text:p>18.8929585144627</text:p>
          </table:table-cell>
          <table:table-cell table:formula="of:=0.03*SQRT([.G29])" office:value-type="float" office:value="0.130398093019095" calcext:value-type="float">
            <text:p>0.130398093019095</text:p>
          </table:table-cell>
          <table:table-cell table:formula="of:=[.H29]" office:value-type="float" office:value="0.130398093019095" calcext:value-type="float">
            <text:p>0.130398093019095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28]+0.01*([.I28]-[.J28]-[.K28]-[.N28])" office:value-type="float" office:value="0.186050943333327" calcext:value-type="float">
            <text:p>0.186050943333327</text:p>
          </table:table-cell>
          <table:table-cell table:formula="of:=[.L29]/12*1000" office:value-type="float" office:value="15.5042452777773" calcext:value-type="float">
            <text:p>15.5042452777773</text:p>
          </table:table-cell>
          <table:table-cell table:formula="of:=0.015*SQRT([.M29])" office:value-type="float" office:value="0.0590631457636645" calcext:value-type="float">
            <text:p>0.059063145763665</text:p>
          </table:table-cell>
        </table:table-row>
        <table:table-row table:style-name="ro1">
          <table:table-cell table:formula="of:=[.A29]+0.01" office:value-type="float" office:value="0.28" calcext:value-type="float">
            <text:p>0.28</text:p>
          </table:table-cell>
          <table:table-cell table:formula="of:=[.A30]*12" office:value-type="float" office:value="3.36" calcext:value-type="float">
            <text:p>3.36</text:p>
          </table:table-cell>
          <table:table-cell table:formula="of:=IF([.B30]&lt;3;0.13;IF([.B30]&gt;6;0.13;0.21))" office:value-type="float" office:value="0.21" calcext:value-type="float">
            <text:p>0.21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29]+0.01*([.C29]-[.D29]-[.E29]-[.H29])" office:value-type="float" office:value="0.25366032316361" calcext:value-type="float">
            <text:p>0.25366032316361</text:p>
          </table:table-cell>
          <table:table-cell table:formula="of:=[.F30]/13.4*1000" office:value-type="float" office:value="18.9298748629559" calcext:value-type="float">
            <text:p>18.9298748629559</text:p>
          </table:table-cell>
          <table:table-cell table:formula="of:=0.03*SQRT([.G30])" office:value-type="float" office:value="0.13052542808457" calcext:value-type="float">
            <text:p>0.13052542808457</text:p>
          </table:table-cell>
          <table:table-cell table:formula="of:=[.H30]" office:value-type="float" office:value="0.13052542808457" calcext:value-type="float">
            <text:p>0.13052542808457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29]+0.01*([.I29]-[.J29]-[.K29]-[.N29])" office:value-type="float" office:value="0.186263092805881" calcext:value-type="float">
            <text:p>0.186263092805881</text:p>
          </table:table-cell>
          <table:table-cell table:formula="of:=[.L30]/12*1000" office:value-type="float" office:value="15.5219244004901" calcext:value-type="float">
            <text:p>15.5219244004901</text:p>
          </table:table-cell>
          <table:table-cell table:formula="of:=0.015*SQRT([.M30])" office:value-type="float" office:value="0.0590968103209494" calcext:value-type="float">
            <text:p>0.05909681032095</text:p>
          </table:table-cell>
        </table:table-row>
        <table:table-row table:style-name="ro1">
          <table:table-cell table:formula="of:=[.A30]+0.01" office:value-type="float" office:value="0.29" calcext:value-type="float">
            <text:p>0.29</text:p>
          </table:table-cell>
          <table:table-cell table:formula="of:=[.A31]*12" office:value-type="float" office:value="3.48" calcext:value-type="float">
            <text:p>3.48</text:p>
          </table:table-cell>
          <table:table-cell table:formula="of:=IF([.B31]&lt;3;0.13;IF([.B31]&gt;6;0.13;0.21))" office:value-type="float" office:value="0.21" calcext:value-type="float">
            <text:p>0.21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30]+0.01*([.C30]-[.D30]-[.E30]-[.H30])" office:value-type="float" office:value="0.254153728882764" calcext:value-type="float">
            <text:p>0.254153728882764</text:p>
          </table:table-cell>
          <table:table-cell table:formula="of:=[.F31]/13.4*1000" office:value-type="float" office:value="18.9666961852809" calcext:value-type="float">
            <text:p>18.9666961852809</text:p>
          </table:table-cell>
          <table:table-cell table:formula="of:=0.03*SQRT([.G31])" office:value-type="float" office:value="0.130652311754338" calcext:value-type="float">
            <text:p>0.130652311754338</text:p>
          </table:table-cell>
          <table:table-cell table:formula="of:=[.H31]" office:value-type="float" office:value="0.130652311754338" calcext:value-type="float">
            <text:p>0.130652311754338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30]+0.01*([.I30]-[.J30]-[.K30]-[.N30])" office:value-type="float" office:value="0.186476178983518" calcext:value-type="float">
            <text:p>0.186476178983518</text:p>
          </table:table-cell>
          <table:table-cell table:formula="of:=[.L31]/12*1000" office:value-type="float" office:value="15.5396815819598" calcext:value-type="float">
            <text:p>15.5396815819598</text:p>
          </table:table-cell>
          <table:table-cell table:formula="of:=0.015*SQRT([.M31])" office:value-type="float" office:value="0.0591306042243858" calcext:value-type="float">
            <text:p>0.059130604224386</text:p>
          </table:table-cell>
        </table:table-row>
        <table:table-row table:style-name="ro1">
          <table:table-cell table:formula="of:=[.A31]+0.01" office:value-type="float" office:value="0.3" calcext:value-type="float">
            <text:p>0.3</text:p>
          </table:table-cell>
          <table:table-cell table:formula="of:=[.A32]*12" office:value-type="float" office:value="3.6" calcext:value-type="float">
            <text:p>3.6</text:p>
          </table:table-cell>
          <table:table-cell table:formula="of:=IF([.B32]&lt;3;0.13;IF([.B32]&gt;6;0.13;0.21))" office:value-type="float" office:value="0.21" calcext:value-type="float">
            <text:p>0.21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31]+0.01*([.C31]-[.D31]-[.E31]-[.H31])" office:value-type="float" office:value="0.254645865765221" calcext:value-type="float">
            <text:p>0.254645865765221</text:p>
          </table:table-cell>
          <table:table-cell table:formula="of:=[.F32]/13.4*1000" office:value-type="float" office:value="19.0034228183001" calcext:value-type="float">
            <text:p>19.0034228183001</text:p>
          </table:table-cell>
          <table:table-cell table:formula="of:=0.03*SQRT([.G32])" office:value-type="float" office:value="0.130778746501372" calcext:value-type="float">
            <text:p>0.130778746501372</text:p>
          </table:table-cell>
          <table:table-cell table:formula="of:=[.H32]" office:value-type="float" office:value="0.130778746501372" calcext:value-type="float">
            <text:p>0.130778746501372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31]+0.01*([.I31]-[.J31]-[.K31]-[.N31])" office:value-type="float" office:value="0.186690196058817" calcext:value-type="float">
            <text:p>0.186690196058817</text:p>
          </table:table-cell>
          <table:table-cell table:formula="of:=[.L32]/12*1000" office:value-type="float" office:value="15.5575163382348" calcext:value-type="float">
            <text:p>15.5575163382348</text:p>
          </table:table-cell>
          <table:table-cell table:formula="of:=0.015*SQRT([.M32])" office:value-type="float" office:value="0.059164526332109" calcext:value-type="float">
            <text:p>0.059164526332109</text:p>
          </table:table-cell>
        </table:table-row>
        <table:table-row table:style-name="ro1">
          <table:table-cell table:formula="of:=[.A32]+0.01" office:value-type="float" office:value="0.31" calcext:value-type="float">
            <text:p>0.31</text:p>
          </table:table-cell>
          <table:table-cell table:formula="of:=[.A33]*12" office:value-type="float" office:value="3.72" calcext:value-type="float">
            <text:p>3.72</text:p>
          </table:table-cell>
          <table:table-cell table:formula="of:=IF([.B33]&lt;3;0.13;IF([.B33]&gt;6;0.13;0.21))" office:value-type="float" office:value="0.21" calcext:value-type="float">
            <text:p>0.21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32]+0.01*([.C32]-[.D32]-[.E32]-[.H32])" office:value-type="float" office:value="0.255136738300207" calcext:value-type="float">
            <text:p>0.255136738300207</text:p>
          </table:table-cell>
          <table:table-cell table:formula="of:=[.F33]/13.4*1000" office:value-type="float" office:value="19.0400550970304" calcext:value-type="float">
            <text:p>19.0400550970304</text:p>
          </table:table-cell>
          <table:table-cell table:formula="of:=0.03*SQRT([.G33])" office:value-type="float" office:value="0.13090473477811" calcext:value-type="float">
            <text:p>0.13090473477811</text:p>
          </table:table-cell>
          <table:table-cell table:formula="of:=[.H33]" office:value-type="float" office:value="0.13090473477811" calcext:value-type="float">
            <text:p>0.13090473477811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32]+0.01*([.I32]-[.J32]-[.K32]-[.N32])" office:value-type="float" office:value="0.18690513826051" calcext:value-type="float">
            <text:p>0.18690513826051</text:p>
          </table:table-cell>
          <table:table-cell table:formula="of:=[.L33]/12*1000" office:value-type="float" office:value="15.5754281883758" calcext:value-type="float">
            <text:p>15.5754281883758</text:p>
          </table:table-cell>
          <table:table-cell table:formula="of:=0.015*SQRT([.M33])" office:value-type="float" office:value="0.0591985755097583" calcext:value-type="float">
            <text:p>0.059198575509758</text:p>
          </table:table-cell>
        </table:table-row>
        <table:table-row table:style-name="ro1">
          <table:table-cell table:formula="of:=[.A33]+0.01" office:value-type="float" office:value="0.32" calcext:value-type="float">
            <text:p>0.32</text:p>
          </table:table-cell>
          <table:table-cell table:formula="of:=[.A34]*12" office:value-type="float" office:value="3.84" calcext:value-type="float">
            <text:p>3.84</text:p>
          </table:table-cell>
          <table:table-cell table:formula="of:=IF([.B34]&lt;3;0.13;IF([.B34]&gt;6;0.13;0.21))" office:value-type="float" office:value="0.21" calcext:value-type="float">
            <text:p>0.21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33]+0.01*([.C33]-[.D33]-[.E33]-[.H33])" office:value-type="float" office:value="0.255626350952426" calcext:value-type="float">
            <text:p>0.255626350952426</text:p>
          </table:table-cell>
          <table:table-cell table:formula="of:=[.F34]/13.4*1000" office:value-type="float" office:value="19.0765933546586" calcext:value-type="float">
            <text:p>19.0765933546586</text:p>
          </table:table-cell>
          <table:table-cell table:formula="of:=0.03*SQRT([.G34])" office:value-type="float" office:value="0.131030279016694" calcext:value-type="float">
            <text:p>0.131030279016694</text:p>
          </table:table-cell>
          <table:table-cell table:formula="of:=[.H34]" office:value-type="float" office:value="0.131030279016694" calcext:value-type="float">
            <text:p>0.131030279016694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33]+0.01*([.I33]-[.J33]-[.K33]-[.N33])" office:value-type="float" office:value="0.187120999853193" calcext:value-type="float">
            <text:p>0.187120999853193</text:p>
          </table:table-cell>
          <table:table-cell table:formula="of:=[.L34]/12*1000" office:value-type="float" office:value="15.5934166544328" calcext:value-type="float">
            <text:p>15.5934166544328</text:p>
          </table:table-cell>
          <table:table-cell table:formula="of:=0.015*SQRT([.M34])" office:value-type="float" office:value="0.0592327506304356" calcext:value-type="float">
            <text:p>0.059232750630436</text:p>
          </table:table-cell>
        </table:table-row>
        <table:table-row table:style-name="ro1">
          <table:table-cell table:formula="of:=[.A34]+0.01" office:value-type="float" office:value="0.33" calcext:value-type="float">
            <text:p>0.33</text:p>
          </table:table-cell>
          <table:table-cell table:formula="of:=[.A35]*12" office:value-type="float" office:value="3.96" calcext:value-type="float">
            <text:p>3.96</text:p>
          </table:table-cell>
          <table:table-cell table:formula="of:=IF([.B35]&lt;3;0.13;IF([.B35]&gt;6;0.13;0.21))" office:value-type="float" office:value="0.21" calcext:value-type="float">
            <text:p>0.21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34]+0.01*([.C34]-[.D34]-[.E34]-[.H34])" office:value-type="float" office:value="0.256114708162259" calcext:value-type="float">
            <text:p>0.256114708162259</text:p>
          </table:table-cell>
          <table:table-cell table:formula="of:=[.F35]/13.4*1000" office:value-type="float" office:value="19.1130379225566" calcext:value-type="float">
            <text:p>19.1130379225566</text:p>
          </table:table-cell>
          <table:table-cell table:formula="of:=0.03*SQRT([.G35])" office:value-type="float" office:value="0.1311553816292" calcext:value-type="float">
            <text:p>0.1311553816292</text:p>
          </table:table-cell>
          <table:table-cell table:formula="of:=[.H35]" office:value-type="float" office:value="0.1311553816292" calcext:value-type="float">
            <text:p>0.1311553816292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34]+0.01*([.I34]-[.J34]-[.K34]-[.N34])" office:value-type="float" office:value="0.187337775137056" calcext:value-type="float">
            <text:p>0.187337775137056</text:p>
          </table:table-cell>
          <table:table-cell table:formula="of:=[.L35]/12*1000" office:value-type="float" office:value="15.6114812614213" calcext:value-type="float">
            <text:p>15.6114812614213</text:p>
          </table:table-cell>
          <table:table-cell table:formula="of:=0.015*SQRT([.M35])" office:value-type="float" office:value="0.0592670505746641" calcext:value-type="float">
            <text:p>0.059267050574664</text:p>
          </table:table-cell>
        </table:table-row>
        <table:table-row table:style-name="ro1">
          <table:table-cell table:formula="of:=[.A35]+0.01" office:value-type="float" office:value="0.34" calcext:value-type="float">
            <text:p>0.34</text:p>
          </table:table-cell>
          <table:table-cell table:formula="of:=[.A36]*12" office:value-type="float" office:value="4.08" calcext:value-type="float">
            <text:p>4.08</text:p>
          </table:table-cell>
          <table:table-cell table:formula="of:=IF([.B36]&lt;3;0.13;IF([.B36]&gt;6;0.13;0.21))" office:value-type="float" office:value="0.21" calcext:value-type="float">
            <text:p>0.21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35]+0.01*([.C35]-[.D35]-[.E35]-[.H35])" office:value-type="float" office:value="0.256601814345967" calcext:value-type="float">
            <text:p>0.256601814345967</text:p>
          </table:table-cell>
          <table:table-cell table:formula="of:=[.F36]/13.4*1000" office:value-type="float" office:value="19.149389130296" calcext:value-type="float">
            <text:p>19.149389130296</text:p>
          </table:table-cell>
          <table:table-cell table:formula="of:=0.03*SQRT([.G36])" office:value-type="float" office:value="0.131280045007863" calcext:value-type="float">
            <text:p>0.131280045007863</text:p>
          </table:table-cell>
          <table:table-cell table:formula="of:=[.H36]" office:value-type="float" office:value="0.131280045007863" calcext:value-type="float">
            <text:p>0.131280045007863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35]+0.01*([.I35]-[.J35]-[.K35]-[.N35])" office:value-type="float" office:value="0.187555458447601" calcext:value-type="float">
            <text:p>0.187555458447601</text:p>
          </table:table-cell>
          <table:table-cell table:formula="of:=[.L36]/12*1000" office:value-type="float" office:value="15.6296215373001" calcext:value-type="float">
            <text:p>15.6296215373001</text:p>
          </table:table-cell>
          <table:table-cell table:formula="of:=0.015*SQRT([.M36])" office:value-type="float" office:value="0.0593014742303471" calcext:value-type="float">
            <text:p>0.059301474230347</text:p>
          </table:table-cell>
        </table:table-row>
        <table:table-row table:style-name="ro1">
          <table:table-cell table:formula="of:=[.A36]+0.01" office:value-type="float" office:value="0.35" calcext:value-type="float">
            <text:p>0.35</text:p>
          </table:table-cell>
          <table:table-cell table:formula="of:=[.A37]*12" office:value-type="float" office:value="4.2" calcext:value-type="float">
            <text:p>4.2</text:p>
          </table:table-cell>
          <table:table-cell table:formula="of:=IF([.B37]&lt;3;0.13;IF([.B37]&gt;6;0.13;0.21))" office:value-type="float" office:value="0.21" calcext:value-type="float">
            <text:p>0.21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36]+0.01*([.C36]-[.D36]-[.E36]-[.H36])" office:value-type="float" office:value="0.257087673895888" calcext:value-type="float">
            <text:p>0.257087673895888</text:p>
          </table:table-cell>
          <table:table-cell table:formula="of:=[.F37]/13.4*1000" office:value-type="float" office:value="19.1856473056633" calcext:value-type="float">
            <text:p>19.1856473056633</text:p>
          </table:table-cell>
          <table:table-cell table:formula="of:=0.03*SQRT([.G37])" office:value-type="float" office:value="0.131404271525308" calcext:value-type="float">
            <text:p>0.131404271525308</text:p>
          </table:table-cell>
          <table:table-cell table:formula="of:=[.H37]" office:value-type="float" office:value="0.131404271525308" calcext:value-type="float">
            <text:p>0.131404271525308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36]+0.01*([.I36]-[.J36]-[.K36]-[.N36])" office:value-type="float" office:value="0.187774044155376" calcext:value-type="float">
            <text:p>0.187774044155376</text:p>
          </table:table-cell>
          <table:table-cell table:formula="of:=[.L37]/12*1000" office:value-type="float" office:value="15.647837012948" calcext:value-type="float">
            <text:p>15.647837012948</text:p>
          </table:table-cell>
          <table:table-cell table:formula="of:=0.015*SQRT([.M37])" office:value-type="float" office:value="0.0593360204927269" calcext:value-type="float">
            <text:p>0.059336020492727</text:p>
          </table:table-cell>
        </table:table-row>
        <table:table-row table:style-name="ro1">
          <table:table-cell table:formula="of:=[.A37]+0.01" office:value-type="float" office:value="0.36" calcext:value-type="float">
            <text:p>0.36</text:p>
          </table:table-cell>
          <table:table-cell table:formula="of:=[.A38]*12" office:value-type="float" office:value="4.32" calcext:value-type="float">
            <text:p>4.32</text:p>
          </table:table-cell>
          <table:table-cell table:formula="of:=IF([.B38]&lt;3;0.13;IF([.B38]&gt;6;0.13;0.21))" office:value-type="float" office:value="0.21" calcext:value-type="float">
            <text:p>0.21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37]+0.01*([.C37]-[.D37]-[.E37]-[.H37])" office:value-type="float" office:value="0.257572291180635" calcext:value-type="float">
            <text:p>0.257572291180635</text:p>
          </table:table-cell>
          <table:table-cell table:formula="of:=[.F38]/13.4*1000" office:value-type="float" office:value="19.2218127746743" calcext:value-type="float">
            <text:p>19.2218127746743</text:p>
          </table:table-cell>
          <table:table-cell table:formula="of:=0.03*SQRT([.G38])" office:value-type="float" office:value="0.131528063534771" calcext:value-type="float">
            <text:p>0.131528063534771</text:p>
          </table:table-cell>
          <table:table-cell table:formula="of:=[.H38]" office:value-type="float" office:value="0.131528063534771" calcext:value-type="float">
            <text:p>0.131528063534771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37]+0.01*([.I37]-[.J37]-[.K37]-[.N37])" office:value-type="float" office:value="0.187993526665702" calcext:value-type="float">
            <text:p>0.187993526665702</text:p>
          </table:table-cell>
          <table:table-cell table:formula="of:=[.L38]/12*1000" office:value-type="float" office:value="15.6661272221418" calcext:value-type="float">
            <text:p>15.6661272221418</text:p>
          </table:table-cell>
          <table:table-cell table:formula="of:=0.015*SQRT([.M38])" office:value-type="float" office:value="0.059370688264344" calcext:value-type="float">
            <text:p>0.059370688264344</text:p>
          </table:table-cell>
        </table:table-row>
        <table:table-row table:style-name="ro1">
          <table:table-cell table:formula="of:=[.A38]+0.01" office:value-type="float" office:value="0.37" calcext:value-type="float">
            <text:p>0.37</text:p>
          </table:table-cell>
          <table:table-cell table:formula="of:=[.A39]*12" office:value-type="float" office:value="4.44" calcext:value-type="float">
            <text:p>4.44</text:p>
          </table:table-cell>
          <table:table-cell table:formula="of:=IF([.B39]&lt;3;0.13;IF([.B39]&gt;6;0.13;0.21))" office:value-type="float" office:value="0.21" calcext:value-type="float">
            <text:p>0.21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38]+0.01*([.C38]-[.D38]-[.E38]-[.H38])" office:value-type="float" office:value="0.258055670545287" calcext:value-type="float">
            <text:p>0.258055670545287</text:p>
          </table:table-cell>
          <table:table-cell table:formula="of:=[.F39]/13.4*1000" office:value-type="float" office:value="19.2578858615886" calcext:value-type="float">
            <text:p>19.2578858615886</text:p>
          </table:table-cell>
          <table:table-cell table:formula="of:=0.03*SQRT([.G39])" office:value-type="float" office:value="0.131651423370314" calcext:value-type="float">
            <text:p>0.131651423370314</text:p>
          </table:table-cell>
          <table:table-cell table:formula="of:=[.H39]" office:value-type="float" office:value="0.131651423370314" calcext:value-type="float">
            <text:p>0.131651423370314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38]+0.01*([.I38]-[.J38]-[.K38]-[.N38])" office:value-type="float" office:value="0.188213900418406" calcext:value-type="float">
            <text:p>0.188213900418406</text:p>
          </table:table-cell>
          <table:table-cell table:formula="of:=[.L39]/12*1000" office:value-type="float" office:value="15.6844917015339" calcext:value-type="float">
            <text:p>15.6844917015339</text:p>
          </table:table-cell>
          <table:table-cell table:formula="of:=0.015*SQRT([.M39])" office:value-type="float" office:value="0.0594054764549963" calcext:value-type="float">
            <text:p>0.059405476454996</text:p>
          </table:table-cell>
        </table:table-row>
        <table:table-row table:style-name="ro1">
          <table:table-cell table:formula="of:=[.A39]+0.01" office:value-type="float" office:value="0.38" calcext:value-type="float">
            <text:p>0.38</text:p>
          </table:table-cell>
          <table:table-cell table:formula="of:=[.A40]*12" office:value-type="float" office:value="4.56" calcext:value-type="float">
            <text:p>4.56</text:p>
          </table:table-cell>
          <table:table-cell table:formula="of:=IF([.B40]&lt;3;0.13;IF([.B40]&gt;6;0.13;0.21))" office:value-type="float" office:value="0.21" calcext:value-type="float">
            <text:p>0.21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39]+0.01*([.C39]-[.D39]-[.E39]-[.H39])" office:value-type="float" office:value="0.258537816311584" calcext:value-type="float">
            <text:p>0.258537816311584</text:p>
          </table:table-cell>
          <table:table-cell table:formula="of:=[.F40]/13.4*1000" office:value-type="float" office:value="19.2938668889242" calcext:value-type="float">
            <text:p>19.2938668889242</text:p>
          </table:table-cell>
          <table:table-cell table:formula="of:=0.03*SQRT([.G40])" office:value-type="float" office:value="0.131774353347045" calcext:value-type="float">
            <text:p>0.131774353347045</text:p>
          </table:table-cell>
          <table:table-cell table:formula="of:=[.H40]" office:value-type="float" office:value="0.131774353347045" calcext:value-type="float">
            <text:p>0.131774353347045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39]+0.01*([.I39]-[.J39]-[.K39]-[.N39])" office:value-type="float" office:value="0.18843515988756" calcext:value-type="float">
            <text:p>0.18843515988756</text:p>
          </table:table-cell>
          <table:table-cell table:formula="of:=[.L40]/12*1000" office:value-type="float" office:value="15.70292999063" calcext:value-type="float">
            <text:p>15.70292999063</text:p>
          </table:table-cell>
          <table:table-cell table:formula="of:=0.015*SQRT([.M40])" office:value-type="float" office:value="0.0594403839816984" calcext:value-type="float">
            <text:p>0.059440383981698</text:p>
          </table:table-cell>
        </table:table-row>
        <table:table-row table:style-name="ro1">
          <table:table-cell table:formula="of:=[.A40]+0.01" office:value-type="float" office:value="0.39" calcext:value-type="float">
            <text:p>0.39</text:p>
          </table:table-cell>
          <table:table-cell table:formula="of:=[.A41]*12" office:value-type="float" office:value="4.68" calcext:value-type="float">
            <text:p>4.68</text:p>
          </table:table-cell>
          <table:table-cell table:formula="of:=IF([.B41]&lt;3;0.13;IF([.B41]&gt;6;0.13;0.21))" office:value-type="float" office:value="0.21" calcext:value-type="float">
            <text:p>0.21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40]+0.01*([.C40]-[.D40]-[.E40]-[.H40])" office:value-type="float" office:value="0.259018732778114" calcext:value-type="float">
            <text:p>0.259018732778114</text:p>
          </table:table-cell>
          <table:table-cell table:formula="of:=[.F41]/13.4*1000" office:value-type="float" office:value="19.3297561774712" calcext:value-type="float">
            <text:p>19.3297561774712</text:p>
          </table:table-cell>
          <table:table-cell table:formula="of:=0.03*SQRT([.G41])" office:value-type="float" office:value="0.131896855761326" calcext:value-type="float">
            <text:p>0.131896855761326</text:p>
          </table:table-cell>
          <table:table-cell table:formula="of:=[.H41]" office:value-type="float" office:value="0.131896855761326" calcext:value-type="float">
            <text:p>0.131896855761326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40]+0.01*([.I40]-[.J40]-[.K40]-[.N40])" office:value-type="float" office:value="0.188657299581213" calcext:value-type="float">
            <text:p>0.188657299581213</text:p>
          </table:table-cell>
          <table:table-cell table:formula="of:=[.L41]/12*1000" office:value-type="float" office:value="15.7214416317678" calcext:value-type="float">
            <text:p>15.7214416317678</text:p>
          </table:table-cell>
          <table:table-cell table:formula="of:=0.015*SQRT([.M41])" office:value-type="float" office:value="0.0594754097686409" calcext:value-type="float">
            <text:p>0.059475409768641</text:p>
          </table:table-cell>
        </table:table-row>
        <table:table-row table:style-name="ro1">
          <table:table-cell table:formula="of:=[.A41]+0.01" office:value-type="float" office:value="0.4" calcext:value-type="float">
            <text:p>0.4</text:p>
          </table:table-cell>
          <table:table-cell table:formula="of:=[.A42]*12" office:value-type="float" office:value="4.8" calcext:value-type="float">
            <text:p>4.8</text:p>
          </table:table-cell>
          <table:table-cell table:formula="of:=IF([.B42]&lt;3;0.13;IF([.B42]&gt;6;0.13;0.21))" office:value-type="float" office:value="0.21" calcext:value-type="float">
            <text:p>0.21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41]+0.01*([.C41]-[.D41]-[.E41]-[.H41])" office:value-type="float" office:value="0.259498424220501" calcext:value-type="float">
            <text:p>0.259498424220501</text:p>
          </table:table-cell>
          <table:table-cell table:formula="of:=[.F42]/13.4*1000" office:value-type="float" office:value="19.365554046306" calcext:value-type="float">
            <text:p>19.365554046306</text:p>
          </table:table-cell>
          <table:table-cell table:formula="of:=0.03*SQRT([.G42])" office:value-type="float" office:value="0.132018932890989" calcext:value-type="float">
            <text:p>0.132018932890989</text:p>
          </table:table-cell>
          <table:table-cell table:formula="of:=[.H42]" office:value-type="float" office:value="0.132018932890989" calcext:value-type="float">
            <text:p>0.132018932890989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41]+0.01*([.I41]-[.J41]-[.K41]-[.N41])" office:value-type="float" office:value="0.18888031404114" calcext:value-type="float">
            <text:p>0.18888031404114</text:p>
          </table:table-cell>
          <table:table-cell table:formula="of:=[.L42]/12*1000" office:value-type="float" office:value="15.740026170095" calcext:value-type="float">
            <text:p>15.740026170095</text:p>
          </table:table-cell>
          <table:table-cell table:formula="of:=0.015*SQRT([.M42])" office:value-type="float" office:value="0.0595105527471504" calcext:value-type="float">
            <text:p>0.059510552747151</text:p>
          </table:table-cell>
        </table:table-row>
        <table:table-row table:style-name="ro1">
          <table:table-cell table:formula="of:=[.A42]+0.01" office:value-type="float" office:value="0.41" calcext:value-type="float">
            <text:p>0.41</text:p>
          </table:table-cell>
          <table:table-cell table:formula="of:=[.A43]*12" office:value-type="float" office:value="4.92" calcext:value-type="float">
            <text:p>4.92</text:p>
          </table:table-cell>
          <table:table-cell table:formula="of:=IF([.B43]&lt;3;0.13;IF([.B43]&gt;6;0.13;0.21))" office:value-type="float" office:value="0.21" calcext:value-type="float">
            <text:p>0.21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42]+0.01*([.C42]-[.D42]-[.E42]-[.H42])" office:value-type="float" office:value="0.259976894891591" calcext:value-type="float">
            <text:p>0.259976894891591</text:p>
          </table:table-cell>
          <table:table-cell table:formula="of:=[.F43]/13.4*1000" office:value-type="float" office:value="19.4012608128053" calcext:value-type="float">
            <text:p>19.4012608128053</text:p>
          </table:table-cell>
          <table:table-cell table:formula="of:=0.03*SQRT([.G43])" office:value-type="float" office:value="0.132140586995536" calcext:value-type="float">
            <text:p>0.132140586995536</text:p>
          </table:table-cell>
          <table:table-cell table:formula="of:=[.H43]" office:value-type="float" office:value="0.132140586995536" calcext:value-type="float">
            <text:p>0.132140586995536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42]+0.01*([.I42]-[.J42]-[.K42]-[.N42])" office:value-type="float" office:value="0.189104197842578" calcext:value-type="float">
            <text:p>0.189104197842578</text:p>
          </table:table-cell>
          <table:table-cell table:formula="of:=[.L43]/12*1000" office:value-type="float" office:value="15.7586831535482" calcext:value-type="float">
            <text:p>15.7586831535482</text:p>
          </table:table-cell>
          <table:table-cell table:formula="of:=0.015*SQRT([.M43])" office:value-type="float" office:value="0.0595458118556489" calcext:value-type="float">
            <text:p>0.059545811855649</text:p>
          </table:table-cell>
        </table:table-row>
        <table:table-row table:style-name="ro1">
          <table:table-cell table:formula="of:=[.A43]+0.01" office:value-type="float" office:value="0.42" calcext:value-type="float">
            <text:p>0.42</text:p>
          </table:table-cell>
          <table:table-cell table:formula="of:=[.A44]*12" office:value-type="float" office:value="5.04" calcext:value-type="float">
            <text:p>5.04</text:p>
          </table:table-cell>
          <table:table-cell table:formula="of:=IF([.B44]&lt;3;0.13;IF([.B44]&gt;6;0.13;0.21))" office:value-type="float" office:value="0.21" calcext:value-type="float">
            <text:p>0.21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43]+0.01*([.C43]-[.D43]-[.E43]-[.H43])" office:value-type="float" office:value="0.260454149021635" calcext:value-type="float">
            <text:p>0.260454149021635</text:p>
          </table:table-cell>
          <table:table-cell table:formula="of:=[.F44]/13.4*1000" office:value-type="float" office:value="19.4368767926594" calcext:value-type="float">
            <text:p>19.4368767926594</text:p>
          </table:table-cell>
          <table:table-cell table:formula="of:=0.03*SQRT([.G44])" office:value-type="float" office:value="0.132261820316346" calcext:value-type="float">
            <text:p>0.132261820316346</text:p>
          </table:table-cell>
          <table:table-cell table:formula="of:=[.H44]" office:value-type="float" office:value="0.132261820316346" calcext:value-type="float">
            <text:p>0.132261820316346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43]+0.01*([.I43]-[.J43]-[.K43]-[.N43])" office:value-type="float" office:value="0.189328945593977" calcext:value-type="float">
            <text:p>0.189328945593977</text:p>
          </table:table-cell>
          <table:table-cell table:formula="of:=[.L44]/12*1000" office:value-type="float" office:value="15.7774121328314" calcext:value-type="float">
            <text:p>15.7774121328314</text:p>
          </table:table-cell>
          <table:table-cell table:formula="of:=0.015*SQRT([.M44])" office:value-type="float" office:value="0.0595811860396138" calcext:value-type="float">
            <text:p>0.059581186039614</text:p>
          </table:table-cell>
        </table:table-row>
        <table:table-row table:style-name="ro1">
          <table:table-cell table:formula="of:=[.A44]+0.01" office:value-type="float" office:value="0.43" calcext:value-type="float">
            <text:p>0.43</text:p>
          </table:table-cell>
          <table:table-cell table:formula="of:=[.A45]*12" office:value-type="float" office:value="5.16" calcext:value-type="float">
            <text:p>5.16</text:p>
          </table:table-cell>
          <table:table-cell table:formula="of:=IF([.B45]&lt;3;0.13;IF([.B45]&gt;6;0.13;0.21))" office:value-type="float" office:value="0.21" calcext:value-type="float">
            <text:p>0.21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44]+0.01*([.C44]-[.D44]-[.E44]-[.H44])" office:value-type="float" office:value="0.260930190818472" calcext:value-type="float">
            <text:p>0.260930190818472</text:p>
          </table:table-cell>
          <table:table-cell table:formula="of:=[.F45]/13.4*1000" office:value-type="float" office:value="19.472402299886" calcext:value-type="float">
            <text:p>19.472402299886</text:p>
          </table:table-cell>
          <table:table-cell table:formula="of:=0.03*SQRT([.G45])" office:value-type="float" office:value="0.132382635076876" calcext:value-type="float">
            <text:p>0.132382635076876</text:p>
          </table:table-cell>
          <table:table-cell table:formula="of:=[.H45]" office:value-type="float" office:value="0.132382635076876" calcext:value-type="float">
            <text:p>0.132382635076876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44]+0.01*([.I44]-[.J44]-[.K44]-[.N44])" office:value-type="float" office:value="0.189554551936744" calcext:value-type="float">
            <text:p>0.189554551936744</text:p>
          </table:table-cell>
          <table:table-cell table:formula="of:=[.L45]/12*1000" office:value-type="float" office:value="15.7962126613954" calcext:value-type="float">
            <text:p>15.7962126613954</text:p>
          </table:table-cell>
          <table:table-cell table:formula="of:=0.015*SQRT([.M45])" office:value-type="float" office:value="0.0596166742515377" calcext:value-type="float">
            <text:p>0.059616674251538</text:p>
          </table:table-cell>
        </table:table-row>
        <table:table-row table:style-name="ro1">
          <table:table-cell table:formula="of:=[.A45]+0.01" office:value-type="float" office:value="0.44" calcext:value-type="float">
            <text:p>0.44</text:p>
          </table:table-cell>
          <table:table-cell table:formula="of:=[.A46]*12" office:value-type="float" office:value="5.28" calcext:value-type="float">
            <text:p>5.28</text:p>
          </table:table-cell>
          <table:table-cell table:formula="of:=IF([.B46]&lt;3;0.13;IF([.B46]&gt;6;0.13;0.21))" office:value-type="float" office:value="0.21" calcext:value-type="float">
            <text:p>0.21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45]+0.01*([.C45]-[.D45]-[.E45]-[.H45])" office:value-type="float" office:value="0.261405024467703" calcext:value-type="float">
            <text:p>0.261405024467703</text:p>
          </table:table-cell>
          <table:table-cell table:formula="of:=[.F46]/13.4*1000" office:value-type="float" office:value="19.5078376468435" calcext:value-type="float">
            <text:p>19.5078376468435</text:p>
          </table:table-cell>
          <table:table-cell table:formula="of:=0.03*SQRT([.G46])" office:value-type="float" office:value="0.132503033482857" calcext:value-type="float">
            <text:p>0.132503033482857</text:p>
          </table:table-cell>
          <table:table-cell table:formula="of:=[.H46]" office:value-type="float" office:value="0.132503033482857" calcext:value-type="float">
            <text:p>0.132503033482857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45]+0.01*([.I45]-[.J45]-[.K45]-[.N45])" office:value-type="float" office:value="0.189781011544998" calcext:value-type="float">
            <text:p>0.189781011544998</text:p>
          </table:table-cell>
          <table:table-cell table:formula="of:=[.L46]/12*1000" office:value-type="float" office:value="15.8150842954165" calcext:value-type="float">
            <text:p>15.8150842954165</text:p>
          </table:table-cell>
          <table:table-cell table:formula="of:=0.015*SQRT([.M46])" office:value-type="float" office:value="0.0596522754508888" calcext:value-type="float">
            <text:p>0.059652275450889</text:p>
          </table:table-cell>
        </table:table-row>
        <table:table-row table:style-name="ro1">
          <table:table-cell table:formula="of:=[.A46]+0.01" office:value-type="float" office:value="0.45" calcext:value-type="float">
            <text:p>0.45</text:p>
          </table:table-cell>
          <table:table-cell table:formula="of:=[.A47]*12" office:value-type="float" office:value="5.4" calcext:value-type="float">
            <text:p>5.4</text:p>
          </table:table-cell>
          <table:table-cell table:formula="of:=IF([.B47]&lt;3;0.13;IF([.B47]&gt;6;0.13;0.21))" office:value-type="float" office:value="0.21" calcext:value-type="float">
            <text:p>0.21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46]+0.01*([.C46]-[.D46]-[.E46]-[.H46])" office:value-type="float" office:value="0.261878654132875" calcext:value-type="float">
            <text:p>0.261878654132875</text:p>
          </table:table-cell>
          <table:table-cell table:formula="of:=[.F47]/13.4*1000" office:value-type="float" office:value="19.5431831442444" calcext:value-type="float">
            <text:p>19.5431831442444</text:p>
          </table:table-cell>
          <table:table-cell table:formula="of:=0.03*SQRT([.G47])" office:value-type="float" office:value="0.13262301772249" calcext:value-type="float">
            <text:p>0.13262301772249</text:p>
          </table:table-cell>
          <table:table-cell table:formula="of:=[.H47]" office:value-type="float" office:value="0.13262301772249" calcext:value-type="float">
            <text:p>0.13262301772249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46]+0.01*([.I46]-[.J46]-[.K46]-[.N46])" office:value-type="float" office:value="0.190008319125318" calcext:value-type="float">
            <text:p>0.190008319125318</text:p>
          </table:table-cell>
          <table:table-cell table:formula="of:=[.L47]/12*1000" office:value-type="float" office:value="15.8340265937765" calcext:value-type="float">
            <text:p>15.8340265937765</text:p>
          </table:table-cell>
          <table:table-cell table:formula="of:=0.015*SQRT([.M47])" office:value-type="float" office:value="0.0596879886040709" calcext:value-type="float">
            <text:p>0.059687988604071</text:p>
          </table:table-cell>
        </table:table-row>
        <table:table-row table:style-name="ro1">
          <table:table-cell table:formula="of:=[.A47]+0.01" office:value-type="float" office:value="0.46" calcext:value-type="float">
            <text:p>0.46</text:p>
          </table:table-cell>
          <table:table-cell table:formula="of:=[.A48]*12" office:value-type="float" office:value="5.52" calcext:value-type="float">
            <text:p>5.52</text:p>
          </table:table-cell>
          <table:table-cell table:formula="of:=IF([.B48]&lt;3;0.13;IF([.B48]&gt;6;0.13;0.21))" office:value-type="float" office:value="0.21" calcext:value-type="float">
            <text:p>0.21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47]+0.01*([.C47]-[.D47]-[.E47]-[.H47])" office:value-type="float" office:value="0.26235108395565" calcext:value-type="float">
            <text:p>0.26235108395565</text:p>
          </table:table-cell>
          <table:table-cell table:formula="of:=[.F48]/13.4*1000" office:value-type="float" office:value="19.5784391011679" calcext:value-type="float">
            <text:p>19.5784391011679</text:p>
          </table:table-cell>
          <table:table-cell table:formula="of:=0.03*SQRT([.G48])" office:value-type="float" office:value="0.132742589966638" calcext:value-type="float">
            <text:p>0.132742589966638</text:p>
          </table:table-cell>
          <table:table-cell table:formula="of:=[.H48]" office:value-type="float" office:value="0.132742589966638" calcext:value-type="float">
            <text:p>0.132742589966638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47]+0.01*([.I47]-[.J47]-[.K47]-[.N47])" office:value-type="float" office:value="0.190236469416502" calcext:value-type="float">
            <text:p>0.190236469416502</text:p>
          </table:table-cell>
          <table:table-cell table:formula="of:=[.L48]/12*1000" office:value-type="float" office:value="15.8530391180418" calcext:value-type="float">
            <text:p>15.8530391180418</text:p>
          </table:table-cell>
          <table:table-cell table:formula="of:=0.015*SQRT([.M48])" office:value-type="float" office:value="0.0597238126843842" calcext:value-type="float">
            <text:p>0.059723812684384</text:p>
          </table:table-cell>
        </table:table-row>
        <table:table-row table:style-name="ro1">
          <table:table-cell table:formula="of:=[.A48]+0.01" office:value-type="float" office:value="0.47" calcext:value-type="float">
            <text:p>0.47</text:p>
          </table:table-cell>
          <table:table-cell table:formula="of:=[.A49]*12" office:value-type="float" office:value="5.64" calcext:value-type="float">
            <text:p>5.64</text:p>
          </table:table-cell>
          <table:table-cell table:formula="of:=IF([.B49]&lt;3;0.13;IF([.B49]&gt;6;0.13;0.21))" office:value-type="float" office:value="0.21" calcext:value-type="float">
            <text:p>0.21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48]+0.01*([.C48]-[.D48]-[.E48]-[.H48])" office:value-type="float" office:value="0.262822318055983" calcext:value-type="float">
            <text:p>0.262822318055983</text:p>
          </table:table-cell>
          <table:table-cell table:formula="of:=[.F49]/13.4*1000" office:value-type="float" office:value="19.6136058250734" calcext:value-type="float">
            <text:p>19.6136058250734</text:p>
          </table:table-cell>
          <table:table-cell table:formula="of:=0.03*SQRT([.G49])" office:value-type="float" office:value="0.132861752369017" calcext:value-type="float">
            <text:p>0.132861752369017</text:p>
          </table:table-cell>
          <table:table-cell table:formula="of:=[.H49]" office:value-type="float" office:value="0.132861752369017" calcext:value-type="float">
            <text:p>0.132861752369017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48]+0.01*([.I48]-[.J48]-[.K48]-[.N48])" office:value-type="float" office:value="0.190465457189324" calcext:value-type="float">
            <text:p>0.190465457189324</text:p>
          </table:table-cell>
          <table:table-cell table:formula="of:=[.L49]/12*1000" office:value-type="float" office:value="15.8721214324437" calcext:value-type="float">
            <text:p>15.8721214324437</text:p>
          </table:table-cell>
          <table:table-cell table:formula="of:=0.015*SQRT([.M49])" office:value-type="float" office:value="0.0597597466719851" calcext:value-type="float">
            <text:p>0.059759746671985</text:p>
          </table:table-cell>
        </table:table-row>
        <table:table-row table:style-name="ro1">
          <table:table-cell table:formula="of:=[.A49]+0.01" office:value-type="float" office:value="0.48" calcext:value-type="float">
            <text:p>0.48</text:p>
          </table:table-cell>
          <table:table-cell table:formula="of:=[.A50]*12" office:value-type="float" office:value="5.76" calcext:value-type="float">
            <text:p>5.76</text:p>
          </table:table-cell>
          <table:table-cell table:formula="of:=IF([.B50]&lt;3;0.13;IF([.B50]&gt;6;0.13;0.21))" office:value-type="float" office:value="0.21" calcext:value-type="float">
            <text:p>0.21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49]+0.01*([.C49]-[.D49]-[.E49]-[.H49])" office:value-type="float" office:value="0.263292360532293" calcext:value-type="float">
            <text:p>0.263292360532293</text:p>
          </table:table-cell>
          <table:table-cell table:formula="of:=[.F50]/13.4*1000" office:value-type="float" office:value="19.6486836218129" calcext:value-type="float">
            <text:p>19.6486836218129</text:p>
          </table:table-cell>
          <table:table-cell table:formula="of:=0.03*SQRT([.G50])" office:value-type="float" office:value="0.13298050706638" calcext:value-type="float">
            <text:p>0.13298050706638</text:p>
          </table:table-cell>
          <table:table-cell table:formula="of:=[.H50]" office:value-type="float" office:value="0.13298050706638" calcext:value-type="float">
            <text:p>0.13298050706638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49]+0.01*([.I49]-[.J49]-[.K49]-[.N49])" office:value-type="float" office:value="0.190695277246295" calcext:value-type="float">
            <text:p>0.190695277246295</text:p>
          </table:table-cell>
          <table:table-cell table:formula="of:=[.L50]/12*1000" office:value-type="float" office:value="15.8912731038579" calcext:value-type="float">
            <text:p>15.8912731038579</text:p>
          </table:table-cell>
          <table:table-cell table:formula="of:=0.015*SQRT([.M50])" office:value-type="float" office:value="0.0597957895538475" calcext:value-type="float">
            <text:p>0.059795789553848</text:p>
          </table:table-cell>
        </table:table-row>
        <table:table-row table:style-name="ro1">
          <table:table-cell table:formula="of:=[.A50]+0.01" office:value-type="float" office:value="0.49" calcext:value-type="float">
            <text:p>0.49</text:p>
          </table:table-cell>
          <table:table-cell table:formula="of:=[.A51]*12" office:value-type="float" office:value="5.88" calcext:value-type="float">
            <text:p>5.88</text:p>
          </table:table-cell>
          <table:table-cell table:formula="of:=IF([.B51]&lt;3;0.13;IF([.B51]&gt;6;0.13;0.21))" office:value-type="float" office:value="0.21" calcext:value-type="float">
            <text:p>0.21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50]+0.01*([.C50]-[.D50]-[.E50]-[.H50])" office:value-type="float" office:value="0.263761215461629" calcext:value-type="float">
            <text:p>0.263761215461629</text:p>
          </table:table-cell>
          <table:table-cell table:formula="of:=[.F51]/13.4*1000" office:value-type="float" office:value="19.683672795644" calcext:value-type="float">
            <text:p>19.683672795644</text:p>
          </table:table-cell>
          <table:table-cell table:formula="of:=0.03*SQRT([.G51])" office:value-type="float" office:value="0.133098856178705" calcext:value-type="float">
            <text:p>0.133098856178705</text:p>
          </table:table-cell>
          <table:table-cell table:formula="of:=[.H51]" office:value-type="float" office:value="0.133098856178705" calcext:value-type="float">
            <text:p>0.133098856178705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50]+0.01*([.I50]-[.J50]-[.K50]-[.N50])" office:value-type="float" office:value="0.19092592442142" calcext:value-type="float">
            <text:p>0.19092592442142</text:p>
          </table:table-cell>
          <table:table-cell table:formula="of:=[.L51]/12*1000" office:value-type="float" office:value="15.910493701785" calcext:value-type="float">
            <text:p>15.910493701785</text:p>
          </table:table-cell>
          <table:table-cell table:formula="of:=0.015*SQRT([.M51])" office:value-type="float" office:value="0.0598319403237236" calcext:value-type="float">
            <text:p>0.059831940323724</text:p>
          </table:table-cell>
        </table:table-row>
        <table:table-row table:style-name="ro1">
          <table:table-cell table:formula="of:=[.A51]+0.01" office:value-type="float" office:value="0.5" calcext:value-type="float">
            <text:p>0.5</text:p>
          </table:table-cell>
          <table:table-cell table:formula="of:=[.A52]*12" office:value-type="float" office:value="6" calcext:value-type="float">
            <text:p>6</text:p>
          </table:table-cell>
          <table:table-cell table:formula="of:=IF([.B52]&lt;3;0.13;IF([.B52]&gt;6;0.13;0.21))" office:value-type="float" office:value="0.21" calcext:value-type="float">
            <text:p>0.21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51]+0.01*([.C51]-[.D51]-[.E51]-[.H51])" office:value-type="float" office:value="0.264228886899842" calcext:value-type="float">
            <text:p>0.264228886899842</text:p>
          </table:table-cell>
          <table:table-cell table:formula="of:=[.F52]/13.4*1000" office:value-type="float" office:value="19.718573649242" calcext:value-type="float">
            <text:p>19.718573649242</text:p>
          </table:table-cell>
          <table:table-cell table:formula="of:=0.03*SQRT([.G52])" office:value-type="float" office:value="0.133216801809373" calcext:value-type="float">
            <text:p>0.133216801809373</text:p>
          </table:table-cell>
          <table:table-cell table:formula="of:=[.H52]" office:value-type="float" office:value="0.133216801809373" calcext:value-type="float">
            <text:p>0.133216801809373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51]+0.01*([.I51]-[.J51]-[.K51]-[.N51])" office:value-type="float" office:value="0.19115739357997" calcext:value-type="float">
            <text:p>0.19115739357997</text:p>
          </table:table-cell>
          <table:table-cell table:formula="of:=[.L52]/12*1000" office:value-type="float" office:value="15.9297827983308" calcext:value-type="float">
            <text:p>15.9297827983308</text:p>
          </table:table-cell>
          <table:table-cell table:formula="of:=0.015*SQRT([.M52])" office:value-type="float" office:value="0.0598681979821043" calcext:value-type="float">
            <text:p>0.059868197982104</text:p>
          </table:table-cell>
        </table:table-row>
        <table:table-row table:style-name="ro1">
          <table:table-cell table:formula="of:=[.A52]+0.01" office:value-type="float" office:value="0.51" calcext:value-type="float">
            <text:p>0.51</text:p>
          </table:table-cell>
          <table:table-cell table:formula="of:=[.A53]*12" office:value-type="float" office:value="6.12" calcext:value-type="float">
            <text:p>6.12</text:p>
          </table:table-cell>
          <table:table-cell table:formula="of:=IF([.B53]&lt;3;0.13;IF([.B53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52]+0.01*([.C52]-[.D52]-[.E52]-[.H52])" office:value-type="float" office:value="0.264695378881749" calcext:value-type="float">
            <text:p>0.264695378881749</text:p>
          </table:table-cell>
          <table:table-cell table:formula="of:=[.F53]/13.4*1000" office:value-type="float" office:value="19.7533864837126" calcext:value-type="float">
            <text:p>19.7533864837126</text:p>
          </table:table-cell>
          <table:table-cell table:formula="of:=0.03*SQRT([.G53])" office:value-type="float" office:value="0.133334346045351" calcext:value-type="float">
            <text:p>0.133334346045351</text:p>
          </table:table-cell>
          <table:table-cell table:formula="of:=[.H53]" office:value-type="float" office:value="0.133334346045351" calcext:value-type="float">
            <text:p>0.133334346045351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52]+0.01*([.I52]-[.J52]-[.K52]-[.N52])" office:value-type="float" office:value="0.191389679618242" calcext:value-type="float">
            <text:p>0.191389679618242</text:p>
          </table:table-cell>
          <table:table-cell table:formula="of:=[.L53]/12*1000" office:value-type="float" office:value="15.9491399681869" calcext:value-type="float">
            <text:p>15.9491399681869</text:p>
          </table:table-cell>
          <table:table-cell table:formula="of:=0.015*SQRT([.M53])" office:value-type="float" office:value="0.0599045615361806" calcext:value-type="float">
            <text:p>0.059904561536181</text:p>
          </table:table-cell>
        </table:table-row>
        <table:table-row table:style-name="ro1">
          <table:table-cell table:formula="of:=[.A53]+0.01" office:value-type="float" office:value="0.52" calcext:value-type="float">
            <text:p>0.52</text:p>
          </table:table-cell>
          <table:table-cell table:formula="of:=[.A54]*12" office:value-type="float" office:value="6.24" calcext:value-type="float">
            <text:p>6.24</text:p>
          </table:table-cell>
          <table:table-cell table:formula="of:=IF([.B54]&lt;3;0.13;IF([.B54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53]+0.01*([.C53]-[.D53]-[.E53]-[.H53])" office:value-type="float" office:value="0.264360695421295" calcext:value-type="float">
            <text:p>0.264360695421295</text:p>
          </table:table-cell>
          <table:table-cell table:formula="of:=[.F54]/13.4*1000" office:value-type="float" office:value="19.7284101060668" calcext:value-type="float">
            <text:p>19.7284101060668</text:p>
          </table:table-cell>
          <table:table-cell table:formula="of:=0.03*SQRT([.G54])" office:value-type="float" office:value="0.133250024748441" calcext:value-type="float">
            <text:p>0.133250024748441</text:p>
          </table:table-cell>
          <table:table-cell table:formula="of:=[.H54]" office:value-type="float" office:value="0.133250024748441" calcext:value-type="float">
            <text:p>0.133250024748441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53]+0.01*([.I53]-[.J53]-[.K53]-[.N53])" office:value-type="float" office:value="0.191622777463334" calcext:value-type="float">
            <text:p>0.191622777463334</text:p>
          </table:table-cell>
          <table:table-cell table:formula="of:=[.L54]/12*1000" office:value-type="float" office:value="15.9685647886112" calcext:value-type="float">
            <text:p>15.9685647886112</text:p>
          </table:table-cell>
          <table:table-cell table:formula="of:=0.015*SQRT([.M54])" office:value-type="float" office:value="0.0599410299998049" calcext:value-type="float">
            <text:p>0.059941029999805</text:p>
          </table:table-cell>
        </table:table-row>
        <table:table-row table:style-name="ro1">
          <table:table-cell table:formula="of:=[.A54]+0.01" office:value-type="float" office:value="0.53" calcext:value-type="float">
            <text:p>0.53</text:p>
          </table:table-cell>
          <table:table-cell table:formula="of:=[.A55]*12" office:value-type="float" office:value="6.36" calcext:value-type="float">
            <text:p>6.36</text:p>
          </table:table-cell>
          <table:table-cell table:formula="of:=IF([.B55]&lt;3;0.13;IF([.B55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54]+0.01*([.C54]-[.D54]-[.E54]-[.H54])" office:value-type="float" office:value="0.264026855173811" calcext:value-type="float">
            <text:p>0.264026855173811</text:p>
          </table:table-cell>
          <table:table-cell table:formula="of:=[.F55]/13.4*1000" office:value-type="float" office:value="19.703496654762" calcext:value-type="float">
            <text:p>19.703496654762</text:p>
          </table:table-cell>
          <table:table-cell table:formula="of:=0.03*SQRT([.G55])" office:value-type="float" office:value="0.133165862702443" calcext:value-type="float">
            <text:p>0.133165862702443</text:p>
          </table:table-cell>
          <table:table-cell table:formula="of:=[.H55]" office:value-type="float" office:value="0.133165862702443" calcext:value-type="float">
            <text:p>0.133165862702443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54]+0.01*([.I54]-[.J54]-[.K54]-[.N54])" office:value-type="float" office:value="0.19185466741082" calcext:value-type="float">
            <text:p>0.19185466741082</text:p>
          </table:table-cell>
          <table:table-cell table:formula="of:=[.L55]/12*1000" office:value-type="float" office:value="15.9878889509017" calcext:value-type="float">
            <text:p>15.9878889509017</text:p>
          </table:table-cell>
          <table:table-cell table:formula="of:=0.015*SQRT([.M55])" office:value-type="float" office:value="0.0599772874841209" calcext:value-type="float">
            <text:p>0.059977287484121</text:p>
          </table:table-cell>
        </table:table-row>
        <table:table-row table:style-name="ro1">
          <table:table-cell table:formula="of:=[.A55]+0.01" office:value-type="float" office:value="0.54" calcext:value-type="float">
            <text:p>0.54</text:p>
          </table:table-cell>
          <table:table-cell table:formula="of:=[.A56]*12" office:value-type="float" office:value="6.48" calcext:value-type="float">
            <text:p>6.48</text:p>
          </table:table-cell>
          <table:table-cell table:formula="of:=IF([.B56]&lt;3;0.13;IF([.B56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55]+0.01*([.C55]-[.D55]-[.E55]-[.H55])" office:value-type="float" office:value="0.263693856546786" calcext:value-type="float">
            <text:p>0.263693856546786</text:p>
          </table:table-cell>
          <table:table-cell table:formula="of:=[.F56]/13.4*1000" office:value-type="float" office:value="19.6786460109542" calcext:value-type="float">
            <text:p>19.6786460109542</text:p>
          </table:table-cell>
          <table:table-cell table:formula="of:=0.03*SQRT([.G56])" office:value-type="float" office:value="0.133081859807634" calcext:value-type="float">
            <text:p>0.133081859807634</text:p>
          </table:table-cell>
          <table:table-cell table:formula="of:=[.H56]" office:value-type="float" office:value="0.133081859807634" calcext:value-type="float">
            <text:p>0.133081859807634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55]+0.01*([.I55]-[.J55]-[.K55]-[.N55])" office:value-type="float" office:value="0.192085353163004" calcext:value-type="float">
            <text:p>0.192085353163004</text:p>
          </table:table-cell>
          <table:table-cell table:formula="of:=[.L56]/12*1000" office:value-type="float" office:value="16.0071127635836" calcext:value-type="float">
            <text:p>16.0071127635836</text:p>
          </table:table-cell>
          <table:table-cell table:formula="of:=0.015*SQRT([.M56])" office:value-type="float" office:value="0.0600133349498786" calcext:value-type="float">
            <text:p>0.060013334949879</text:p>
          </table:table-cell>
        </table:table-row>
        <table:table-row table:style-name="ro1">
          <table:table-cell table:formula="of:=[.A56]+0.01" office:value-type="float" office:value="0.55" calcext:value-type="float">
            <text:p>0.55</text:p>
          </table:table-cell>
          <table:table-cell table:formula="of:=[.A57]*12" office:value-type="float" office:value="6.6" calcext:value-type="float">
            <text:p>6.6</text:p>
          </table:table-cell>
          <table:table-cell table:formula="of:=IF([.B57]&lt;3;0.13;IF([.B57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56]+0.01*([.C56]-[.D56]-[.E56]-[.H56])" office:value-type="float" office:value="0.26336169794871" calcext:value-type="float">
            <text:p>0.26336169794871</text:p>
          </table:table-cell>
          <table:table-cell table:formula="of:=[.F57]/13.4*1000" office:value-type="float" office:value="19.6538580558739" calcext:value-type="float">
            <text:p>19.6538580558739</text:p>
          </table:table-cell>
          <table:table-cell table:formula="of:=0.03*SQRT([.G57])" office:value-type="float" office:value="0.132998015963722" calcext:value-type="float">
            <text:p>0.132998015963722</text:p>
          </table:table-cell>
          <table:table-cell table:formula="of:=[.H57]" office:value-type="float" office:value="0.132998015963722" calcext:value-type="float">
            <text:p>0.132998015963722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56]+0.01*([.I56]-[.J56]-[.K56]-[.N56])" office:value-type="float" office:value="0.192314838411581" calcext:value-type="float">
            <text:p>0.192314838411581</text:p>
          </table:table-cell>
          <table:table-cell table:formula="of:=[.L57]/12*1000" office:value-type="float" office:value="16.0262365342984" calcext:value-type="float">
            <text:p>16.0262365342984</text:p>
          </table:table-cell>
          <table:table-cell table:formula="of:=0.015*SQRT([.M57])" office:value-type="float" office:value="0.0600491733516553" calcext:value-type="float">
            <text:p>0.060049173351655</text:p>
          </table:table-cell>
        </table:table-row>
        <table:table-row table:style-name="ro1">
          <table:table-cell table:formula="of:=[.A57]+0.01" office:value-type="float" office:value="0.56" calcext:value-type="float">
            <text:p>0.56</text:p>
          </table:table-cell>
          <table:table-cell table:formula="of:=[.A58]*12" office:value-type="float" office:value="6.72" calcext:value-type="float">
            <text:p>6.72</text:p>
          </table:table-cell>
          <table:table-cell table:formula="of:=IF([.B58]&lt;3;0.13;IF([.B58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57]+0.01*([.C57]-[.D57]-[.E57]-[.H57])" office:value-type="float" office:value="0.263030377789073" calcext:value-type="float">
            <text:p>0.263030377789073</text:p>
          </table:table-cell>
          <table:table-cell table:formula="of:=[.F58]/13.4*1000" office:value-type="float" office:value="19.6291326708263" calcext:value-type="float">
            <text:p>19.6291326708263</text:p>
          </table:table-cell>
          <table:table-cell table:formula="of:=0.03*SQRT([.G58])" office:value-type="float" office:value="0.132914331069842" calcext:value-type="float">
            <text:p>0.132914331069842</text:p>
          </table:table-cell>
          <table:table-cell table:formula="of:=[.H58]" office:value-type="float" office:value="0.132914331069842" calcext:value-type="float">
            <text:p>0.132914331069842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57]+0.01*([.I57]-[.J57]-[.K57]-[.N57])" office:value-type="float" office:value="0.192543126837702" calcext:value-type="float">
            <text:p>0.192543126837702</text:p>
          </table:table-cell>
          <table:table-cell table:formula="of:=[.L58]/12*1000" office:value-type="float" office:value="16.0452605698085" calcext:value-type="float">
            <text:p>16.0452605698085</text:p>
          </table:table-cell>
          <table:table-cell table:formula="of:=0.015*SQRT([.M58])" office:value-type="float" office:value="0.0600848036379159" calcext:value-type="float">
            <text:p>0.060084803637916</text:p>
          </table:table-cell>
        </table:table-row>
        <table:table-row table:style-name="ro1">
          <table:table-cell table:formula="of:=[.A58]+0.01" office:value-type="float" office:value="0.57" calcext:value-type="float">
            <text:p>0.57</text:p>
          </table:table-cell>
          <table:table-cell table:formula="of:=[.A59]*12" office:value-type="float" office:value="6.84" calcext:value-type="float">
            <text:p>6.84</text:p>
          </table:table-cell>
          <table:table-cell table:formula="of:=IF([.B59]&lt;3;0.13;IF([.B59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58]+0.01*([.C58]-[.D58]-[.E58]-[.H58])" office:value-type="float" office:value="0.262699894478374" calcext:value-type="float">
            <text:p>0.262699894478374</text:p>
          </table:table-cell>
          <table:table-cell table:formula="of:=[.F59]/13.4*1000" office:value-type="float" office:value="19.6044697371921" calcext:value-type="float">
            <text:p>19.6044697371921</text:p>
          </table:table-cell>
          <table:table-cell table:formula="of:=0.03*SQRT([.G59])" office:value-type="float" office:value="0.132830805024561" calcext:value-type="float">
            <text:p>0.132830805024561</text:p>
          </table:table-cell>
          <table:table-cell table:formula="of:=[.H59]" office:value-type="float" office:value="0.132830805024561" calcext:value-type="float">
            <text:p>0.132830805024561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58]+0.01*([.I58]-[.J58]-[.K58]-[.N58])" office:value-type="float" office:value="0.192770222112021" calcext:value-type="float">
            <text:p>0.192770222112021</text:p>
          </table:table-cell>
          <table:table-cell table:formula="of:=[.L59]/12*1000" office:value-type="float" office:value="16.0641851760018" calcext:value-type="float">
            <text:p>16.0641851760018</text:p>
          </table:table-cell>
          <table:table-cell table:formula="of:=0.015*SQRT([.M59])" office:value-type="float" office:value="0.0601202267510727" calcext:value-type="float">
            <text:p>0.060120226751073</text:p>
          </table:table-cell>
        </table:table-row>
        <table:table-row table:style-name="ro1">
          <table:table-cell table:formula="of:=[.A59]+0.01" office:value-type="float" office:value="0.58" calcext:value-type="float">
            <text:p>0.58</text:p>
          </table:table-cell>
          <table:table-cell table:formula="of:=[.A60]*12" office:value-type="float" office:value="6.96" calcext:value-type="float">
            <text:p>6.96</text:p>
          </table:table-cell>
          <table:table-cell table:formula="of:=IF([.B60]&lt;3;0.13;IF([.B60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59]+0.01*([.C59]-[.D59]-[.E59]-[.H59])" office:value-type="float" office:value="0.262370246428129" calcext:value-type="float">
            <text:p>0.262370246428129</text:p>
          </table:table-cell>
          <table:table-cell table:formula="of:=[.F60]/13.4*1000" office:value-type="float" office:value="19.5798691364275" calcext:value-type="float">
            <text:p>19.5798691364275</text:p>
          </table:table-cell>
          <table:table-cell table:formula="of:=0.03*SQRT([.G60])" office:value-type="float" office:value="0.132747437725874" calcext:value-type="float">
            <text:p>0.132747437725874</text:p>
          </table:table-cell>
          <table:table-cell table:formula="of:=[.H60]" office:value-type="float" office:value="0.132747437725874" calcext:value-type="float">
            <text:p>0.132747437725874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59]+0.01*([.I59]-[.J59]-[.K59]-[.N59])" office:value-type="float" office:value="0.192996127894756" calcext:value-type="float">
            <text:p>0.192996127894756</text:p>
          </table:table-cell>
          <table:table-cell table:formula="of:=[.L60]/12*1000" office:value-type="float" office:value="16.0830106578963" calcext:value-type="float">
            <text:p>16.0830106578963</text:p>
          </table:table-cell>
          <table:table-cell table:formula="of:=0.015*SQRT([.M60])" office:value-type="float" office:value="0.0601554436275444" calcext:value-type="float">
            <text:p>0.060155443627545</text:p>
          </table:table-cell>
        </table:table-row>
        <table:table-row table:style-name="ro1">
          <table:table-cell table:formula="of:=[.A60]+0.01" office:value-type="float" office:value="0.59" calcext:value-type="float">
            <text:p>0.59</text:p>
          </table:table-cell>
          <table:table-cell table:formula="of:=[.A61]*12" office:value-type="float" office:value="7.08" calcext:value-type="float">
            <text:p>7.08</text:p>
          </table:table-cell>
          <table:table-cell table:formula="of:=IF([.B61]&lt;3;0.13;IF([.B61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60]+0.01*([.C60]-[.D60]-[.E60]-[.H60])" office:value-type="float" office:value="0.26204143205087" calcext:value-type="float">
            <text:p>0.26204143205087</text:p>
          </table:table-cell>
          <table:table-cell table:formula="of:=[.F61]/13.4*1000" office:value-type="float" office:value="19.5553307500649" calcext:value-type="float">
            <text:p>19.5553307500649</text:p>
          </table:table-cell>
          <table:table-cell table:formula="of:=0.03*SQRT([.G61])" office:value-type="float" office:value="0.13266422907121" calcext:value-type="float">
            <text:p>0.13266422907121</text:p>
          </table:table-cell>
          <table:table-cell table:formula="of:=[.H61]" office:value-type="float" office:value="0.13266422907121" calcext:value-type="float">
            <text:p>0.13266422907121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60]+0.01*([.I60]-[.J60]-[.K60]-[.N60])" office:value-type="float" office:value="0.193220847835739" calcext:value-type="float">
            <text:p>0.193220847835739</text:p>
          </table:table-cell>
          <table:table-cell table:formula="of:=[.L61]/12*1000" office:value-type="float" office:value="16.1017373196449" calcext:value-type="float">
            <text:p>16.1017373196449</text:p>
          </table:table-cell>
          <table:table-cell table:formula="of:=0.015*SQRT([.M61])" office:value-type="float" office:value="0.0601904551978145" calcext:value-type="float">
            <text:p>0.060190455197815</text:p>
          </table:table-cell>
        </table:table-row>
        <table:table-row table:style-name="ro1">
          <table:table-cell table:formula="of:=[.A61]+0.01" office:value-type="float" office:value="0.6" calcext:value-type="float">
            <text:p>0.6</text:p>
          </table:table-cell>
          <table:table-cell table:formula="of:=[.A62]*12" office:value-type="float" office:value="7.2" calcext:value-type="float">
            <text:p>7.2</text:p>
          </table:table-cell>
          <table:table-cell table:formula="of:=IF([.B62]&lt;3;0.13;IF([.B62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61]+0.01*([.C61]-[.D61]-[.E61]-[.H61])" office:value-type="float" office:value="0.261713449760158" calcext:value-type="float">
            <text:p>0.261713449760158</text:p>
          </table:table-cell>
          <table:table-cell table:formula="of:=[.F62]/13.4*1000" office:value-type="float" office:value="19.5308544597133" calcext:value-type="float">
            <text:p>19.5308544597133</text:p>
          </table:table-cell>
          <table:table-cell table:formula="of:=0.03*SQRT([.G62])" office:value-type="float" office:value="0.13258117895743" calcext:value-type="float">
            <text:p>0.13258117895743</text:p>
          </table:table-cell>
          <table:table-cell table:formula="of:=[.H62]" office:value-type="float" office:value="0.13258117895743" calcext:value-type="float">
            <text:p>0.13258117895743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61]+0.01*([.I61]-[.J61]-[.K61]-[.N61])" office:value-type="float" office:value="0.193444385574473" calcext:value-type="float">
            <text:p>0.193444385574473</text:p>
          </table:table-cell>
          <table:table-cell table:formula="of:=[.L62]/12*1000" office:value-type="float" office:value="16.1203654645394" calcext:value-type="float">
            <text:p>16.1203654645394</text:p>
          </table:table-cell>
          <table:table-cell table:formula="of:=0.015*SQRT([.M62])" office:value-type="float" office:value="0.0602252623864884" calcext:value-type="float">
            <text:p>0.060225262386488</text:p>
          </table:table-cell>
        </table:table-row>
        <table:table-row table:style-name="ro1">
          <table:table-cell table:formula="of:=[.A62]+0.01" office:value-type="float" office:value="0.61" calcext:value-type="float">
            <text:p>0.61</text:p>
          </table:table-cell>
          <table:table-cell table:formula="of:=[.A63]*12" office:value-type="float" office:value="7.32" calcext:value-type="float">
            <text:p>7.32</text:p>
          </table:table-cell>
          <table:table-cell table:formula="of:=IF([.B63]&lt;3;0.13;IF([.B63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62]+0.01*([.C62]-[.D62]-[.E62]-[.H62])" office:value-type="float" office:value="0.261386297970584" calcext:value-type="float">
            <text:p>0.261386297970584</text:p>
          </table:table-cell>
          <table:table-cell table:formula="of:=[.F63]/13.4*1000" office:value-type="float" office:value="19.5064401470585" calcext:value-type="float">
            <text:p>19.5064401470585</text:p>
          </table:table-cell>
          <table:table-cell table:formula="of:=0.03*SQRT([.G63])" office:value-type="float" office:value="0.132498287280827" calcext:value-type="float">
            <text:p>0.132498287280827</text:p>
          </table:table-cell>
          <table:table-cell table:formula="of:=[.H63]" office:value-type="float" office:value="0.132498287280827" calcext:value-type="float">
            <text:p>0.132498287280827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62]+0.01*([.I62]-[.J62]-[.K62]-[.N62])" office:value-type="float" office:value="0.193666744740183" calcext:value-type="float">
            <text:p>0.193666744740183</text:p>
          </table:table-cell>
          <table:table-cell table:formula="of:=[.L63]/12*1000" office:value-type="float" office:value="16.1388953950152" calcext:value-type="float">
            <text:p>16.1388953950152</text:p>
          </table:table-cell>
          <table:table-cell table:formula="of:=0.015*SQRT([.M63])" office:value-type="float" office:value="0.0602598661123506" calcext:value-type="float">
            <text:p>0.060259866112351</text:p>
          </table:table-cell>
        </table:table-row>
        <table:table-row table:style-name="ro1">
          <table:table-cell table:formula="of:=[.A63]+0.01" office:value-type="float" office:value="0.62" calcext:value-type="float">
            <text:p>0.62</text:p>
          </table:table-cell>
          <table:table-cell table:formula="of:=[.A64]*12" office:value-type="float" office:value="7.44" calcext:value-type="float">
            <text:p>7.44</text:p>
          </table:table-cell>
          <table:table-cell table:formula="of:=IF([.B64]&lt;3;0.13;IF([.B64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63]+0.01*([.C63]-[.D63]-[.E63]-[.H63])" office:value-type="float" office:value="0.261059975097775" calcext:value-type="float">
            <text:p>0.261059975097775</text:p>
          </table:table-cell>
          <table:table-cell table:formula="of:=[.F64]/13.4*1000" office:value-type="float" office:value="19.4820876938638" calcext:value-type="float">
            <text:p>19.4820876938638</text:p>
          </table:table-cell>
          <table:table-cell table:formula="of:=0.03*SQRT([.G64])" office:value-type="float" office:value="0.132415553937132" calcext:value-type="float">
            <text:p>0.132415553937132</text:p>
          </table:table-cell>
          <table:table-cell table:formula="of:=[.H64]" office:value-type="float" office:value="0.132415553937132" calcext:value-type="float">
            <text:p>0.132415553937132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63]+0.01*([.I63]-[.J63]-[.K63]-[.N63])" office:value-type="float" office:value="0.193887928951867" calcext:value-type="float">
            <text:p>0.193887928951867</text:p>
          </table:table-cell>
          <table:table-cell table:formula="of:=[.L64]/12*1000" office:value-type="float" office:value="16.1573274126556" calcext:value-type="float">
            <text:p>16.1573274126556</text:p>
          </table:table-cell>
          <table:table-cell table:formula="of:=0.015*SQRT([.M64])" office:value-type="float" office:value="0.0602942672884207" calcext:value-type="float">
            <text:p>0.060294267288421</text:p>
          </table:table-cell>
        </table:table-row>
        <table:table-row table:style-name="ro1">
          <table:table-cell table:formula="of:=[.A64]+0.01" office:value-type="float" office:value="0.63" calcext:value-type="float">
            <text:p>0.63</text:p>
          </table:table-cell>
          <table:table-cell table:formula="of:=[.A65]*12" office:value-type="float" office:value="7.56" calcext:value-type="float">
            <text:p>7.56</text:p>
          </table:table-cell>
          <table:table-cell table:formula="of:=IF([.B65]&lt;3;0.13;IF([.B65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64]+0.01*([.C64]-[.D64]-[.E64]-[.H64])" office:value-type="float" office:value="0.260734479558404" calcext:value-type="float">
            <text:p>0.260734479558404</text:p>
          </table:table-cell>
          <table:table-cell table:formula="of:=[.F65]/13.4*1000" office:value-type="float" office:value="19.4577969819704" calcext:value-type="float">
            <text:p>19.4577969819704</text:p>
          </table:table-cell>
          <table:table-cell table:formula="of:=0.03*SQRT([.G65])" office:value-type="float" office:value="0.132332978821507" calcext:value-type="float">
            <text:p>0.132332978821507</text:p>
          </table:table-cell>
          <table:table-cell table:formula="of:=[.H65]" office:value-type="float" office:value="0.132332978821507" calcext:value-type="float">
            <text:p>0.132332978821507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64]+0.01*([.I64]-[.J64]-[.K64]-[.N64])" office:value-type="float" office:value="0.194107941818355" calcext:value-type="float">
            <text:p>0.194107941818355</text:p>
          </table:table-cell>
          <table:table-cell table:formula="of:=[.L65]/12*1000" office:value-type="float" office:value="16.1756618181962" calcext:value-type="float">
            <text:p>16.1756618181962</text:p>
          </table:table-cell>
          <table:table-cell table:formula="of:=0.015*SQRT([.M65])" office:value-type="float" office:value="0.0603284668220082" calcext:value-type="float">
            <text:p>0.060328466822008</text:p>
          </table:table-cell>
        </table:table-row>
        <table:table-row table:style-name="ro1">
          <table:table-cell table:formula="of:=[.A65]+0.01" office:value-type="float" office:value="0.64" calcext:value-type="float">
            <text:p>0.64</text:p>
          </table:table-cell>
          <table:table-cell table:formula="of:=[.A66]*12" office:value-type="float" office:value="7.68" calcext:value-type="float">
            <text:p>7.68</text:p>
          </table:table-cell>
          <table:table-cell table:formula="of:=IF([.B66]&lt;3;0.13;IF([.B66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65]+0.01*([.C65]-[.D65]-[.E65]-[.H65])" office:value-type="float" office:value="0.260409809770189" calcext:value-type="float">
            <text:p>0.260409809770189</text:p>
          </table:table-cell>
          <table:table-cell table:formula="of:=[.F66]/13.4*1000" office:value-type="float" office:value="19.4335678932977" calcext:value-type="float">
            <text:p>19.4335678932977</text:p>
          </table:table-cell>
          <table:table-cell table:formula="of:=0.03*SQRT([.G66])" office:value-type="float" office:value="0.132250561828553" calcext:value-type="float">
            <text:p>0.132250561828553</text:p>
          </table:table-cell>
          <table:table-cell table:formula="of:=[.H66]" office:value-type="float" office:value="0.132250561828553" calcext:value-type="float">
            <text:p>0.132250561828553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65]+0.01*([.I65]-[.J65]-[.K65]-[.N65])" office:value-type="float" office:value="0.19432678693835" calcext:value-type="float">
            <text:p>0.19432678693835</text:p>
          </table:table-cell>
          <table:table-cell table:formula="of:=[.L66]/12*1000" office:value-type="float" office:value="16.1938989115291" calcext:value-type="float">
            <text:p>16.1938989115291</text:p>
          </table:table-cell>
          <table:table-cell table:formula="of:=0.015*SQRT([.M66])" office:value-type="float" office:value="0.0603624656147681" calcext:value-type="float">
            <text:p>0.060362465614768</text:p>
          </table:table-cell>
        </table:table-row>
        <table:table-row table:style-name="ro1">
          <table:table-cell table:formula="of:=[.A66]+0.01" office:value-type="float" office:value="0.65" calcext:value-type="float">
            <text:p>0.65</text:p>
          </table:table-cell>
          <table:table-cell table:formula="of:=[.A67]*12" office:value-type="float" office:value="7.8" calcext:value-type="float">
            <text:p>7.8</text:p>
          </table:table-cell>
          <table:table-cell table:formula="of:=IF([.B67]&lt;3;0.13;IF([.B67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66]+0.01*([.C66]-[.D66]-[.E66]-[.H66])" office:value-type="float" office:value="0.260085964151903" calcext:value-type="float">
            <text:p>0.260085964151903</text:p>
          </table:table-cell>
          <table:table-cell table:formula="of:=[.F67]/13.4*1000" office:value-type="float" office:value="19.4094003098435" calcext:value-type="float">
            <text:p>19.4094003098435</text:p>
          </table:table-cell>
          <table:table-cell table:formula="of:=0.03*SQRT([.G67])" office:value-type="float" office:value="0.132168302852307" calcext:value-type="float">
            <text:p>0.132168302852307</text:p>
          </table:table-cell>
          <table:table-cell table:formula="of:=[.H67]" office:value-type="float" office:value="0.132168302852307" calcext:value-type="float">
            <text:p>0.132168302852307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66]+0.01*([.I66]-[.J66]-[.K66]-[.N66])" office:value-type="float" office:value="0.194544467900487" calcext:value-type="float">
            <text:p>0.194544467900487</text:p>
          </table:table-cell>
          <table:table-cell table:formula="of:=[.L67]/12*1000" office:value-type="float" office:value="16.2120389917073" calcext:value-type="float">
            <text:p>16.2120389917073</text:p>
          </table:table-cell>
          <table:table-cell table:formula="of:=0.015*SQRT([.M67])" office:value-type="float" office:value="0.0603962645627537" calcext:value-type="float">
            <text:p>0.060396264562754</text:p>
          </table:table-cell>
        </table:table-row>
        <table:table-row table:style-name="ro1">
          <table:table-cell table:formula="of:=[.A67]+0.01" office:value-type="float" office:value="0.66" calcext:value-type="float">
            <text:p>0.66</text:p>
          </table:table-cell>
          <table:table-cell table:formula="of:=[.A68]*12" office:value-type="float" office:value="7.92" calcext:value-type="float">
            <text:p>7.92</text:p>
          </table:table-cell>
          <table:table-cell table:formula="of:=IF([.B68]&lt;3;0.13;IF([.B68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67]+0.01*([.C67]-[.D67]-[.E67]-[.H67])" office:value-type="float" office:value="0.25976294112338" calcext:value-type="float">
            <text:p>0.25976294112338</text:p>
          </table:table-cell>
          <table:table-cell table:formula="of:=[.F68]/13.4*1000" office:value-type="float" office:value="19.3852941136851" calcext:value-type="float">
            <text:p>19.3852941136851</text:p>
          </table:table-cell>
          <table:table-cell table:formula="of:=0.03*SQRT([.G68])" office:value-type="float" office:value="0.132086201786245" calcext:value-type="float">
            <text:p>0.132086201786245</text:p>
          </table:table-cell>
          <table:table-cell table:formula="of:=[.H68]" office:value-type="float" office:value="0.132086201786245" calcext:value-type="float">
            <text:p>0.132086201786245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67]+0.01*([.I67]-[.J67]-[.K67]-[.N67])" office:value-type="float" office:value="0.194760988283383" calcext:value-type="float">
            <text:p>0.194760988283383</text:p>
          </table:table-cell>
          <table:table-cell table:formula="of:=[.L68]/12*1000" office:value-type="float" office:value="16.2300823569486" calcext:value-type="float">
            <text:p>16.2300823569486</text:p>
          </table:table-cell>
          <table:table-cell table:formula="of:=0.015*SQRT([.M68])" office:value-type="float" office:value="0.060429864556471" calcext:value-type="float">
            <text:p>0.060429864556471</text:p>
          </table:table-cell>
        </table:table-row>
        <table:table-row table:style-name="ro1">
          <table:table-cell table:formula="of:=[.A68]+0.01" office:value-type="float" office:value="0.67" calcext:value-type="float">
            <text:p>0.67</text:p>
          </table:table-cell>
          <table:table-cell table:formula="of:=[.A69]*12" office:value-type="float" office:value="8.04" calcext:value-type="float">
            <text:p>8.04</text:p>
          </table:table-cell>
          <table:table-cell table:formula="of:=IF([.B69]&lt;3;0.13;IF([.B69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68]+0.01*([.C68]-[.D68]-[.E68]-[.H68])" office:value-type="float" office:value="0.259440739105518" calcext:value-type="float">
            <text:p>0.259440739105518</text:p>
          </table:table-cell>
          <table:table-cell table:formula="of:=[.F69]/13.4*1000" office:value-type="float" office:value="19.3612491869789" calcext:value-type="float">
            <text:p>19.3612491869789</text:p>
          </table:table-cell>
          <table:table-cell table:formula="of:=0.03*SQRT([.G69])" office:value-type="float" office:value="0.13200425852328" calcext:value-type="float">
            <text:p>0.13200425852328</text:p>
          </table:table-cell>
          <table:table-cell table:formula="of:=[.H69]" office:value-type="float" office:value="0.13200425852328" calcext:value-type="float">
            <text:p>0.13200425852328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68]+0.01*([.I68]-[.J68]-[.K68]-[.N68])" office:value-type="float" office:value="0.194976351655681" calcext:value-type="float">
            <text:p>0.194976351655681</text:p>
          </table:table-cell>
          <table:table-cell table:formula="of:=[.L69]/12*1000" office:value-type="float" office:value="16.2480293046401" calcext:value-type="float">
            <text:p>16.2480293046401</text:p>
          </table:table-cell>
          <table:table-cell table:formula="of:=0.015*SQRT([.M69])" office:value-type="float" office:value="0.0604632664809305" calcext:value-type="float">
            <text:p>0.060463266480931</text:p>
          </table:table-cell>
        </table:table-row>
        <table:table-row table:style-name="ro1">
          <table:table-cell table:formula="of:=[.A69]+0.01" office:value-type="float" office:value="0.68" calcext:value-type="float">
            <text:p>0.68</text:p>
          </table:table-cell>
          <table:table-cell table:formula="of:=[.A70]*12" office:value-type="float" office:value="8.16" calcext:value-type="float">
            <text:p>8.16</text:p>
          </table:table-cell>
          <table:table-cell table:formula="of:=IF([.B70]&lt;3;0.13;IF([.B70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69]+0.01*([.C69]-[.D69]-[.E69]-[.H69])" office:value-type="float" office:value="0.259119356520285" calcext:value-type="float">
            <text:p>0.259119356520285</text:p>
          </table:table-cell>
          <table:table-cell table:formula="of:=[.F70]/13.4*1000" office:value-type="float" office:value="19.3372654119616" calcext:value-type="float">
            <text:p>19.3372654119616</text:p>
          </table:table-cell>
          <table:table-cell table:formula="of:=0.03*SQRT([.G70])" office:value-type="float" office:value="0.131922472955768" calcext:value-type="float">
            <text:p>0.131922472955768</text:p>
          </table:table-cell>
          <table:table-cell table:formula="of:=[.H70]" office:value-type="float" office:value="0.131922472955768" calcext:value-type="float">
            <text:p>0.131922472955768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69]+0.01*([.I69]-[.J69]-[.K69]-[.N69])" office:value-type="float" office:value="0.195190561576104" calcext:value-type="float">
            <text:p>0.195190561576104</text:p>
          </table:table-cell>
          <table:table-cell table:formula="of:=[.L70]/12*1000" office:value-type="float" office:value="16.265880131342" calcext:value-type="float">
            <text:p>16.265880131342</text:p>
          </table:table-cell>
          <table:table-cell table:formula="of:=0.015*SQRT([.M70])" office:value-type="float" office:value="0.0604964712156995" calcext:value-type="float">
            <text:p>0.0604964712157</text:p>
          </table:table-cell>
        </table:table-row>
        <table:table-row table:style-name="ro1">
          <table:table-cell table:formula="of:=[.A70]+0.01" office:value-type="float" office:value="0.69" calcext:value-type="float">
            <text:p>0.69</text:p>
          </table:table-cell>
          <table:table-cell table:formula="of:=[.A71]*12" office:value-type="float" office:value="8.28000000000001" calcext:value-type="float">
            <text:p>8.28000000000001</text:p>
          </table:table-cell>
          <table:table-cell table:formula="of:=IF([.B71]&lt;3;0.13;IF([.B71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70]+0.01*([.C70]-[.D70]-[.E70]-[.H70])" office:value-type="float" office:value="0.258798791790727" calcext:value-type="float">
            <text:p>0.258798791790727</text:p>
          </table:table-cell>
          <table:table-cell table:formula="of:=[.F71]/13.4*1000" office:value-type="float" office:value="19.3133426709498" calcext:value-type="float">
            <text:p>19.3133426709498</text:p>
          </table:table-cell>
          <table:table-cell table:formula="of:=0.03*SQRT([.G71])" office:value-type="float" office:value="0.131840844975504" calcext:value-type="float">
            <text:p>0.131840844975504</text:p>
          </table:table-cell>
          <table:table-cell table:formula="of:=[.H71]" office:value-type="float" office:value="0.131840844975504" calcext:value-type="float">
            <text:p>0.131840844975504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70]+0.01*([.I70]-[.J70]-[.K70]-[.N70])" office:value-type="float" office:value="0.195403621593505" calcext:value-type="float">
            <text:p>0.195403621593505</text:p>
          </table:table-cell>
          <table:table-cell table:formula="of:=[.L71]/12*1000" office:value-type="float" office:value="16.2836351327921" calcext:value-type="float">
            <text:p>16.2836351327921</text:p>
          </table:table-cell>
          <table:table-cell table:formula="of:=0.015*SQRT([.M71])" office:value-type="float" office:value="0.0605294796349532" calcext:value-type="float">
            <text:p>0.060529479634953</text:p>
          </table:table-cell>
        </table:table-row>
        <table:table-row table:style-name="ro1">
          <table:table-cell table:formula="of:=[.A71]+0.01" office:value-type="float" office:value="0.7" calcext:value-type="float">
            <text:p>0.7</text:p>
          </table:table-cell>
          <table:table-cell table:formula="of:=[.A72]*12" office:value-type="float" office:value="8.40000000000001" calcext:value-type="float">
            <text:p>8.40000000000001</text:p>
          </table:table-cell>
          <table:table-cell table:formula="of:=IF([.B72]&lt;3;0.13;IF([.B72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71]+0.01*([.C71]-[.D71]-[.E71]-[.H71])" office:value-type="float" office:value="0.258479043340972" calcext:value-type="float">
            <text:p>0.258479043340972</text:p>
          </table:table-cell>
          <table:table-cell table:formula="of:=[.F72]/13.4*1000" office:value-type="float" office:value="19.2894808463412" calcext:value-type="float">
            <text:p>19.2894808463412</text:p>
          </table:table-cell>
          <table:table-cell table:formula="of:=0.03*SQRT([.G72])" office:value-type="float" office:value="0.131759374473724" calcext:value-type="float">
            <text:p>0.131759374473724</text:p>
          </table:table-cell>
          <table:table-cell table:formula="of:=[.H72]" office:value-type="float" office:value="0.131759374473724" calcext:value-type="float">
            <text:p>0.131759374473724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71]+0.01*([.I71]-[.J71]-[.K71]-[.N71])" office:value-type="float" office:value="0.19561553524691" calcext:value-type="float">
            <text:p>0.19561553524691</text:p>
          </table:table-cell>
          <table:table-cell table:formula="of:=[.L72]/12*1000" office:value-type="float" office:value="16.3012946039092" calcext:value-type="float">
            <text:p>16.3012946039092</text:p>
          </table:table-cell>
          <table:table-cell table:formula="of:=0.015*SQRT([.M72])" office:value-type="float" office:value="0.0605622926075258" calcext:value-type="float">
            <text:p>0.060562292607526</text:p>
          </table:table-cell>
        </table:table-row>
        <table:table-row table:style-name="ro1">
          <table:table-cell table:formula="of:=[.A72]+0.01" office:value-type="float" office:value="0.71" calcext:value-type="float">
            <text:p>0.71</text:p>
          </table:table-cell>
          <table:table-cell table:formula="of:=[.A73]*12" office:value-type="float" office:value="8.52000000000001" calcext:value-type="float">
            <text:p>8.52000000000001</text:p>
          </table:table-cell>
          <table:table-cell table:formula="of:=IF([.B73]&lt;3;0.13;IF([.B73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72]+0.01*([.C72]-[.D72]-[.E72]-[.H72])" office:value-type="float" office:value="0.258160109596235" calcext:value-type="float">
            <text:p>0.258160109596235</text:p>
          </table:table-cell>
          <table:table-cell table:formula="of:=[.F73]/13.4*1000" office:value-type="float" office:value="19.2656798206146" calcext:value-type="float">
            <text:p>19.2656798206146</text:p>
          </table:table-cell>
          <table:table-cell table:formula="of:=0.03*SQRT([.G73])" office:value-type="float" office:value="0.13167806134111" calcext:value-type="float">
            <text:p>0.13167806134111</text:p>
          </table:table-cell>
          <table:table-cell table:formula="of:=[.H73]" office:value-type="float" office:value="0.13167806134111" calcext:value-type="float">
            <text:p>0.13167806134111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72]+0.01*([.I72]-[.J72]-[.K72]-[.N72])" office:value-type="float" office:value="0.195826306065572" calcext:value-type="float">
            <text:p>0.195826306065572</text:p>
          </table:table-cell>
          <table:table-cell table:formula="of:=[.L73]/12*1000" office:value-type="float" office:value="16.3188588387977" calcext:value-type="float">
            <text:p>16.3188588387977</text:p>
          </table:table-cell>
          <table:table-cell table:formula="of:=0.015*SQRT([.M73])" office:value-type="float" office:value="0.0605949109969598" calcext:value-type="float">
            <text:p>0.06059491099696</text:p>
          </table:table-cell>
        </table:table-row>
        <table:table-row table:style-name="ro1">
          <table:table-cell table:formula="of:=[.A73]+0.01" office:value-type="float" office:value="0.72" calcext:value-type="float">
            <text:p>0.72</text:p>
          </table:table-cell>
          <table:table-cell table:formula="of:=[.A74]*12" office:value-type="float" office:value="8.64" calcext:value-type="float">
            <text:p>8.64</text:p>
          </table:table-cell>
          <table:table-cell table:formula="of:=IF([.B74]&lt;3;0.13;IF([.B74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73]+0.01*([.C73]-[.D73]-[.E73]-[.H73])" office:value-type="float" office:value="0.257841988982824" calcext:value-type="float">
            <text:p>0.257841988982824</text:p>
          </table:table-cell>
          <table:table-cell table:formula="of:=[.F74]/13.4*1000" office:value-type="float" office:value="19.2419394763302" calcext:value-type="float">
            <text:p>19.2419394763302</text:p>
          </table:table-cell>
          <table:table-cell table:formula="of:=0.03*SQRT([.G74])" office:value-type="float" office:value="0.131596905467785" calcext:value-type="float">
            <text:p>0.131596905467785</text:p>
          </table:table-cell>
          <table:table-cell table:formula="of:=[.H74]" office:value-type="float" office:value="0.131596905467785" calcext:value-type="float">
            <text:p>0.131596905467785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73]+0.01*([.I73]-[.J73]-[.K73]-[.N73])" office:value-type="float" office:value="0.196035937569014" calcext:value-type="float">
            <text:p>0.196035937569014</text:p>
          </table:table-cell>
          <table:table-cell table:formula="of:=[.L74]/12*1000" office:value-type="float" office:value="16.3363281307512" calcext:value-type="float">
            <text:p>16.3363281307512</text:p>
          </table:table-cell>
          <table:table-cell table:formula="of:=0.015*SQRT([.M74])" office:value-type="float" office:value="0.0606273356615563" calcext:value-type="float">
            <text:p>0.060627335661556</text:p>
          </table:table-cell>
        </table:table-row>
        <table:table-row table:style-name="ro1">
          <table:table-cell table:formula="of:=[.A74]+0.01" office:value-type="float" office:value="0.73" calcext:value-type="float">
            <text:p>0.73</text:p>
          </table:table-cell>
          <table:table-cell table:formula="of:=[.A75]*12" office:value-type="float" office:value="8.76000000000001" calcext:value-type="float">
            <text:p>8.76000000000001</text:p>
          </table:table-cell>
          <table:table-cell table:formula="of:=IF([.B75]&lt;3;0.13;IF([.B75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74]+0.01*([.C74]-[.D74]-[.E74]-[.H74])" office:value-type="float" office:value="0.257524679928146" calcext:value-type="float">
            <text:p>0.257524679928146</text:p>
          </table:table-cell>
          <table:table-cell table:formula="of:=[.F75]/13.4*1000" office:value-type="float" office:value="19.2182596961303" calcext:value-type="float">
            <text:p>19.2182596961303</text:p>
          </table:table-cell>
          <table:table-cell table:formula="of:=0.03*SQRT([.G75])" office:value-type="float" office:value="0.131515906743319" calcext:value-type="float">
            <text:p>0.131515906743319</text:p>
          </table:table-cell>
          <table:table-cell table:formula="of:=[.H75]" office:value-type="float" office:value="0.131515906743319" calcext:value-type="float">
            <text:p>0.131515906743319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74]+0.01*([.I74]-[.J74]-[.K74]-[.N74])" office:value-type="float" office:value="0.196244433267076" calcext:value-type="float">
            <text:p>0.196244433267076</text:p>
          </table:table-cell>
          <table:table-cell table:formula="of:=[.L75]/12*1000" office:value-type="float" office:value="16.3537027722564" calcext:value-type="float">
            <text:p>16.3537027722564</text:p>
          </table:table-cell>
          <table:table-cell table:formula="of:=0.015*SQRT([.M75])" office:value-type="float" office:value="0.0606595674544229" calcext:value-type="float">
            <text:p>0.060659567454423</text:p>
          </table:table-cell>
        </table:table-row>
        <table:table-row table:style-name="ro1">
          <table:table-cell table:formula="of:=[.A75]+0.01" office:value-type="float" office:value="0.74" calcext:value-type="float">
            <text:p>0.74</text:p>
          </table:table-cell>
          <table:table-cell table:formula="of:=[.A76]*12" office:value-type="float" office:value="8.88000000000001" calcext:value-type="float">
            <text:p>8.88000000000001</text:p>
          </table:table-cell>
          <table:table-cell table:formula="of:=IF([.B76]&lt;3;0.13;IF([.B76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75]+0.01*([.C75]-[.D75]-[.E75]-[.H75])" office:value-type="float" office:value="0.257208180860713" calcext:value-type="float">
            <text:p>0.257208180860713</text:p>
          </table:table-cell>
          <table:table-cell table:formula="of:=[.F76]/13.4*1000" office:value-type="float" office:value="19.1946403627398" calcext:value-type="float">
            <text:p>19.1946403627398</text:p>
          </table:table-cell>
          <table:table-cell table:formula="of:=0.03*SQRT([.G76])" office:value-type="float" office:value="0.131435065056726" calcext:value-type="float">
            <text:p>0.131435065056726</text:p>
          </table:table-cell>
          <table:table-cell table:formula="of:=[.H76]" office:value-type="float" office:value="0.131435065056726" calcext:value-type="float">
            <text:p>0.131435065056726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75]+0.01*([.I75]-[.J75]-[.K75]-[.N75])" office:value-type="float" office:value="0.196451796659965" calcext:value-type="float">
            <text:p>0.196451796659965</text:p>
          </table:table-cell>
          <table:table-cell table:formula="of:=[.L76]/12*1000" office:value-type="float" office:value="16.3709830549971" calcext:value-type="float">
            <text:p>16.3709830549971</text:p>
          </table:table-cell>
          <table:table-cell table:formula="of:=0.015*SQRT([.M76])" office:value-type="float" office:value="0.0606916072235226" calcext:value-type="float">
            <text:p>0.060691607223523</text:p>
          </table:table-cell>
        </table:table-row>
        <table:table-row table:style-name="ro1">
          <table:table-cell table:formula="of:=[.A76]+0.01" office:value-type="float" office:value="0.75" calcext:value-type="float">
            <text:p>0.75</text:p>
          </table:table-cell>
          <table:table-cell table:formula="of:=[.A77]*12" office:value-type="float" office:value="9.00000000000001" calcext:value-type="float">
            <text:p>9.00000000000001</text:p>
          </table:table-cell>
          <table:table-cell table:formula="of:=IF([.B77]&lt;3;0.13;IF([.B77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76]+0.01*([.C76]-[.D76]-[.E76]-[.H76])" office:value-type="float" office:value="0.256892490210146" calcext:value-type="float">
            <text:p>0.256892490210146</text:p>
          </table:table-cell>
          <table:table-cell table:formula="of:=[.F77]/13.4*1000" office:value-type="float" office:value="19.1710813589661" calcext:value-type="float">
            <text:p>19.1710813589661</text:p>
          </table:table-cell>
          <table:table-cell table:formula="of:=0.03*SQRT([.G77])" office:value-type="float" office:value="0.131354380296469" calcext:value-type="float">
            <text:p>0.131354380296469</text:p>
          </table:table-cell>
          <table:table-cell table:formula="of:=[.H77]" office:value-type="float" office:value="0.131354380296469" calcext:value-type="float">
            <text:p>0.131354380296469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76]+0.01*([.I76]-[.J76]-[.K76]-[.N76])" office:value-type="float" office:value="0.196658031238297" calcext:value-type="float">
            <text:p>0.196658031238297</text:p>
          </table:table-cell>
          <table:table-cell table:formula="of:=[.L77]/12*1000" office:value-type="float" office:value="16.3881692698581" calcext:value-type="float">
            <text:p>16.3881692698581</text:p>
          </table:table-cell>
          <table:table-cell table:formula="of:=0.015*SQRT([.M77])" office:value-type="float" office:value="0.0607234558117213" calcext:value-type="float">
            <text:p>0.060723455811721</text:p>
          </table:table-cell>
        </table:table-row>
        <table:table-row table:style-name="ro1">
          <table:table-cell table:formula="of:=[.A77]+0.01" office:value-type="float" office:value="0.76" calcext:value-type="float">
            <text:p>0.76</text:p>
          </table:table-cell>
          <table:table-cell table:formula="of:=[.A78]*12" office:value-type="float" office:value="9.12" calcext:value-type="float">
            <text:p>9.12</text:p>
          </table:table-cell>
          <table:table-cell table:formula="of:=IF([.B78]&lt;3;0.13;IF([.B78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77]+0.01*([.C77]-[.D77]-[.E77]-[.H77])" office:value-type="float" office:value="0.256577606407181" calcext:value-type="float">
            <text:p>0.256577606407181</text:p>
          </table:table-cell>
          <table:table-cell table:formula="of:=[.F78]/13.4*1000" office:value-type="float" office:value="19.1475825677001" calcext:value-type="float">
            <text:p>19.1475825677001</text:p>
          </table:table-cell>
          <table:table-cell table:formula="of:=0.03*SQRT([.G78])" office:value-type="float" office:value="0.131273852350459" calcext:value-type="float">
            <text:p>0.131273852350459</text:p>
          </table:table-cell>
          <table:table-cell table:formula="of:=[.H78]" office:value-type="float" office:value="0.131273852350459" calcext:value-type="float">
            <text:p>0.131273852350459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77]+0.01*([.I77]-[.J77]-[.K77]-[.N77])" office:value-type="float" office:value="0.196863140483145" calcext:value-type="float">
            <text:p>0.196863140483145</text:p>
          </table:table-cell>
          <table:table-cell table:formula="of:=[.L78]/12*1000" office:value-type="float" office:value="16.4052617069287" calcext:value-type="float">
            <text:p>16.4052617069287</text:p>
          </table:table-cell>
          <table:table-cell table:formula="of:=0.015*SQRT([.M78])" office:value-type="float" office:value="0.0607551140568345" calcext:value-type="float">
            <text:p>0.060755114056835</text:p>
          </table:table-cell>
        </table:table-row>
        <table:table-row table:style-name="ro1">
          <table:table-cell table:formula="of:=[.A78]+0.01" office:value-type="float" office:value="0.77" calcext:value-type="float">
            <text:p>0.77</text:p>
          </table:table-cell>
          <table:table-cell table:formula="of:=[.A79]*12" office:value-type="float" office:value="9.24000000000001" calcext:value-type="float">
            <text:p>9.24000000000001</text:p>
          </table:table-cell>
          <table:table-cell table:formula="of:=IF([.B79]&lt;3;0.13;IF([.B79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78]+0.01*([.C78]-[.D78]-[.E78]-[.H78])" office:value-type="float" office:value="0.256263527883677" calcext:value-type="float">
            <text:p>0.256263527883677</text:p>
          </table:table-cell>
          <table:table-cell table:formula="of:=[.F79]/13.4*1000" office:value-type="float" office:value="19.1241438719162" calcext:value-type="float">
            <text:p>19.1241438719162</text:p>
          </table:table-cell>
          <table:table-cell table:formula="of:=0.03*SQRT([.G79])" office:value-type="float" office:value="0.131193481106054" calcext:value-type="float">
            <text:p>0.131193481106054</text:p>
          </table:table-cell>
          <table:table-cell table:formula="of:=[.H79]" office:value-type="float" office:value="0.131193481106054" calcext:value-type="float">
            <text:p>0.131193481106054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78]+0.01*([.I78]-[.J78]-[.K78]-[.N78])" office:value-type="float" office:value="0.197067127866081" calcext:value-type="float">
            <text:p>0.197067127866081</text:p>
          </table:table-cell>
          <table:table-cell table:formula="of:=[.L79]/12*1000" office:value-type="float" office:value="16.4222606555067" calcext:value-type="float">
            <text:p>16.4222606555067</text:p>
          </table:table-cell>
          <table:table-cell table:formula="of:=0.015*SQRT([.M79])" office:value-type="float" office:value="0.0607865827916738" calcext:value-type="float">
            <text:p>0.060786582791674</text:p>
          </table:table-cell>
        </table:table-row>
        <table:table-row table:style-name="ro1">
          <table:table-cell table:formula="of:=[.A79]+0.01" office:value-type="float" office:value="0.78" calcext:value-type="float">
            <text:p>0.78</text:p>
          </table:table-cell>
          <table:table-cell table:formula="of:=[.A80]*12" office:value-type="float" office:value="9.36000000000001" calcext:value-type="float">
            <text:p>9.36000000000001</text:p>
          </table:table-cell>
          <table:table-cell table:formula="of:=IF([.B80]&lt;3;0.13;IF([.B80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79]+0.01*([.C79]-[.D79]-[.E79]-[.H79])" office:value-type="float" office:value="0.255950253072616" calcext:value-type="float">
            <text:p>0.255950253072616</text:p>
          </table:table-cell>
          <table:table-cell table:formula="of:=[.F80]/13.4*1000" office:value-type="float" office:value="19.1007651546728" calcext:value-type="float">
            <text:p>19.1007651546728</text:p>
          </table:table-cell>
          <table:table-cell table:formula="of:=0.03*SQRT([.G80])" office:value-type="float" office:value="0.131113266450064" calcext:value-type="float">
            <text:p>0.131113266450064</text:p>
          </table:table-cell>
          <table:table-cell table:formula="of:=[.H80]" office:value-type="float" office:value="0.131113266450064" calcext:value-type="float">
            <text:p>0.131113266450064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79]+0.01*([.I79]-[.J79]-[.K79]-[.N79])" office:value-type="float" office:value="0.197269996849225" calcext:value-type="float">
            <text:p>0.197269996849225</text:p>
          </table:table-cell>
          <table:table-cell table:formula="of:=[.L80]/12*1000" office:value-type="float" office:value="16.4391664041021" calcext:value-type="float">
            <text:p>16.4391664041021</text:p>
          </table:table-cell>
          <table:table-cell table:formula="of:=0.015*SQRT([.M80])" office:value-type="float" office:value="0.0608178628440935" calcext:value-type="float">
            <text:p>0.060817862844094</text:p>
          </table:table-cell>
        </table:table-row>
        <table:table-row table:style-name="ro1">
          <table:table-cell table:formula="of:=[.A80]+0.01" office:value-type="float" office:value="0.790000000000001" calcext:value-type="float">
            <text:p>0.790000000000001</text:p>
          </table:table-cell>
          <table:table-cell table:formula="of:=[.A81]*12" office:value-type="float" office:value="9.48000000000001" calcext:value-type="float">
            <text:p>9.48000000000001</text:p>
          </table:table-cell>
          <table:table-cell table:formula="of:=IF([.B81]&lt;3;0.13;IF([.B81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80]+0.01*([.C80]-[.D80]-[.E80]-[.H80])" office:value-type="float" office:value="0.255637780408115" calcext:value-type="float">
            <text:p>0.255637780408115</text:p>
          </table:table-cell>
          <table:table-cell table:formula="of:=[.F81]/13.4*1000" office:value-type="float" office:value="19.0774462991131" calcext:value-type="float">
            <text:p>19.0774462991131</text:p>
          </table:table-cell>
          <table:table-cell table:formula="of:=0.03*SQRT([.G81])" office:value-type="float" office:value="0.131033208268751" calcext:value-type="float">
            <text:p>0.131033208268751</text:p>
          </table:table-cell>
          <table:table-cell table:formula="of:=[.H81]" office:value-type="float" office:value="0.131033208268751" calcext:value-type="float">
            <text:p>0.131033208268751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80]+0.01*([.I80]-[.J80]-[.K80]-[.N80])" office:value-type="float" office:value="0.197471750885284" calcext:value-type="float">
            <text:p>0.197471750885284</text:p>
          </table:table-cell>
          <table:table-cell table:formula="of:=[.L81]/12*1000" office:value-type="float" office:value="16.4559792404404" calcext:value-type="float">
            <text:p>16.4559792404404</text:p>
          </table:table-cell>
          <table:table-cell table:formula="of:=0.015*SQRT([.M81])" office:value-type="float" office:value="0.0608489550370348" calcext:value-type="float">
            <text:p>0.060848955037035</text:p>
          </table:table-cell>
        </table:table-row>
        <table:table-row table:style-name="ro1">
          <table:table-cell table:formula="of:=[.A81]+0.01" office:value-type="float" office:value="0.8" calcext:value-type="float">
            <text:p>0.8</text:p>
          </table:table-cell>
          <table:table-cell table:formula="of:=[.A82]*12" office:value-type="float" office:value="9.60000000000001" calcext:value-type="float">
            <text:p>9.60000000000001</text:p>
          </table:table-cell>
          <table:table-cell table:formula="of:=IF([.B82]&lt;3;0.13;IF([.B82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81]+0.01*([.C81]-[.D81]-[.E81]-[.H81])" office:value-type="float" office:value="0.255326108325428" calcext:value-type="float">
            <text:p>0.255326108325428</text:p>
          </table:table-cell>
          <table:table-cell table:formula="of:=[.F82]/13.4*1000" office:value-type="float" office:value="19.0541871884648" calcext:value-type="float">
            <text:p>19.0541871884648</text:p>
          </table:table-cell>
          <table:table-cell table:formula="of:=0.03*SQRT([.G82])" office:value-type="float" office:value="0.130953306447826" calcext:value-type="float">
            <text:p>0.130953306447826</text:p>
          </table:table-cell>
          <table:table-cell table:formula="of:=[.H82]" office:value-type="float" office:value="0.130953306447826" calcext:value-type="float">
            <text:p>0.130953306447826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81]+0.01*([.I81]-[.J81]-[.K81]-[.N81])" office:value-type="float" office:value="0.197672393417602" calcext:value-type="float">
            <text:p>0.197672393417602</text:p>
          </table:table-cell>
          <table:table-cell table:formula="of:=[.L82]/12*1000" office:value-type="float" office:value="16.4726994514668" calcext:value-type="float">
            <text:p>16.4726994514668</text:p>
          </table:table-cell>
          <table:table-cell table:formula="of:=0.015*SQRT([.M82])" office:value-type="float" office:value="0.0608798601885716" calcext:value-type="float">
            <text:p>0.060879860188572</text:p>
          </table:table-cell>
        </table:table-row>
        <table:table-row table:style-name="ro1">
          <table:table-cell table:formula="of:=[.A82]+0.01" office:value-type="float" office:value="0.810000000000001" calcext:value-type="float">
            <text:p>0.810000000000001</text:p>
          </table:table-cell>
          <table:table-cell table:formula="of:=[.A83]*12" office:value-type="float" office:value="9.72000000000001" calcext:value-type="float">
            <text:p>9.72000000000001</text:p>
          </table:table-cell>
          <table:table-cell table:formula="of:=IF([.B83]&lt;3;0.13;IF([.B83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82]+0.01*([.C82]-[.D82]-[.E82]-[.H82])" office:value-type="float" office:value="0.25501523526095" calcext:value-type="float">
            <text:p>0.25501523526095</text:p>
          </table:table-cell>
          <table:table-cell table:formula="of:=[.F83]/13.4*1000" office:value-type="float" office:value="19.030987706041" calcext:value-type="float">
            <text:p>19.030987706041</text:p>
          </table:table-cell>
          <table:table-cell table:formula="of:=0.03*SQRT([.G83])" office:value-type="float" office:value="0.130873560872458" calcext:value-type="float">
            <text:p>0.130873560872458</text:p>
          </table:table-cell>
          <table:table-cell table:formula="of:=[.H83]" office:value-type="float" office:value="0.130873560872458" calcext:value-type="float">
            <text:p>0.130873560872458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82]+0.01*([.I82]-[.J82]-[.K82]-[.N82])" office:value-type="float" office:value="0.197871927880194" calcext:value-type="float">
            <text:p>0.197871927880194</text:p>
          </table:table-cell>
          <table:table-cell table:formula="of:=[.L83]/12*1000" office:value-type="float" office:value="16.4893273233495" calcext:value-type="float">
            <text:p>16.4893273233495</text:p>
          </table:table-cell>
          <table:table-cell table:formula="of:=0.015*SQRT([.M83])" office:value-type="float" office:value="0.0609105791119543" calcext:value-type="float">
            <text:p>0.060910579111954</text:p>
          </table:table-cell>
        </table:table-row>
        <table:table-row table:style-name="ro1">
          <table:table-cell table:formula="of:=[.A83]+0.01" office:value-type="float" office:value="0.82" calcext:value-type="float">
            <text:p>0.82</text:p>
          </table:table-cell>
          <table:table-cell table:formula="of:=[.A84]*12" office:value-type="float" office:value="9.84000000000001" calcext:value-type="float">
            <text:p>9.84000000000001</text:p>
          </table:table-cell>
          <table:table-cell table:formula="of:=IF([.B84]&lt;3;0.13;IF([.B84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83]+0.01*([.C83]-[.D83]-[.E83]-[.H83])" office:value-type="float" office:value="0.254705159652225" calcext:value-type="float">
            <text:p>0.254705159652225</text:p>
          </table:table-cell>
          <table:table-cell table:formula="of:=[.F84]/13.4*1000" office:value-type="float" office:value="19.0078477352407" calcext:value-type="float">
            <text:p>19.0078477352407</text:p>
          </table:table-cell>
          <table:table-cell table:formula="of:=0.03*SQRT([.G84])" office:value-type="float" office:value="0.130793971427267" calcext:value-type="float">
            <text:p>0.130793971427267</text:p>
          </table:table-cell>
          <table:table-cell table:formula="of:=[.H84]" office:value-type="float" office:value="0.130793971427267" calcext:value-type="float">
            <text:p>0.130793971427267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83]+0.01*([.I83]-[.J83]-[.K83]-[.N83])" office:value-type="float" office:value="0.198070357697799" calcext:value-type="float">
            <text:p>0.198070357697799</text:p>
          </table:table-cell>
          <table:table-cell table:formula="of:=[.L84]/12*1000" office:value-type="float" office:value="16.5058631414833" calcext:value-type="float">
            <text:p>16.5058631414833</text:p>
          </table:table-cell>
          <table:table-cell table:formula="of:=0.015*SQRT([.M84])" office:value-type="float" office:value="0.0609411126156533" calcext:value-type="float">
            <text:p>0.060941112615653</text:p>
          </table:table-cell>
        </table:table-row>
        <table:table-row table:style-name="ro1">
          <table:table-cell table:formula="of:=[.A84]+0.01" office:value-type="float" office:value="0.83" calcext:value-type="float">
            <text:p>0.83</text:p>
          </table:table-cell>
          <table:table-cell table:formula="of:=[.A85]*12" office:value-type="float" office:value="9.96000000000001" calcext:value-type="float">
            <text:p>9.96000000000001</text:p>
          </table:table-cell>
          <table:table-cell table:formula="of:=IF([.B85]&lt;3;0.13;IF([.B85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84]+0.01*([.C84]-[.D84]-[.E84]-[.H84])" office:value-type="float" office:value="0.254395879937952" calcext:value-type="float">
            <text:p>0.254395879937952</text:p>
          </table:table-cell>
          <table:table-cell table:formula="of:=[.F85]/13.4*1000" office:value-type="float" office:value="18.9847671595487" calcext:value-type="float">
            <text:p>18.9847671595487</text:p>
          </table:table-cell>
          <table:table-cell table:formula="of:=0.03*SQRT([.G85])" office:value-type="float" office:value="0.130714537996329" calcext:value-type="float">
            <text:p>0.130714537996329</text:p>
          </table:table-cell>
          <table:table-cell table:formula="of:=[.H85]" office:value-type="float" office:value="0.130714537996329" calcext:value-type="float">
            <text:p>0.130714537996329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84]+0.01*([.I84]-[.J84]-[.K84]-[.N84])" office:value-type="float" office:value="0.198267686285915" calcext:value-type="float">
            <text:p>0.198267686285915</text:p>
          </table:table-cell>
          <table:table-cell table:formula="of:=[.L85]/12*1000" office:value-type="float" office:value="16.5223071904929" calcext:value-type="float">
            <text:p>16.5223071904929</text:p>
          </table:table-cell>
          <table:table-cell table:formula="of:=0.015*SQRT([.M85])" office:value-type="float" office:value="0.0609714615034027" calcext:value-type="float">
            <text:p>0.060971461503403</text:p>
          </table:table-cell>
        </table:table-row>
        <table:table-row table:style-name="ro1">
          <table:table-cell table:formula="of:=[.A85]+0.01" office:value-type="float" office:value="0.84" calcext:value-type="float">
            <text:p>0.84</text:p>
          </table:table-cell>
          <table:table-cell table:formula="of:=[.A86]*12" office:value-type="float" office:value="10.08" calcext:value-type="float">
            <text:p>10.08</text:p>
          </table:table-cell>
          <table:table-cell table:formula="of:=IF([.B86]&lt;3;0.13;IF([.B86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85]+0.01*([.C85]-[.D85]-[.E85]-[.H85])" office:value-type="float" office:value="0.254087394557989" calcext:value-type="float">
            <text:p>0.254087394557989</text:p>
          </table:table-cell>
          <table:table-cell table:formula="of:=[.F86]/13.4*1000" office:value-type="float" office:value="18.9617458625365" calcext:value-type="float">
            <text:p>18.9617458625365</text:p>
          </table:table-cell>
          <table:table-cell table:formula="of:=0.03*SQRT([.G86])" office:value-type="float" office:value="0.13063526046318" calcext:value-type="float">
            <text:p>0.13063526046318</text:p>
          </table:table-cell>
          <table:table-cell table:formula="of:=[.H86]" office:value-type="float" office:value="0.13063526046318" calcext:value-type="float">
            <text:p>0.13063526046318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85]+0.01*([.I85]-[.J85]-[.K85]-[.N85])" office:value-type="float" office:value="0.198463917050845" calcext:value-type="float">
            <text:p>0.198463917050845</text:p>
          </table:table-cell>
          <table:table-cell table:formula="of:=[.L86]/12*1000" office:value-type="float" office:value="16.538659754237" calcext:value-type="float">
            <text:p>16.538659754237</text:p>
          </table:table-cell>
          <table:table-cell table:formula="of:=0.015*SQRT([.M86])" office:value-type="float" office:value="0.0610016265742426" calcext:value-type="float">
            <text:p>0.061001626574243</text:p>
          </table:table-cell>
        </table:table-row>
        <table:table-row table:style-name="ro1">
          <table:table-cell table:formula="of:=[.A86]+0.01" office:value-type="float" office:value="0.850000000000001" calcext:value-type="float">
            <text:p>0.850000000000001</text:p>
          </table:table-cell>
          <table:table-cell table:formula="of:=[.A87]*12" office:value-type="float" office:value="10.2" calcext:value-type="float">
            <text:p>10.2</text:p>
          </table:table-cell>
          <table:table-cell table:formula="of:=IF([.B87]&lt;3;0.13;IF([.B87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86]+0.01*([.C86]-[.D86]-[.E86]-[.H86])" office:value-type="float" office:value="0.253779701953357" calcext:value-type="float">
            <text:p>0.253779701953357</text:p>
          </table:table-cell>
          <table:table-cell table:formula="of:=[.F87]/13.4*1000" office:value-type="float" office:value="18.9387837278625" calcext:value-type="float">
            <text:p>18.9387837278625</text:p>
          </table:table-cell>
          <table:table-cell table:formula="of:=0.03*SQRT([.G87])" office:value-type="float" office:value="0.13055613871081" calcext:value-type="float">
            <text:p>0.13055613871081</text:p>
          </table:table-cell>
          <table:table-cell table:formula="of:=[.H87]" office:value-type="float" office:value="0.13055613871081" calcext:value-type="float">
            <text:p>0.13055613871081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86]+0.01*([.I86]-[.J86]-[.K86]-[.N86])" office:value-type="float" office:value="0.198659053389734" calcext:value-type="float">
            <text:p>0.198659053389734</text:p>
          </table:table-cell>
          <table:table-cell table:formula="of:=[.L87]/12*1000" office:value-type="float" office:value="16.5549211158112" calcext:value-type="float">
            <text:p>16.5549211158112</text:p>
          </table:table-cell>
          <table:table-cell table:formula="of:=0.015*SQRT([.M87])" office:value-type="float" office:value="0.0610316086225614" calcext:value-type="float">
            <text:p>0.061031608622561</text:p>
          </table:table-cell>
        </table:table-row>
        <table:table-row table:style-name="ro1">
          <table:table-cell table:formula="of:=[.A87]+0.01" office:value-type="float" office:value="0.860000000000001" calcext:value-type="float">
            <text:p>0.860000000000001</text:p>
          </table:table-cell>
          <table:table-cell table:formula="of:=[.A88]*12" office:value-type="float" office:value="10.32" calcext:value-type="float">
            <text:p>10.32</text:p>
          </table:table-cell>
          <table:table-cell table:formula="of:=IF([.B88]&lt;3;0.13;IF([.B88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87]+0.01*([.C87]-[.D87]-[.E87]-[.H87])" office:value-type="float" office:value="0.253472800566249" calcext:value-type="float">
            <text:p>0.253472800566249</text:p>
          </table:table-cell>
          <table:table-cell table:formula="of:=[.F88]/13.4*1000" office:value-type="float" office:value="18.9158806392723" calcext:value-type="float">
            <text:p>18.9158806392723</text:p>
          </table:table-cell>
          <table:table-cell table:formula="of:=0.03*SQRT([.G88])" office:value-type="float" office:value="0.13047717262167" calcext:value-type="float">
            <text:p>0.13047717262167</text:p>
          </table:table-cell>
          <table:table-cell table:formula="of:=[.H88]" office:value-type="float" office:value="0.13047717262167" calcext:value-type="float">
            <text:p>0.13047717262167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87]+0.01*([.I87]-[.J87]-[.K87]-[.N87])" office:value-type="float" office:value="0.198853098690616" calcext:value-type="float">
            <text:p>0.198853098690616</text:p>
          </table:table-cell>
          <table:table-cell table:formula="of:=[.L88]/12*1000" office:value-type="float" office:value="16.5710915575514" calcext:value-type="float">
            <text:p>16.5710915575514</text:p>
          </table:table-cell>
          <table:table-cell table:formula="of:=0.015*SQRT([.M88])" office:value-type="float" office:value="0.0610614084381376" calcext:value-type="float">
            <text:p>0.061061408438138</text:p>
          </table:table-cell>
        </table:table-row>
        <table:table-row table:style-name="ro1">
          <table:table-cell table:formula="of:=[.A88]+0.01" office:value-type="float" office:value="0.87" calcext:value-type="float">
            <text:p>0.87</text:p>
          </table:table-cell>
          <table:table-cell table:formula="of:=[.A89]*12" office:value-type="float" office:value="10.44" calcext:value-type="float">
            <text:p>10.44</text:p>
          </table:table-cell>
          <table:table-cell table:formula="of:=IF([.B89]&lt;3;0.13;IF([.B89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88]+0.01*([.C88]-[.D88]-[.E88]-[.H88])" office:value-type="float" office:value="0.253166688840032" calcext:value-type="float">
            <text:p>0.253166688840032</text:p>
          </table:table-cell>
          <table:table-cell table:formula="of:=[.F89]/13.4*1000" office:value-type="float" office:value="18.8930364805994" calcext:value-type="float">
            <text:p>18.8930364805994</text:p>
          </table:table-cell>
          <table:table-cell table:formula="of:=0.03*SQRT([.G89])" office:value-type="float" office:value="0.130398362077671" calcext:value-type="float">
            <text:p>0.130398362077671</text:p>
          </table:table-cell>
          <table:table-cell table:formula="of:=[.H89]" office:value-type="float" office:value="0.130398362077671" calcext:value-type="float">
            <text:p>0.130398362077671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88]+0.01*([.I88]-[.J88]-[.K88]-[.N88])" office:value-type="float" office:value="0.199046056332452" calcext:value-type="float">
            <text:p>0.199046056332452</text:p>
          </table:table-cell>
          <table:table-cell table:formula="of:=[.L89]/12*1000" office:value-type="float" office:value="16.5871713610376" calcext:value-type="float">
            <text:p>16.5871713610376</text:p>
          </table:table-cell>
          <table:table-cell table:formula="of:=0.015*SQRT([.M89])" office:value-type="float" office:value="0.0610910268061805" calcext:value-type="float">
            <text:p>0.061091026806181</text:p>
          </table:table-cell>
        </table:table-row>
        <table:table-row table:style-name="ro1">
          <table:table-cell table:formula="of:=[.A89]+0.01" office:value-type="float" office:value="0.88" calcext:value-type="float">
            <text:p>0.88</text:p>
          </table:table-cell>
          <table:table-cell table:formula="of:=[.A90]*12" office:value-type="float" office:value="10.56" calcext:value-type="float">
            <text:p>10.56</text:p>
          </table:table-cell>
          <table:table-cell table:formula="of:=IF([.B90]&lt;3;0.13;IF([.B90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89]+0.01*([.C89]-[.D89]-[.E89]-[.H89])" office:value-type="float" office:value="0.252861365219256" calcext:value-type="float">
            <text:p>0.252861365219256</text:p>
          </table:table-cell>
          <table:table-cell table:formula="of:=[.F90]/13.4*1000" office:value-type="float" office:value="18.8702511357654" calcext:value-type="float">
            <text:p>18.8702511357654</text:p>
          </table:table-cell>
          <table:table-cell table:formula="of:=0.03*SQRT([.G90])" office:value-type="float" office:value="0.130319706960186" calcext:value-type="float">
            <text:p>0.130319706960186</text:p>
          </table:table-cell>
          <table:table-cell table:formula="of:=[.H90]" office:value-type="float" office:value="0.130319706960186" calcext:value-type="float">
            <text:p>0.130319706960186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89]+0.01*([.I89]-[.J89]-[.K89]-[.N89])" office:value-type="float" office:value="0.199237929685167" calcext:value-type="float">
            <text:p>0.199237929685167</text:p>
          </table:table-cell>
          <table:table-cell table:formula="of:=[.L90]/12*1000" office:value-type="float" office:value="16.6031608070972" calcext:value-type="float">
            <text:p>16.6031608070972</text:p>
          </table:table-cell>
          <table:table-cell table:formula="of:=0.015*SQRT([.M90])" office:value-type="float" office:value="0.0611204645073716" calcext:value-type="float">
            <text:p>0.061120464507372</text:p>
          </table:table-cell>
        </table:table-row>
        <table:table-row table:style-name="ro1">
          <table:table-cell table:formula="of:=[.A90]+0.01" office:value-type="float" office:value="0.890000000000001" calcext:value-type="float">
            <text:p>0.890000000000001</text:p>
          </table:table-cell>
          <table:table-cell table:formula="of:=[.A91]*12" office:value-type="float" office:value="10.68" calcext:value-type="float">
            <text:p>10.68</text:p>
          </table:table-cell>
          <table:table-cell table:formula="of:=IF([.B91]&lt;3;0.13;IF([.B91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90]+0.01*([.C90]-[.D90]-[.E90]-[.H90])" office:value-type="float" office:value="0.252556828149654" calcext:value-type="float">
            <text:p>0.252556828149654</text:p>
          </table:table-cell>
          <table:table-cell table:formula="of:=[.F91]/13.4*1000" office:value-type="float" office:value="18.8475244887801" calcext:value-type="float">
            <text:p>18.8475244887801</text:p>
          </table:table-cell>
          <table:table-cell table:formula="of:=0.03*SQRT([.G91])" office:value-type="float" office:value="0.13024120715005" calcext:value-type="float">
            <text:p>0.13024120715005</text:p>
          </table:table-cell>
          <table:table-cell table:formula="of:=[.H91]" office:value-type="float" office:value="0.13024120715005" calcext:value-type="float">
            <text:p>0.13024120715005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90]+0.01*([.I90]-[.J90]-[.K90]-[.N90])" office:value-type="float" office:value="0.199428722109695" calcext:value-type="float">
            <text:p>0.199428722109695</text:p>
          </table:table-cell>
          <table:table-cell table:formula="of:=[.L91]/12*1000" office:value-type="float" office:value="16.6190601758079" calcext:value-type="float">
            <text:p>16.6190601758079</text:p>
          </table:table-cell>
          <table:table-cell table:formula="of:=0.015*SQRT([.M91])" office:value-type="float" office:value="0.0611497223179041" calcext:value-type="float">
            <text:p>0.061149722317904</text:p>
          </table:table-cell>
        </table:table-row>
        <table:table-row table:style-name="ro1">
          <table:table-cell table:formula="of:=[.A91]+0.01" office:value-type="float" office:value="0.900000000000001" calcext:value-type="float">
            <text:p>0.900000000000001</text:p>
          </table:table-cell>
          <table:table-cell table:formula="of:=[.A92]*12" office:value-type="float" office:value="10.8" calcext:value-type="float">
            <text:p>10.8</text:p>
          </table:table-cell>
          <table:table-cell table:formula="of:=IF([.B92]&lt;3;0.13;IF([.B92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91]+0.01*([.C91]-[.D91]-[.E91]-[.H91])" office:value-type="float" office:value="0.252253076078153" calcext:value-type="float">
            <text:p>0.252253076078153</text:p>
          </table:table-cell>
          <table:table-cell table:formula="of:=[.F92]/13.4*1000" office:value-type="float" office:value="18.8248564237428" calcext:value-type="float">
            <text:p>18.8248564237428</text:p>
          </table:table-cell>
          <table:table-cell table:formula="of:=0.03*SQRT([.G92])" office:value-type="float" office:value="0.13016286252756" calcext:value-type="float">
            <text:p>0.13016286252756</text:p>
          </table:table-cell>
          <table:table-cell table:formula="of:=[.H92]" office:value-type="float" office:value="0.13016286252756" calcext:value-type="float">
            <text:p>0.13016286252756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91]+0.01*([.I91]-[.J91]-[.K91]-[.N91])" office:value-type="float" office:value="0.199618436958016" calcext:value-type="float">
            <text:p>0.199618436958016</text:p>
          </table:table-cell>
          <table:table-cell table:formula="of:=[.L92]/12*1000" office:value-type="float" office:value="16.6348697465014" calcext:value-type="float">
            <text:p>16.6348697465014</text:p>
          </table:table-cell>
          <table:table-cell table:formula="of:=0.015*SQRT([.M92])" office:value-type="float" office:value="0.061178801009523" calcext:value-type="float">
            <text:p>0.061178801009523</text:p>
          </table:table-cell>
        </table:table-row>
        <table:table-row table:style-name="ro1">
          <table:table-cell table:formula="of:=[.A92]+0.01" office:value-type="float" office:value="0.910000000000001" calcext:value-type="float">
            <text:p>0.910000000000001</text:p>
          </table:table-cell>
          <table:table-cell table:formula="of:=[.A93]*12" office:value-type="float" office:value="10.92" calcext:value-type="float">
            <text:p>10.92</text:p>
          </table:table-cell>
          <table:table-cell table:formula="of:=IF([.B93]&lt;3;0.13;IF([.B93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92]+0.01*([.C92]-[.D92]-[.E92]-[.H92])" office:value-type="float" office:value="0.251950107452878" calcext:value-type="float">
            <text:p>0.251950107452878</text:p>
          </table:table-cell>
          <table:table-cell table:formula="of:=[.F93]/13.4*1000" office:value-type="float" office:value="18.8022468248416" calcext:value-type="float">
            <text:p>18.8022468248416</text:p>
          </table:table-cell>
          <table:table-cell table:formula="of:=0.03*SQRT([.G93])" office:value-type="float" office:value="0.130084672972482" calcext:value-type="float">
            <text:p>0.130084672972482</text:p>
          </table:table-cell>
          <table:table-cell table:formula="of:=[.H93]" office:value-type="float" office:value="0.130084672972482" calcext:value-type="float">
            <text:p>0.130084672972482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92]+0.01*([.I92]-[.J92]-[.K92]-[.N92])" office:value-type="float" office:value="0.199807077573197" calcext:value-type="float">
            <text:p>0.199807077573197</text:p>
          </table:table-cell>
          <table:table-cell table:formula="of:=[.L93]/12*1000" office:value-type="float" office:value="16.6505897977664" calcext:value-type="float">
            <text:p>16.6505897977664</text:p>
          </table:table-cell>
          <table:table-cell table:formula="of:=0.015*SQRT([.M93])" office:value-type="float" office:value="0.0612077013495642" calcext:value-type="float">
            <text:p>0.061207701349564</text:p>
          </table:table-cell>
        </table:table-row>
        <table:table-row table:style-name="ro1">
          <table:table-cell table:formula="of:=[.A93]+0.01" office:value-type="float" office:value="0.92" calcext:value-type="float">
            <text:p>0.92</text:p>
          </table:table-cell>
          <table:table-cell table:formula="of:=[.A94]*12" office:value-type="float" office:value="11.04" calcext:value-type="float">
            <text:p>11.04</text:p>
          </table:table-cell>
          <table:table-cell table:formula="of:=IF([.B94]&lt;3;0.13;IF([.B94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93]+0.01*([.C93]-[.D93]-[.E93]-[.H93])" office:value-type="float" office:value="0.251647920723153" calcext:value-type="float">
            <text:p>0.251647920723153</text:p>
          </table:table-cell>
          <table:table-cell table:formula="of:=[.F94]/13.4*1000" office:value-type="float" office:value="18.7796955763547" calcext:value-type="float">
            <text:p>18.7796955763547</text:p>
          </table:table-cell>
          <table:table-cell table:formula="of:=0.03*SQRT([.G94])" office:value-type="float" office:value="0.130006638364044" calcext:value-type="float">
            <text:p>0.130006638364044</text:p>
          </table:table-cell>
          <table:table-cell table:formula="of:=[.H94]" office:value-type="float" office:value="0.130006638364044" calcext:value-type="float">
            <text:p>0.130006638364044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93]+0.01*([.I93]-[.J93]-[.K93]-[.N93])" office:value-type="float" office:value="0.199994647289426" calcext:value-type="float">
            <text:p>0.199994647289426</text:p>
          </table:table-cell>
          <table:table-cell table:formula="of:=[.L94]/12*1000" office:value-type="float" office:value="16.6662206074522" calcext:value-type="float">
            <text:p>16.6662206074522</text:p>
          </table:table-cell>
          <table:table-cell table:formula="of:=0.015*SQRT([.M94])" office:value-type="float" office:value="0.0612364241009935" calcext:value-type="float">
            <text:p>0.061236424100994</text:p>
          </table:table-cell>
        </table:table-row>
        <table:table-row table:style-name="ro1">
          <table:table-cell table:formula="of:=[.A94]+0.01" office:value-type="float" office:value="0.930000000000001" calcext:value-type="float">
            <text:p>0.930000000000001</text:p>
          </table:table-cell>
          <table:table-cell table:formula="of:=[.A95]*12" office:value-type="float" office:value="11.16" calcext:value-type="float">
            <text:p>11.16</text:p>
          </table:table-cell>
          <table:table-cell table:formula="of:=IF([.B95]&lt;3;0.13;IF([.B95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94]+0.01*([.C94]-[.D94]-[.E94]-[.H94])" office:value-type="float" office:value="0.251346514339512" calcext:value-type="float">
            <text:p>0.251346514339512</text:p>
          </table:table-cell>
          <table:table-cell table:formula="of:=[.F95]/13.4*1000" office:value-type="float" office:value="18.7572025626502" calcext:value-type="float">
            <text:p>18.7572025626502</text:p>
          </table:table-cell>
          <table:table-cell table:formula="of:=0.03*SQRT([.G95])" office:value-type="float" office:value="0.129928758580944" calcext:value-type="float">
            <text:p>0.129928758580944</text:p>
          </table:table-cell>
          <table:table-cell table:formula="of:=[.H95]" office:value-type="float" office:value="0.129928758580944" calcext:value-type="float">
            <text:p>0.129928758580944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94]+0.01*([.I94]-[.J94]-[.K94]-[.N94])" office:value-type="float" office:value="0.200181149432056" calcext:value-type="float">
            <text:p>0.200181149432056</text:p>
          </table:table-cell>
          <table:table-cell table:formula="of:=[.L95]/12*1000" office:value-type="float" office:value="16.6817624526714" calcext:value-type="float">
            <text:p>16.6817624526714</text:p>
          </table:table-cell>
          <table:table-cell table:formula="of:=0.015*SQRT([.M95])" office:value-type="float" office:value="0.0612649700224448" calcext:value-type="float">
            <text:p>0.061264970022445</text:p>
          </table:table-cell>
        </table:table-row>
        <table:table-row table:style-name="ro1">
          <table:table-cell table:formula="of:=[.A95]+0.01" office:value-type="float" office:value="0.940000000000001" calcext:value-type="float">
            <text:p>0.940000000000001</text:p>
          </table:table-cell>
          <table:table-cell table:formula="of:=[.A96]*12" office:value-type="float" office:value="11.28" calcext:value-type="float">
            <text:p>11.28</text:p>
          </table:table-cell>
          <table:table-cell table:formula="of:=IF([.B96]&lt;3;0.13;IF([.B96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95]+0.01*([.C95]-[.D95]-[.E95]-[.H95])" office:value-type="float" office:value="0.251045886753703" calcext:value-type="float">
            <text:p>0.251045886753703</text:p>
          </table:table-cell>
          <table:table-cell table:formula="of:=[.F96]/13.4*1000" office:value-type="float" office:value="18.7347676681868" calcext:value-type="float">
            <text:p>18.7347676681868</text:p>
          </table:table-cell>
          <table:table-cell table:formula="of:=0.03*SQRT([.G96])" office:value-type="float" office:value="0.129851033501348" calcext:value-type="float">
            <text:p>0.129851033501348</text:p>
          </table:table-cell>
          <table:table-cell table:formula="of:=[.H96]" office:value-type="float" office:value="0.129851033501348" calcext:value-type="float">
            <text:p>0.129851033501348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95]+0.01*([.I95]-[.J95]-[.K95]-[.N95])" office:value-type="float" office:value="0.200366587317641" calcext:value-type="float">
            <text:p>0.200366587317641</text:p>
          </table:table-cell>
          <table:table-cell table:formula="of:=[.L96]/12*1000" office:value-type="float" office:value="16.6972156098034" calcext:value-type="float">
            <text:p>16.6972156098034</text:p>
          </table:table-cell>
          <table:table-cell table:formula="of:=0.015*SQRT([.M96])" office:value-type="float" office:value="0.0612933398682579" calcext:value-type="float">
            <text:p>0.061293339868258</text:p>
          </table:table-cell>
        </table:table-row>
        <table:table-row table:style-name="ro1">
          <table:table-cell table:formula="of:=[.A96]+0.01" office:value-type="float" office:value="0.950000000000001" calcext:value-type="float">
            <text:p>0.950000000000001</text:p>
          </table:table-cell>
          <table:table-cell table:formula="of:=[.A97]*12" office:value-type="float" office:value="11.4" calcext:value-type="float">
            <text:p>11.4</text:p>
          </table:table-cell>
          <table:table-cell table:formula="of:=IF([.B97]&lt;3;0.13;IF([.B97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96]+0.01*([.C96]-[.D96]-[.E96]-[.H96])" office:value-type="float" office:value="0.25074603641869" calcext:value-type="float">
            <text:p>0.25074603641869</text:p>
          </table:table-cell>
          <table:table-cell table:formula="of:=[.F97]/13.4*1000" office:value-type="float" office:value="18.7123907775141" calcext:value-type="float">
            <text:p>18.7123907775141</text:p>
          </table:table-cell>
          <table:table-cell table:formula="of:=0.03*SQRT([.G97])" office:value-type="float" office:value="0.129773463002891" calcext:value-type="float">
            <text:p>0.129773463002891</text:p>
          </table:table-cell>
          <table:table-cell table:formula="of:=[.H97]" office:value-type="float" office:value="0.129773463002891" calcext:value-type="float">
            <text:p>0.129773463002891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96]+0.01*([.I96]-[.J96]-[.K96]-[.N96])" office:value-type="float" office:value="0.200550964253972" calcext:value-type="float">
            <text:p>0.200550964253972</text:p>
          </table:table-cell>
          <table:table-cell table:formula="of:=[.L97]/12*1000" office:value-type="float" office:value="16.7125803544977" calcext:value-type="float">
            <text:p>16.7125803544977</text:p>
          </table:table-cell>
          <table:table-cell table:formula="of:=0.015*SQRT([.M97])" office:value-type="float" office:value="0.0613215343885162" calcext:value-type="float">
            <text:p>0.061321534388516</text:p>
          </table:table-cell>
        </table:table-row>
        <table:table-row table:style-name="ro1">
          <table:table-cell table:formula="of:=[.A97]+0.01" office:value-type="float" office:value="0.960000000000001" calcext:value-type="float">
            <text:p>0.960000000000001</text:p>
          </table:table-cell>
          <table:table-cell table:formula="of:=[.A98]*12" office:value-type="float" office:value="11.52" calcext:value-type="float">
            <text:p>11.52</text:p>
          </table:table-cell>
          <table:table-cell table:formula="of:=IF([.B98]&lt;3;0.13;IF([.B98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97]+0.01*([.C97]-[.D97]-[.E97]-[.H97])" office:value-type="float" office:value="0.250446961788661" calcext:value-type="float">
            <text:p>0.250446961788661</text:p>
          </table:table-cell>
          <table:table-cell table:formula="of:=[.F98]/13.4*1000" office:value-type="float" office:value="18.6900717752732" calcext:value-type="float">
            <text:p>18.6900717752732</text:p>
          </table:table-cell>
          <table:table-cell table:formula="of:=0.03*SQRT([.G98])" office:value-type="float" office:value="0.129696046962681" calcext:value-type="float">
            <text:p>0.129696046962681</text:p>
          </table:table-cell>
          <table:table-cell table:formula="of:=[.H98]" office:value-type="float" office:value="0.129696046962681" calcext:value-type="float">
            <text:p>0.129696046962681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97]+0.01*([.I97]-[.J97]-[.K97]-[.N97])" office:value-type="float" office:value="0.200734283540116" calcext:value-type="float">
            <text:p>0.200734283540116</text:p>
          </table:table-cell>
          <table:table-cell table:formula="of:=[.L98]/12*1000" office:value-type="float" office:value="16.7278569616763" calcext:value-type="float">
            <text:p>16.7278569616763</text:p>
          </table:table-cell>
          <table:table-cell table:formula="of:=0.015*SQRT([.M98])" office:value-type="float" office:value="0.0613495543290835" calcext:value-type="float">
            <text:p>0.061349554329084</text:p>
          </table:table-cell>
        </table:table-row>
        <table:table-row table:style-name="ro1">
          <table:table-cell table:formula="of:=[.A98]+0.01" office:value-type="float" office:value="0.970000000000001" calcext:value-type="float">
            <text:p>0.970000000000001</text:p>
          </table:table-cell>
          <table:table-cell table:formula="of:=[.A99]*12" office:value-type="float" office:value="11.64" calcext:value-type="float">
            <text:p>11.64</text:p>
          </table:table-cell>
          <table:table-cell table:formula="of:=IF([.B99]&lt;3;0.13;IF([.B99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98]+0.01*([.C98]-[.D98]-[.E98]-[.H98])" office:value-type="float" office:value="0.250148661319034" calcext:value-type="float">
            <text:p>0.250148661319034</text:p>
          </table:table-cell>
          <table:table-cell table:formula="of:=[.F99]/13.4*1000" office:value-type="float" office:value="18.6678105461965" calcext:value-type="float">
            <text:p>18.6678105461965</text:p>
          </table:table-cell>
          <table:table-cell table:formula="of:=0.03*SQRT([.G99])" office:value-type="float" office:value="0.129618785257296" calcext:value-type="float">
            <text:p>0.129618785257296</text:p>
          </table:table-cell>
          <table:table-cell table:formula="of:=[.H99]" office:value-type="float" office:value="0.129618785257296" calcext:value-type="float">
            <text:p>0.129618785257296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98]+0.01*([.I98]-[.J98]-[.K98]-[.N98])" office:value-type="float" office:value="0.200916548466452" calcext:value-type="float">
            <text:p>0.200916548466452</text:p>
          </table:table-cell>
          <table:table-cell table:formula="of:=[.L99]/12*1000" office:value-type="float" office:value="16.7430457055377" calcext:value-type="float">
            <text:p>16.7430457055377</text:p>
          </table:table-cell>
          <table:table-cell table:formula="of:=0.015*SQRT([.M99])" office:value-type="float" office:value="0.0613774004316407" calcext:value-type="float">
            <text:p>0.061377400431641</text:p>
          </table:table-cell>
        </table:table-row>
        <table:table-row table:style-name="ro1">
          <table:table-cell table:formula="of:=[.A99]+0.01" office:value-type="float" office:value="0.980000000000001" calcext:value-type="float">
            <text:p>0.980000000000001</text:p>
          </table:table-cell>
          <table:table-cell table:formula="of:=[.A100]*12" office:value-type="float" office:value="11.76" calcext:value-type="float">
            <text:p>11.76</text:p>
          </table:table-cell>
          <table:table-cell table:formula="of:=IF([.B100]&lt;3;0.13;IF([.B100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99]+0.01*([.C99]-[.D99]-[.E99]-[.H99])" office:value-type="float" office:value="0.249851133466461" calcext:value-type="float">
            <text:p>0.249851133466461</text:p>
          </table:table-cell>
          <table:table-cell table:formula="of:=[.F100]/13.4*1000" office:value-type="float" office:value="18.645606975109" calcext:value-type="float">
            <text:p>18.645606975109</text:p>
          </table:table-cell>
          <table:table-cell table:formula="of:=0.03*SQRT([.G100])" office:value-type="float" office:value="0.129541677762788" calcext:value-type="float">
            <text:p>0.129541677762788</text:p>
          </table:table-cell>
          <table:table-cell table:formula="of:=[.H100]" office:value-type="float" office:value="0.129541677762788" calcext:value-type="float">
            <text:p>0.129541677762788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99]+0.01*([.I99]-[.J99]-[.K99]-[.N99])" office:value-type="float" office:value="0.201097762314708" calcext:value-type="float">
            <text:p>0.201097762314708</text:p>
          </table:table-cell>
          <table:table-cell table:formula="of:=[.L100]/12*1000" office:value-type="float" office:value="16.758146859559" calcext:value-type="float">
            <text:p>16.758146859559</text:p>
          </table:table-cell>
          <table:table-cell table:formula="of:=0.015*SQRT([.M100])" office:value-type="float" office:value="0.0614050734337219" calcext:value-type="float">
            <text:p>0.061405073433722</text:p>
          </table:table-cell>
        </table:table-row>
        <table:table-row table:style-name="ro1">
          <table:table-cell table:formula="of:=[.A100]+0.01" office:value-type="float" office:value="0.990000000000001" calcext:value-type="float">
            <text:p>0.990000000000001</text:p>
          </table:table-cell>
          <table:table-cell table:formula="of:=[.A101]*12" office:value-type="float" office:value="11.88" calcext:value-type="float">
            <text:p>11.88</text:p>
          </table:table-cell>
          <table:table-cell table:formula="of:=IF([.B101]&lt;3;0.13;IF([.B101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100]+0.01*([.C100]-[.D100]-[.E100]-[.H100])" office:value-type="float" office:value="0.249554376688833" calcext:value-type="float">
            <text:p>0.249554376688833</text:p>
          </table:table-cell>
          <table:table-cell table:formula="of:=[.F101]/13.4*1000" office:value-type="float" office:value="18.6234609469278" calcext:value-type="float">
            <text:p>18.6234609469278</text:p>
          </table:table-cell>
          <table:table-cell table:formula="of:=0.03*SQRT([.G101])" office:value-type="float" office:value="0.129464724354687" calcext:value-type="float">
            <text:p>0.129464724354687</text:p>
          </table:table-cell>
          <table:table-cell table:formula="of:=[.H101]" office:value-type="float" office:value="0.129464724354687" calcext:value-type="float">
            <text:p>0.129464724354687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100]+0.01*([.I100]-[.J100]-[.K100]-[.N100])" office:value-type="float" office:value="0.201277928357999" calcext:value-type="float">
            <text:p>0.201277928357999</text:p>
          </table:table-cell>
          <table:table-cell table:formula="of:=[.L101]/12*1000" office:value-type="float" office:value="16.7731606964999" calcext:value-type="float">
            <text:p>16.7731606964999</text:p>
          </table:table-cell>
          <table:table-cell table:formula="of:=0.015*SQRT([.M101])" office:value-type="float" office:value="0.0614325740687502" calcext:value-type="float">
            <text:p>0.06143257406875</text:p>
          </table:table-cell>
        </table:table-row>
        <table:table-row table:style-name="ro1">
          <table:table-cell table:formula="of:=[.A101]+0.01" office:value-type="float" office:value="1" calcext:value-type="float">
            <text:p>1</text:p>
          </table:table-cell>
          <table:table-cell table:formula="of:=[.A102]*12" office:value-type="float" office:value="12" calcext:value-type="float">
            <text:p>12</text:p>
          </table:table-cell>
          <table:table-cell table:formula="of:=IF([.B102]&lt;3;0.13;IF([.B102]&gt;6;0.13;0.21))" office:value-type="float" office:value="0.13" calcext:value-type="float">
            <text:p>0.13</text:p>
          </table:table-cell>
          <table:table-cell table:formula="of:=0.00001*13.4" office:value-type="float" office:value="0.000134" calcext:value-type="float">
            <text:p>0.000134</text:p>
          </table:table-cell>
          <table:table-cell office:value-type="float" office:value="0.03" calcext:value-type="float">
            <text:p>0.03</text:p>
          </table:table-cell>
          <table:table-cell table:formula="of:=[.F101]+0.01*([.C101]-[.D101]-[.E101]-[.H101])" office:value-type="float" office:value="0.249258389445286" calcext:value-type="float">
            <text:p>0.249258389445286</text:p>
          </table:table-cell>
          <table:table-cell table:formula="of:=[.F102]/13.4*1000" office:value-type="float" office:value="18.6013723466631" calcext:value-type="float">
            <text:p>18.6013723466631</text:p>
          </table:table-cell>
          <table:table-cell table:formula="of:=0.03*SQRT([.G102])" office:value-type="float" office:value="0.129387924907995" calcext:value-type="float">
            <text:p>0.129387924907995</text:p>
          </table:table-cell>
          <table:table-cell table:formula="of:=[.H102]" office:value-type="float" office:value="0.129387924907995" calcext:value-type="float">
            <text:p>0.129387924907995</text:p>
          </table:table-cell>
          <table:table-cell table:formula="of:=0.00001*12" office:value-type="float" office:value="0.00012" calcext:value-type="float">
            <text:p>0.00012</text:p>
          </table:table-cell>
          <table:table-cell office:value-type="float" office:value="0.05" calcext:value-type="float">
            <text:p>0.05</text:p>
          </table:table-cell>
          <table:table-cell table:formula="of:=[.L101]+0.01*([.I101]-[.J101]-[.K101]-[.N101])" office:value-type="float" office:value="0.201457049860858" calcext:value-type="float">
            <text:p>0.201457049860858</text:p>
          </table:table-cell>
          <table:table-cell table:formula="of:=[.L102]/12*1000" office:value-type="float" office:value="16.7880874884049" calcext:value-type="float">
            <text:p>16.7880874884049</text:p>
          </table:table-cell>
          <table:table-cell table:formula="of:=0.015*SQRT([.M102])" office:value-type="float" office:value="0.0614599030660731" calcext:value-type="float">
            <text:p>0.061459903066073</text:p>
          </table:table-cell>
        </table:table-row>
      </table:table>
      <table:table table:name="Planilha2" table:style-name="ta1">
        <table:shapes>
          <draw:frame draw:z-index="0" draw:style-name="gr1" draw:text-style-name="P1" svg:width="14.261cm" svg:height="6.114cm" svg:x="0.569cm" svg:y="4.989cm">
            <draw:object draw:notify-on-update-of-ranges="Planilha2.B2:Planilha2.B102 Planilha2.G1:Planilha2.G1 Planilha2.G2:Planilha2.G102 Planilha2.B2:Planilha2.B102 Planilha2.M1:Planilha2.M1 Planilha2.M2:Planilha2.M1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15.905cm" svg:y="0.1cm">
            <draw:object draw:notify-on-update-of-ranges="Planilha2.A1:Planilha2.A1 Planilha2.A2:Planilha2.A102 Planilha2.G1:Planilha2.G1 Planilha2.G2:Planilha2.G1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*12</text:p>
          </table:table-cell>
          <table:table-cell office:value-type="string" calcext:value-type="string">
            <text:p>Vflowin1</text:p>
          </table:table-cell>
          <table:table-cell table:number-columns-repeated="2"/>
          <table:table-cell office:value-type="string" calcext:value-type="string">
            <text:p>V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Vflowout1</text:p>
          </table:table-cell>
          <table:table-cell office:value-type="string" calcext:value-type="string">
            <text:p>Vflowin2</text:p>
          </table:table-cell>
          <table:table-cell table:number-columns-repeated="2"/>
          <table:table-cell office:value-type="string" calcext:value-type="string">
            <text:p>V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Vflowout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12" office:value-type="float" office:value="0" calcext:value-type="float">
            <text:p>0</text:p>
          </table:table-cell>
          <table:table-cell table:formula="of:=IF([.B2]&lt;3;0.13;IF([.B2]&gt;6;0.13;0.21))" office:value-type="float" office:value="0.13" calcext:value-type="float">
            <text:p>0.13</text:p>
          </table:table-cell>
          <table:table-cell table:number-columns-repeated="2"/>
          <table:table-cell office:value-type="float" office:value="0.26" calcext:value-type="float">
            <text:p>0.26</text:p>
          </table:table-cell>
          <table:table-cell table:formula="of:=[.F2]/13.4*1000" office:value-type="float" office:value="19.4029850746269" calcext:value-type="float">
            <text:p>19.4029850746269</text:p>
          </table:table-cell>
          <table:table-cell table:formula="of:=0.03*SQRT([.G2])" office:value-type="float" office:value="0.132146458776481" calcext:value-type="float">
            <text:p>0.132146458776481</text:p>
          </table:table-cell>
          <table:table-cell table:formula="of:=[.H2]" office:value-type="float" office:value="0.132146458776481" calcext:value-type="float">
            <text:p>0.132146458776481</text:p>
          </table:table-cell>
          <table:table-cell table:number-columns-repeated="2"/>
          <table:table-cell office:value-type="float" office:value="0.18" calcext:value-type="float">
            <text:p>0.18</text:p>
          </table:table-cell>
          <table:table-cell table:formula="of:=[.L2]/12*1000" office:value-type="float" office:value="15" calcext:value-type="float">
            <text:p>15</text:p>
          </table:table-cell>
          <table:table-cell table:formula="of:=0.015*SQRT([.M2])" office:value-type="float" office:value="0.0580947501931113" calcext:value-type="float">
            <text:p>0.058094750193111</text:p>
          </table:table-cell>
        </table:table-row>
        <table:table-row table:style-name="ro1">
          <table:table-cell table:formula="of:=[.A2]+0.01" office:value-type="float" office:value="0.01" calcext:value-type="float">
            <text:p>0.01</text:p>
          </table:table-cell>
          <table:table-cell table:formula="of:=[.A3]*12" office:value-type="float" office:value="0.12" calcext:value-type="float">
            <text:p>0.12</text:p>
          </table:table-cell>
          <table:table-cell table:formula="of:=IF([.B3]&lt;3;0.13;IF([.B3]&gt;6;0.13;0.21))" office:value-type="float" office:value="0.13" calcext:value-type="float">
            <text:p>0.13</text:p>
          </table:table-cell>
          <table:table-cell table:number-columns-repeated="2"/>
          <table:table-cell table:formula="of:=[.F2]+0.01*([.C2]-[.D2]-[.E2]-[.H2])" office:value-type="float" office:value="0.259978535412235" calcext:value-type="float">
            <text:p>0.259978535412235</text:p>
          </table:table-cell>
          <table:table-cell table:formula="of:=[.F3]/13.4*1000" office:value-type="float" office:value="19.401383239719" calcext:value-type="float">
            <text:p>19.401383239719</text:p>
          </table:table-cell>
          <table:table-cell table:formula="of:=0.03*SQRT([.G3])" office:value-type="float" office:value="0.132141003915314" calcext:value-type="float">
            <text:p>0.132141003915314</text:p>
          </table:table-cell>
          <table:table-cell table:formula="of:=[.H3]" office:value-type="float" office:value="0.132141003915314" calcext:value-type="float">
            <text:p>0.132141003915314</text:p>
          </table:table-cell>
          <table:table-cell table:number-columns-repeated="2"/>
          <table:table-cell table:formula="of:=[.L2]+0.01*([.I2]-[.J2]-[.K2]-[.N2])" office:value-type="float" office:value="0.180740517085834" calcext:value-type="float">
            <text:p>0.180740517085834</text:p>
          </table:table-cell>
          <table:table-cell table:formula="of:=[.L3]/12*1000" office:value-type="float" office:value="15.0617097571528" calcext:value-type="float">
            <text:p>15.0617097571528</text:p>
          </table:table-cell>
          <table:table-cell table:formula="of:=0.015*SQRT([.M3])" office:value-type="float" office:value="0.0582141279704453" calcext:value-type="float">
            <text:p>0.058214127970445</text:p>
          </table:table-cell>
        </table:table-row>
        <table:table-row table:style-name="ro1">
          <table:table-cell table:formula="of:=[.A3]+0.01" office:value-type="float" office:value="0.02" calcext:value-type="float">
            <text:p>0.02</text:p>
          </table:table-cell>
          <table:table-cell table:formula="of:=[.A4]*12" office:value-type="float" office:value="0.24" calcext:value-type="float">
            <text:p>0.24</text:p>
          </table:table-cell>
          <table:table-cell table:formula="of:=IF([.B4]&lt;3;0.13;IF([.B4]&gt;6;0.13;0.21))" office:value-type="float" office:value="0.13" calcext:value-type="float">
            <text:p>0.13</text:p>
          </table:table-cell>
          <table:table-cell table:number-columns-repeated="2"/>
          <table:table-cell table:formula="of:=[.F3]+0.01*([.C3]-[.D3]-[.E3]-[.H3])" office:value-type="float" office:value="0.259957125373082" calcext:value-type="float">
            <text:p>0.259957125373082</text:p>
          </table:table-cell>
          <table:table-cell table:formula="of:=[.F4]/13.4*1000" office:value-type="float" office:value="19.3997854756031" calcext:value-type="float">
            <text:p>19.3997854756031</text:p>
          </table:table-cell>
          <table:table-cell table:formula="of:=0.03*SQRT([.G4])" office:value-type="float" office:value="0.132135562692421" calcext:value-type="float">
            <text:p>0.132135562692421</text:p>
          </table:table-cell>
          <table:table-cell table:formula="of:=[.H4]" office:value-type="float" office:value="0.132135562692421" calcext:value-type="float">
            <text:p>0.132135562692421</text:p>
          </table:table-cell>
          <table:table-cell table:number-columns-repeated="2"/>
          <table:table-cell table:formula="of:=[.L3]+0.01*([.I3]-[.J3]-[.K3]-[.N3])" office:value-type="float" office:value="0.181479785845282" calcext:value-type="float">
            <text:p>0.181479785845282</text:p>
          </table:table-cell>
          <table:table-cell table:formula="of:=[.L4]/12*1000" office:value-type="float" office:value="15.1233154871069" calcext:value-type="float">
            <text:p>15.1233154871069</text:p>
          </table:table-cell>
          <table:table-cell table:formula="of:=0.015*SQRT([.M4])" office:value-type="float" office:value="0.0583330608197362" calcext:value-type="float">
            <text:p>0.058333060819736</text:p>
          </table:table-cell>
        </table:table-row>
        <table:table-row table:style-name="ro1">
          <table:table-cell table:formula="of:=[.A4]+0.01" office:value-type="float" office:value="0.03" calcext:value-type="float">
            <text:p>0.03</text:p>
          </table:table-cell>
          <table:table-cell table:formula="of:=[.A5]*12" office:value-type="float" office:value="0.36" calcext:value-type="float">
            <text:p>0.36</text:p>
          </table:table-cell>
          <table:table-cell table:formula="of:=IF([.B5]&lt;3;0.13;IF([.B5]&gt;6;0.13;0.21))" office:value-type="float" office:value="0.13" calcext:value-type="float">
            <text:p>0.13</text:p>
          </table:table-cell>
          <table:table-cell table:number-columns-repeated="2"/>
          <table:table-cell table:formula="of:=[.F4]+0.01*([.C4]-[.D4]-[.E4]-[.H4])" office:value-type="float" office:value="0.259935769746158" calcext:value-type="float">
            <text:p>0.259935769746158</text:p>
          </table:table-cell>
          <table:table-cell table:formula="of:=[.F5]/13.4*1000" office:value-type="float" office:value="19.3981917721013" calcext:value-type="float">
            <text:p>19.3981917721013</text:p>
          </table:table-cell>
          <table:table-cell table:formula="of:=0.03*SQRT([.G5])" office:value-type="float" office:value="0.132130135074824" calcext:value-type="float">
            <text:p>0.132130135074824</text:p>
          </table:table-cell>
          <table:table-cell table:formula="of:=[.H5]" office:value-type="float" office:value="0.132130135074824" calcext:value-type="float">
            <text:p>0.132130135074824</text:p>
          </table:table-cell>
          <table:table-cell table:number-columns-repeated="2"/>
          <table:table-cell table:formula="of:=[.L4]+0.01*([.I4]-[.J4]-[.K4]-[.N4])" office:value-type="float" office:value="0.182217810864009" calcext:value-type="float">
            <text:p>0.182217810864009</text:p>
          </table:table-cell>
          <table:table-cell table:formula="of:=[.L5]/12*1000" office:value-type="float" office:value="15.1848175720008" calcext:value-type="float">
            <text:p>15.1848175720008</text:p>
          </table:table-cell>
          <table:table-cell table:formula="of:=0.015*SQRT([.M5])" office:value-type="float" office:value="0.0584515521923941" calcext:value-type="float">
            <text:p>0.058451552192394</text:p>
          </table:table-cell>
        </table:table-row>
        <table:table-row table:style-name="ro1">
          <table:table-cell table:formula="of:=[.A5]+0.01" office:value-type="float" office:value="0.04" calcext:value-type="float">
            <text:p>0.04</text:p>
          </table:table-cell>
          <table:table-cell table:formula="of:=[.A6]*12" office:value-type="float" office:value="0.48" calcext:value-type="float">
            <text:p>0.48</text:p>
          </table:table-cell>
          <table:table-cell table:formula="of:=IF([.B6]&lt;3;0.13;IF([.B6]&gt;6;0.13;0.21))" office:value-type="float" office:value="0.13" calcext:value-type="float">
            <text:p>0.13</text:p>
          </table:table-cell>
          <table:table-cell table:number-columns-repeated="2"/>
          <table:table-cell table:formula="of:=[.F5]+0.01*([.C5]-[.D5]-[.E5]-[.H5])" office:value-type="float" office:value="0.25991446839541" calcext:value-type="float">
            <text:p>0.25991446839541</text:p>
          </table:table-cell>
          <table:table-cell table:formula="of:=[.F6]/13.4*1000" office:value-type="float" office:value="19.3966021190604" calcext:value-type="float">
            <text:p>19.3966021190604</text:p>
          </table:table-cell>
          <table:table-cell table:formula="of:=0.03*SQRT([.G6])" office:value-type="float" office:value="0.132124721029618" calcext:value-type="float">
            <text:p>0.132124721029618</text:p>
          </table:table-cell>
          <table:table-cell table:formula="of:=[.H6]" office:value-type="float" office:value="0.132124721029618" calcext:value-type="float">
            <text:p>0.132124721029618</text:p>
          </table:table-cell>
          <table:table-cell table:number-columns-repeated="2"/>
          <table:table-cell table:formula="of:=[.L5]+0.01*([.I5]-[.J5]-[.K5]-[.N5])" office:value-type="float" office:value="0.182954596692834" calcext:value-type="float">
            <text:p>0.182954596692834</text:p>
          </table:table-cell>
          <table:table-cell table:formula="of:=[.L6]/12*1000" office:value-type="float" office:value="15.2462163910695" calcext:value-type="float">
            <text:p>15.2462163910695</text:p>
          </table:table-cell>
          <table:table-cell table:formula="of:=0.015*SQRT([.M6])" office:value-type="float" office:value="0.0585696054962865" calcext:value-type="float">
            <text:p>0.058569605496287</text:p>
          </table:table-cell>
        </table:table-row>
        <table:table-row table:style-name="ro1">
          <table:table-cell table:formula="of:=[.A6]+0.01" office:value-type="float" office:value="0.05" calcext:value-type="float">
            <text:p>0.05</text:p>
          </table:table-cell>
          <table:table-cell table:formula="of:=[.A7]*12" office:value-type="float" office:value="0.6" calcext:value-type="float">
            <text:p>0.6</text:p>
          </table:table-cell>
          <table:table-cell table:formula="of:=IF([.B7]&lt;3;0.13;IF([.B7]&gt;6;0.13;0.21))" office:value-type="float" office:value="0.13" calcext:value-type="float">
            <text:p>0.13</text:p>
          </table:table-cell>
          <table:table-cell table:number-columns-repeated="2"/>
          <table:table-cell table:formula="of:=[.F6]+0.01*([.C6]-[.D6]-[.E6]-[.H6])" office:value-type="float" office:value="0.259893221185113" calcext:value-type="float">
            <text:p>0.259893221185113</text:p>
          </table:table-cell>
          <table:table-cell table:formula="of:=[.F7]/13.4*1000" office:value-type="float" office:value="19.3950165063517" calcext:value-type="float">
            <text:p>19.3950165063517</text:p>
          </table:table-cell>
          <table:table-cell table:formula="of:=0.03*SQRT([.G7])" office:value-type="float" office:value="0.132119320523974" calcext:value-type="float">
            <text:p>0.132119320523974</text:p>
          </table:table-cell>
          <table:table-cell table:formula="of:=[.H7]" office:value-type="float" office:value="0.132119320523974" calcext:value-type="float">
            <text:p>0.132119320523974</text:p>
          </table:table-cell>
          <table:table-cell table:number-columns-repeated="2"/>
          <table:table-cell table:formula="of:=[.L6]+0.01*([.I6]-[.J6]-[.K6]-[.N6])" office:value-type="float" office:value="0.183690147848167" calcext:value-type="float">
            <text:p>0.183690147848167</text:p>
          </table:table-cell>
          <table:table-cell table:formula="of:=[.L7]/12*1000" office:value-type="float" office:value="15.3075123206806" calcext:value-type="float">
            <text:p>15.3075123206806</text:p>
          </table:table-cell>
          <table:table-cell table:formula="of:=0.015*SQRT([.M7])" office:value-type="float" office:value="0.0586872240965027" calcext:value-type="float">
            <text:p>0.058687224096503</text:p>
          </table:table-cell>
        </table:table-row>
        <table:table-row table:style-name="ro1">
          <table:table-cell table:formula="of:=[.A7]+0.01" office:value-type="float" office:value="0.06" calcext:value-type="float">
            <text:p>0.06</text:p>
          </table:table-cell>
          <table:table-cell table:formula="of:=[.A8]*12" office:value-type="float" office:value="0.72" calcext:value-type="float">
            <text:p>0.72</text:p>
          </table:table-cell>
          <table:table-cell table:formula="of:=IF([.B8]&lt;3;0.13;IF([.B8]&gt;6;0.13;0.21))" office:value-type="float" office:value="0.13" calcext:value-type="float">
            <text:p>0.13</text:p>
          </table:table-cell>
          <table:table-cell table:number-columns-repeated="2"/>
          <table:table-cell table:formula="of:=[.F7]+0.01*([.C7]-[.D7]-[.E7]-[.H7])" office:value-type="float" office:value="0.259872027979874" calcext:value-type="float">
            <text:p>0.259872027979874</text:p>
          </table:table-cell>
          <table:table-cell table:formula="of:=[.F8]/13.4*1000" office:value-type="float" office:value="19.3934349238712" calcext:value-type="float">
            <text:p>19.3934349238712</text:p>
          </table:table-cell>
          <table:table-cell table:formula="of:=0.03*SQRT([.G8])" office:value-type="float" office:value="0.132113933525136" calcext:value-type="float">
            <text:p>0.132113933525136</text:p>
          </table:table-cell>
          <table:table-cell table:formula="of:=[.H8]" office:value-type="float" office:value="0.132113933525136" calcext:value-type="float">
            <text:p>0.132113933525136</text:p>
          </table:table-cell>
          <table:table-cell table:number-columns-repeated="2"/>
          <table:table-cell table:formula="of:=[.L7]+0.01*([.I7]-[.J7]-[.K7]-[.N7])" office:value-type="float" office:value="0.184424468812442" calcext:value-type="float">
            <text:p>0.184424468812442</text:p>
          </table:table-cell>
          <table:table-cell table:formula="of:=[.L8]/12*1000" office:value-type="float" office:value="15.3687057343701" calcext:value-type="float">
            <text:p>15.3687057343701</text:p>
          </table:table-cell>
          <table:table-cell table:formula="of:=0.015*SQRT([.M8])" office:value-type="float" office:value="0.0588044113161018" calcext:value-type="float">
            <text:p>0.058804411316102</text:p>
          </table:table-cell>
        </table:table-row>
        <table:table-row table:style-name="ro1">
          <table:table-cell table:formula="of:=[.A8]+0.01" office:value-type="float" office:value="0.07" calcext:value-type="float">
            <text:p>0.07</text:p>
          </table:table-cell>
          <table:table-cell table:formula="of:=[.A9]*12" office:value-type="float" office:value="0.84" calcext:value-type="float">
            <text:p>0.84</text:p>
          </table:table-cell>
          <table:table-cell table:formula="of:=IF([.B9]&lt;3;0.13;IF([.B9]&gt;6;0.13;0.21))" office:value-type="float" office:value="0.13" calcext:value-type="float">
            <text:p>0.13</text:p>
          </table:table-cell>
          <table:table-cell table:number-columns-repeated="2"/>
          <table:table-cell table:formula="of:=[.F8]+0.01*([.C8]-[.D8]-[.E8]-[.H8])" office:value-type="float" office:value="0.259850888644622" calcext:value-type="float">
            <text:p>0.259850888644622</text:p>
          </table:table-cell>
          <table:table-cell table:formula="of:=[.F9]/13.4*1000" office:value-type="float" office:value="19.391857361539" calcext:value-type="float">
            <text:p>19.391857361539</text:p>
          </table:table-cell>
          <table:table-cell table:formula="of:=0.03*SQRT([.G9])" office:value-type="float" office:value="0.132108560000422" calcext:value-type="float">
            <text:p>0.132108560000422</text:p>
          </table:table-cell>
          <table:table-cell table:formula="of:=[.H9]" office:value-type="float" office:value="0.132108560000422" calcext:value-type="float">
            <text:p>0.132108560000422</text:p>
          </table:table-cell>
          <table:table-cell table:number-columns-repeated="2"/>
          <table:table-cell table:formula="of:=[.L8]+0.01*([.I8]-[.J8]-[.K8]-[.N8])" office:value-type="float" office:value="0.185157564034532" calcext:value-type="float">
            <text:p>0.185157564034532</text:p>
          </table:table-cell>
          <table:table-cell table:formula="of:=[.L9]/12*1000" office:value-type="float" office:value="15.4297970028777" calcext:value-type="float">
            <text:p>15.4297970028777</text:p>
          </table:table-cell>
          <table:table-cell table:formula="of:=0.015*SQRT([.M9])" office:value-type="float" office:value="0.0589211704368428" calcext:value-type="float">
            <text:p>0.058921170436843</text:p>
          </table:table-cell>
        </table:table-row>
        <table:table-row table:style-name="ro1">
          <table:table-cell table:formula="of:=[.A9]+0.01" office:value-type="float" office:value="0.08" calcext:value-type="float">
            <text:p>0.08</text:p>
          </table:table-cell>
          <table:table-cell table:formula="of:=[.A10]*12" office:value-type="float" office:value="0.96" calcext:value-type="float">
            <text:p>0.96</text:p>
          </table:table-cell>
          <table:table-cell table:formula="of:=IF([.B10]&lt;3;0.13;IF([.B10]&gt;6;0.13;0.21))" office:value-type="float" office:value="0.13" calcext:value-type="float">
            <text:p>0.13</text:p>
          </table:table-cell>
          <table:table-cell table:number-columns-repeated="2"/>
          <table:table-cell table:formula="of:=[.F9]+0.01*([.C9]-[.D9]-[.E9]-[.H9])" office:value-type="float" office:value="0.259829803044618" calcext:value-type="float">
            <text:p>0.259829803044618</text:p>
          </table:table-cell>
          <table:table-cell table:formula="of:=[.F10]/13.4*1000" office:value-type="float" office:value="19.3902838092999" calcext:value-type="float">
            <text:p>19.3902838092999</text:p>
          </table:table-cell>
          <table:table-cell table:formula="of:=0.03*SQRT([.G10])" office:value-type="float" office:value="0.132103199917223" calcext:value-type="float">
            <text:p>0.132103199917223</text:p>
          </table:table-cell>
          <table:table-cell table:formula="of:=[.H10]" office:value-type="float" office:value="0.132103199917223" calcext:value-type="float">
            <text:p>0.132103199917223</text:p>
          </table:table-cell>
          <table:table-cell table:number-columns-repeated="2"/>
          <table:table-cell table:formula="of:=[.L9]+0.01*([.I9]-[.J9]-[.K9]-[.N9])" office:value-type="float" office:value="0.185889437930168" calcext:value-type="float">
            <text:p>0.185889437930168</text:p>
          </table:table-cell>
          <table:table-cell table:formula="of:=[.L10]/12*1000" office:value-type="float" office:value="15.4907864941806" calcext:value-type="float">
            <text:p>15.4907864941806</text:p>
          </table:table-cell>
          <table:table-cell table:formula="of:=0.015*SQRT([.M10])" office:value-type="float" office:value="0.0590375046998994" calcext:value-type="float">
            <text:p>0.059037504699899</text:p>
          </table:table-cell>
        </table:table-row>
        <table:table-row table:style-name="ro1">
          <table:table-cell table:formula="of:=[.A10]+0.01" office:value-type="float" office:value="0.09" calcext:value-type="float">
            <text:p>0.09</text:p>
          </table:table-cell>
          <table:table-cell table:formula="of:=[.A11]*12" office:value-type="float" office:value="1.08" calcext:value-type="float">
            <text:p>1.08</text:p>
          </table:table-cell>
          <table:table-cell table:formula="of:=IF([.B11]&lt;3;0.13;IF([.B11]&gt;6;0.13;0.21))" office:value-type="float" office:value="0.13" calcext:value-type="float">
            <text:p>0.13</text:p>
          </table:table-cell>
          <table:table-cell table:number-columns-repeated="2"/>
          <table:table-cell table:formula="of:=[.F10]+0.01*([.C10]-[.D10]-[.E10]-[.H10])" office:value-type="float" office:value="0.259808771045446" calcext:value-type="float">
            <text:p>0.259808771045446</text:p>
          </table:table-cell>
          <table:table-cell table:formula="of:=[.F11]/13.4*1000" office:value-type="float" office:value="19.3887142571228" calcext:value-type="float">
            <text:p>19.3887142571228</text:p>
          </table:table-cell>
          <table:table-cell table:formula="of:=0.03*SQRT([.G11])" office:value-type="float" office:value="0.132097853243005" calcext:value-type="float">
            <text:p>0.132097853243005</text:p>
          </table:table-cell>
          <table:table-cell table:formula="of:=[.H11]" office:value-type="float" office:value="0.132097853243005" calcext:value-type="float">
            <text:p>0.132097853243005</text:p>
          </table:table-cell>
          <table:table-cell table:number-columns-repeated="2"/>
          <table:table-cell table:formula="of:=[.L10]+0.01*([.I10]-[.J10]-[.K10]-[.N10])" office:value-type="float" office:value="0.186620094882341" calcext:value-type="float">
            <text:p>0.186620094882341</text:p>
          </table:table-cell>
          <table:table-cell table:formula="of:=[.L11]/12*1000" office:value-type="float" office:value="15.5516745735284" calcext:value-type="float">
            <text:p>15.5516745735284</text:p>
          </table:table-cell>
          <table:table-cell table:formula="of:=0.015*SQRT([.M11])" office:value-type="float" office:value="0.0591534173065588" calcext:value-type="float">
            <text:p>0.059153417306559</text:p>
          </table:table-cell>
        </table:table-row>
        <table:table-row table:style-name="ro1">
          <table:table-cell table:formula="of:=[.A11]+0.01" office:value-type="float" office:value="0.1" calcext:value-type="float">
            <text:p>0.1</text:p>
          </table:table-cell>
          <table:table-cell table:formula="of:=[.A12]*12" office:value-type="float" office:value="1.2" calcext:value-type="float">
            <text:p>1.2</text:p>
          </table:table-cell>
          <table:table-cell table:formula="of:=IF([.B12]&lt;3;0.13;IF([.B12]&gt;6;0.13;0.21))" office:value-type="float" office:value="0.13" calcext:value-type="float">
            <text:p>0.13</text:p>
          </table:table-cell>
          <table:table-cell table:number-columns-repeated="2"/>
          <table:table-cell table:formula="of:=[.F11]+0.01*([.C11]-[.D11]-[.E11]-[.H11])" office:value-type="float" office:value="0.259787792513016" calcext:value-type="float">
            <text:p>0.259787792513016</text:p>
          </table:table-cell>
          <table:table-cell table:formula="of:=[.F12]/13.4*1000" office:value-type="float" office:value="19.3871486950012" calcext:value-type="float">
            <text:p>19.3871486950012</text:p>
          </table:table-cell>
          <table:table-cell table:formula="of:=0.03*SQRT([.G12])" office:value-type="float" office:value="0.132092519945306" calcext:value-type="float">
            <text:p>0.132092519945306</text:p>
          </table:table-cell>
          <table:table-cell table:formula="of:=[.H12]" office:value-type="float" office:value="0.132092519945306" calcext:value-type="float">
            <text:p>0.132092519945306</text:p>
          </table:table-cell>
          <table:table-cell table:number-columns-repeated="2"/>
          <table:table-cell table:formula="of:=[.L11]+0.01*([.I11]-[.J11]-[.K11]-[.N11])" office:value-type="float" office:value="0.187349539241705" calcext:value-type="float">
            <text:p>0.187349539241705</text:p>
          </table:table-cell>
          <table:table-cell table:formula="of:=[.L12]/12*1000" office:value-type="float" office:value="15.6124616034755" calcext:value-type="float">
            <text:p>15.6124616034755</text:p>
          </table:table-cell>
          <table:table-cell table:formula="of:=0.015*SQRT([.M12])" office:value-type="float" office:value="0.0592689114189047" calcext:value-type="float">
            <text:p>0.059268911418905</text:p>
          </table:table-cell>
        </table:table-row>
        <table:table-row table:style-name="ro1">
          <table:table-cell table:formula="of:=[.A12]+0.01" office:value-type="float" office:value="0.11" calcext:value-type="float">
            <text:p>0.11</text:p>
          </table:table-cell>
          <table:table-cell table:formula="of:=[.A13]*12" office:value-type="float" office:value="1.32" calcext:value-type="float">
            <text:p>1.32</text:p>
          </table:table-cell>
          <table:table-cell table:formula="of:=IF([.B13]&lt;3;0.13;IF([.B13]&gt;6;0.13;0.21))" office:value-type="float" office:value="0.13" calcext:value-type="float">
            <text:p>0.13</text:p>
          </table:table-cell>
          <table:table-cell table:number-columns-repeated="2"/>
          <table:table-cell table:formula="of:=[.F12]+0.01*([.C12]-[.D12]-[.E12]-[.H12])" office:value-type="float" office:value="0.259766867313563" calcext:value-type="float">
            <text:p>0.259766867313563</text:p>
          </table:table-cell>
          <table:table-cell table:formula="of:=[.F13]/13.4*1000" office:value-type="float" office:value="19.3855871129524" calcext:value-type="float">
            <text:p>19.3855871129524</text:p>
          </table:table-cell>
          <table:table-cell table:formula="of:=0.03*SQRT([.G13])" office:value-type="float" office:value="0.132087199991737" calcext:value-type="float">
            <text:p>0.132087199991737</text:p>
          </table:table-cell>
          <table:table-cell table:formula="of:=[.H13]" office:value-type="float" office:value="0.132087199991737" calcext:value-type="float">
            <text:p>0.132087199991737</text:p>
          </table:table-cell>
          <table:table-cell table:number-columns-repeated="2"/>
          <table:table-cell table:formula="of:=[.L12]+0.01*([.I12]-[.J12]-[.K12]-[.N12])" office:value-type="float" office:value="0.188077775326969" calcext:value-type="float">
            <text:p>0.188077775326969</text:p>
          </table:table-cell>
          <table:table-cell table:formula="of:=[.L13]/12*1000" office:value-type="float" office:value="15.6731479439141" calcext:value-type="float">
            <text:p>15.6731479439141</text:p>
          </table:table-cell>
          <table:table-cell table:formula="of:=0.015*SQRT([.M13])" office:value-type="float" office:value="0.0593839901604858" calcext:value-type="float">
            <text:p>0.059383990160486</text:p>
          </table:table-cell>
        </table:table-row>
        <table:table-row table:style-name="ro1">
          <table:table-cell table:formula="of:=[.A13]+0.01" office:value-type="float" office:value="0.12" calcext:value-type="float">
            <text:p>0.12</text:p>
          </table:table-cell>
          <table:table-cell table:formula="of:=[.A14]*12" office:value-type="float" office:value="1.44" calcext:value-type="float">
            <text:p>1.44</text:p>
          </table:table-cell>
          <table:table-cell table:formula="of:=IF([.B14]&lt;3;0.13;IF([.B14]&gt;6;0.13;0.21))" office:value-type="float" office:value="0.13" calcext:value-type="float">
            <text:p>0.13</text:p>
          </table:table-cell>
          <table:table-cell table:number-columns-repeated="2"/>
          <table:table-cell table:formula="of:=[.F13]+0.01*([.C13]-[.D13]-[.E13]-[.H13])" office:value-type="float" office:value="0.259745995313645" calcext:value-type="float">
            <text:p>0.259745995313645</text:p>
          </table:table-cell>
          <table:table-cell table:formula="of:=[.F14]/13.4*1000" office:value-type="float" office:value="19.3840295010183" calcext:value-type="float">
            <text:p>19.3840295010183</text:p>
          </table:table-cell>
          <table:table-cell table:formula="of:=0.03*SQRT([.G14])" office:value-type="float" office:value="0.132081893349984" calcext:value-type="float">
            <text:p>0.132081893349984</text:p>
          </table:table-cell>
          <table:table-cell table:formula="of:=[.H14]" office:value-type="float" office:value="0.132081893349984" calcext:value-type="float">
            <text:p>0.132081893349984</text:p>
          </table:table-cell>
          <table:table-cell table:number-columns-repeated="2"/>
          <table:table-cell table:formula="of:=[.L13]+0.01*([.I13]-[.J13]-[.K13]-[.N13])" office:value-type="float" office:value="0.188804807425282" calcext:value-type="float">
            <text:p>0.188804807425282</text:p>
          </table:table-cell>
          <table:table-cell table:formula="of:=[.L14]/12*1000" office:value-type="float" office:value="15.7337339521068" calcext:value-type="float">
            <text:p>15.7337339521068</text:p>
          </table:table-cell>
          <table:table-cell table:formula="of:=0.015*SQRT([.M14])" office:value-type="float" office:value="0.0594986566169694" calcext:value-type="float">
            <text:p>0.059498656616969</text:p>
          </table:table-cell>
        </table:table-row>
        <table:table-row table:style-name="ro1">
          <table:table-cell table:formula="of:=[.A14]+0.01" office:value-type="float" office:value="0.13" calcext:value-type="float">
            <text:p>0.13</text:p>
          </table:table-cell>
          <table:table-cell table:formula="of:=[.A15]*12" office:value-type="float" office:value="1.56" calcext:value-type="float">
            <text:p>1.56</text:p>
          </table:table-cell>
          <table:table-cell table:formula="of:=IF([.B15]&lt;3;0.13;IF([.B15]&gt;6;0.13;0.21))" office:value-type="float" office:value="0.13" calcext:value-type="float">
            <text:p>0.13</text:p>
          </table:table-cell>
          <table:table-cell table:number-columns-repeated="2"/>
          <table:table-cell table:formula="of:=[.F14]+0.01*([.C14]-[.D14]-[.E14]-[.H14])" office:value-type="float" office:value="0.259725176380145" calcext:value-type="float">
            <text:p>0.259725176380145</text:p>
          </table:table-cell>
          <table:table-cell table:formula="of:=[.F15]/13.4*1000" office:value-type="float" office:value="19.3824758492646" calcext:value-type="float">
            <text:p>19.3824758492646</text:p>
          </table:table-cell>
          <table:table-cell table:formula="of:=0.03*SQRT([.G15])" office:value-type="float" office:value="0.132076599987803" calcext:value-type="float">
            <text:p>0.132076599987803</text:p>
          </table:table-cell>
          <table:table-cell table:formula="of:=[.H15]" office:value-type="float" office:value="0.132076599987803" calcext:value-type="float">
            <text:p>0.132076599987803</text:p>
          </table:table-cell>
          <table:table-cell table:number-columns-repeated="2"/>
          <table:table-cell table:formula="of:=[.L14]+0.01*([.I14]-[.J14]-[.K14]-[.N14])" office:value-type="float" office:value="0.189530639792612" calcext:value-type="float">
            <text:p>0.189530639792612</text:p>
          </table:table-cell>
          <table:table-cell table:formula="of:=[.L15]/12*1000" office:value-type="float" office:value="15.7942199827177" calcext:value-type="float">
            <text:p>15.7942199827177</text:p>
          </table:table-cell>
          <table:table-cell table:formula="of:=0.015*SQRT([.M15])" office:value-type="float" office:value="0.059612913836781" calcext:value-type="float">
            <text:p>0.059612913836781</text:p>
          </table:table-cell>
        </table:table-row>
        <table:table-row table:style-name="ro1">
          <table:table-cell table:formula="of:=[.A15]+0.01" office:value-type="float" office:value="0.14" calcext:value-type="float">
            <text:p>0.14</text:p>
          </table:table-cell>
          <table:table-cell table:formula="of:=[.A16]*12" office:value-type="float" office:value="1.68" calcext:value-type="float">
            <text:p>1.68</text:p>
          </table:table-cell>
          <table:table-cell table:formula="of:=IF([.B16]&lt;3;0.13;IF([.B16]&gt;6;0.13;0.21))" office:value-type="float" office:value="0.13" calcext:value-type="float">
            <text:p>0.13</text:p>
          </table:table-cell>
          <table:table-cell table:number-columns-repeated="2"/>
          <table:table-cell table:formula="of:=[.F15]+0.01*([.C15]-[.D15]-[.E15]-[.H15])" office:value-type="float" office:value="0.259704410380267" calcext:value-type="float">
            <text:p>0.259704410380267</text:p>
          </table:table-cell>
          <table:table-cell table:formula="of:=[.F16]/13.4*1000" office:value-type="float" office:value="19.3809261477812" calcext:value-type="float">
            <text:p>19.3809261477812</text:p>
          </table:table-cell>
          <table:table-cell table:formula="of:=0.03*SQRT([.G16])" office:value-type="float" office:value="0.132071319873026" calcext:value-type="float">
            <text:p>0.132071319873026</text:p>
          </table:table-cell>
          <table:table-cell table:formula="of:=[.H16]" office:value-type="float" office:value="0.132071319873026" calcext:value-type="float">
            <text:p>0.132071319873026</text:p>
          </table:table-cell>
          <table:table-cell table:number-columns-repeated="2"/>
          <table:table-cell table:formula="of:=[.L15]+0.01*([.I15]-[.J15]-[.K15]-[.N15])" office:value-type="float" office:value="0.190255276654122" calcext:value-type="float">
            <text:p>0.190255276654122</text:p>
          </table:table-cell>
          <table:table-cell table:formula="of:=[.L16]/12*1000" office:value-type="float" office:value="15.8546063878435" calcext:value-type="float">
            <text:p>15.8546063878435</text:p>
          </table:table-cell>
          <table:table-cell table:formula="of:=0.015*SQRT([.M16])" office:value-type="float" office:value="0.0597267648317301" calcext:value-type="float">
            <text:p>0.05972676483173</text:p>
          </table:table-cell>
        </table:table-row>
        <table:table-row table:style-name="ro1">
          <table:table-cell table:formula="of:=[.A16]+0.01" office:value-type="float" office:value="0.15" calcext:value-type="float">
            <text:p>0.15</text:p>
          </table:table-cell>
          <table:table-cell table:formula="of:=[.A17]*12" office:value-type="float" office:value="1.8" calcext:value-type="float">
            <text:p>1.8</text:p>
          </table:table-cell>
          <table:table-cell table:formula="of:=IF([.B17]&lt;3;0.13;IF([.B17]&gt;6;0.13;0.21))" office:value-type="float" office:value="0.13" calcext:value-type="float">
            <text:p>0.13</text:p>
          </table:table-cell>
          <table:table-cell table:number-columns-repeated="2"/>
          <table:table-cell table:formula="of:=[.F16]+0.01*([.C16]-[.D16]-[.E16]-[.H16])" office:value-type="float" office:value="0.259683697181537" calcext:value-type="float">
            <text:p>0.259683697181537</text:p>
          </table:table-cell>
          <table:table-cell table:formula="of:=[.F17]/13.4*1000" office:value-type="float" office:value="19.3793803866819" calcext:value-type="float">
            <text:p>19.3793803866819</text:p>
          </table:table-cell>
          <table:table-cell table:formula="of:=0.03*SQRT([.G17])" office:value-type="float" office:value="0.132066052973554" calcext:value-type="float">
            <text:p>0.132066052973554</text:p>
          </table:table-cell>
          <table:table-cell table:formula="of:=[.H17]" office:value-type="float" office:value="0.132066052973554" calcext:value-type="float">
            <text:p>0.132066052973554</text:p>
          </table:table-cell>
          <table:table-cell table:number-columns-repeated="2"/>
          <table:table-cell table:formula="of:=[.L16]+0.01*([.I16]-[.J16]-[.K16]-[.N16])" office:value-type="float" office:value="0.190978722204535" calcext:value-type="float">
            <text:p>0.190978722204535</text:p>
          </table:table-cell>
          <table:table-cell table:formula="of:=[.L17]/12*1000" office:value-type="float" office:value="15.9148935170446" calcext:value-type="float">
            <text:p>15.9148935170446</text:p>
          </table:table-cell>
          <table:table-cell table:formula="of:=0.015*SQRT([.M17])" office:value-type="float" office:value="0.0598402125776224" calcext:value-type="float">
            <text:p>0.059840212577622</text:p>
          </table:table-cell>
        </table:table-row>
        <table:table-row table:style-name="ro1">
          <table:table-cell table:formula="of:=[.A17]+0.01" office:value-type="float" office:value="0.16" calcext:value-type="float">
            <text:p>0.16</text:p>
          </table:table-cell>
          <table:table-cell table:formula="of:=[.A18]*12" office:value-type="float" office:value="1.92" calcext:value-type="float">
            <text:p>1.92</text:p>
          </table:table-cell>
          <table:table-cell table:formula="of:=IF([.B18]&lt;3;0.13;IF([.B18]&gt;6;0.13;0.21))" office:value-type="float" office:value="0.13" calcext:value-type="float">
            <text:p>0.13</text:p>
          </table:table-cell>
          <table:table-cell table:number-columns-repeated="2"/>
          <table:table-cell table:formula="of:=[.F17]+0.01*([.C17]-[.D17]-[.E17]-[.H17])" office:value-type="float" office:value="0.259663036651802" calcext:value-type="float">
            <text:p>0.259663036651802</text:p>
          </table:table-cell>
          <table:table-cell table:formula="of:=[.F18]/13.4*1000" office:value-type="float" office:value="19.3778385561046" calcext:value-type="float">
            <text:p>19.3778385561046</text:p>
          </table:table-cell>
          <table:table-cell table:formula="of:=0.03*SQRT([.G18])" office:value-type="float" office:value="0.132060799257365" calcext:value-type="float">
            <text:p>0.132060799257365</text:p>
          </table:table-cell>
          <table:table-cell table:formula="of:=[.H18]" office:value-type="float" office:value="0.132060799257365" calcext:value-type="float">
            <text:p>0.132060799257365</text:p>
          </table:table-cell>
          <table:table-cell table:number-columns-repeated="2"/>
          <table:table-cell table:formula="of:=[.L17]+0.01*([.I17]-[.J17]-[.K17]-[.N17])" office:value-type="float" office:value="0.191700980608495" calcext:value-type="float">
            <text:p>0.191700980608495</text:p>
          </table:table-cell>
          <table:table-cell table:formula="of:=[.L18]/12*1000" office:value-type="float" office:value="15.9750817173745" calcext:value-type="float">
            <text:p>15.9750817173745</text:p>
          </table:table-cell>
          <table:table-cell table:formula="of:=0.015*SQRT([.M18])" office:value-type="float" office:value="0.0599532600148589" calcext:value-type="float">
            <text:p>0.059953260014859</text:p>
          </table:table-cell>
        </table:table-row>
        <table:table-row table:style-name="ro1">
          <table:table-cell table:formula="of:=[.A18]+0.01" office:value-type="float" office:value="0.17" calcext:value-type="float">
            <text:p>0.17</text:p>
          </table:table-cell>
          <table:table-cell table:formula="of:=[.A19]*12" office:value-type="float" office:value="2.04" calcext:value-type="float">
            <text:p>2.04</text:p>
          </table:table-cell>
          <table:table-cell table:formula="of:=IF([.B19]&lt;3;0.13;IF([.B19]&gt;6;0.13;0.21))" office:value-type="float" office:value="0.13" calcext:value-type="float">
            <text:p>0.13</text:p>
          </table:table-cell>
          <table:table-cell table:number-columns-repeated="2"/>
          <table:table-cell table:formula="of:=[.F18]+0.01*([.C18]-[.D18]-[.E18]-[.H18])" office:value-type="float" office:value="0.259642428659228" calcext:value-type="float">
            <text:p>0.259642428659228</text:p>
          </table:table-cell>
          <table:table-cell table:formula="of:=[.F19]/13.4*1000" office:value-type="float" office:value="19.376300646211" calcext:value-type="float">
            <text:p>19.376300646211</text:p>
          </table:table-cell>
          <table:table-cell table:formula="of:=0.03*SQRT([.G19])" office:value-type="float" office:value="0.132055558692506" calcext:value-type="float">
            <text:p>0.132055558692506</text:p>
          </table:table-cell>
          <table:table-cell table:formula="of:=[.H19]" office:value-type="float" office:value="0.132055558692506" calcext:value-type="float">
            <text:p>0.132055558692506</text:p>
          </table:table-cell>
          <table:table-cell table:number-columns-repeated="2"/>
          <table:table-cell table:formula="of:=[.L18]+0.01*([.I18]-[.J18]-[.K18]-[.N18])" office:value-type="float" office:value="0.19242205600092" calcext:value-type="float">
            <text:p>0.19242205600092</text:p>
          </table:table-cell>
          <table:table-cell table:formula="of:=[.L19]/12*1000" office:value-type="float" office:value="16.03517133341" calcext:value-type="float">
            <text:p>16.03517133341</text:p>
          </table:table-cell>
          <table:table-cell table:formula="of:=0.015*SQRT([.M19])" office:value-type="float" office:value="0.0600659100490223" calcext:value-type="float">
            <text:p>0.060065910049022</text:p>
          </table:table-cell>
        </table:table-row>
        <table:table-row table:style-name="ro1">
          <table:table-cell table:formula="of:=[.A19]+0.01" office:value-type="float" office:value="0.18" calcext:value-type="float">
            <text:p>0.18</text:p>
          </table:table-cell>
          <table:table-cell table:formula="of:=[.A20]*12" office:value-type="float" office:value="2.16" calcext:value-type="float">
            <text:p>2.16</text:p>
          </table:table-cell>
          <table:table-cell table:formula="of:=IF([.B20]&lt;3;0.13;IF([.B20]&gt;6;0.13;0.21))" office:value-type="float" office:value="0.13" calcext:value-type="float">
            <text:p>0.13</text:p>
          </table:table-cell>
          <table:table-cell table:number-columns-repeated="2"/>
          <table:table-cell table:formula="of:=[.F19]+0.01*([.C19]-[.D19]-[.E19]-[.H19])" office:value-type="float" office:value="0.259621873072303" calcext:value-type="float">
            <text:p>0.259621873072303</text:p>
          </table:table-cell>
          <table:table-cell table:formula="of:=[.F20]/13.4*1000" office:value-type="float" office:value="19.3747666471868" calcext:value-type="float">
            <text:p>19.3747666471868</text:p>
          </table:table-cell>
          <table:table-cell table:formula="of:=0.03*SQRT([.G20])" office:value-type="float" office:value="0.132050331247097" calcext:value-type="float">
            <text:p>0.132050331247097</text:p>
          </table:table-cell>
          <table:table-cell table:formula="of:=[.H20]" office:value-type="float" office:value="0.132050331247097" calcext:value-type="float">
            <text:p>0.132050331247097</text:p>
          </table:table-cell>
          <table:table-cell table:number-columns-repeated="2"/>
          <table:table-cell table:formula="of:=[.L19]+0.01*([.I19]-[.J19]-[.K19]-[.N19])" office:value-type="float" office:value="0.193141952487354" calcext:value-type="float">
            <text:p>0.193141952487354</text:p>
          </table:table-cell>
          <table:table-cell table:formula="of:=[.L20]/12*1000" office:value-type="float" office:value="16.0951627072795" calcext:value-type="float">
            <text:p>16.0951627072795</text:p>
          </table:table-cell>
          <table:table-cell table:formula="of:=0.015*SQRT([.M20])" office:value-type="float" office:value="0.0601781655514514" calcext:value-type="float">
            <text:p>0.060178165551452</text:p>
          </table:table-cell>
        </table:table-row>
        <table:table-row table:style-name="ro1">
          <table:table-cell table:formula="of:=[.A20]+0.01" office:value-type="float" office:value="0.19" calcext:value-type="float">
            <text:p>0.19</text:p>
          </table:table-cell>
          <table:table-cell table:formula="of:=[.A21]*12" office:value-type="float" office:value="2.28" calcext:value-type="float">
            <text:p>2.28</text:p>
          </table:table-cell>
          <table:table-cell table:formula="of:=IF([.B21]&lt;3;0.13;IF([.B21]&gt;6;0.13;0.21))" office:value-type="float" office:value="0.13" calcext:value-type="float">
            <text:p>0.13</text:p>
          </table:table-cell>
          <table:table-cell table:number-columns-repeated="2"/>
          <table:table-cell table:formula="of:=[.F20]+0.01*([.C20]-[.D20]-[.E20]-[.H20])" office:value-type="float" office:value="0.259601369759832" calcext:value-type="float">
            <text:p>0.259601369759832</text:p>
          </table:table-cell>
          <table:table-cell table:formula="of:=[.F21]/13.4*1000" office:value-type="float" office:value="19.3732365492412" calcext:value-type="float">
            <text:p>19.3732365492412</text:p>
          </table:table-cell>
          <table:table-cell table:formula="of:=0.03*SQRT([.G21])" office:value-type="float" office:value="0.132045116889331" calcext:value-type="float">
            <text:p>0.132045116889331</text:p>
          </table:table-cell>
          <table:table-cell table:formula="of:=[.H21]" office:value-type="float" office:value="0.132045116889331" calcext:value-type="float">
            <text:p>0.132045116889331</text:p>
          </table:table-cell>
          <table:table-cell table:number-columns-repeated="2"/>
          <table:table-cell table:formula="of:=[.L20]+0.01*([.I20]-[.J20]-[.K20]-[.N20])" office:value-type="float" office:value="0.193860674144311" calcext:value-type="float">
            <text:p>0.193860674144311</text:p>
          </table:table-cell>
          <table:table-cell table:formula="of:=[.L21]/12*1000" office:value-type="float" office:value="16.1550561786926" calcext:value-type="float">
            <text:p>16.1550561786926</text:p>
          </table:table-cell>
          <table:table-cell table:formula="of:=0.015*SQRT([.M21])" office:value-type="float" office:value="0.0602900293598024" calcext:value-type="float">
            <text:p>0.060290029359802</text:p>
          </table:table-cell>
        </table:table-row>
        <table:table-row table:style-name="ro1">
          <table:table-cell table:formula="of:=[.A21]+0.01" office:value-type="float" office:value="0.2" calcext:value-type="float">
            <text:p>0.2</text:p>
          </table:table-cell>
          <table:table-cell table:formula="of:=[.A22]*12" office:value-type="float" office:value="2.4" calcext:value-type="float">
            <text:p>2.4</text:p>
          </table:table-cell>
          <table:table-cell table:formula="of:=IF([.B22]&lt;3;0.13;IF([.B22]&gt;6;0.13;0.21))" office:value-type="float" office:value="0.13" calcext:value-type="float">
            <text:p>0.13</text:p>
          </table:table-cell>
          <table:table-cell table:number-columns-repeated="2"/>
          <table:table-cell table:formula="of:=[.F21]+0.01*([.C21]-[.D21]-[.E21]-[.H21])" office:value-type="float" office:value="0.259580918590939" calcext:value-type="float">
            <text:p>0.259580918590939</text:p>
          </table:table-cell>
          <table:table-cell table:formula="of:=[.F22]/13.4*1000" office:value-type="float" office:value="19.3717103426074" calcext:value-type="float">
            <text:p>19.3717103426074</text:p>
          </table:table-cell>
          <table:table-cell table:formula="of:=0.03*SQRT([.G22])" office:value-type="float" office:value="0.132039915587472" calcext:value-type="float">
            <text:p>0.132039915587472</text:p>
          </table:table-cell>
          <table:table-cell table:formula="of:=[.H22]" office:value-type="float" office:value="0.132039915587472" calcext:value-type="float">
            <text:p>0.132039915587472</text:p>
          </table:table-cell>
          <table:table-cell table:number-columns-repeated="2"/>
          <table:table-cell table:formula="of:=[.L21]+0.01*([.I21]-[.J21]-[.K21]-[.N21])" office:value-type="float" office:value="0.194578225019606" calcext:value-type="float">
            <text:p>0.194578225019606</text:p>
          </table:table-cell>
          <table:table-cell table:formula="of:=[.L22]/12*1000" office:value-type="float" office:value="16.2148520849672" calcext:value-type="float">
            <text:p>16.2148520849672</text:p>
          </table:table-cell>
          <table:table-cell table:formula="of:=0.015*SQRT([.M22])" office:value-type="float" office:value="0.060401504278599" calcext:value-type="float">
            <text:p>0.060401504278599</text:p>
          </table:table-cell>
        </table:table-row>
        <table:table-row table:style-name="ro1">
          <table:table-cell table:formula="of:=[.A22]+0.01" office:value-type="float" office:value="0.21" calcext:value-type="float">
            <text:p>0.21</text:p>
          </table:table-cell>
          <table:table-cell table:formula="of:=[.A23]*12" office:value-type="float" office:value="2.52" calcext:value-type="float">
            <text:p>2.52</text:p>
          </table:table-cell>
          <table:table-cell table:formula="of:=IF([.B23]&lt;3;0.13;IF([.B23]&gt;6;0.13;0.21))" office:value-type="float" office:value="0.13" calcext:value-type="float">
            <text:p>0.13</text:p>
          </table:table-cell>
          <table:table-cell table:number-columns-repeated="2"/>
          <table:table-cell table:formula="of:=[.F22]+0.01*([.C22]-[.D22]-[.E22]-[.H22])" office:value-type="float" office:value="0.259560519435064" calcext:value-type="float">
            <text:p>0.259560519435064</text:p>
          </table:table-cell>
          <table:table-cell table:formula="of:=[.F23]/13.4*1000" office:value-type="float" office:value="19.3701880175421" calcext:value-type="float">
            <text:p>19.3701880175421</text:p>
          </table:table-cell>
          <table:table-cell table:formula="of:=0.03*SQRT([.G23])" office:value-type="float" office:value="0.132034727309855" calcext:value-type="float">
            <text:p>0.132034727309855</text:p>
          </table:table-cell>
          <table:table-cell table:formula="of:=[.H23]" office:value-type="float" office:value="0.132034727309855" calcext:value-type="float">
            <text:p>0.132034727309855</text:p>
          </table:table-cell>
          <table:table-cell table:number-columns-repeated="2"/>
          <table:table-cell table:formula="of:=[.L22]+0.01*([.I22]-[.J22]-[.K22]-[.N22])" office:value-type="float" office:value="0.195294609132695" calcext:value-type="float">
            <text:p>0.195294609132695</text:p>
          </table:table-cell>
          <table:table-cell table:formula="of:=[.L23]/12*1000" office:value-type="float" office:value="16.2745507610579" calcext:value-type="float">
            <text:p>16.2745507610579</text:p>
          </table:table-cell>
          <table:table-cell table:formula="of:=0.015*SQRT([.M23])" office:value-type="float" office:value="0.0605125930797717" calcext:value-type="float">
            <text:p>0.060512593079772</text:p>
          </table:table-cell>
        </table:table-row>
        <table:table-row table:style-name="ro1">
          <table:table-cell table:formula="of:=[.A23]+0.01" office:value-type="float" office:value="0.22" calcext:value-type="float">
            <text:p>0.22</text:p>
          </table:table-cell>
          <table:table-cell table:formula="of:=[.A24]*12" office:value-type="float" office:value="2.64" calcext:value-type="float">
            <text:p>2.64</text:p>
          </table:table-cell>
          <table:table-cell table:formula="of:=IF([.B24]&lt;3;0.13;IF([.B24]&gt;6;0.13;0.21))" office:value-type="float" office:value="0.13" calcext:value-type="float">
            <text:p>0.13</text:p>
          </table:table-cell>
          <table:table-cell table:number-columns-repeated="2"/>
          <table:table-cell table:formula="of:=[.F23]+0.01*([.C23]-[.D23]-[.E23]-[.H23])" office:value-type="float" office:value="0.259540172161965" calcext:value-type="float">
            <text:p>0.259540172161965</text:p>
          </table:table-cell>
          <table:table-cell table:formula="of:=[.F24]/13.4*1000" office:value-type="float" office:value="19.3686695643258" calcext:value-type="float">
            <text:p>19.3686695643258</text:p>
          </table:table-cell>
          <table:table-cell table:formula="of:=0.03*SQRT([.G24])" office:value-type="float" office:value="0.13202955202489" calcext:value-type="float">
            <text:p>0.13202955202489</text:p>
          </table:table-cell>
          <table:table-cell table:formula="of:=[.H24]" office:value-type="float" office:value="0.13202955202489" calcext:value-type="float">
            <text:p>0.13202955202489</text:p>
          </table:table-cell>
          <table:table-cell table:number-columns-repeated="2"/>
          <table:table-cell table:formula="of:=[.L23]+0.01*([.I23]-[.J23]-[.K23]-[.N23])" office:value-type="float" office:value="0.196009830474996" calcext:value-type="float">
            <text:p>0.196009830474996</text:p>
          </table:table-cell>
          <table:table-cell table:formula="of:=[.L24]/12*1000" office:value-type="float" office:value="16.334152539583" calcext:value-type="float">
            <text:p>16.334152539583</text:p>
          </table:table-cell>
          <table:table-cell table:formula="of:=0.015*SQRT([.M24])" office:value-type="float" office:value="0.0606232985031842" calcext:value-type="float">
            <text:p>0.060623298503184</text:p>
          </table:table-cell>
        </table:table-row>
        <table:table-row table:style-name="ro1">
          <table:table-cell table:formula="of:=[.A24]+0.01" office:value-type="float" office:value="0.23" calcext:value-type="float">
            <text:p>0.23</text:p>
          </table:table-cell>
          <table:table-cell table:formula="of:=[.A25]*12" office:value-type="float" office:value="2.76" calcext:value-type="float">
            <text:p>2.76</text:p>
          </table:table-cell>
          <table:table-cell table:formula="of:=IF([.B25]&lt;3;0.13;IF([.B25]&gt;6;0.13;0.21))" office:value-type="float" office:value="0.13" calcext:value-type="float">
            <text:p>0.13</text:p>
          </table:table-cell>
          <table:table-cell table:number-columns-repeated="2"/>
          <table:table-cell table:formula="of:=[.F24]+0.01*([.C24]-[.D24]-[.E24]-[.H24])" office:value-type="float" office:value="0.259519876641716" calcext:value-type="float">
            <text:p>0.259519876641716</text:p>
          </table:table-cell>
          <table:table-cell table:formula="of:=[.F25]/13.4*1000" office:value-type="float" office:value="19.3671549732624" calcext:value-type="float">
            <text:p>19.3671549732624</text:p>
          </table:table-cell>
          <table:table-cell table:formula="of:=0.03*SQRT([.G25])" office:value-type="float" office:value="0.132024389701056" calcext:value-type="float">
            <text:p>0.132024389701056</text:p>
          </table:table-cell>
          <table:table-cell table:formula="of:=[.H25]" office:value-type="float" office:value="0.132024389701056" calcext:value-type="float">
            <text:p>0.132024389701056</text:p>
          </table:table-cell>
          <table:table-cell table:number-columns-repeated="2"/>
          <table:table-cell table:formula="of:=[.L24]+0.01*([.I24]-[.J24]-[.K24]-[.N24])" office:value-type="float" office:value="0.196723893010213" calcext:value-type="float">
            <text:p>0.196723893010213</text:p>
          </table:table-cell>
          <table:table-cell table:formula="of:=[.L25]/12*1000" office:value-type="float" office:value="16.3936577508511" calcext:value-type="float">
            <text:p>16.3936577508511</text:p>
          </table:table-cell>
          <table:table-cell table:formula="of:=0.015*SQRT([.M25])" office:value-type="float" office:value="0.0607336232571505" calcext:value-type="float">
            <text:p>0.060733623257151</text:p>
          </table:table-cell>
        </table:table-row>
        <table:table-row table:style-name="ro1">
          <table:table-cell table:formula="of:=[.A25]+0.01" office:value-type="float" office:value="0.24" calcext:value-type="float">
            <text:p>0.24</text:p>
          </table:table-cell>
          <table:table-cell table:formula="of:=[.A26]*12" office:value-type="float" office:value="2.88" calcext:value-type="float">
            <text:p>2.88</text:p>
          </table:table-cell>
          <table:table-cell table:formula="of:=IF([.B26]&lt;3;0.13;IF([.B26]&gt;6;0.13;0.21))" office:value-type="float" office:value="0.13" calcext:value-type="float">
            <text:p>0.13</text:p>
          </table:table-cell>
          <table:table-cell table:number-columns-repeated="2"/>
          <table:table-cell table:formula="of:=[.F25]+0.01*([.C25]-[.D25]-[.E25]-[.H25])" office:value-type="float" office:value="0.259499632744706" calcext:value-type="float">
            <text:p>0.259499632744706</text:p>
          </table:table-cell>
          <table:table-cell table:formula="of:=[.F26]/13.4*1000" office:value-type="float" office:value="19.3656442346795" calcext:value-type="float">
            <text:p>19.3656442346795</text:p>
          </table:table-cell>
          <table:table-cell table:formula="of:=0.03*SQRT([.G26])" office:value-type="float" office:value="0.132019240306902" calcext:value-type="float">
            <text:p>0.132019240306902</text:p>
          </table:table-cell>
          <table:table-cell table:formula="of:=[.H26]" office:value-type="float" office:value="0.132019240306902" calcext:value-type="float">
            <text:p>0.132019240306902</text:p>
          </table:table-cell>
          <table:table-cell table:number-columns-repeated="2"/>
          <table:table-cell table:formula="of:=[.L25]+0.01*([.I25]-[.J25]-[.K25]-[.N25])" office:value-type="float" office:value="0.197436800674652" calcext:value-type="float">
            <text:p>0.197436800674652</text:p>
          </table:table-cell>
          <table:table-cell table:formula="of:=[.L26]/12*1000" office:value-type="float" office:value="16.4530667228877" calcext:value-type="float">
            <text:p>16.4530667228877</text:p>
          </table:table-cell>
          <table:table-cell table:formula="of:=0.015*SQRT([.M26])" office:value-type="float" office:value="0.0608435700189406" calcext:value-type="float">
            <text:p>0.060843570018941</text:p>
          </table:table-cell>
        </table:table-row>
        <table:table-row table:style-name="ro1">
          <table:table-cell table:formula="of:=[.A26]+0.01" office:value-type="float" office:value="0.25" calcext:value-type="float">
            <text:p>0.25</text:p>
          </table:table-cell>
          <table:table-cell table:formula="of:=[.A27]*12" office:value-type="float" office:value="3" calcext:value-type="float">
            <text:p>3</text:p>
          </table:table-cell>
          <table:table-cell table:formula="of:=IF([.B27]&lt;3;0.13;IF([.B27]&gt;6;0.13;0.21))" office:value-type="float" office:value="0.21" calcext:value-type="float">
            <text:p>0.21</text:p>
          </table:table-cell>
          <table:table-cell table:number-columns-repeated="2"/>
          <table:table-cell table:formula="of:=[.F26]+0.01*([.C26]-[.D26]-[.E26]-[.H26])" office:value-type="float" office:value="0.259479440341637" calcext:value-type="float">
            <text:p>0.259479440341637</text:p>
          </table:table-cell>
          <table:table-cell table:formula="of:=[.F27]/13.4*1000" office:value-type="float" office:value="19.3641373389281" calcext:value-type="float">
            <text:p>19.3641373389281</text:p>
          </table:table-cell>
          <table:table-cell table:formula="of:=0.03*SQRT([.G27])" office:value-type="float" office:value="0.132014103811052" calcext:value-type="float">
            <text:p>0.132014103811052</text:p>
          </table:table-cell>
          <table:table-cell table:formula="of:=[.H27]" office:value-type="float" office:value="0.132014103811052" calcext:value-type="float">
            <text:p>0.132014103811052</text:p>
          </table:table-cell>
          <table:table-cell table:number-columns-repeated="2"/>
          <table:table-cell table:formula="of:=[.L26]+0.01*([.I26]-[.J26]-[.K26]-[.N26])" office:value-type="float" office:value="0.198148557377531" calcext:value-type="float">
            <text:p>0.198148557377531</text:p>
          </table:table-cell>
          <table:table-cell table:formula="of:=[.L27]/12*1000" office:value-type="float" office:value="16.512379781461" calcext:value-type="float">
            <text:p>16.512379781461</text:p>
          </table:table-cell>
          <table:table-cell table:formula="of:=0.015*SQRT([.M27])" office:value-type="float" office:value="0.0609531414352756" calcext:value-type="float">
            <text:p>0.060953141435276</text:p>
          </table:table-cell>
        </table:table-row>
        <table:table-row table:style-name="ro1">
          <table:table-cell table:formula="of:=[.A27]+0.01" office:value-type="float" office:value="0.26" calcext:value-type="float">
            <text:p>0.26</text:p>
          </table:table-cell>
          <table:table-cell table:formula="of:=[.A28]*12" office:value-type="float" office:value="3.12" calcext:value-type="float">
            <text:p>3.12</text:p>
          </table:table-cell>
          <table:table-cell table:formula="of:=IF([.B28]&lt;3;0.13;IF([.B28]&gt;6;0.13;0.21))" office:value-type="float" office:value="0.21" calcext:value-type="float">
            <text:p>0.21</text:p>
          </table:table-cell>
          <table:table-cell table:number-columns-repeated="2"/>
          <table:table-cell table:formula="of:=[.F27]+0.01*([.C27]-[.D27]-[.E27]-[.H27])" office:value-type="float" office:value="0.260259299303526" calcext:value-type="float">
            <text:p>0.260259299303526</text:p>
          </table:table-cell>
          <table:table-cell table:formula="of:=[.F28]/13.4*1000" office:value-type="float" office:value="19.4223357689199" calcext:value-type="float">
            <text:p>19.4223357689199</text:p>
          </table:table-cell>
          <table:table-cell table:formula="of:=0.03*SQRT([.G28])" office:value-type="float" office:value="0.132212337518206" calcext:value-type="float">
            <text:p>0.132212337518206</text:p>
          </table:table-cell>
          <table:table-cell table:formula="of:=[.H28]" office:value-type="float" office:value="0.132212337518206" calcext:value-type="float">
            <text:p>0.132212337518206</text:p>
          </table:table-cell>
          <table:table-cell table:number-columns-repeated="2"/>
          <table:table-cell table:formula="of:=[.L27]+0.01*([.I27]-[.J27]-[.K27]-[.N27])" office:value-type="float" office:value="0.198859167001289" calcext:value-type="float">
            <text:p>0.198859167001289</text:p>
          </table:table-cell>
          <table:table-cell table:formula="of:=[.L28]/12*1000" office:value-type="float" office:value="16.5715972501074" calcext:value-type="float">
            <text:p>16.5715972501074</text:p>
          </table:table-cell>
          <table:table-cell table:formula="of:=0.015*SQRT([.M28])" office:value-type="float" office:value="0.0610623401228136" calcext:value-type="float">
            <text:p>0.061062340122814</text:p>
          </table:table-cell>
        </table:table-row>
        <table:table-row table:style-name="ro1">
          <table:table-cell table:formula="of:=[.A28]+0.01" office:value-type="float" office:value="0.27" calcext:value-type="float">
            <text:p>0.27</text:p>
          </table:table-cell>
          <table:table-cell table:formula="of:=[.A29]*12" office:value-type="float" office:value="3.24" calcext:value-type="float">
            <text:p>3.24</text:p>
          </table:table-cell>
          <table:table-cell table:formula="of:=IF([.B29]&lt;3;0.13;IF([.B29]&gt;6;0.13;0.21))" office:value-type="float" office:value="0.21" calcext:value-type="float">
            <text:p>0.21</text:p>
          </table:table-cell>
          <table:table-cell table:number-columns-repeated="2"/>
          <table:table-cell table:formula="of:=[.F28]+0.01*([.C28]-[.D28]-[.E28]-[.H28])" office:value-type="float" office:value="0.261037175928344" calcext:value-type="float">
            <text:p>0.261037175928344</text:p>
          </table:table-cell>
          <table:table-cell table:formula="of:=[.F29]/13.4*1000" office:value-type="float" office:value="19.4803862633093" calcext:value-type="float">
            <text:p>19.4803862633093</text:p>
          </table:table-cell>
          <table:table-cell table:formula="of:=0.03*SQRT([.G29])" office:value-type="float" office:value="0.132409771682374" calcext:value-type="float">
            <text:p>0.132409771682374</text:p>
          </table:table-cell>
          <table:table-cell table:formula="of:=[.H29]" office:value-type="float" office:value="0.132409771682374" calcext:value-type="float">
            <text:p>0.132409771682374</text:p>
          </table:table-cell>
          <table:table-cell table:number-columns-repeated="2"/>
          <table:table-cell table:formula="of:=[.L28]+0.01*([.I28]-[.J28]-[.K28]-[.N28])" office:value-type="float" office:value="0.199570666975243" calcext:value-type="float">
            <text:p>0.199570666975243</text:p>
          </table:table-cell>
          <table:table-cell table:formula="of:=[.L29]/12*1000" office:value-type="float" office:value="16.6308889146036" calcext:value-type="float">
            <text:p>16.6308889146036</text:p>
          </table:table-cell>
          <table:table-cell table:formula="of:=0.015*SQRT([.M29])" office:value-type="float" office:value="0.0611714803301817" calcext:value-type="float">
            <text:p>0.061171480330182</text:p>
          </table:table-cell>
        </table:table-row>
        <table:table-row table:style-name="ro1">
          <table:table-cell table:formula="of:=[.A29]+0.01" office:value-type="float" office:value="0.28" calcext:value-type="float">
            <text:p>0.28</text:p>
          </table:table-cell>
          <table:table-cell table:formula="of:=[.A30]*12" office:value-type="float" office:value="3.36" calcext:value-type="float">
            <text:p>3.36</text:p>
          </table:table-cell>
          <table:table-cell table:formula="of:=IF([.B30]&lt;3;0.13;IF([.B30]&gt;6;0.13;0.21))" office:value-type="float" office:value="0.21" calcext:value-type="float">
            <text:p>0.21</text:p>
          </table:table-cell>
          <table:table-cell table:number-columns-repeated="2"/>
          <table:table-cell table:formula="of:=[.F29]+0.01*([.C29]-[.D29]-[.E29]-[.H29])" office:value-type="float" office:value="0.261813078211521" calcext:value-type="float">
            <text:p>0.261813078211521</text:p>
          </table:table-cell>
          <table:table-cell table:formula="of:=[.F30]/13.4*1000" office:value-type="float" office:value="19.5382894187702" calcext:value-type="float">
            <text:p>19.5382894187702</text:p>
          </table:table-cell>
          <table:table-cell table:formula="of:=0.03*SQRT([.G30])" office:value-type="float" office:value="0.132606411899626" calcext:value-type="float">
            <text:p>0.132606411899626</text:p>
          </table:table-cell>
          <table:table-cell table:formula="of:=[.H30]" office:value-type="float" office:value="0.132606411899626" calcext:value-type="float">
            <text:p>0.132606411899626</text:p>
          </table:table-cell>
          <table:table-cell table:number-columns-repeated="2"/>
          <table:table-cell table:formula="of:=[.L29]+0.01*([.I29]-[.J29]-[.K29]-[.N29])" office:value-type="float" office:value="0.200283049888765" calcext:value-type="float">
            <text:p>0.200283049888765</text:p>
          </table:table-cell>
          <table:table-cell table:formula="of:=[.L30]/12*1000" office:value-type="float" office:value="16.6902541573971" calcext:value-type="float">
            <text:p>16.6902541573971</text:p>
          </table:table-cell>
          <table:table-cell table:formula="of:=0.015*SQRT([.M30])" office:value-type="float" office:value="0.061280561236124" calcext:value-type="float">
            <text:p>0.061280561236124</text:p>
          </table:table-cell>
        </table:table-row>
        <table:table-row table:style-name="ro1">
          <table:table-cell table:formula="of:=[.A30]+0.01" office:value-type="float" office:value="0.29" calcext:value-type="float">
            <text:p>0.29</text:p>
          </table:table-cell>
          <table:table-cell table:formula="of:=[.A31]*12" office:value-type="float" office:value="3.48" calcext:value-type="float">
            <text:p>3.48</text:p>
          </table:table-cell>
          <table:table-cell table:formula="of:=IF([.B31]&lt;3;0.13;IF([.B31]&gt;6;0.13;0.21))" office:value-type="float" office:value="0.21" calcext:value-type="float">
            <text:p>0.21</text:p>
          </table:table-cell>
          <table:table-cell table:number-columns-repeated="2"/>
          <table:table-cell table:formula="of:=[.F30]+0.01*([.C30]-[.D30]-[.E30]-[.H30])" office:value-type="float" office:value="0.262587014092524" calcext:value-type="float">
            <text:p>0.262587014092524</text:p>
          </table:table-cell>
          <table:table-cell table:formula="of:=[.F31]/13.4*1000" office:value-type="float" office:value="19.5960458278003" calcext:value-type="float">
            <text:p>19.5960458278003</text:p>
          </table:table-cell>
          <table:table-cell table:formula="of:=0.03*SQRT([.G31])" office:value-type="float" office:value="0.132802263704427" calcext:value-type="float">
            <text:p>0.132802263704427</text:p>
          </table:table-cell>
          <table:table-cell table:formula="of:=[.H31]" office:value-type="float" office:value="0.132802263704427" calcext:value-type="float">
            <text:p>0.132802263704427</text:p>
          </table:table-cell>
          <table:table-cell table:number-columns-repeated="2"/>
          <table:table-cell table:formula="of:=[.L30]+0.01*([.I30]-[.J30]-[.K30]-[.N30])" office:value-type="float" office:value="0.2009963083954" calcext:value-type="float">
            <text:p>0.2009963083954</text:p>
          </table:table-cell>
          <table:table-cell table:formula="of:=[.L31]/12*1000" office:value-type="float" office:value="16.7496923662833" calcext:value-type="float">
            <text:p>16.7496923662833</text:p>
          </table:table-cell>
          <table:table-cell table:formula="of:=0.015*SQRT([.M31])" office:value-type="float" office:value="0.0613895820348514" calcext:value-type="float">
            <text:p>0.061389582034852</text:p>
          </table:table-cell>
        </table:table-row>
        <table:table-row table:style-name="ro1">
          <table:table-cell table:formula="of:=[.A31]+0.01" office:value-type="float" office:value="0.3" calcext:value-type="float">
            <text:p>0.3</text:p>
          </table:table-cell>
          <table:table-cell table:formula="of:=[.A32]*12" office:value-type="float" office:value="3.6" calcext:value-type="float">
            <text:p>3.6</text:p>
          </table:table-cell>
          <table:table-cell table:formula="of:=IF([.B32]&lt;3;0.13;IF([.B32]&gt;6;0.13;0.21))" office:value-type="float" office:value="0.21" calcext:value-type="float">
            <text:p>0.21</text:p>
          </table:table-cell>
          <table:table-cell table:number-columns-repeated="2"/>
          <table:table-cell table:formula="of:=[.F31]+0.01*([.C31]-[.D31]-[.E31]-[.H31])" office:value-type="float" office:value="0.26335899145548" calcext:value-type="float">
            <text:p>0.26335899145548</text:p>
          </table:table-cell>
          <table:table-cell table:formula="of:=[.F32]/13.4*1000" office:value-type="float" office:value="19.6536560787672" calcext:value-type="float">
            <text:p>19.6536560787672</text:p>
          </table:table-cell>
          <table:table-cell table:formula="of:=0.03*SQRT([.G32])" office:value-type="float" office:value="0.132997332570584" calcext:value-type="float">
            <text:p>0.132997332570584</text:p>
          </table:table-cell>
          <table:table-cell table:formula="of:=[.H32]" office:value-type="float" office:value="0.132997332570584" calcext:value-type="float">
            <text:p>0.132997332570584</text:p>
          </table:table-cell>
          <table:table-cell table:number-columns-repeated="2"/>
          <table:table-cell table:formula="of:=[.L31]+0.01*([.I31]-[.J31]-[.K31]-[.N31])" office:value-type="float" office:value="0.201710435212096" calcext:value-type="float">
            <text:p>0.201710435212096</text:p>
          </table:table-cell>
          <table:table-cell table:formula="of:=[.L32]/12*1000" office:value-type="float" office:value="16.8092029343413" calcext:value-type="float">
            <text:p>16.8092029343413</text:p>
          </table:table-cell>
          <table:table-cell table:formula="of:=0.015*SQRT([.M32])" office:value-type="float" office:value="0.0614985419357792" calcext:value-type="float">
            <text:p>0.061498541935779</text:p>
          </table:table-cell>
        </table:table-row>
        <table:table-row table:style-name="ro1">
          <table:table-cell table:formula="of:=[.A32]+0.01" office:value-type="float" office:value="0.31" calcext:value-type="float">
            <text:p>0.31</text:p>
          </table:table-cell>
          <table:table-cell table:formula="of:=[.A33]*12" office:value-type="float" office:value="3.72" calcext:value-type="float">
            <text:p>3.72</text:p>
          </table:table-cell>
          <table:table-cell table:formula="of:=IF([.B33]&lt;3;0.13;IF([.B33]&gt;6;0.13;0.21))" office:value-type="float" office:value="0.21" calcext:value-type="float">
            <text:p>0.21</text:p>
          </table:table-cell>
          <table:table-cell table:number-columns-repeated="2"/>
          <table:table-cell table:formula="of:=[.F32]+0.01*([.C32]-[.D32]-[.E32]-[.H32])" office:value-type="float" office:value="0.264129018129774" calcext:value-type="float">
            <text:p>0.264129018129774</text:p>
          </table:table-cell>
          <table:table-cell table:formula="of:=[.F33]/13.4*1000" office:value-type="float" office:value="19.7111207559533" calcext:value-type="float">
            <text:p>19.7111207559533</text:p>
          </table:table-cell>
          <table:table-cell table:formula="of:=0.03*SQRT([.G33])" office:value-type="float" office:value="0.133191623912159" calcext:value-type="float">
            <text:p>0.133191623912159</text:p>
          </table:table-cell>
          <table:table-cell table:formula="of:=[.H33]" office:value-type="float" office:value="0.133191623912159" calcext:value-type="float">
            <text:p>0.133191623912159</text:p>
          </table:table-cell>
          <table:table-cell table:number-columns-repeated="2"/>
          <table:table-cell table:formula="of:=[.L32]+0.01*([.I32]-[.J32]-[.K32]-[.N32])" office:value-type="float" office:value="0.202425423118444" calcext:value-type="float">
            <text:p>0.202425423118444</text:p>
          </table:table-cell>
          <table:table-cell table:formula="of:=[.L33]/12*1000" office:value-type="float" office:value="16.8687852598703" calcext:value-type="float">
            <text:p>16.8687852598703</text:p>
          </table:table-cell>
          <table:table-cell table:formula="of:=0.015*SQRT([.M33])" office:value-type="float" office:value="0.0616074401632694" calcext:value-type="float">
            <text:p>0.06160744016327</text:p>
          </table:table-cell>
        </table:table-row>
        <table:table-row table:style-name="ro1">
          <table:table-cell table:formula="of:=[.A33]+0.01" office:value-type="float" office:value="0.32" calcext:value-type="float">
            <text:p>0.32</text:p>
          </table:table-cell>
          <table:table-cell table:formula="of:=[.A34]*12" office:value-type="float" office:value="3.84" calcext:value-type="float">
            <text:p>3.84</text:p>
          </table:table-cell>
          <table:table-cell table:formula="of:=IF([.B34]&lt;3;0.13;IF([.B34]&gt;6;0.13;0.21))" office:value-type="float" office:value="0.21" calcext:value-type="float">
            <text:p>0.21</text:p>
          </table:table-cell>
          <table:table-cell table:number-columns-repeated="2"/>
          <table:table-cell table:formula="of:=[.F33]+0.01*([.C33]-[.D33]-[.E33]-[.H33])" office:value-type="float" office:value="0.264897101890653" calcext:value-type="float">
            <text:p>0.264897101890653</text:p>
          </table:table-cell>
          <table:table-cell table:formula="of:=[.F34]/13.4*1000" office:value-type="float" office:value="19.7684404396009" calcext:value-type="float">
            <text:p>19.7684404396009</text:p>
          </table:table-cell>
          <table:table-cell table:formula="of:=0.03*SQRT([.G34])" office:value-type="float" office:value="0.133385143084381" calcext:value-type="float">
            <text:p>0.133385143084381</text:p>
          </table:table-cell>
          <table:table-cell table:formula="of:=[.H34]" office:value-type="float" office:value="0.133385143084381" calcext:value-type="float">
            <text:p>0.133385143084381</text:p>
          </table:table-cell>
          <table:table-cell table:number-columns-repeated="2"/>
          <table:table-cell table:formula="of:=[.L33]+0.01*([.I33]-[.J33]-[.K33]-[.N33])" office:value-type="float" office:value="0.203141264955933" calcext:value-type="float">
            <text:p>0.203141264955933</text:p>
          </table:table-cell>
          <table:table-cell table:formula="of:=[.L34]/12*1000" office:value-type="float" office:value="16.9284387463277" calcext:value-type="float">
            <text:p>16.9284387463277</text:p>
          </table:table-cell>
          <table:table-cell table:formula="of:=0.015*SQRT([.M34])" office:value-type="float" office:value="0.0617162759563775" calcext:value-type="float">
            <text:p>0.061716275956378</text:p>
          </table:table-cell>
        </table:table-row>
        <table:table-row table:style-name="ro1">
          <table:table-cell table:formula="of:=[.A34]+0.01" office:value-type="float" office:value="0.33" calcext:value-type="float">
            <text:p>0.33</text:p>
          </table:table-cell>
          <table:table-cell table:formula="of:=[.A35]*12" office:value-type="float" office:value="3.96" calcext:value-type="float">
            <text:p>3.96</text:p>
          </table:table-cell>
          <table:table-cell table:formula="of:=IF([.B35]&lt;3;0.13;IF([.B35]&gt;6;0.13;0.21))" office:value-type="float" office:value="0.21" calcext:value-type="float">
            <text:p>0.21</text:p>
          </table:table-cell>
          <table:table-cell table:number-columns-repeated="2"/>
          <table:table-cell table:formula="of:=[.F34]+0.01*([.C34]-[.D34]-[.E34]-[.H34])" office:value-type="float" office:value="0.265663250459809" calcext:value-type="float">
            <text:p>0.265663250459809</text:p>
          </table:table-cell>
          <table:table-cell table:formula="of:=[.F35]/13.4*1000" office:value-type="float" office:value="19.8256157059559" calcext:value-type="float">
            <text:p>19.8256157059559</text:p>
          </table:table-cell>
          <table:table-cell table:formula="of:=0.03*SQRT([.G35])" office:value-type="float" office:value="0.133577895384529" calcext:value-type="float">
            <text:p>0.133577895384529</text:p>
          </table:table-cell>
          <table:table-cell table:formula="of:=[.H35]" office:value-type="float" office:value="0.133577895384529" calcext:value-type="float">
            <text:p>0.133577895384529</text:p>
          </table:table-cell>
          <table:table-cell table:number-columns-repeated="2"/>
          <table:table-cell table:formula="of:=[.L34]+0.01*([.I34]-[.J34]-[.K34]-[.N34])" office:value-type="float" office:value="0.203857953627213" calcext:value-type="float">
            <text:p>0.203857953627213</text:p>
          </table:table-cell>
          <table:table-cell table:formula="of:=[.L35]/12*1000" office:value-type="float" office:value="16.9881628022677" calcext:value-type="float">
            <text:p>16.9881628022677</text:p>
          </table:table-cell>
          <table:table-cell table:formula="of:=0.015*SQRT([.M35])" office:value-type="float" office:value="0.061825048568604" calcext:value-type="float">
            <text:p>0.061825048568604</text:p>
          </table:table-cell>
        </table:table-row>
        <table:table-row table:style-name="ro1">
          <table:table-cell table:formula="of:=[.A35]+0.01" office:value-type="float" office:value="0.34" calcext:value-type="float">
            <text:p>0.34</text:p>
          </table:table-cell>
          <table:table-cell table:formula="of:=[.A36]*12" office:value-type="float" office:value="4.08" calcext:value-type="float">
            <text:p>4.08</text:p>
          </table:table-cell>
          <table:table-cell table:formula="of:=IF([.B36]&lt;3;0.13;IF([.B36]&gt;6;0.13;0.21))" office:value-type="float" office:value="0.21" calcext:value-type="float">
            <text:p>0.21</text:p>
          </table:table-cell>
          <table:table-cell table:number-columns-repeated="2"/>
          <table:table-cell table:formula="of:=[.F35]+0.01*([.C35]-[.D35]-[.E35]-[.H35])" office:value-type="float" office:value="0.266427471505963" calcext:value-type="float">
            <text:p>0.266427471505963</text:p>
          </table:table-cell>
          <table:table-cell table:formula="of:=[.F36]/13.4*1000" office:value-type="float" office:value="19.8826471273107" calcext:value-type="float">
            <text:p>19.8826471273107</text:p>
          </table:table-cell>
          <table:table-cell table:formula="of:=0.03*SQRT([.G36])" office:value-type="float" office:value="0.133769886052802" calcext:value-type="float">
            <text:p>0.133769886052802</text:p>
          </table:table-cell>
          <table:table-cell table:formula="of:=[.H36]" office:value-type="float" office:value="0.133769886052802" calcext:value-type="float">
            <text:p>0.133769886052802</text:p>
          </table:table-cell>
          <table:table-cell table:number-columns-repeated="2"/>
          <table:table-cell table:formula="of:=[.L35]+0.01*([.I35]-[.J35]-[.K35]-[.N35])" office:value-type="float" office:value="0.204575482095372" calcext:value-type="float">
            <text:p>0.204575482095372</text:p>
          </table:table-cell>
          <table:table-cell table:formula="of:=[.L36]/12*1000" office:value-type="float" office:value="17.047956841281" calcext:value-type="float">
            <text:p>17.047956841281</text:p>
          </table:table-cell>
          <table:table-cell table:formula="of:=0.015*SQRT([.M36])" office:value-type="float" office:value="0.0619337572676503" calcext:value-type="float">
            <text:p>0.06193375726765</text:p>
          </table:table-cell>
        </table:table-row>
        <table:table-row table:style-name="ro1">
          <table:table-cell table:formula="of:=[.A36]+0.01" office:value-type="float" office:value="0.35" calcext:value-type="float">
            <text:p>0.35</text:p>
          </table:table-cell>
          <table:table-cell table:formula="of:=[.A37]*12" office:value-type="float" office:value="4.2" calcext:value-type="float">
            <text:p>4.2</text:p>
          </table:table-cell>
          <table:table-cell table:formula="of:=IF([.B37]&lt;3;0.13;IF([.B37]&gt;6;0.13;0.21))" office:value-type="float" office:value="0.21" calcext:value-type="float">
            <text:p>0.21</text:p>
          </table:table-cell>
          <table:table-cell table:number-columns-repeated="2"/>
          <table:table-cell table:formula="of:=[.F36]+0.01*([.C36]-[.D36]-[.E36]-[.H36])" office:value-type="float" office:value="0.267189772645435" calcext:value-type="float">
            <text:p>0.267189772645435</text:p>
          </table:table-cell>
          <table:table-cell table:formula="of:=[.F37]/13.4*1000" office:value-type="float" office:value="19.9395352720474" calcext:value-type="float">
            <text:p>19.9395352720474</text:p>
          </table:table-cell>
          <table:table-cell table:formula="of:=0.03*SQRT([.G37])" office:value-type="float" office:value="0.13396112027317" calcext:value-type="float">
            <text:p>0.13396112027317</text:p>
          </table:table-cell>
          <table:table-cell table:formula="of:=[.H37]" office:value-type="float" office:value="0.13396112027317" calcext:value-type="float">
            <text:p>0.13396112027317</text:p>
          </table:table-cell>
          <table:table-cell table:number-columns-repeated="2"/>
          <table:table-cell table:formula="of:=[.L36]+0.01*([.I36]-[.J36]-[.K36]-[.N36])" office:value-type="float" office:value="0.205293843383224" calcext:value-type="float">
            <text:p>0.205293843383224</text:p>
          </table:table-cell>
          <table:table-cell table:formula="of:=[.L37]/12*1000" office:value-type="float" office:value="17.1078202819353" calcext:value-type="float">
            <text:p>17.1078202819353</text:p>
          </table:table-cell>
          <table:table-cell table:formula="of:=0.015*SQRT([.M37])" office:value-type="float" office:value="0.0620424013351792" calcext:value-type="float">
            <text:p>0.062042401335179</text:p>
          </table:table-cell>
        </table:table-row>
        <table:table-row table:style-name="ro1">
          <table:table-cell table:formula="of:=[.A37]+0.01" office:value-type="float" office:value="0.36" calcext:value-type="float">
            <text:p>0.36</text:p>
          </table:table-cell>
          <table:table-cell table:formula="of:=[.A38]*12" office:value-type="float" office:value="4.32" calcext:value-type="float">
            <text:p>4.32</text:p>
          </table:table-cell>
          <table:table-cell table:formula="of:=IF([.B38]&lt;3;0.13;IF([.B38]&gt;6;0.13;0.21))" office:value-type="float" office:value="0.21" calcext:value-type="float">
            <text:p>0.21</text:p>
          </table:table-cell>
          <table:table-cell table:number-columns-repeated="2"/>
          <table:table-cell table:formula="of:=[.F37]+0.01*([.C37]-[.D37]-[.E37]-[.H37])" office:value-type="float" office:value="0.267950161442704" calcext:value-type="float">
            <text:p>0.267950161442704</text:p>
          </table:table-cell>
          <table:table-cell table:formula="of:=[.F38]/13.4*1000" office:value-type="float" office:value="19.9962807046794" calcext:value-type="float">
            <text:p>19.9962807046794</text:p>
          </table:table-cell>
          <table:table-cell table:formula="of:=0.03*SQRT([.G38])" office:value-type="float" office:value="0.134151603174213" calcext:value-type="float">
            <text:p>0.134151603174213</text:p>
          </table:table-cell>
          <table:table-cell table:formula="of:=[.H38]" office:value-type="float" office:value="0.134151603174213" calcext:value-type="float">
            <text:p>0.134151603174213</text:p>
          </table:table-cell>
          <table:table-cell table:number-columns-repeated="2"/>
          <table:table-cell table:formula="of:=[.L37]+0.01*([.I37]-[.J37]-[.K37]-[.N37])" office:value-type="float" office:value="0.206013030572603" calcext:value-type="float">
            <text:p>0.206013030572603</text:p>
          </table:table-cell>
          <table:table-cell table:formula="of:=[.L38]/12*1000" office:value-type="float" office:value="17.167752547717" calcext:value-type="float">
            <text:p>17.167752547717</text:p>
          </table:table-cell>
          <table:table-cell table:formula="of:=0.015*SQRT([.M38])" office:value-type="float" office:value="0.0621509800665791" calcext:value-type="float">
            <text:p>0.062150980066579</text:p>
          </table:table-cell>
        </table:table-row>
        <table:table-row table:style-name="ro1">
          <table:table-cell table:formula="of:=[.A38]+0.01" office:value-type="float" office:value="0.37" calcext:value-type="float">
            <text:p>0.37</text:p>
          </table:table-cell>
          <table:table-cell table:formula="of:=[.A39]*12" office:value-type="float" office:value="4.44" calcext:value-type="float">
            <text:p>4.44</text:p>
          </table:table-cell>
          <table:table-cell table:formula="of:=IF([.B39]&lt;3;0.13;IF([.B39]&gt;6;0.13;0.21))" office:value-type="float" office:value="0.21" calcext:value-type="float">
            <text:p>0.21</text:p>
          </table:table-cell>
          <table:table-cell table:number-columns-repeated="2"/>
          <table:table-cell table:formula="of:=[.F38]+0.01*([.C38]-[.D38]-[.E38]-[.H38])" office:value-type="float" office:value="0.268708645410962" calcext:value-type="float">
            <text:p>0.268708645410962</text:p>
          </table:table-cell>
          <table:table-cell table:formula="of:=[.F39]/13.4*1000" office:value-type="float" office:value="20.0528839858927" calcext:value-type="float">
            <text:p>20.0528839858927</text:p>
          </table:table-cell>
          <table:table-cell table:formula="of:=0.03*SQRT([.G39])" office:value-type="float" office:value="0.13434133982994" calcext:value-type="float">
            <text:p>0.13434133982994</text:p>
          </table:table-cell>
          <table:table-cell table:formula="of:=[.H39]" office:value-type="float" office:value="0.13434133982994" calcext:value-type="float">
            <text:p>0.13434133982994</text:p>
          </table:table-cell>
          <table:table-cell table:number-columns-repeated="2"/>
          <table:table-cell table:formula="of:=[.L38]+0.01*([.I38]-[.J38]-[.K38]-[.N38])" office:value-type="float" office:value="0.20673303680368" calcext:value-type="float">
            <text:p>0.20673303680368</text:p>
          </table:table-cell>
          <table:table-cell table:formula="of:=[.L39]/12*1000" office:value-type="float" office:value="17.2277530669733" calcext:value-type="float">
            <text:p>17.2277530669733</text:p>
          </table:table-cell>
          <table:table-cell table:formula="of:=0.015*SQRT([.M39])" office:value-type="float" office:value="0.0622594927707333" calcext:value-type="float">
            <text:p>0.062259492770733</text:p>
          </table:table-cell>
        </table:table-row>
        <table:table-row table:style-name="ro1">
          <table:table-cell table:formula="of:=[.A39]+0.01" office:value-type="float" office:value="0.38" calcext:value-type="float">
            <text:p>0.38</text:p>
          </table:table-cell>
          <table:table-cell table:formula="of:=[.A40]*12" office:value-type="float" office:value="4.56" calcext:value-type="float">
            <text:p>4.56</text:p>
          </table:table-cell>
          <table:table-cell table:formula="of:=IF([.B40]&lt;3;0.13;IF([.B40]&gt;6;0.13;0.21))" office:value-type="float" office:value="0.21" calcext:value-type="float">
            <text:p>0.21</text:p>
          </table:table-cell>
          <table:table-cell table:number-columns-repeated="2"/>
          <table:table-cell table:formula="of:=[.F39]+0.01*([.C39]-[.D39]-[.E39]-[.H39])" office:value-type="float" office:value="0.269465232012662" calcext:value-type="float">
            <text:p>0.269465232012662</text:p>
          </table:table-cell>
          <table:table-cell table:formula="of:=[.F40]/13.4*1000" office:value-type="float" office:value="20.1093456725867" calcext:value-type="float">
            <text:p>20.1093456725867</text:p>
          </table:table-cell>
          <table:table-cell table:formula="of:=0.03*SQRT([.G40])" office:value-type="float" office:value="0.134530335260595" calcext:value-type="float">
            <text:p>0.134530335260595</text:p>
          </table:table-cell>
          <table:table-cell table:formula="of:=[.H40]" office:value-type="float" office:value="0.134530335260595" calcext:value-type="float">
            <text:p>0.134530335260595</text:p>
          </table:table-cell>
          <table:table-cell table:number-columns-repeated="2"/>
          <table:table-cell table:formula="of:=[.L39]+0.01*([.I39]-[.J39]-[.K39]-[.N39])" office:value-type="float" office:value="0.207453855274272" calcext:value-type="float">
            <text:p>0.207453855274272</text:p>
          </table:table-cell>
          <table:table-cell table:formula="of:=[.L40]/12*1000" office:value-type="float" office:value="17.287821272856" calcext:value-type="float">
            <text:p>17.287821272856</text:p>
          </table:table-cell>
          <table:table-cell table:formula="of:=0.015*SQRT([.M40])" office:value-type="float" office:value="0.0623679387697926" calcext:value-type="float">
            <text:p>0.062367938769793</text:p>
          </table:table-cell>
        </table:table-row>
        <table:table-row table:style-name="ro1">
          <table:table-cell table:formula="of:=[.A40]+0.01" office:value-type="float" office:value="0.39" calcext:value-type="float">
            <text:p>0.39</text:p>
          </table:table-cell>
          <table:table-cell table:formula="of:=[.A41]*12" office:value-type="float" office:value="4.68" calcext:value-type="float">
            <text:p>4.68</text:p>
          </table:table-cell>
          <table:table-cell table:formula="of:=IF([.B41]&lt;3;0.13;IF([.B41]&gt;6;0.13;0.21))" office:value-type="float" office:value="0.21" calcext:value-type="float">
            <text:p>0.21</text:p>
          </table:table-cell>
          <table:table-cell table:number-columns-repeated="2"/>
          <table:table-cell table:formula="of:=[.F40]+0.01*([.C40]-[.D40]-[.E40]-[.H40])" office:value-type="float" office:value="0.270219928660056" calcext:value-type="float">
            <text:p>0.270219928660056</text:p>
          </table:table-cell>
          <table:table-cell table:formula="of:=[.F41]/13.4*1000" office:value-type="float" office:value="20.1656663179146" calcext:value-type="float">
            <text:p>20.1656663179146</text:p>
          </table:table-cell>
          <table:table-cell table:formula="of:=0.03*SQRT([.G41])" office:value-type="float" office:value="0.134718594433446" calcext:value-type="float">
            <text:p>0.134718594433446</text:p>
          </table:table-cell>
          <table:table-cell table:formula="of:=[.H41]" office:value-type="float" office:value="0.134718594433446" calcext:value-type="float">
            <text:p>0.134718594433446</text:p>
          </table:table-cell>
          <table:table-cell table:number-columns-repeated="2"/>
          <table:table-cell table:formula="of:=[.L40]+0.01*([.I40]-[.J40]-[.K40]-[.N40])" office:value-type="float" office:value="0.20817547923918" calcext:value-type="float">
            <text:p>0.20817547923918</text:p>
          </table:table-cell>
          <table:table-cell table:formula="of:=[.L41]/12*1000" office:value-type="float" office:value="17.347956603265" calcext:value-type="float">
            <text:p>17.347956603265</text:p>
          </table:table-cell>
          <table:table-cell table:formula="of:=0.015*SQRT([.M41])" office:value-type="float" office:value="0.0624763173989522" calcext:value-type="float">
            <text:p>0.062476317398952</text:p>
          </table:table-cell>
        </table:table-row>
        <table:table-row table:style-name="ro1">
          <table:table-cell table:formula="of:=[.A41]+0.01" office:value-type="float" office:value="0.4" calcext:value-type="float">
            <text:p>0.4</text:p>
          </table:table-cell>
          <table:table-cell table:formula="of:=[.A42]*12" office:value-type="float" office:value="4.8" calcext:value-type="float">
            <text:p>4.8</text:p>
          </table:table-cell>
          <table:table-cell table:formula="of:=IF([.B42]&lt;3;0.13;IF([.B42]&gt;6;0.13;0.21))" office:value-type="float" office:value="0.21" calcext:value-type="float">
            <text:p>0.21</text:p>
          </table:table-cell>
          <table:table-cell table:number-columns-repeated="2"/>
          <table:table-cell table:formula="of:=[.F41]+0.01*([.C41]-[.D41]-[.E41]-[.H41])" office:value-type="float" office:value="0.270972742715722" calcext:value-type="float">
            <text:p>0.270972742715722</text:p>
          </table:table-cell>
          <table:table-cell table:formula="of:=[.F42]/13.4*1000" office:value-type="float" office:value="20.2218464713225" calcext:value-type="float">
            <text:p>20.2218464713225</text:p>
          </table:table-cell>
          <table:table-cell table:formula="of:=0.03*SQRT([.G42])" office:value-type="float" office:value="0.134906122263559" calcext:value-type="float">
            <text:p>0.134906122263559</text:p>
          </table:table-cell>
          <table:table-cell table:formula="of:=[.H42]" office:value-type="float" office:value="0.134906122263559" calcext:value-type="float">
            <text:p>0.134906122263559</text:p>
          </table:table-cell>
          <table:table-cell table:number-columns-repeated="2"/>
          <table:table-cell table:formula="of:=[.L41]+0.01*([.I41]-[.J41]-[.K41]-[.N41])" office:value-type="float" office:value="0.208897902009525" calcext:value-type="float">
            <text:p>0.208897902009525</text:p>
          </table:table-cell>
          <table:table-cell table:formula="of:=[.L42]/12*1000" office:value-type="float" office:value="17.4081585007937" calcext:value-type="float">
            <text:p>17.4081585007937</text:p>
          </table:table-cell>
          <table:table-cell table:formula="of:=0.015*SQRT([.M42])" office:value-type="float" office:value="0.0625846280062332" calcext:value-type="float">
            <text:p>0.062584628006233</text:p>
          </table:table-cell>
        </table:table-row>
        <table:table-row table:style-name="ro1">
          <table:table-cell table:formula="of:=[.A42]+0.01" office:value-type="float" office:value="0.41" calcext:value-type="float">
            <text:p>0.41</text:p>
          </table:table-cell>
          <table:table-cell table:formula="of:=[.A43]*12" office:value-type="float" office:value="4.92" calcext:value-type="float">
            <text:p>4.92</text:p>
          </table:table-cell>
          <table:table-cell table:formula="of:=IF([.B43]&lt;3;0.13;IF([.B43]&gt;6;0.13;0.21))" office:value-type="float" office:value="0.21" calcext:value-type="float">
            <text:p>0.21</text:p>
          </table:table-cell>
          <table:table-cell table:number-columns-repeated="2"/>
          <table:table-cell table:formula="of:=[.F42]+0.01*([.C42]-[.D42]-[.E42]-[.H42])" office:value-type="float" office:value="0.271723681493086" calcext:value-type="float">
            <text:p>0.271723681493086</text:p>
          </table:table-cell>
          <table:table-cell table:formula="of:=[.F43]/13.4*1000" office:value-type="float" office:value="20.2778866785885" calcext:value-type="float">
            <text:p>20.2778866785885</text:p>
          </table:table-cell>
          <table:table-cell table:formula="of:=0.03*SQRT([.G43])" office:value-type="float" office:value="0.135092923614561" calcext:value-type="float">
            <text:p>0.135092923614561</text:p>
          </table:table-cell>
          <table:table-cell table:formula="of:=[.H43]" office:value-type="float" office:value="0.135092923614561" calcext:value-type="float">
            <text:p>0.135092923614561</text:p>
          </table:table-cell>
          <table:table-cell table:number-columns-repeated="2"/>
          <table:table-cell table:formula="of:=[.L42]+0.01*([.I42]-[.J42]-[.K42]-[.N42])" office:value-type="float" office:value="0.209621116952098" calcext:value-type="float">
            <text:p>0.209621116952098</text:p>
          </table:table-cell>
          <table:table-cell table:formula="of:=[.L43]/12*1000" office:value-type="float" office:value="17.4684264126748" calcext:value-type="float">
            <text:p>17.4684264126748</text:p>
          </table:table-cell>
          <table:table-cell table:formula="of:=0.015*SQRT([.M43])" office:value-type="float" office:value="0.0626928699522668" calcext:value-type="float">
            <text:p>0.062692869952267</text:p>
          </table:table-cell>
        </table:table-row>
        <table:table-row table:style-name="ro1">
          <table:table-cell table:formula="of:=[.A43]+0.01" office:value-type="float" office:value="0.42" calcext:value-type="float">
            <text:p>0.42</text:p>
          </table:table-cell>
          <table:table-cell table:formula="of:=[.A44]*12" office:value-type="float" office:value="5.04" calcext:value-type="float">
            <text:p>5.04</text:p>
          </table:table-cell>
          <table:table-cell table:formula="of:=IF([.B44]&lt;3;0.13;IF([.B44]&gt;6;0.13;0.21))" office:value-type="float" office:value="0.21" calcext:value-type="float">
            <text:p>0.21</text:p>
          </table:table-cell>
          <table:table-cell table:number-columns-repeated="2"/>
          <table:table-cell table:formula="of:=[.F43]+0.01*([.C43]-[.D43]-[.E43]-[.H43])" office:value-type="float" office:value="0.272472752256941" calcext:value-type="float">
            <text:p>0.272472752256941</text:p>
          </table:table-cell>
          <table:table-cell table:formula="of:=[.F44]/13.4*1000" office:value-type="float" office:value="20.3337874818612" calcext:value-type="float">
            <text:p>20.3337874818612</text:p>
          </table:table-cell>
          <table:table-cell table:formula="of:=0.03*SQRT([.G44])" office:value-type="float" office:value="0.135279003299385" calcext:value-type="float">
            <text:p>0.135279003299385</text:p>
          </table:table-cell>
          <table:table-cell table:formula="of:=[.H44]" office:value-type="float" office:value="0.135279003299385" calcext:value-type="float">
            <text:p>0.135279003299385</text:p>
          </table:table-cell>
          <table:table-cell table:number-columns-repeated="2"/>
          <table:table-cell table:formula="of:=[.L43]+0.01*([.I43]-[.J43]-[.K43]-[.N43])" office:value-type="float" office:value="0.210345117488721" calcext:value-type="float">
            <text:p>0.210345117488721</text:p>
          </table:table-cell>
          <table:table-cell table:formula="of:=[.L44]/12*1000" office:value-type="float" office:value="17.5287597907268" calcext:value-type="float">
            <text:p>17.5287597907268</text:p>
          </table:table-cell>
          <table:table-cell table:formula="of:=0.015*SQRT([.M44])" office:value-type="float" office:value="0.0628010426100835" calcext:value-type="float">
            <text:p>0.062801042610084</text:p>
          </table:table-cell>
        </table:table-row>
        <table:table-row table:style-name="ro1">
          <table:table-cell table:formula="of:=[.A44]+0.01" office:value-type="float" office:value="0.43" calcext:value-type="float">
            <text:p>0.43</text:p>
          </table:table-cell>
          <table:table-cell table:formula="of:=[.A45]*12" office:value-type="float" office:value="5.16" calcext:value-type="float">
            <text:p>5.16</text:p>
          </table:table-cell>
          <table:table-cell table:formula="of:=IF([.B45]&lt;3;0.13;IF([.B45]&gt;6;0.13;0.21))" office:value-type="float" office:value="0.21" calcext:value-type="float">
            <text:p>0.21</text:p>
          </table:table-cell>
          <table:table-cell table:number-columns-repeated="2"/>
          <table:table-cell table:formula="of:=[.F44]+0.01*([.C44]-[.D44]-[.E44]-[.H44])" office:value-type="float" office:value="0.273219962223947" calcext:value-type="float">
            <text:p>0.273219962223947</text:p>
          </table:table-cell>
          <table:table-cell table:formula="of:=[.F45]/13.4*1000" office:value-type="float" office:value="20.3895494196975" calcext:value-type="float">
            <text:p>20.3895494196975</text:p>
          </table:table-cell>
          <table:table-cell table:formula="of:=0.03*SQRT([.G45])" office:value-type="float" office:value="0.135464366081002" calcext:value-type="float">
            <text:p>0.135464366081002</text:p>
          </table:table-cell>
          <table:table-cell table:formula="of:=[.H45]" office:value-type="float" office:value="0.135464366081002" calcext:value-type="float">
            <text:p>0.135464366081002</text:p>
          </table:table-cell>
          <table:table-cell table:number-columns-repeated="2"/>
          <table:table-cell table:formula="of:=[.L44]+0.01*([.I44]-[.J44]-[.K44]-[.N44])" office:value-type="float" office:value="0.211069897095614" calcext:value-type="float">
            <text:p>0.211069897095614</text:p>
          </table:table-cell>
          <table:table-cell table:formula="of:=[.L45]/12*1000" office:value-type="float" office:value="17.5891580913012" calcext:value-type="float">
            <text:p>17.5891580913012</text:p>
          </table:table-cell>
          <table:table-cell table:formula="of:=0.015*SQRT([.M45])" office:value-type="float" office:value="0.0629091453649051" calcext:value-type="float">
            <text:p>0.062909145364905</text:p>
          </table:table-cell>
        </table:table-row>
        <table:table-row table:style-name="ro1">
          <table:table-cell table:formula="of:=[.A45]+0.01" office:value-type="float" office:value="0.44" calcext:value-type="float">
            <text:p>0.44</text:p>
          </table:table-cell>
          <table:table-cell table:formula="of:=[.A46]*12" office:value-type="float" office:value="5.28" calcext:value-type="float">
            <text:p>5.28</text:p>
          </table:table-cell>
          <table:table-cell table:formula="of:=IF([.B46]&lt;3;0.13;IF([.B46]&gt;6;0.13;0.21))" office:value-type="float" office:value="0.21" calcext:value-type="float">
            <text:p>0.21</text:p>
          </table:table-cell>
          <table:table-cell table:number-columns-repeated="2"/>
          <table:table-cell table:formula="of:=[.F45]+0.01*([.C45]-[.D45]-[.E45]-[.H45])" office:value-type="float" office:value="0.273965318563137" calcext:value-type="float">
            <text:p>0.273965318563137</text:p>
          </table:table-cell>
          <table:table-cell table:formula="of:=[.F46]/13.4*1000" office:value-type="float" office:value="20.4451730270998" calcext:value-type="float">
            <text:p>20.4451730270998</text:p>
          </table:table-cell>
          <table:table-cell table:formula="of:=0.03*SQRT([.G46])" office:value-type="float" office:value="0.13564901667314" calcext:value-type="float">
            <text:p>0.13564901667314</text:p>
          </table:table-cell>
          <table:table-cell table:formula="of:=[.H46]" office:value-type="float" office:value="0.13564901667314" calcext:value-type="float">
            <text:p>0.13564901667314</text:p>
          </table:table-cell>
          <table:table-cell table:number-columns-repeated="2"/>
          <table:table-cell table:formula="of:=[.L45]+0.01*([.I45]-[.J45]-[.K45]-[.N45])" office:value-type="float" office:value="0.211795449302775" calcext:value-type="float">
            <text:p>0.211795449302775</text:p>
          </table:table-cell>
          <table:table-cell table:formula="of:=[.L46]/12*1000" office:value-type="float" office:value="17.6496207752313" calcext:value-type="float">
            <text:p>17.6496207752313</text:p>
          </table:table-cell>
          <table:table-cell table:formula="of:=0.015*SQRT([.M46])" office:value-type="float" office:value="0.0630171776139414" calcext:value-type="float">
            <text:p>0.063017177613941</text:p>
          </table:table-cell>
        </table:table-row>
        <table:table-row table:style-name="ro1">
          <table:table-cell table:formula="of:=[.A46]+0.01" office:value-type="float" office:value="0.45" calcext:value-type="float">
            <text:p>0.45</text:p>
          </table:table-cell>
          <table:table-cell table:formula="of:=[.A47]*12" office:value-type="float" office:value="5.4" calcext:value-type="float">
            <text:p>5.4</text:p>
          </table:table-cell>
          <table:table-cell table:formula="of:=IF([.B47]&lt;3;0.13;IF([.B47]&gt;6;0.13;0.21))" office:value-type="float" office:value="0.21" calcext:value-type="float">
            <text:p>0.21</text:p>
          </table:table-cell>
          <table:table-cell table:number-columns-repeated="2"/>
          <table:table-cell table:formula="of:=[.F46]+0.01*([.C46]-[.D46]-[.E46]-[.H46])" office:value-type="float" office:value="0.274708828396405" calcext:value-type="float">
            <text:p>0.274708828396405</text:p>
          </table:table-cell>
          <table:table-cell table:formula="of:=[.F47]/13.4*1000" office:value-type="float" office:value="20.5006588355526" calcext:value-type="float">
            <text:p>20.5006588355526</text:p>
          </table:table-cell>
          <table:table-cell table:formula="of:=0.03*SQRT([.G47])" office:value-type="float" office:value="0.13583295974099" calcext:value-type="float">
            <text:p>0.13583295974099</text:p>
          </table:table-cell>
          <table:table-cell table:formula="of:=[.H47]" office:value-type="float" office:value="0.13583295974099" calcext:value-type="float">
            <text:p>0.13583295974099</text:p>
          </table:table-cell>
          <table:table-cell table:number-columns-repeated="2"/>
          <table:table-cell table:formula="of:=[.L46]+0.01*([.I46]-[.J46]-[.K46]-[.N46])" office:value-type="float" office:value="0.212521767693367" calcext:value-type="float">
            <text:p>0.212521767693367</text:p>
          </table:table-cell>
          <table:table-cell table:formula="of:=[.L47]/12*1000" office:value-type="float" office:value="17.7101473077806" calcext:value-type="float">
            <text:p>17.7101473077806</text:p>
          </table:table-cell>
          <table:table-cell table:formula="of:=0.015*SQRT([.M47])" office:value-type="float" office:value="0.0631251387661891" calcext:value-type="float">
            <text:p>0.063125138766189</text:p>
          </table:table-cell>
        </table:table-row>
        <table:table-row table:style-name="ro1">
          <table:table-cell table:formula="of:=[.A47]+0.01" office:value-type="float" office:value="0.46" calcext:value-type="float">
            <text:p>0.46</text:p>
          </table:table-cell>
          <table:table-cell table:formula="of:=[.A48]*12" office:value-type="float" office:value="5.52" calcext:value-type="float">
            <text:p>5.52</text:p>
          </table:table-cell>
          <table:table-cell table:formula="of:=IF([.B48]&lt;3;0.13;IF([.B48]&gt;6;0.13;0.21))" office:value-type="float" office:value="0.21" calcext:value-type="float">
            <text:p>0.21</text:p>
          </table:table-cell>
          <table:table-cell table:number-columns-repeated="2"/>
          <table:table-cell table:formula="of:=[.F47]+0.01*([.C47]-[.D47]-[.E47]-[.H47])" office:value-type="float" office:value="0.275450498798995" calcext:value-type="float">
            <text:p>0.275450498798995</text:p>
          </table:table-cell>
          <table:table-cell table:formula="of:=[.F48]/13.4*1000" office:value-type="float" office:value="20.5560073730594" calcext:value-type="float">
            <text:p>20.5560073730594</text:p>
          </table:table-cell>
          <table:table-cell table:formula="of:=0.03*SQRT([.G48])" office:value-type="float" office:value="0.136016199901899" calcext:value-type="float">
            <text:p>0.136016199901899</text:p>
          </table:table-cell>
          <table:table-cell table:formula="of:=[.H48]" office:value-type="float" office:value="0.136016199901899" calcext:value-type="float">
            <text:p>0.136016199901899</text:p>
          </table:table-cell>
          <table:table-cell table:number-columns-repeated="2"/>
          <table:table-cell table:formula="of:=[.L47]+0.01*([.I47]-[.J47]-[.K47]-[.N47])" office:value-type="float" office:value="0.213248845903115" calcext:value-type="float">
            <text:p>0.213248845903115</text:p>
          </table:table-cell>
          <table:table-cell table:formula="of:=[.L48]/12*1000" office:value-type="float" office:value="17.7707371585929" calcext:value-type="float">
            <text:p>17.7707371585929</text:p>
          </table:table-cell>
          <table:table-cell table:formula="of:=0.015*SQRT([.M48])" office:value-type="float" office:value="0.0632330282422359" calcext:value-type="float">
            <text:p>0.063233028242236</text:p>
          </table:table-cell>
        </table:table-row>
        <table:table-row table:style-name="ro1">
          <table:table-cell table:formula="of:=[.A48]+0.01" office:value-type="float" office:value="0.47" calcext:value-type="float">
            <text:p>0.47</text:p>
          </table:table-cell>
          <table:table-cell table:formula="of:=[.A49]*12" office:value-type="float" office:value="5.64" calcext:value-type="float">
            <text:p>5.64</text:p>
          </table:table-cell>
          <table:table-cell table:formula="of:=IF([.B49]&lt;3;0.13;IF([.B49]&gt;6;0.13;0.21))" office:value-type="float" office:value="0.21" calcext:value-type="float">
            <text:p>0.21</text:p>
          </table:table-cell>
          <table:table-cell table:number-columns-repeated="2"/>
          <table:table-cell table:formula="of:=[.F48]+0.01*([.C48]-[.D48]-[.E48]-[.H48])" office:value-type="float" office:value="0.276190336799976" calcext:value-type="float">
            <text:p>0.276190336799976</text:p>
          </table:table-cell>
          <table:table-cell table:formula="of:=[.F49]/13.4*1000" office:value-type="float" office:value="20.6112191641773" calcext:value-type="float">
            <text:p>20.6112191641773</text:p>
          </table:table-cell>
          <table:table-cell table:formula="of:=0.03*SQRT([.G49])" office:value-type="float" office:value="0.136198741726051" calcext:value-type="float">
            <text:p>0.136198741726051</text:p>
          </table:table-cell>
          <table:table-cell table:formula="of:=[.H49]" office:value-type="float" office:value="0.136198741726051" calcext:value-type="float">
            <text:p>0.136198741726051</text:p>
          </table:table-cell>
          <table:table-cell table:number-columns-repeated="2"/>
          <table:table-cell table:formula="of:=[.L48]+0.01*([.I48]-[.J48]-[.K48]-[.N48])" office:value-type="float" office:value="0.213976677619712" calcext:value-type="float">
            <text:p>0.213976677619712</text:p>
          </table:table-cell>
          <table:table-cell table:formula="of:=[.L49]/12*1000" office:value-type="float" office:value="17.8313898016426" calcext:value-type="float">
            <text:p>17.8313898016426</text:p>
          </table:table-cell>
          <table:table-cell table:formula="of:=0.015*SQRT([.M49])" office:value-type="float" office:value="0.0633408454740667" calcext:value-type="float">
            <text:p>0.063340845474067</text:p>
          </table:table-cell>
        </table:table-row>
        <table:table-row table:style-name="ro1">
          <table:table-cell table:formula="of:=[.A49]+0.01" office:value-type="float" office:value="0.48" calcext:value-type="float">
            <text:p>0.48</text:p>
          </table:table-cell>
          <table:table-cell table:formula="of:=[.A50]*12" office:value-type="float" office:value="5.76" calcext:value-type="float">
            <text:p>5.76</text:p>
          </table:table-cell>
          <table:table-cell table:formula="of:=IF([.B50]&lt;3;0.13;IF([.B50]&gt;6;0.13;0.21))" office:value-type="float" office:value="0.21" calcext:value-type="float">
            <text:p>0.21</text:p>
          </table:table-cell>
          <table:table-cell table:number-columns-repeated="2"/>
          <table:table-cell table:formula="of:=[.F49]+0.01*([.C49]-[.D49]-[.E49]-[.H49])" office:value-type="float" office:value="0.276928349382716" calcext:value-type="float">
            <text:p>0.276928349382716</text:p>
          </table:table-cell>
          <table:table-cell table:formula="of:=[.F50]/13.4*1000" office:value-type="float" office:value="20.6662947300534" calcext:value-type="float">
            <text:p>20.6662947300534</text:p>
          </table:table-cell>
          <table:table-cell table:formula="of:=0.03*SQRT([.G50])" office:value-type="float" office:value="0.136380589737133" calcext:value-type="float">
            <text:p>0.136380589737133</text:p>
          </table:table-cell>
          <table:table-cell table:formula="of:=[.H50]" office:value-type="float" office:value="0.136380589737133" calcext:value-type="float">
            <text:p>0.136380589737133</text:p>
          </table:table-cell>
          <table:table-cell table:number-columns-repeated="2"/>
          <table:table-cell table:formula="of:=[.L49]+0.01*([.I49]-[.J49]-[.K49]-[.N49])" office:value-type="float" office:value="0.214705256582232" calcext:value-type="float">
            <text:p>0.214705256582232</text:p>
          </table:table-cell>
          <table:table-cell table:formula="of:=[.L50]/12*1000" office:value-type="float" office:value="17.892104715186" calcext:value-type="float">
            <text:p>17.892104715186</text:p>
          </table:table-cell>
          <table:table-cell table:formula="of:=0.015*SQRT([.M50])" office:value-type="float" office:value="0.0634485899048737" calcext:value-type="float">
            <text:p>0.063448589904874</text:p>
          </table:table-cell>
        </table:table-row>
        <table:table-row table:style-name="ro1">
          <table:table-cell table:formula="of:=[.A50]+0.01" office:value-type="float" office:value="0.49" calcext:value-type="float">
            <text:p>0.49</text:p>
          </table:table-cell>
          <table:table-cell table:formula="of:=[.A51]*12" office:value-type="float" office:value="5.88" calcext:value-type="float">
            <text:p>5.88</text:p>
          </table:table-cell>
          <table:table-cell table:formula="of:=IF([.B51]&lt;3;0.13;IF([.B51]&gt;6;0.13;0.21))" office:value-type="float" office:value="0.21" calcext:value-type="float">
            <text:p>0.21</text:p>
          </table:table-cell>
          <table:table-cell table:number-columns-repeated="2"/>
          <table:table-cell table:formula="of:=[.F50]+0.01*([.C50]-[.D50]-[.E50]-[.H50])" office:value-type="float" office:value="0.277664543485344" calcext:value-type="float">
            <text:p>0.277664543485344</text:p>
          </table:table-cell>
          <table:table-cell table:formula="of:=[.F51]/13.4*1000" office:value-type="float" office:value="20.7212345884585" calcext:value-type="float">
            <text:p>20.7212345884585</text:p>
          </table:table-cell>
          <table:table-cell table:formula="of:=0.03*SQRT([.G51])" office:value-type="float" office:value="0.13656174841299" calcext:value-type="float">
            <text:p>0.13656174841299</text:p>
          </table:table-cell>
          <table:table-cell table:formula="of:=[.H51]" office:value-type="float" office:value="0.13656174841299" calcext:value-type="float">
            <text:p>0.13656174841299</text:p>
          </table:table-cell>
          <table:table-cell table:number-columns-repeated="2"/>
          <table:table-cell table:formula="of:=[.L50]+0.01*([.I50]-[.J50]-[.K50]-[.N50])" office:value-type="float" office:value="0.215434576580554" calcext:value-type="float">
            <text:p>0.215434576580554</text:p>
          </table:table-cell>
          <table:table-cell table:formula="of:=[.L51]/12*1000" office:value-type="float" office:value="17.9528813817128" calcext:value-type="float">
            <text:p>17.9528813817128</text:p>
          </table:table-cell>
          <table:table-cell table:formula="of:=0.015*SQRT([.M51])" office:value-type="float" office:value="0.0635562609888702" calcext:value-type="float">
            <text:p>0.06355626098887</text:p>
          </table:table-cell>
        </table:table-row>
        <table:table-row table:style-name="ro1">
          <table:table-cell table:formula="of:=[.A51]+0.01" office:value-type="float" office:value="0.5" calcext:value-type="float">
            <text:p>0.5</text:p>
          </table:table-cell>
          <table:table-cell table:formula="of:=[.A52]*12" office:value-type="float" office:value="6" calcext:value-type="float">
            <text:p>6</text:p>
          </table:table-cell>
          <table:table-cell table:formula="of:=IF([.B52]&lt;3;0.13;IF([.B52]&gt;6;0.13;0.21))" office:value-type="float" office:value="0.21" calcext:value-type="float">
            <text:p>0.21</text:p>
          </table:table-cell>
          <table:table-cell table:number-columns-repeated="2"/>
          <table:table-cell table:formula="of:=[.F51]+0.01*([.C51]-[.D51]-[.E51]-[.H51])" office:value-type="float" office:value="0.278398926001215" calcext:value-type="float">
            <text:p>0.278398926001215</text:p>
          </table:table-cell>
          <table:table-cell table:formula="of:=[.F52]/13.4*1000" office:value-type="float" office:value="20.776039253822" calcext:value-type="float">
            <text:p>20.776039253822</text:p>
          </table:table-cell>
          <table:table-cell table:formula="of:=0.03*SQRT([.G52])" office:value-type="float" office:value="0.136742222186272" calcext:value-type="float">
            <text:p>0.136742222186272</text:p>
          </table:table-cell>
          <table:table-cell table:formula="of:=[.H52]" office:value-type="float" office:value="0.136742222186272" calcext:value-type="float">
            <text:p>0.136742222186272</text:p>
          </table:table-cell>
          <table:table-cell table:number-columns-repeated="2"/>
          <table:table-cell table:formula="of:=[.L51]+0.01*([.I51]-[.J51]-[.K51]-[.N51])" office:value-type="float" office:value="0.216164631454795" calcext:value-type="float">
            <text:p>0.216164631454795</text:p>
          </table:table-cell>
          <table:table-cell table:formula="of:=[.L52]/12*1000" office:value-type="float" office:value="18.0137192878996" calcext:value-type="float">
            <text:p>18.0137192878996</text:p>
          </table:table-cell>
          <table:table-cell table:formula="of:=0.015*SQRT([.M52])" office:value-type="float" office:value="0.0636638581911072" calcext:value-type="float">
            <text:p>0.063663858191107</text:p>
          </table:table-cell>
        </table:table-row>
        <table:table-row table:style-name="ro1">
          <table:table-cell table:formula="of:=[.A52]+0.01" office:value-type="float" office:value="0.51" calcext:value-type="float">
            <text:p>0.51</text:p>
          </table:table-cell>
          <table:table-cell table:formula="of:=[.A53]*12" office:value-type="float" office:value="6.12" calcext:value-type="float">
            <text:p>6.12</text:p>
          </table:table-cell>
          <table:table-cell table:formula="of:=IF([.B53]&lt;3;0.13;IF([.B53]&gt;6;0.13;0.21))" office:value-type="float" office:value="0.13" calcext:value-type="float">
            <text:p>0.13</text:p>
          </table:table-cell>
          <table:table-cell table:number-columns-repeated="2"/>
          <table:table-cell table:formula="of:=[.F52]+0.01*([.C52]-[.D52]-[.E52]-[.H52])" office:value-type="float" office:value="0.279131503779352" calcext:value-type="float">
            <text:p>0.279131503779352</text:p>
          </table:table-cell>
          <table:table-cell table:formula="of:=[.F53]/13.4*1000" office:value-type="float" office:value="20.8307092372651" calcext:value-type="float">
            <text:p>20.8307092372651</text:p>
          </table:table-cell>
          <table:table-cell table:formula="of:=0.03*SQRT([.G53])" office:value-type="float" office:value="0.136922015445065" calcext:value-type="float">
            <text:p>0.136922015445065</text:p>
          </table:table-cell>
          <table:table-cell table:formula="of:=[.H53]" office:value-type="float" office:value="0.136922015445065" calcext:value-type="float">
            <text:p>0.136922015445065</text:p>
          </table:table-cell>
          <table:table-cell table:number-columns-repeated="2"/>
          <table:table-cell table:formula="of:=[.L52]+0.01*([.I52]-[.J52]-[.K52]-[.N52])" office:value-type="float" office:value="0.216895415094747" calcext:value-type="float">
            <text:p>0.216895415094747</text:p>
          </table:table-cell>
          <table:table-cell table:formula="of:=[.L53]/12*1000" office:value-type="float" office:value="18.0746179245623" calcext:value-type="float">
            <text:p>18.0746179245623</text:p>
          </table:table-cell>
          <table:table-cell table:formula="of:=0.015*SQRT([.M53])" office:value-type="float" office:value="0.0637713809872933" calcext:value-type="float">
            <text:p>0.063771380987293</text:p>
          </table:table-cell>
        </table:table-row>
        <table:table-row table:style-name="ro1">
          <table:table-cell table:formula="of:=[.A53]+0.01" office:value-type="float" office:value="0.52" calcext:value-type="float">
            <text:p>0.52</text:p>
          </table:table-cell>
          <table:table-cell table:formula="of:=[.A54]*12" office:value-type="float" office:value="6.24" calcext:value-type="float">
            <text:p>6.24</text:p>
          </table:table-cell>
          <table:table-cell table:formula="of:=IF([.B54]&lt;3;0.13;IF([.B54]&gt;6;0.13;0.21))" office:value-type="float" office:value="0.13" calcext:value-type="float">
            <text:p>0.13</text:p>
          </table:table-cell>
          <table:table-cell table:number-columns-repeated="2"/>
          <table:table-cell table:formula="of:=[.F53]+0.01*([.C53]-[.D53]-[.E53]-[.H53])" office:value-type="float" office:value="0.279062283624901" calcext:value-type="float">
            <text:p>0.279062283624901</text:p>
          </table:table-cell>
          <table:table-cell table:formula="of:=[.F54]/13.4*1000" office:value-type="float" office:value="20.8255435540971" calcext:value-type="float">
            <text:p>20.8255435540971</text:p>
          </table:table-cell>
          <table:table-cell table:formula="of:=0.03*SQRT([.G54])" office:value-type="float" office:value="0.136905037156006" calcext:value-type="float">
            <text:p>0.136905037156006</text:p>
          </table:table-cell>
          <table:table-cell table:formula="of:=[.H54]" office:value-type="float" office:value="0.136905037156006" calcext:value-type="float">
            <text:p>0.136905037156006</text:p>
          </table:table-cell>
          <table:table-cell table:number-columns-repeated="2"/>
          <table:table-cell table:formula="of:=[.L53]+0.01*([.I53]-[.J53]-[.K53]-[.N53])" office:value-type="float" office:value="0.217626921439325" calcext:value-type="float">
            <text:p>0.217626921439325</text:p>
          </table:table-cell>
          <table:table-cell table:formula="of:=[.L54]/12*1000" office:value-type="float" office:value="18.1355767866104" calcext:value-type="float">
            <text:p>18.1355767866104</text:p>
          </table:table-cell>
          <table:table-cell table:formula="of:=0.015*SQRT([.M54])" office:value-type="float" office:value="0.0638788288636176" calcext:value-type="float">
            <text:p>0.063878828863618</text:p>
          </table:table-cell>
        </table:table-row>
        <table:table-row table:style-name="ro1">
          <table:table-cell table:formula="of:=[.A54]+0.01" office:value-type="float" office:value="0.53" calcext:value-type="float">
            <text:p>0.53</text:p>
          </table:table-cell>
          <table:table-cell table:formula="of:=[.A55]*12" office:value-type="float" office:value="6.36" calcext:value-type="float">
            <text:p>6.36</text:p>
          </table:table-cell>
          <table:table-cell table:formula="of:=IF([.B55]&lt;3;0.13;IF([.B55]&gt;6;0.13;0.21))" office:value-type="float" office:value="0.13" calcext:value-type="float">
            <text:p>0.13</text:p>
          </table:table-cell>
          <table:table-cell table:number-columns-repeated="2"/>
          <table:table-cell table:formula="of:=[.F54]+0.01*([.C54]-[.D54]-[.E54]-[.H54])" office:value-type="float" office:value="0.278993233253341" calcext:value-type="float">
            <text:p>0.278993233253341</text:p>
          </table:table-cell>
          <table:table-cell table:formula="of:=[.F55]/13.4*1000" office:value-type="float" office:value="20.8203905412941" calcext:value-type="float">
            <text:p>20.8203905412941</text:p>
          </table:table-cell>
          <table:table-cell table:formula="of:=0.03*SQRT([.G55])" office:value-type="float" office:value="0.136888098413137" calcext:value-type="float">
            <text:p>0.136888098413137</text:p>
          </table:table-cell>
          <table:table-cell table:formula="of:=[.H55]" office:value-type="float" office:value="0.136888098413137" calcext:value-type="float">
            <text:p>0.136888098413137</text:p>
          </table:table-cell>
          <table:table-cell table:number-columns-repeated="2"/>
          <table:table-cell table:formula="of:=[.L54]+0.01*([.I54]-[.J54]-[.K54]-[.N54])" office:value-type="float" office:value="0.218357183522249" calcext:value-type="float">
            <text:p>0.218357183522249</text:p>
          </table:table-cell>
          <table:table-cell table:formula="of:=[.L55]/12*1000" office:value-type="float" office:value="18.1964319601874" calcext:value-type="float">
            <text:p>18.1964319601874</text:p>
          </table:table-cell>
          <table:table-cell table:formula="of:=0.015*SQRT([.M55])" office:value-type="float" office:value="0.0639859140048977" calcext:value-type="float">
            <text:p>0.063985914004898</text:p>
          </table:table-cell>
        </table:table-row>
        <table:table-row table:style-name="ro1">
          <table:table-cell table:formula="of:=[.A55]+0.01" office:value-type="float" office:value="0.54" calcext:value-type="float">
            <text:p>0.54</text:p>
          </table:table-cell>
          <table:table-cell table:formula="of:=[.A56]*12" office:value-type="float" office:value="6.48" calcext:value-type="float">
            <text:p>6.48</text:p>
          </table:table-cell>
          <table:table-cell table:formula="of:=IF([.B56]&lt;3;0.13;IF([.B56]&gt;6;0.13;0.21))" office:value-type="float" office:value="0.13" calcext:value-type="float">
            <text:p>0.13</text:p>
          </table:table-cell>
          <table:table-cell table:number-columns-repeated="2"/>
          <table:table-cell table:formula="of:=[.F55]+0.01*([.C55]-[.D55]-[.E55]-[.H55])" office:value-type="float" office:value="0.27892435226921" calcext:value-type="float">
            <text:p>0.27892435226921</text:p>
          </table:table-cell>
          <table:table-cell table:formula="of:=[.F56]/13.4*1000" office:value-type="float" office:value="20.815250169344" calcext:value-type="float">
            <text:p>20.815250169344</text:p>
          </table:table-cell>
          <table:table-cell table:formula="of:=0.03*SQRT([.G56])" office:value-type="float" office:value="0.136871199134112" calcext:value-type="float">
            <text:p>0.136871199134112</text:p>
          </table:table-cell>
          <table:table-cell table:formula="of:=[.H56]" office:value-type="float" office:value="0.136871199134112" calcext:value-type="float">
            <text:p>0.136871199134112</text:p>
          </table:table-cell>
          <table:table-cell table:number-columns-repeated="2"/>
          <table:table-cell table:formula="of:=[.L55]+0.01*([.I55]-[.J55]-[.K55]-[.N55])" office:value-type="float" office:value="0.219086205366331" calcext:value-type="float">
            <text:p>0.219086205366331</text:p>
          </table:table-cell>
          <table:table-cell table:formula="of:=[.L56]/12*1000" office:value-type="float" office:value="18.2571837805276" calcext:value-type="float">
            <text:p>18.2571837805276</text:p>
          </table:table-cell>
          <table:table-cell table:formula="of:=0.015*SQRT([.M56])" office:value-type="float" office:value="0.06409263881772" calcext:value-type="float">
            <text:p>0.06409263881772</text:p>
          </table:table-cell>
        </table:table-row>
        <table:table-row table:style-name="ro1">
          <table:table-cell table:formula="of:=[.A56]+0.01" office:value-type="float" office:value="0.55" calcext:value-type="float">
            <text:p>0.55</text:p>
          </table:table-cell>
          <table:table-cell table:formula="of:=[.A57]*12" office:value-type="float" office:value="6.6" calcext:value-type="float">
            <text:p>6.6</text:p>
          </table:table-cell>
          <table:table-cell table:formula="of:=IF([.B57]&lt;3;0.13;IF([.B57]&gt;6;0.13;0.21))" office:value-type="float" office:value="0.13" calcext:value-type="float">
            <text:p>0.13</text:p>
          </table:table-cell>
          <table:table-cell table:number-columns-repeated="2"/>
          <table:table-cell table:formula="of:=[.F56]+0.01*([.C56]-[.D56]-[.E56]-[.H56])" office:value-type="float" office:value="0.278855640277869" calcext:value-type="float">
            <text:p>0.278855640277869</text:p>
          </table:table-cell>
          <table:table-cell table:formula="of:=[.F57]/13.4*1000" office:value-type="float" office:value="20.8101224087962" calcext:value-type="float">
            <text:p>20.8101224087962</text:p>
          </table:table-cell>
          <table:table-cell table:formula="of:=0.03*SQRT([.G57])" office:value-type="float" office:value="0.13685433923671" calcext:value-type="float">
            <text:p>0.13685433923671</text:p>
          </table:table-cell>
          <table:table-cell table:formula="of:=[.H57]" office:value-type="float" office:value="0.13685433923671" calcext:value-type="float">
            <text:p>0.13685433923671</text:p>
          </table:table-cell>
          <table:table-cell table:number-columns-repeated="2"/>
          <table:table-cell table:formula="of:=[.L56]+0.01*([.I56]-[.J56]-[.K56]-[.N56])" office:value-type="float" office:value="0.219813990969495" calcext:value-type="float">
            <text:p>0.219813990969495</text:p>
          </table:table-cell>
          <table:table-cell table:formula="of:=[.L57]/12*1000" office:value-type="float" office:value="18.3178325807912" calcext:value-type="float">
            <text:p>18.3178325807912</text:p>
          </table:table-cell>
          <table:table-cell table:formula="of:=0.015*SQRT([.M57])" office:value-type="float" office:value="0.064199005682939" calcext:value-type="float">
            <text:p>0.064199005682939</text:p>
          </table:table-cell>
        </table:table-row>
        <table:table-row table:style-name="ro1">
          <table:table-cell table:formula="of:=[.A57]+0.01" office:value-type="float" office:value="0.56" calcext:value-type="float">
            <text:p>0.56</text:p>
          </table:table-cell>
          <table:table-cell table:formula="of:=[.A58]*12" office:value-type="float" office:value="6.72" calcext:value-type="float">
            <text:p>6.72</text:p>
          </table:table-cell>
          <table:table-cell table:formula="of:=IF([.B58]&lt;3;0.13;IF([.B58]&gt;6;0.13;0.21))" office:value-type="float" office:value="0.13" calcext:value-type="float">
            <text:p>0.13</text:p>
          </table:table-cell>
          <table:table-cell table:number-columns-repeated="2"/>
          <table:table-cell table:formula="of:=[.F57]+0.01*([.C57]-[.D57]-[.E57]-[.H57])" office:value-type="float" office:value="0.278787096885502" calcext:value-type="float">
            <text:p>0.278787096885502</text:p>
          </table:table-cell>
          <table:table-cell table:formula="of:=[.F58]/13.4*1000" office:value-type="float" office:value="20.8050072302613" calcext:value-type="float">
            <text:p>20.8050072302613</text:p>
          </table:table-cell>
          <table:table-cell table:formula="of:=0.03*SQRT([.G58])" office:value-type="float" office:value="0.136837518638841" calcext:value-type="float">
            <text:p>0.136837518638841</text:p>
          </table:table-cell>
          <table:table-cell table:formula="of:=[.H58]" office:value-type="float" office:value="0.136837518638841" calcext:value-type="float">
            <text:p>0.136837518638841</text:p>
          </table:table-cell>
          <table:table-cell table:number-columns-repeated="2"/>
          <table:table-cell table:formula="of:=[.L57]+0.01*([.I57]-[.J57]-[.K57]-[.N57])" office:value-type="float" office:value="0.220540544305033" calcext:value-type="float">
            <text:p>0.220540544305033</text:p>
          </table:table-cell>
          <table:table-cell table:formula="of:=[.L58]/12*1000" office:value-type="float" office:value="18.378378692086" calcext:value-type="float">
            <text:p>18.378378692086</text:p>
          </table:table-cell>
          <table:table-cell table:formula="of:=0.015*SQRT([.M58])" office:value-type="float" office:value="0.0643050169560615" calcext:value-type="float">
            <text:p>0.064305016956062</text:p>
          </table:table-cell>
        </table:table-row>
        <table:table-row table:style-name="ro1">
          <table:table-cell table:formula="of:=[.A58]+0.01" office:value-type="float" office:value="0.57" calcext:value-type="float">
            <text:p>0.57</text:p>
          </table:table-cell>
          <table:table-cell table:formula="of:=[.A59]*12" office:value-type="float" office:value="6.84" calcext:value-type="float">
            <text:p>6.84</text:p>
          </table:table-cell>
          <table:table-cell table:formula="of:=IF([.B59]&lt;3;0.13;IF([.B59]&gt;6;0.13;0.21))" office:value-type="float" office:value="0.13" calcext:value-type="float">
            <text:p>0.13</text:p>
          </table:table-cell>
          <table:table-cell table:number-columns-repeated="2"/>
          <table:table-cell table:formula="of:=[.F58]+0.01*([.C58]-[.D58]-[.E58]-[.H58])" office:value-type="float" office:value="0.278718721699113" calcext:value-type="float">
            <text:p>0.278718721699113</text:p>
          </table:table-cell>
          <table:table-cell table:formula="of:=[.F59]/13.4*1000" office:value-type="float" office:value="20.7999046044114" calcext:value-type="float">
            <text:p>20.7999046044114</text:p>
          </table:table-cell>
          <table:table-cell table:formula="of:=0.03*SQRT([.G59])" office:value-type="float" office:value="0.136820737258539" calcext:value-type="float">
            <text:p>0.136820737258539</text:p>
          </table:table-cell>
          <table:table-cell table:formula="of:=[.H59]" office:value-type="float" office:value="0.136820737258539" calcext:value-type="float">
            <text:p>0.136820737258539</text:p>
          </table:table-cell>
          <table:table-cell table:number-columns-repeated="2"/>
          <table:table-cell table:formula="of:=[.L58]+0.01*([.I58]-[.J58]-[.K58]-[.N58])" office:value-type="float" office:value="0.22126586932186" calcext:value-type="float">
            <text:p>0.22126586932186</text:p>
          </table:table-cell>
          <table:table-cell table:formula="of:=[.L59]/12*1000" office:value-type="float" office:value="18.4388224434884" calcext:value-type="float">
            <text:p>18.4388224434884</text:p>
          </table:table-cell>
          <table:table-cell table:formula="of:=0.015*SQRT([.M59])" office:value-type="float" office:value="0.0644106749676238" calcext:value-type="float">
            <text:p>0.064410674967624</text:p>
          </table:table-cell>
        </table:table-row>
        <table:table-row table:style-name="ro1">
          <table:table-cell table:formula="of:=[.A59]+0.01" office:value-type="float" office:value="0.58" calcext:value-type="float">
            <text:p>0.58</text:p>
          </table:table-cell>
          <table:table-cell table:formula="of:=[.A60]*12" office:value-type="float" office:value="6.96" calcext:value-type="float">
            <text:p>6.96</text:p>
          </table:table-cell>
          <table:table-cell table:formula="of:=IF([.B60]&lt;3;0.13;IF([.B60]&gt;6;0.13;0.21))" office:value-type="float" office:value="0.13" calcext:value-type="float">
            <text:p>0.13</text:p>
          </table:table-cell>
          <table:table-cell table:number-columns-repeated="2"/>
          <table:table-cell table:formula="of:=[.F59]+0.01*([.C59]-[.D59]-[.E59]-[.H59])" office:value-type="float" office:value="0.278650514326528" calcext:value-type="float">
            <text:p>0.278650514326528</text:p>
          </table:table-cell>
          <table:table-cell table:formula="of:=[.F60]/13.4*1000" office:value-type="float" office:value="20.7948145019797" calcext:value-type="float">
            <text:p>20.7948145019797</text:p>
          </table:table-cell>
          <table:table-cell table:formula="of:=0.03*SQRT([.G60])" office:value-type="float" office:value="0.136803995013968" calcext:value-type="float">
            <text:p>0.136803995013968</text:p>
          </table:table-cell>
          <table:table-cell table:formula="of:=[.H60]" office:value-type="float" office:value="0.136803995013968" calcext:value-type="float">
            <text:p>0.136803995013968</text:p>
          </table:table-cell>
          <table:table-cell table:number-columns-repeated="2"/>
          <table:table-cell table:formula="of:=[.L59]+0.01*([.I59]-[.J59]-[.K59]-[.N59])" office:value-type="float" office:value="0.22198996994477" calcext:value-type="float">
            <text:p>0.22198996994477</text:p>
          </table:table-cell>
          <table:table-cell table:formula="of:=[.L60]/12*1000" office:value-type="float" office:value="18.4991641620641" calcext:value-type="float">
            <text:p>18.4991641620641</text:p>
          </table:table-cell>
          <table:table-cell table:formula="of:=0.015*SQRT([.M60])" office:value-type="float" office:value="0.0645159820235609" calcext:value-type="float">
            <text:p>0.064515982023561</text:p>
          </table:table-cell>
        </table:table-row>
        <table:table-row table:style-name="ro1">
          <table:table-cell table:formula="of:=[.A60]+0.01" office:value-type="float" office:value="0.59" calcext:value-type="float">
            <text:p>0.59</text:p>
          </table:table-cell>
          <table:table-cell table:formula="of:=[.A61]*12" office:value-type="float" office:value="7.08" calcext:value-type="float">
            <text:p>7.08</text:p>
          </table:table-cell>
          <table:table-cell table:formula="of:=IF([.B61]&lt;3;0.13;IF([.B61]&gt;6;0.13;0.21))" office:value-type="float" office:value="0.13" calcext:value-type="float">
            <text:p>0.13</text:p>
          </table:table-cell>
          <table:table-cell table:number-columns-repeated="2"/>
          <table:table-cell table:formula="of:=[.F60]+0.01*([.C60]-[.D60]-[.E60]-[.H60])" office:value-type="float" office:value="0.278582474376388" calcext:value-type="float">
            <text:p>0.278582474376388</text:p>
          </table:table-cell>
          <table:table-cell table:formula="of:=[.F61]/13.4*1000" office:value-type="float" office:value="20.7897368937603" calcext:value-type="float">
            <text:p>20.7897368937603</text:p>
          </table:table-cell>
          <table:table-cell table:formula="of:=0.03*SQRT([.G61])" office:value-type="float" office:value="0.136787291823416" calcext:value-type="float">
            <text:p>0.136787291823416</text:p>
          </table:table-cell>
          <table:table-cell table:formula="of:=[.H61]" office:value-type="float" office:value="0.136787291823416" calcext:value-type="float">
            <text:p>0.136787291823416</text:p>
          </table:table-cell>
          <table:table-cell table:number-columns-repeated="2"/>
          <table:table-cell table:formula="of:=[.L60]+0.01*([.I60]-[.J60]-[.K60]-[.N60])" office:value-type="float" office:value="0.222712850074674" calcext:value-type="float">
            <text:p>0.222712850074674</text:p>
          </table:table-cell>
          <table:table-cell table:formula="of:=[.L61]/12*1000" office:value-type="float" office:value="18.5594041728895" calcext:value-type="float">
            <text:p>18.5594041728895</text:p>
          </table:table-cell>
          <table:table-cell table:formula="of:=0.015*SQRT([.M61])" office:value-type="float" office:value="0.0646209404055692" calcext:value-type="float">
            <text:p>0.064620940405569</text:p>
          </table:table-cell>
        </table:table-row>
        <table:table-row table:style-name="ro1">
          <table:table-cell table:formula="of:=[.A61]+0.01" office:value-type="float" office:value="0.6" calcext:value-type="float">
            <text:p>0.6</text:p>
          </table:table-cell>
          <table:table-cell table:formula="of:=[.A62]*12" office:value-type="float" office:value="7.2" calcext:value-type="float">
            <text:p>7.2</text:p>
          </table:table-cell>
          <table:table-cell table:formula="of:=IF([.B62]&lt;3;0.13;IF([.B62]&gt;6;0.13;0.21))" office:value-type="float" office:value="0.13" calcext:value-type="float">
            <text:p>0.13</text:p>
          </table:table-cell>
          <table:table-cell table:number-columns-repeated="2"/>
          <table:table-cell table:formula="of:=[.F61]+0.01*([.C61]-[.D61]-[.E61]-[.H61])" office:value-type="float" office:value="0.278514601458154" calcext:value-type="float">
            <text:p>0.278514601458154</text:p>
          </table:table-cell>
          <table:table-cell table:formula="of:=[.F62]/13.4*1000" office:value-type="float" office:value="20.7846717506085" calcext:value-type="float">
            <text:p>20.7846717506085</text:p>
          </table:table-cell>
          <table:table-cell table:formula="of:=0.03*SQRT([.G62])" office:value-type="float" office:value="0.1367706276053" calcext:value-type="float">
            <text:p>0.1367706276053</text:p>
          </table:table-cell>
          <table:table-cell table:formula="of:=[.H62]" office:value-type="float" office:value="0.1367706276053" calcext:value-type="float">
            <text:p>0.1367706276053</text:p>
          </table:table-cell>
          <table:table-cell table:number-columns-repeated="2"/>
          <table:table-cell table:formula="of:=[.L61]+0.01*([.I61]-[.J61]-[.K61]-[.N61])" office:value-type="float" office:value="0.223434513588852" calcext:value-type="float">
            <text:p>0.223434513588852</text:p>
          </table:table-cell>
          <table:table-cell table:formula="of:=[.L62]/12*1000" office:value-type="float" office:value="18.619542799071" calcext:value-type="float">
            <text:p>18.619542799071</text:p>
          </table:table-cell>
          <table:table-cell table:formula="of:=0.015*SQRT([.M62])" office:value-type="float" office:value="0.0647255523714628" calcext:value-type="float">
            <text:p>0.064725552371463</text:p>
          </table:table-cell>
        </table:table-row>
        <table:table-row table:style-name="ro1">
          <table:table-cell table:formula="of:=[.A62]+0.01" office:value-type="float" office:value="0.61" calcext:value-type="float">
            <text:p>0.61</text:p>
          </table:table-cell>
          <table:table-cell table:formula="of:=[.A63]*12" office:value-type="float" office:value="7.32" calcext:value-type="float">
            <text:p>7.32</text:p>
          </table:table-cell>
          <table:table-cell table:formula="of:=IF([.B63]&lt;3;0.13;IF([.B63]&gt;6;0.13;0.21))" office:value-type="float" office:value="0.13" calcext:value-type="float">
            <text:p>0.13</text:p>
          </table:table-cell>
          <table:table-cell table:number-columns-repeated="2"/>
          <table:table-cell table:formula="of:=[.F62]+0.01*([.C62]-[.D62]-[.E62]-[.H62])" office:value-type="float" office:value="0.278446895182101" calcext:value-type="float">
            <text:p>0.278446895182101</text:p>
          </table:table-cell>
          <table:table-cell table:formula="of:=[.F63]/13.4*1000" office:value-type="float" office:value="20.7796190434404" calcext:value-type="float">
            <text:p>20.7796190434404</text:p>
          </table:table-cell>
          <table:table-cell table:formula="of:=0.03*SQRT([.G63])" office:value-type="float" office:value="0.136754002278165" calcext:value-type="float">
            <text:p>0.136754002278165</text:p>
          </table:table-cell>
          <table:table-cell table:formula="of:=[.H63]" office:value-type="float" office:value="0.136754002278165" calcext:value-type="float">
            <text:p>0.136754002278165</text:p>
          </table:table-cell>
          <table:table-cell table:number-columns-repeated="2"/>
          <table:table-cell table:formula="of:=[.L62]+0.01*([.I62]-[.J62]-[.K62]-[.N62])" office:value-type="float" office:value="0.22415496434119" calcext:value-type="float">
            <text:p>0.22415496434119</text:p>
          </table:table-cell>
          <table:table-cell table:formula="of:=[.L63]/12*1000" office:value-type="float" office:value="18.6795803617659" calcext:value-type="float">
            <text:p>18.6795803617659</text:p>
          </table:table-cell>
          <table:table-cell table:formula="of:=0.015*SQRT([.M63])" office:value-type="float" office:value="0.064829820155522" calcext:value-type="float">
            <text:p>0.064829820155522</text:p>
          </table:table-cell>
        </table:table-row>
        <table:table-row table:style-name="ro1">
          <table:table-cell table:formula="of:=[.A63]+0.01" office:value-type="float" office:value="0.62" calcext:value-type="float">
            <text:p>0.62</text:p>
          </table:table-cell>
          <table:table-cell table:formula="of:=[.A64]*12" office:value-type="float" office:value="7.44" calcext:value-type="float">
            <text:p>7.44</text:p>
          </table:table-cell>
          <table:table-cell table:formula="of:=IF([.B64]&lt;3;0.13;IF([.B64]&gt;6;0.13;0.21))" office:value-type="float" office:value="0.13" calcext:value-type="float">
            <text:p>0.13</text:p>
          </table:table-cell>
          <table:table-cell table:number-columns-repeated="2"/>
          <table:table-cell table:formula="of:=[.F63]+0.01*([.C63]-[.D63]-[.E63]-[.H63])" office:value-type="float" office:value="0.278379355159319" calcext:value-type="float">
            <text:p>0.278379355159319</text:p>
          </table:table-cell>
          <table:table-cell table:formula="of:=[.F64]/13.4*1000" office:value-type="float" office:value="20.7745787432328" calcext:value-type="float">
            <text:p>20.7745787432328</text:p>
          </table:table-cell>
          <table:table-cell table:formula="of:=0.03*SQRT([.G64])" office:value-type="float" office:value="0.136737415760682" calcext:value-type="float">
            <text:p>0.136737415760682</text:p>
          </table:table-cell>
          <table:table-cell table:formula="of:=[.H64]" office:value-type="float" office:value="0.136737415760682" calcext:value-type="float">
            <text:p>0.136737415760682</text:p>
          </table:table-cell>
          <table:table-cell table:number-columns-repeated="2"/>
          <table:table-cell table:formula="of:=[.L63]+0.01*([.I63]-[.J63]-[.K63]-[.N63])" office:value-type="float" office:value="0.224874206162417" calcext:value-type="float">
            <text:p>0.224874206162417</text:p>
          </table:table-cell>
          <table:table-cell table:formula="of:=[.L64]/12*1000" office:value-type="float" office:value="18.7395171802014" calcext:value-type="float">
            <text:p>18.7395171802014</text:p>
          </table:table-cell>
          <table:table-cell table:formula="of:=0.015*SQRT([.M64])" office:value-type="float" office:value="0.0649337459688359" calcext:value-type="float">
            <text:p>0.064933745968836</text:p>
          </table:table-cell>
        </table:table-row>
        <table:table-row table:style-name="ro1">
          <table:table-cell table:formula="of:=[.A64]+0.01" office:value-type="float" office:value="0.63" calcext:value-type="float">
            <text:p>0.63</text:p>
          </table:table-cell>
          <table:table-cell table:formula="of:=[.A65]*12" office:value-type="float" office:value="7.56" calcext:value-type="float">
            <text:p>7.56</text:p>
          </table:table-cell>
          <table:table-cell table:formula="of:=IF([.B65]&lt;3;0.13;IF([.B65]&gt;6;0.13;0.21))" office:value-type="float" office:value="0.13" calcext:value-type="float">
            <text:p>0.13</text:p>
          </table:table-cell>
          <table:table-cell table:number-columns-repeated="2"/>
          <table:table-cell table:formula="of:=[.F64]+0.01*([.C64]-[.D64]-[.E64]-[.H64])" office:value-type="float" office:value="0.278311981001712" calcext:value-type="float">
            <text:p>0.278311981001712</text:p>
          </table:table-cell>
          <table:table-cell table:formula="of:=[.F65]/13.4*1000" office:value-type="float" office:value="20.7695508210233" calcext:value-type="float">
            <text:p>20.7695508210233</text:p>
          </table:table-cell>
          <table:table-cell table:formula="of:=0.03*SQRT([.G65])" office:value-type="float" office:value="0.136720867971649" calcext:value-type="float">
            <text:p>0.136720867971649</text:p>
          </table:table-cell>
          <table:table-cell table:formula="of:=[.H65]" office:value-type="float" office:value="0.136720867971649" calcext:value-type="float">
            <text:p>0.136720867971649</text:p>
          </table:table-cell>
          <table:table-cell table:number-columns-repeated="2"/>
          <table:table-cell table:formula="of:=[.L64]+0.01*([.I64]-[.J64]-[.K64]-[.N64])" office:value-type="float" office:value="0.225592242860335" calcext:value-type="float">
            <text:p>0.225592242860335</text:p>
          </table:table-cell>
          <table:table-cell table:formula="of:=[.L65]/12*1000" office:value-type="float" office:value="18.7993535716946" calcext:value-type="float">
            <text:p>18.7993535716946</text:p>
          </table:table-cell>
          <table:table-cell table:formula="of:=0.015*SQRT([.M65])" office:value-type="float" office:value="0.0650373319996392" calcext:value-type="float">
            <text:p>0.065037331999639</text:p>
          </table:table-cell>
        </table:table-row>
        <table:table-row table:style-name="ro1">
          <table:table-cell table:formula="of:=[.A65]+0.01" office:value-type="float" office:value="0.64" calcext:value-type="float">
            <text:p>0.64</text:p>
          </table:table-cell>
          <table:table-cell table:formula="of:=[.A66]*12" office:value-type="float" office:value="7.68" calcext:value-type="float">
            <text:p>7.68</text:p>
          </table:table-cell>
          <table:table-cell table:formula="of:=IF([.B66]&lt;3;0.13;IF([.B66]&gt;6;0.13;0.21))" office:value-type="float" office:value="0.13" calcext:value-type="float">
            <text:p>0.13</text:p>
          </table:table-cell>
          <table:table-cell table:number-columns-repeated="2"/>
          <table:table-cell table:formula="of:=[.F65]+0.01*([.C65]-[.D65]-[.E65]-[.H65])" office:value-type="float" office:value="0.278244772321996" calcext:value-type="float">
            <text:p>0.278244772321996</text:p>
          </table:table-cell>
          <table:table-cell table:formula="of:=[.F66]/13.4*1000" office:value-type="float" office:value="20.7645352479101" calcext:value-type="float">
            <text:p>20.7645352479101</text:p>
          </table:table-cell>
          <table:table-cell table:formula="of:=0.03*SQRT([.G66])" office:value-type="float" office:value="0.136704358829992" calcext:value-type="float">
            <text:p>0.136704358829992</text:p>
          </table:table-cell>
          <table:table-cell table:formula="of:=[.H66]" office:value-type="float" office:value="0.136704358829992" calcext:value-type="float">
            <text:p>0.136704358829992</text:p>
          </table:table-cell>
          <table:table-cell table:number-columns-repeated="2"/>
          <table:table-cell table:formula="of:=[.L65]+0.01*([.I65]-[.J65]-[.K65]-[.N65])" office:value-type="float" office:value="0.226309078220055" calcext:value-type="float">
            <text:p>0.226309078220055</text:p>
          </table:table-cell>
          <table:table-cell table:formula="of:=[.L66]/12*1000" office:value-type="float" office:value="18.8590898516713" calcext:value-type="float">
            <text:p>18.8590898516713</text:p>
          </table:table-cell>
          <table:table-cell table:formula="of:=0.015*SQRT([.M66])" office:value-type="float" office:value="0.0651405804136411" calcext:value-type="float">
            <text:p>0.065140580413641</text:p>
          </table:table-cell>
        </table:table-row>
        <table:table-row table:style-name="ro1">
          <table:table-cell table:formula="of:=[.A66]+0.01" office:value-type="float" office:value="0.65" calcext:value-type="float">
            <text:p>0.65</text:p>
          </table:table-cell>
          <table:table-cell table:formula="of:=[.A67]*12" office:value-type="float" office:value="7.8" calcext:value-type="float">
            <text:p>7.8</text:p>
          </table:table-cell>
          <table:table-cell table:formula="of:=IF([.B67]&lt;3;0.13;IF([.B67]&gt;6;0.13;0.21))" office:value-type="float" office:value="0.13" calcext:value-type="float">
            <text:p>0.13</text:p>
          </table:table-cell>
          <table:table-cell table:number-columns-repeated="2"/>
          <table:table-cell table:formula="of:=[.F66]+0.01*([.C66]-[.D66]-[.E66]-[.H66])" office:value-type="float" office:value="0.278177728733696" calcext:value-type="float">
            <text:p>0.278177728733696</text:p>
          </table:table-cell>
          <table:table-cell table:formula="of:=[.F67]/13.4*1000" office:value-type="float" office:value="20.7595319950519" calcext:value-type="float">
            <text:p>20.7595319950519</text:p>
          </table:table-cell>
          <table:table-cell table:formula="of:=0.03*SQRT([.G67])" office:value-type="float" office:value="0.136687888254764" calcext:value-type="float">
            <text:p>0.136687888254764</text:p>
          </table:table-cell>
          <table:table-cell table:formula="of:=[.H67]" office:value-type="float" office:value="0.136687888254764" calcext:value-type="float">
            <text:p>0.136687888254764</text:p>
          </table:table-cell>
          <table:table-cell table:number-columns-repeated="2"/>
          <table:table-cell table:formula="of:=[.L66]+0.01*([.I66]-[.J66]-[.K66]-[.N66])" office:value-type="float" office:value="0.227024716004219" calcext:value-type="float">
            <text:p>0.227024716004219</text:p>
          </table:table-cell>
          <table:table-cell table:formula="of:=[.L67]/12*1000" office:value-type="float" office:value="18.9187263336849" calcext:value-type="float">
            <text:p>18.9187263336849</text:p>
          </table:table-cell>
          <table:table-cell table:formula="of:=0.015*SQRT([.M67])" office:value-type="float" office:value="0.0652434933543499" calcext:value-type="float">
            <text:p>0.06524349335435</text:p>
          </table:table-cell>
        </table:table-row>
        <table:table-row table:style-name="ro1">
          <table:table-cell table:formula="of:=[.A67]+0.01" office:value-type="float" office:value="0.66" calcext:value-type="float">
            <text:p>0.66</text:p>
          </table:table-cell>
          <table:table-cell table:formula="of:=[.A68]*12" office:value-type="float" office:value="7.92" calcext:value-type="float">
            <text:p>7.92</text:p>
          </table:table-cell>
          <table:table-cell table:formula="of:=IF([.B68]&lt;3;0.13;IF([.B68]&gt;6;0.13;0.21))" office:value-type="float" office:value="0.13" calcext:value-type="float">
            <text:p>0.13</text:p>
          </table:table-cell>
          <table:table-cell table:number-columns-repeated="2"/>
          <table:table-cell table:formula="of:=[.F67]+0.01*([.C67]-[.D67]-[.E67]-[.H67])" office:value-type="float" office:value="0.278110849851148" calcext:value-type="float">
            <text:p>0.278110849851148</text:p>
          </table:table-cell>
          <table:table-cell table:formula="of:=[.F68]/13.4*1000" office:value-type="float" office:value="20.7545410336678" calcext:value-type="float">
            <text:p>20.7545410336678</text:p>
          </table:table-cell>
          <table:table-cell table:formula="of:=0.03*SQRT([.G68])" office:value-type="float" office:value="0.136671456165144" calcext:value-type="float">
            <text:p>0.136671456165144</text:p>
          </table:table-cell>
          <table:table-cell table:formula="of:=[.H68]" office:value-type="float" office:value="0.136671456165144" calcext:value-type="float">
            <text:p>0.136671456165144</text:p>
          </table:table-cell>
          <table:table-cell table:number-columns-repeated="2"/>
          <table:table-cell table:formula="of:=[.L67]+0.01*([.I67]-[.J67]-[.K67]-[.N67])" office:value-type="float" office:value="0.227739159953223" calcext:value-type="float">
            <text:p>0.227739159953223</text:p>
          </table:table-cell>
          <table:table-cell table:formula="of:=[.L68]/12*1000" office:value-type="float" office:value="18.9782633294353" calcext:value-type="float">
            <text:p>18.9782633294353</text:p>
          </table:table-cell>
          <table:table-cell table:formula="of:=0.015*SQRT([.M68])" office:value-type="float" office:value="0.0653460729433906" calcext:value-type="float">
            <text:p>0.065346072943391</text:p>
          </table:table-cell>
        </table:table-row>
        <table:table-row table:style-name="ro1">
          <table:table-cell table:formula="of:=[.A68]+0.01" office:value-type="float" office:value="0.67" calcext:value-type="float">
            <text:p>0.67</text:p>
          </table:table-cell>
          <table:table-cell table:formula="of:=[.A69]*12" office:value-type="float" office:value="8.04" calcext:value-type="float">
            <text:p>8.04</text:p>
          </table:table-cell>
          <table:table-cell table:formula="of:=IF([.B69]&lt;3;0.13;IF([.B69]&gt;6;0.13;0.21))" office:value-type="float" office:value="0.13" calcext:value-type="float">
            <text:p>0.13</text:p>
          </table:table-cell>
          <table:table-cell table:number-columns-repeated="2"/>
          <table:table-cell table:formula="of:=[.F68]+0.01*([.C68]-[.D68]-[.E68]-[.H68])" office:value-type="float" office:value="0.278044135289497" calcext:value-type="float">
            <text:p>0.278044135289497</text:p>
          </table:table-cell>
          <table:table-cell table:formula="of:=[.F69]/13.4*1000" office:value-type="float" office:value="20.7495623350371" calcext:value-type="float">
            <text:p>20.7495623350371</text:p>
          </table:table-cell>
          <table:table-cell table:formula="of:=0.03*SQRT([.G69])" office:value-type="float" office:value="0.136655062480442" calcext:value-type="float">
            <text:p>0.136655062480442</text:p>
          </table:table-cell>
          <table:table-cell table:formula="of:=[.H69]" office:value-type="float" office:value="0.136655062480442" calcext:value-type="float">
            <text:p>0.136655062480442</text:p>
          </table:table-cell>
          <table:table-cell table:number-columns-repeated="2"/>
          <table:table-cell table:formula="of:=[.L68]+0.01*([.I68]-[.J68]-[.K68]-[.N68])" office:value-type="float" office:value="0.228452413785441" calcext:value-type="float">
            <text:p>0.228452413785441</text:p>
          </table:table-cell>
          <table:table-cell table:formula="of:=[.L69]/12*1000" office:value-type="float" office:value="19.0377011487867" calcext:value-type="float">
            <text:p>19.0377011487867</text:p>
          </table:table-cell>
          <table:table-cell table:formula="of:=0.015*SQRT([.M69])" office:value-type="float" office:value="0.0654483212808167" calcext:value-type="float">
            <text:p>0.065448321280817</text:p>
          </table:table-cell>
        </table:table-row>
        <table:table-row table:style-name="ro1">
          <table:table-cell table:formula="of:=[.A69]+0.01" office:value-type="float" office:value="0.68" calcext:value-type="float">
            <text:p>0.68</text:p>
          </table:table-cell>
          <table:table-cell table:formula="of:=[.A70]*12" office:value-type="float" office:value="8.16" calcext:value-type="float">
            <text:p>8.16</text:p>
          </table:table-cell>
          <table:table-cell table:formula="of:=IF([.B70]&lt;3;0.13;IF([.B70]&gt;6;0.13;0.21))" office:value-type="float" office:value="0.13" calcext:value-type="float">
            <text:p>0.13</text:p>
          </table:table-cell>
          <table:table-cell table:number-columns-repeated="2"/>
          <table:table-cell table:formula="of:=[.F69]+0.01*([.C69]-[.D69]-[.E69]-[.H69])" office:value-type="float" office:value="0.277977584664692" calcext:value-type="float">
            <text:p>0.277977584664692</text:p>
          </table:table-cell>
          <table:table-cell table:formula="of:=[.F70]/13.4*1000" office:value-type="float" office:value="20.7445958704994" calcext:value-type="float">
            <text:p>20.7445958704994</text:p>
          </table:table-cell>
          <table:table-cell table:formula="of:=0.03*SQRT([.G70])" office:value-type="float" office:value="0.136638707120089" calcext:value-type="float">
            <text:p>0.136638707120089</text:p>
          </table:table-cell>
          <table:table-cell table:formula="of:=[.H70]" office:value-type="float" office:value="0.136638707120089" calcext:value-type="float">
            <text:p>0.136638707120089</text:p>
          </table:table-cell>
          <table:table-cell table:number-columns-repeated="2"/>
          <table:table-cell table:formula="of:=[.L69]+0.01*([.I69]-[.J69]-[.K69]-[.N69])" office:value-type="float" office:value="0.229164481197437" calcext:value-type="float">
            <text:p>0.229164481197437</text:p>
          </table:table-cell>
          <table:table-cell table:formula="of:=[.L70]/12*1000" office:value-type="float" office:value="19.0970400997864" calcext:value-type="float">
            <text:p>19.0970400997864</text:p>
          </table:table-cell>
          <table:table-cell table:formula="of:=0.015*SQRT([.M70])" office:value-type="float" office:value="0.0655502404454167" calcext:value-type="float">
            <text:p>0.065550240445417</text:p>
          </table:table-cell>
        </table:table-row>
        <table:table-row table:style-name="ro1">
          <table:table-cell table:formula="of:=[.A70]+0.01" office:value-type="float" office:value="0.69" calcext:value-type="float">
            <text:p>0.69</text:p>
          </table:table-cell>
          <table:table-cell table:formula="of:=[.A71]*12" office:value-type="float" office:value="8.28000000000001" calcext:value-type="float">
            <text:p>8.28000000000001</text:p>
          </table:table-cell>
          <table:table-cell table:formula="of:=IF([.B71]&lt;3;0.13;IF([.B71]&gt;6;0.13;0.21))" office:value-type="float" office:value="0.13" calcext:value-type="float">
            <text:p>0.13</text:p>
          </table:table-cell>
          <table:table-cell table:number-columns-repeated="2"/>
          <table:table-cell table:formula="of:=[.F70]+0.01*([.C70]-[.D70]-[.E70]-[.H70])" office:value-type="float" office:value="0.277911197593492" calcext:value-type="float">
            <text:p>0.277911197593492</text:p>
          </table:table-cell>
          <table:table-cell table:formula="of:=[.F71]/13.4*1000" office:value-type="float" office:value="20.7396416114546" calcext:value-type="float">
            <text:p>20.7396416114546</text:p>
          </table:table-cell>
          <table:table-cell table:formula="of:=0.03*SQRT([.G71])" office:value-type="float" office:value="0.136622390003649" calcext:value-type="float">
            <text:p>0.136622390003649</text:p>
          </table:table-cell>
          <table:table-cell table:formula="of:=[.H71]" office:value-type="float" office:value="0.136622390003649" calcext:value-type="float">
            <text:p>0.136622390003649</text:p>
          </table:table-cell>
          <table:table-cell table:number-columns-repeated="2"/>
          <table:table-cell table:formula="of:=[.L70]+0.01*([.I70]-[.J70]-[.K70]-[.N70])" office:value-type="float" office:value="0.229875365864184" calcext:value-type="float">
            <text:p>0.229875365864184</text:p>
          </table:table-cell>
          <table:table-cell table:formula="of:=[.L71]/12*1000" office:value-type="float" office:value="19.156280488682" calcext:value-type="float">
            <text:p>19.156280488682</text:p>
          </table:table-cell>
          <table:table-cell table:formula="of:=0.015*SQRT([.M71])" office:value-type="float" office:value="0.0656518324950145" calcext:value-type="float">
            <text:p>0.065651832495015</text:p>
          </table:table-cell>
        </table:table-row>
        <table:table-row table:style-name="ro1">
          <table:table-cell table:formula="of:=[.A71]+0.01" office:value-type="float" office:value="0.7" calcext:value-type="float">
            <text:p>0.7</text:p>
          </table:table-cell>
          <table:table-cell table:formula="of:=[.A72]*12" office:value-type="float" office:value="8.40000000000001" calcext:value-type="float">
            <text:p>8.40000000000001</text:p>
          </table:table-cell>
          <table:table-cell table:formula="of:=IF([.B72]&lt;3;0.13;IF([.B72]&gt;6;0.13;0.21))" office:value-type="float" office:value="0.13" calcext:value-type="float">
            <text:p>0.13</text:p>
          </table:table-cell>
          <table:table-cell table:number-columns-repeated="2"/>
          <table:table-cell table:formula="of:=[.F71]+0.01*([.C71]-[.D71]-[.E71]-[.H71])" office:value-type="float" office:value="0.277844973693455" calcext:value-type="float">
            <text:p>0.277844973693455</text:p>
          </table:table-cell>
          <table:table-cell table:formula="of:=[.F72]/13.4*1000" office:value-type="float" office:value="20.7346995293623" calcext:value-type="float">
            <text:p>20.7346995293623</text:p>
          </table:table-cell>
          <table:table-cell table:formula="of:=0.03*SQRT([.G72])" office:value-type="float" office:value="0.136606111050809" calcext:value-type="float">
            <text:p>0.136606111050809</text:p>
          </table:table-cell>
          <table:table-cell table:formula="of:=[.H72]" office:value-type="float" office:value="0.136606111050809" calcext:value-type="float">
            <text:p>0.136606111050809</text:p>
          </table:table-cell>
          <table:table-cell table:number-columns-repeated="2"/>
          <table:table-cell table:formula="of:=[.L71]+0.01*([.I71]-[.J71]-[.K71]-[.N71])" office:value-type="float" office:value="0.23058507143927" calcext:value-type="float">
            <text:p>0.23058507143927</text:p>
          </table:table-cell>
          <table:table-cell table:formula="of:=[.L72]/12*1000" office:value-type="float" office:value="19.2154226199392" calcext:value-type="float">
            <text:p>19.2154226199392</text:p>
          </table:table-cell>
          <table:table-cell table:formula="of:=0.015*SQRT([.M72])" office:value-type="float" office:value="0.0657530994667651" calcext:value-type="float">
            <text:p>0.065753099466765</text:p>
          </table:table-cell>
        </table:table-row>
        <table:table-row table:style-name="ro1">
          <table:table-cell table:formula="of:=[.A72]+0.01" office:value-type="float" office:value="0.71" calcext:value-type="float">
            <text:p>0.71</text:p>
          </table:table-cell>
          <table:table-cell table:formula="of:=[.A73]*12" office:value-type="float" office:value="8.52000000000001" calcext:value-type="float">
            <text:p>8.52000000000001</text:p>
          </table:table-cell>
          <table:table-cell table:formula="of:=IF([.B73]&lt;3;0.13;IF([.B73]&gt;6;0.13;0.21))" office:value-type="float" office:value="0.13" calcext:value-type="float">
            <text:p>0.13</text:p>
          </table:table-cell>
          <table:table-cell table:number-columns-repeated="2"/>
          <table:table-cell table:formula="of:=[.F72]+0.01*([.C72]-[.D72]-[.E72]-[.H72])" office:value-type="float" office:value="0.277778912582947" calcext:value-type="float">
            <text:p>0.277778912582947</text:p>
          </table:table-cell>
          <table:table-cell table:formula="of:=[.F73]/13.4*1000" office:value-type="float" office:value="20.7297695957423" calcext:value-type="float">
            <text:p>20.7297695957423</text:p>
          </table:table-cell>
          <table:table-cell table:formula="of:=0.03*SQRT([.G73])" office:value-type="float" office:value="0.136589870181387" calcext:value-type="float">
            <text:p>0.136589870181387</text:p>
          </table:table-cell>
          <table:table-cell table:formula="of:=[.H73]" office:value-type="float" office:value="0.136589870181387" calcext:value-type="float">
            <text:p>0.136589870181387</text:p>
          </table:table-cell>
          <table:table-cell table:number-columns-repeated="2"/>
          <table:table-cell table:formula="of:=[.L72]+0.01*([.I72]-[.J72]-[.K72]-[.N72])" office:value-type="float" office:value="0.23129360155511" calcext:value-type="float">
            <text:p>0.23129360155511</text:p>
          </table:table-cell>
          <table:table-cell table:formula="of:=[.L73]/12*1000" office:value-type="float" office:value="19.2744667962592" calcext:value-type="float">
            <text:p>19.2744667962592</text:p>
          </table:table-cell>
          <table:table-cell table:formula="of:=0.015*SQRT([.M73])" office:value-type="float" office:value="0.0658540433774443" calcext:value-type="float">
            <text:p>0.065854043377444</text:p>
          </table:table-cell>
        </table:table-row>
        <table:table-row table:style-name="ro1">
          <table:table-cell table:formula="of:=[.A73]+0.01" office:value-type="float" office:value="0.72" calcext:value-type="float">
            <text:p>0.72</text:p>
          </table:table-cell>
          <table:table-cell table:formula="of:=[.A74]*12" office:value-type="float" office:value="8.64" calcext:value-type="float">
            <text:p>8.64</text:p>
          </table:table-cell>
          <table:table-cell table:formula="of:=IF([.B74]&lt;3;0.13;IF([.B74]&gt;6;0.13;0.21))" office:value-type="float" office:value="0.13" calcext:value-type="float">
            <text:p>0.13</text:p>
          </table:table-cell>
          <table:table-cell table:number-columns-repeated="2"/>
          <table:table-cell table:formula="of:=[.F73]+0.01*([.C73]-[.D73]-[.E73]-[.H73])" office:value-type="float" office:value="0.277713013881133" calcext:value-type="float">
            <text:p>0.277713013881133</text:p>
          </table:table-cell>
          <table:table-cell table:formula="of:=[.F74]/13.4*1000" office:value-type="float" office:value="20.7248517821741" calcext:value-type="float">
            <text:p>20.7248517821741</text:p>
          </table:table-cell>
          <table:table-cell table:formula="of:=0.03*SQRT([.G74])" office:value-type="float" office:value="0.136573667315324" calcext:value-type="float">
            <text:p>0.136573667315324</text:p>
          </table:table-cell>
          <table:table-cell table:formula="of:=[.H74]" office:value-type="float" office:value="0.136573667315324" calcext:value-type="float">
            <text:p>0.136573667315324</text:p>
          </table:table-cell>
          <table:table-cell table:number-columns-repeated="2"/>
          <table:table-cell table:formula="of:=[.L73]+0.01*([.I73]-[.J73]-[.K73]-[.N73])" office:value-type="float" office:value="0.23200095982315" calcext:value-type="float">
            <text:p>0.23200095982315</text:p>
          </table:table-cell>
          <table:table-cell table:formula="of:=[.L74]/12*1000" office:value-type="float" office:value="19.3334133185958" calcext:value-type="float">
            <text:p>19.3334133185958</text:p>
          </table:table-cell>
          <table:table-cell table:formula="of:=0.015*SQRT([.M74])" office:value-type="float" office:value="0.0659546662237332" calcext:value-type="float">
            <text:p>0.065954666223733</text:p>
          </table:table-cell>
        </table:table-row>
        <table:table-row table:style-name="ro1">
          <table:table-cell table:formula="of:=[.A74]+0.01" office:value-type="float" office:value="0.73" calcext:value-type="float">
            <text:p>0.73</text:p>
          </table:table-cell>
          <table:table-cell table:formula="of:=[.A75]*12" office:value-type="float" office:value="8.76000000000001" calcext:value-type="float">
            <text:p>8.76000000000001</text:p>
          </table:table-cell>
          <table:table-cell table:formula="of:=IF([.B75]&lt;3;0.13;IF([.B75]&gt;6;0.13;0.21))" office:value-type="float" office:value="0.13" calcext:value-type="float">
            <text:p>0.13</text:p>
          </table:table-cell>
          <table:table-cell table:number-columns-repeated="2"/>
          <table:table-cell table:formula="of:=[.F74]+0.01*([.C74]-[.D74]-[.E74]-[.H74])" office:value-type="float" office:value="0.27764727720798" calcext:value-type="float">
            <text:p>0.27764727720798</text:p>
          </table:table-cell>
          <table:table-cell table:formula="of:=[.F75]/13.4*1000" office:value-type="float" office:value="20.719946060297" calcext:value-type="float">
            <text:p>20.719946060297</text:p>
          </table:table-cell>
          <table:table-cell table:formula="of:=0.03*SQRT([.G75])" office:value-type="float" office:value="0.13655750237269" calcext:value-type="float">
            <text:p>0.13655750237269</text:p>
          </table:table-cell>
          <table:table-cell table:formula="of:=[.H75]" office:value-type="float" office:value="0.13655750237269" calcext:value-type="float">
            <text:p>0.13655750237269</text:p>
          </table:table-cell>
          <table:table-cell table:number-columns-repeated="2"/>
          <table:table-cell table:formula="of:=[.L74]+0.01*([.I74]-[.J74]-[.K74]-[.N74])" office:value-type="float" office:value="0.232707149834066" calcext:value-type="float">
            <text:p>0.232707149834066</text:p>
          </table:table-cell>
          <table:table-cell table:formula="of:=[.L75]/12*1000" office:value-type="float" office:value="19.3922624861721" calcext:value-type="float">
            <text:p>19.3922624861721</text:p>
          </table:table-cell>
          <table:table-cell table:formula="of:=0.015*SQRT([.M75])" office:value-type="float" office:value="0.0660549699824981" calcext:value-type="float">
            <text:p>0.066054969982498</text:p>
          </table:table-cell>
        </table:table-row>
        <table:table-row table:style-name="ro1">
          <table:table-cell table:formula="of:=[.A75]+0.01" office:value-type="float" office:value="0.74" calcext:value-type="float">
            <text:p>0.74</text:p>
          </table:table-cell>
          <table:table-cell table:formula="of:=[.A76]*12" office:value-type="float" office:value="8.88000000000001" calcext:value-type="float">
            <text:p>8.88000000000001</text:p>
          </table:table-cell>
          <table:table-cell table:formula="of:=IF([.B76]&lt;3;0.13;IF([.B76]&gt;6;0.13;0.21))" office:value-type="float" office:value="0.13" calcext:value-type="float">
            <text:p>0.13</text:p>
          </table:table-cell>
          <table:table-cell table:number-columns-repeated="2"/>
          <table:table-cell table:formula="of:=[.F75]+0.01*([.C75]-[.D75]-[.E75]-[.H75])" office:value-type="float" office:value="0.277581702184253" calcext:value-type="float">
            <text:p>0.277581702184253</text:p>
          </table:table-cell>
          <table:table-cell table:formula="of:=[.F76]/13.4*1000" office:value-type="float" office:value="20.7150524018099" calcext:value-type="float">
            <text:p>20.7150524018099</text:p>
          </table:table-cell>
          <table:table-cell table:formula="of:=0.03*SQRT([.G76])" office:value-type="float" office:value="0.136541375273684" calcext:value-type="float">
            <text:p>0.136541375273684</text:p>
          </table:table-cell>
          <table:table-cell table:formula="of:=[.H76]" office:value-type="float" office:value="0.136541375273684" calcext:value-type="float">
            <text:p>0.136541375273684</text:p>
          </table:table-cell>
          <table:table-cell table:number-columns-repeated="2"/>
          <table:table-cell table:formula="of:=[.L75]+0.01*([.I75]-[.J75]-[.K75]-[.N75])" office:value-type="float" office:value="0.233412175157968" calcext:value-type="float">
            <text:p>0.233412175157968</text:p>
          </table:table-cell>
          <table:table-cell table:formula="of:=[.L76]/12*1000" office:value-type="float" office:value="19.4510145964973" calcext:value-type="float">
            <text:p>19.4510145964973</text:p>
          </table:table-cell>
          <table:table-cell table:formula="of:=0.015*SQRT([.M76])" office:value-type="float" office:value="0.066154956611065" calcext:value-type="float">
            <text:p>0.066154956611065</text:p>
          </table:table-cell>
        </table:table-row>
        <table:table-row table:style-name="ro1">
          <table:table-cell table:formula="of:=[.A76]+0.01" office:value-type="float" office:value="0.75" calcext:value-type="float">
            <text:p>0.75</text:p>
          </table:table-cell>
          <table:table-cell table:formula="of:=[.A77]*12" office:value-type="float" office:value="9.00000000000001" calcext:value-type="float">
            <text:p>9.00000000000001</text:p>
          </table:table-cell>
          <table:table-cell table:formula="of:=IF([.B77]&lt;3;0.13;IF([.B77]&gt;6;0.13;0.21))" office:value-type="float" office:value="0.13" calcext:value-type="float">
            <text:p>0.13</text:p>
          </table:table-cell>
          <table:table-cell table:number-columns-repeated="2"/>
          <table:table-cell table:formula="of:=[.F76]+0.01*([.C76]-[.D76]-[.E76]-[.H76])" office:value-type="float" office:value="0.277516288431516" calcext:value-type="float">
            <text:p>0.277516288431516</text:p>
          </table:table-cell>
          <table:table-cell table:formula="of:=[.F77]/13.4*1000" office:value-type="float" office:value="20.7101707784714" calcext:value-type="float">
            <text:p>20.7101707784714</text:p>
          </table:table-cell>
          <table:table-cell table:formula="of:=0.03*SQRT([.G77])" office:value-type="float" office:value="0.136525285938628" calcext:value-type="float">
            <text:p>0.136525285938628</text:p>
          </table:table-cell>
          <table:table-cell table:formula="of:=[.H77]" office:value-type="float" office:value="0.136525285938628" calcext:value-type="float">
            <text:p>0.136525285938628</text:p>
          </table:table-cell>
          <table:table-cell table:number-columns-repeated="2"/>
          <table:table-cell table:formula="of:=[.L76]+0.01*([.I76]-[.J76]-[.K76]-[.N76])" office:value-type="float" office:value="0.234116039344594" calcext:value-type="float">
            <text:p>0.234116039344594</text:p>
          </table:table-cell>
          <table:table-cell table:formula="of:=[.L77]/12*1000" office:value-type="float" office:value="19.5096699453828" calcext:value-type="float">
            <text:p>19.5096699453828</text:p>
          </table:table-cell>
          <table:table-cell table:formula="of:=0.015*SQRT([.M77])" office:value-type="float" office:value="0.0662546280474891" calcext:value-type="float">
            <text:p>0.066254628047489</text:p>
          </table:table-cell>
        </table:table-row>
        <table:table-row table:style-name="ro1">
          <table:table-cell table:formula="of:=[.A77]+0.01" office:value-type="float" office:value="0.76" calcext:value-type="float">
            <text:p>0.76</text:p>
          </table:table-cell>
          <table:table-cell table:formula="of:=[.A78]*12" office:value-type="float" office:value="9.12" calcext:value-type="float">
            <text:p>9.12</text:p>
          </table:table-cell>
          <table:table-cell table:formula="of:=IF([.B78]&lt;3;0.13;IF([.B78]&gt;6;0.13;0.21))" office:value-type="float" office:value="0.13" calcext:value-type="float">
            <text:p>0.13</text:p>
          </table:table-cell>
          <table:table-cell table:number-columns-repeated="2"/>
          <table:table-cell table:formula="of:=[.F77]+0.01*([.C77]-[.D77]-[.E77]-[.H77])" office:value-type="float" office:value="0.27745103557213" calcext:value-type="float">
            <text:p>0.27745103557213</text:p>
          </table:table-cell>
          <table:table-cell table:formula="of:=[.F78]/13.4*1000" office:value-type="float" office:value="20.7053011620992" calcext:value-type="float">
            <text:p>20.7053011620992</text:p>
          </table:table-cell>
          <table:table-cell table:formula="of:=0.03*SQRT([.G78])" office:value-type="float" office:value="0.136509234287975" calcext:value-type="float">
            <text:p>0.136509234287975</text:p>
          </table:table-cell>
          <table:table-cell table:formula="of:=[.H78]" office:value-type="float" office:value="0.136509234287975" calcext:value-type="float">
            <text:p>0.136509234287975</text:p>
          </table:table-cell>
          <table:table-cell table:number-columns-repeated="2"/>
          <table:table-cell table:formula="of:=[.L77]+0.01*([.I77]-[.J77]-[.K77]-[.N77])" office:value-type="float" office:value="0.234818745923505" calcext:value-type="float">
            <text:p>0.234818745923505</text:p>
          </table:table-cell>
          <table:table-cell table:formula="of:=[.L78]/12*1000" office:value-type="float" office:value="19.5682288269588" calcext:value-type="float">
            <text:p>19.5682288269588</text:p>
          </table:table-cell>
          <table:table-cell table:formula="of:=0.015*SQRT([.M78])" office:value-type="float" office:value="0.0663539862108202" calcext:value-type="float">
            <text:p>0.06635398621082</text:p>
          </table:table-cell>
        </table:table-row>
        <table:table-row table:style-name="ro1">
          <table:table-cell table:formula="of:=[.A78]+0.01" office:value-type="float" office:value="0.77" calcext:value-type="float">
            <text:p>0.77</text:p>
          </table:table-cell>
          <table:table-cell table:formula="of:=[.A79]*12" office:value-type="float" office:value="9.24000000000001" calcext:value-type="float">
            <text:p>9.24000000000001</text:p>
          </table:table-cell>
          <table:table-cell table:formula="of:=IF([.B79]&lt;3;0.13;IF([.B79]&gt;6;0.13;0.21))" office:value-type="float" office:value="0.13" calcext:value-type="float">
            <text:p>0.13</text:p>
          </table:table-cell>
          <table:table-cell table:number-columns-repeated="2"/>
          <table:table-cell table:formula="of:=[.F78]+0.01*([.C78]-[.D78]-[.E78]-[.H78])" office:value-type="float" office:value="0.27738594322925" calcext:value-type="float">
            <text:p>0.27738594322925</text:p>
          </table:table-cell>
          <table:table-cell table:formula="of:=[.F79]/13.4*1000" office:value-type="float" office:value="20.7004435245709" calcext:value-type="float">
            <text:p>20.7004435245709</text:p>
          </table:table-cell>
          <table:table-cell table:formula="of:=0.03*SQRT([.G79])" office:value-type="float" office:value="0.136493220242303" calcext:value-type="float">
            <text:p>0.136493220242303</text:p>
          </table:table-cell>
          <table:table-cell table:formula="of:=[.H79]" office:value-type="float" office:value="0.136493220242303" calcext:value-type="float">
            <text:p>0.136493220242303</text:p>
          </table:table-cell>
          <table:table-cell table:number-columns-repeated="2"/>
          <table:table-cell table:formula="of:=[.L78]+0.01*([.I78]-[.J78]-[.K78]-[.N78])" office:value-type="float" office:value="0.235520298404277" calcext:value-type="float">
            <text:p>0.235520298404277</text:p>
          </table:table-cell>
          <table:table-cell table:formula="of:=[.L79]/12*1000" office:value-type="float" office:value="19.6266915336897" calcext:value-type="float">
            <text:p>19.6266915336897</text:p>
          </table:table-cell>
          <table:table-cell table:formula="of:=0.015*SQRT([.M79])" office:value-type="float" office:value="0.0664530330013626" calcext:value-type="float">
            <text:p>0.066453033001363</text:p>
          </table:table-cell>
        </table:table-row>
        <table:table-row table:style-name="ro1">
          <table:table-cell table:formula="of:=[.A79]+0.01" office:value-type="float" office:value="0.78" calcext:value-type="float">
            <text:p>0.78</text:p>
          </table:table-cell>
          <table:table-cell table:formula="of:=[.A80]*12" office:value-type="float" office:value="9.36000000000001" calcext:value-type="float">
            <text:p>9.36000000000001</text:p>
          </table:table-cell>
          <table:table-cell table:formula="of:=IF([.B80]&lt;3;0.13;IF([.B80]&gt;6;0.13;0.21))" office:value-type="float" office:value="0.13" calcext:value-type="float">
            <text:p>0.13</text:p>
          </table:table-cell>
          <table:table-cell table:number-columns-repeated="2"/>
          <table:table-cell table:formula="of:=[.F79]+0.01*([.C79]-[.D79]-[.E79]-[.H79])" office:value-type="float" office:value="0.277321011026827" calcext:value-type="float">
            <text:p>0.277321011026827</text:p>
          </table:table-cell>
          <table:table-cell table:formula="of:=[.F80]/13.4*1000" office:value-type="float" office:value="20.6955978378229" calcext:value-type="float">
            <text:p>20.6955978378229</text:p>
          </table:table-cell>
          <table:table-cell table:formula="of:=0.03*SQRT([.G80])" office:value-type="float" office:value="0.136477243722317" calcext:value-type="float">
            <text:p>0.136477243722317</text:p>
          </table:table-cell>
          <table:table-cell table:formula="of:=[.H80]" office:value-type="float" office:value="0.136477243722317" calcext:value-type="float">
            <text:p>0.136477243722317</text:p>
          </table:table-cell>
          <table:table-cell table:number-columns-repeated="2"/>
          <table:table-cell table:formula="of:=[.L79]+0.01*([.I79]-[.J79]-[.K79]-[.N79])" office:value-type="float" office:value="0.236220700276686" calcext:value-type="float">
            <text:p>0.236220700276686</text:p>
          </table:table-cell>
          <table:table-cell table:formula="of:=[.L80]/12*1000" office:value-type="float" office:value="19.6850583563905" calcext:value-type="float">
            <text:p>19.6850583563905</text:p>
          </table:table-cell>
          <table:table-cell table:formula="of:=0.015*SQRT([.M80])" office:value-type="float" office:value="0.0665517703009309" calcext:value-type="float">
            <text:p>0.066551770300931</text:p>
          </table:table-cell>
        </table:table-row>
        <table:table-row table:style-name="ro1">
          <table:table-cell table:formula="of:=[.A80]+0.01" office:value-type="float" office:value="0.790000000000001" calcext:value-type="float">
            <text:p>0.790000000000001</text:p>
          </table:table-cell>
          <table:table-cell table:formula="of:=[.A81]*12" office:value-type="float" office:value="9.48000000000001" calcext:value-type="float">
            <text:p>9.48000000000001</text:p>
          </table:table-cell>
          <table:table-cell table:formula="of:=IF([.B81]&lt;3;0.13;IF([.B81]&gt;6;0.13;0.21))" office:value-type="float" office:value="0.13" calcext:value-type="float">
            <text:p>0.13</text:p>
          </table:table-cell>
          <table:table-cell table:number-columns-repeated="2"/>
          <table:table-cell table:formula="of:=[.F80]+0.01*([.C80]-[.D80]-[.E80]-[.H80])" office:value-type="float" office:value="0.277256238589604" calcext:value-type="float">
            <text:p>0.277256238589604</text:p>
          </table:table-cell>
          <table:table-cell table:formula="of:=[.F81]/13.4*1000" office:value-type="float" office:value="20.690764073851" calcext:value-type="float">
            <text:p>20.690764073851</text:p>
          </table:table-cell>
          <table:table-cell table:formula="of:=0.03*SQRT([.G81])" office:value-type="float" office:value="0.136461304648849" calcext:value-type="float">
            <text:p>0.136461304648849</text:p>
          </table:table-cell>
          <table:table-cell table:formula="of:=[.H81]" office:value-type="float" office:value="0.136461304648849" calcext:value-type="float">
            <text:p>0.136461304648849</text:p>
          </table:table-cell>
          <table:table-cell table:number-columns-repeated="2"/>
          <table:table-cell table:formula="of:=[.L80]+0.01*([.I80]-[.J80]-[.K80]-[.N80])" office:value-type="float" office:value="0.2369199550109" calcext:value-type="float">
            <text:p>0.2369199550109</text:p>
          </table:table-cell>
          <table:table-cell table:formula="of:=[.L81]/12*1000" office:value-type="float" office:value="19.7433295842417" calcext:value-type="float">
            <text:p>19.7433295842417</text:p>
          </table:table-cell>
          <table:table-cell table:formula="of:=0.015*SQRT([.M81])" office:value-type="float" office:value="0.0666501999731012" calcext:value-type="float">
            <text:p>0.066650199973101</text:p>
          </table:table-cell>
        </table:table-row>
        <table:table-row table:style-name="ro1">
          <table:table-cell table:formula="of:=[.A81]+0.01" office:value-type="float" office:value="0.8" calcext:value-type="float">
            <text:p>0.8</text:p>
          </table:table-cell>
          <table:table-cell table:formula="of:=[.A82]*12" office:value-type="float" office:value="9.60000000000001" calcext:value-type="float">
            <text:p>9.60000000000001</text:p>
          </table:table-cell>
          <table:table-cell table:formula="of:=IF([.B82]&lt;3;0.13;IF([.B82]&gt;6;0.13;0.21))" office:value-type="float" office:value="0.13" calcext:value-type="float">
            <text:p>0.13</text:p>
          </table:table-cell>
          <table:table-cell table:number-columns-repeated="2"/>
          <table:table-cell table:formula="of:=[.F81]+0.01*([.C81]-[.D81]-[.E81]-[.H81])" office:value-type="float" office:value="0.277191625543115" calcext:value-type="float">
            <text:p>0.277191625543115</text:p>
          </table:table-cell>
          <table:table-cell table:formula="of:=[.F82]/13.4*1000" office:value-type="float" office:value="20.6859422047101" calcext:value-type="float">
            <text:p>20.6859422047101</text:p>
          </table:table-cell>
          <table:table-cell table:formula="of:=0.03*SQRT([.G82])" office:value-type="float" office:value="0.136445402942859" calcext:value-type="float">
            <text:p>0.136445402942859</text:p>
          </table:table-cell>
          <table:table-cell table:formula="of:=[.H82]" office:value-type="float" office:value="0.136445402942859" calcext:value-type="float">
            <text:p>0.136445402942859</text:p>
          </table:table-cell>
          <table:table-cell table:number-columns-repeated="2"/>
          <table:table-cell table:formula="of:=[.L81]+0.01*([.I81]-[.J81]-[.K81]-[.N81])" office:value-type="float" office:value="0.237618066057657" calcext:value-type="float">
            <text:p>0.237618066057657</text:p>
          </table:table-cell>
          <table:table-cell table:formula="of:=[.L82]/12*1000" office:value-type="float" office:value="19.8015055048048" calcext:value-type="float">
            <text:p>19.8015055048048</text:p>
          </table:table-cell>
          <table:table-cell table:formula="of:=0.015*SQRT([.M82])" office:value-type="float" office:value="0.066748323863458" calcext:value-type="float">
            <text:p>0.066748323863458</text:p>
          </table:table-cell>
        </table:table-row>
        <table:table-row table:style-name="ro1">
          <table:table-cell table:formula="of:=[.A82]+0.01" office:value-type="float" office:value="0.810000000000001" calcext:value-type="float">
            <text:p>0.810000000000001</text:p>
          </table:table-cell>
          <table:table-cell table:formula="of:=[.A83]*12" office:value-type="float" office:value="9.72000000000001" calcext:value-type="float">
            <text:p>9.72000000000001</text:p>
          </table:table-cell>
          <table:table-cell table:formula="of:=IF([.B83]&lt;3;0.13;IF([.B83]&gt;6;0.13;0.21))" office:value-type="float" office:value="0.13" calcext:value-type="float">
            <text:p>0.13</text:p>
          </table:table-cell>
          <table:table-cell table:number-columns-repeated="2"/>
          <table:table-cell table:formula="of:=[.F82]+0.01*([.C82]-[.D82]-[.E82]-[.H82])" office:value-type="float" office:value="0.277127171513687" calcext:value-type="float">
            <text:p>0.277127171513687</text:p>
          </table:table-cell>
          <table:table-cell table:formula="of:=[.F83]/13.4*1000" office:value-type="float" office:value="20.6811322025139" calcext:value-type="float">
            <text:p>20.6811322025139</text:p>
          </table:table-cell>
          <table:table-cell table:formula="of:=0.03*SQRT([.G83])" office:value-type="float" office:value="0.136429538525433" calcext:value-type="float">
            <text:p>0.136429538525433</text:p>
          </table:table-cell>
          <table:table-cell table:formula="of:=[.H83]" office:value-type="float" office:value="0.136429538525433" calcext:value-type="float">
            <text:p>0.136429538525433</text:p>
          </table:table-cell>
          <table:table-cell table:number-columns-repeated="2"/>
          <table:table-cell table:formula="of:=[.L82]+0.01*([.I82]-[.J82]-[.K82]-[.N82])" office:value-type="float" office:value="0.238315036848451" calcext:value-type="float">
            <text:p>0.238315036848451</text:p>
          </table:table-cell>
          <table:table-cell table:formula="of:=[.L83]/12*1000" office:value-type="float" office:value="19.8595864040376" calcext:value-type="float">
            <text:p>19.8595864040376</text:p>
          </table:table-cell>
          <table:table-cell table:formula="of:=0.015*SQRT([.M83])" office:value-type="float" office:value="0.0668461437998368" calcext:value-type="float">
            <text:p>0.066846143799837</text:p>
          </table:table-cell>
        </table:table-row>
        <table:table-row table:style-name="ro1">
          <table:table-cell table:formula="of:=[.A83]+0.01" office:value-type="float" office:value="0.82" calcext:value-type="float">
            <text:p>0.82</text:p>
          </table:table-cell>
          <table:table-cell table:formula="of:=[.A84]*12" office:value-type="float" office:value="9.84000000000001" calcext:value-type="float">
            <text:p>9.84000000000001</text:p>
          </table:table-cell>
          <table:table-cell table:formula="of:=IF([.B84]&lt;3;0.13;IF([.B84]&gt;6;0.13;0.21))" office:value-type="float" office:value="0.13" calcext:value-type="float">
            <text:p>0.13</text:p>
          </table:table-cell>
          <table:table-cell table:number-columns-repeated="2"/>
          <table:table-cell table:formula="of:=[.F83]+0.01*([.C83]-[.D83]-[.E83]-[.H83])" office:value-type="float" office:value="0.277062876128433" calcext:value-type="float">
            <text:p>0.277062876128433</text:p>
          </table:table-cell>
          <table:table-cell table:formula="of:=[.F84]/13.4*1000" office:value-type="float" office:value="20.6763340394353" calcext:value-type="float">
            <text:p>20.6763340394353</text:p>
          </table:table-cell>
          <table:table-cell table:formula="of:=0.03*SQRT([.G84])" office:value-type="float" office:value="0.136413711317784" calcext:value-type="float">
            <text:p>0.136413711317784</text:p>
          </table:table-cell>
          <table:table-cell table:formula="of:=[.H84]" office:value-type="float" office:value="0.136413711317784" calcext:value-type="float">
            <text:p>0.136413711317784</text:p>
          </table:table-cell>
          <table:table-cell table:number-columns-repeated="2"/>
          <table:table-cell table:formula="of:=[.L83]+0.01*([.I83]-[.J83]-[.K83]-[.N83])" office:value-type="float" office:value="0.239010870795707" calcext:value-type="float">
            <text:p>0.239010870795707</text:p>
          </table:table-cell>
          <table:table-cell table:formula="of:=[.L84]/12*1000" office:value-type="float" office:value="19.917572566309" calcext:value-type="float">
            <text:p>19.917572566309</text:p>
          </table:table-cell>
          <table:table-cell table:formula="of:=0.015*SQRT([.M84])" office:value-type="float" office:value="0.0669436615925624" calcext:value-type="float">
            <text:p>0.066943661592562</text:p>
          </table:table-cell>
        </table:table-row>
        <table:table-row table:style-name="ro1">
          <table:table-cell table:formula="of:=[.A84]+0.01" office:value-type="float" office:value="0.83" calcext:value-type="float">
            <text:p>0.83</text:p>
          </table:table-cell>
          <table:table-cell table:formula="of:=[.A85]*12" office:value-type="float" office:value="9.96000000000001" calcext:value-type="float">
            <text:p>9.96000000000001</text:p>
          </table:table-cell>
          <table:table-cell table:formula="of:=IF([.B85]&lt;3;0.13;IF([.B85]&gt;6;0.13;0.21))" office:value-type="float" office:value="0.13" calcext:value-type="float">
            <text:p>0.13</text:p>
          </table:table-cell>
          <table:table-cell table:number-columns-repeated="2"/>
          <table:table-cell table:formula="of:=[.F84]+0.01*([.C84]-[.D84]-[.E84]-[.H84])" office:value-type="float" office:value="0.276998739015255" calcext:value-type="float">
            <text:p>0.276998739015255</text:p>
          </table:table-cell>
          <table:table-cell table:formula="of:=[.F85]/13.4*1000" office:value-type="float" office:value="20.6715476877056" calcext:value-type="float">
            <text:p>20.6715476877056</text:p>
          </table:table-cell>
          <table:table-cell table:formula="of:=0.03*SQRT([.G85])" office:value-type="float" office:value="0.136397921241253" calcext:value-type="float">
            <text:p>0.136397921241253</text:p>
          </table:table-cell>
          <table:table-cell table:formula="of:=[.H85]" office:value-type="float" office:value="0.136397921241253" calcext:value-type="float">
            <text:p>0.136397921241253</text:p>
          </table:table-cell>
          <table:table-cell table:number-columns-repeated="2"/>
          <table:table-cell table:formula="of:=[.L84]+0.01*([.I84]-[.J84]-[.K84]-[.N84])" office:value-type="float" office:value="0.23970557129296" calcext:value-type="float">
            <text:p>0.23970557129296</text:p>
          </table:table-cell>
          <table:table-cell table:formula="of:=[.L85]/12*1000" office:value-type="float" office:value="19.9754642744133" calcext:value-type="float">
            <text:p>19.9754642744133</text:p>
          </table:table-cell>
          <table:table-cell table:formula="of:=0.015*SQRT([.M85])" office:value-type="float" office:value="0.067040879034683" calcext:value-type="float">
            <text:p>0.067040879034683</text:p>
          </table:table-cell>
        </table:table-row>
        <table:table-row table:style-name="ro1">
          <table:table-cell table:formula="of:=[.A85]+0.01" office:value-type="float" office:value="0.84" calcext:value-type="float">
            <text:p>0.84</text:p>
          </table:table-cell>
          <table:table-cell table:formula="of:=[.A86]*12" office:value-type="float" office:value="10.08" calcext:value-type="float">
            <text:p>10.08</text:p>
          </table:table-cell>
          <table:table-cell table:formula="of:=IF([.B86]&lt;3;0.13;IF([.B86]&gt;6;0.13;0.21))" office:value-type="float" office:value="0.13" calcext:value-type="float">
            <text:p>0.13</text:p>
          </table:table-cell>
          <table:table-cell table:number-columns-repeated="2"/>
          <table:table-cell table:formula="of:=[.F85]+0.01*([.C85]-[.D85]-[.E85]-[.H85])" office:value-type="float" office:value="0.276934759802842" calcext:value-type="float">
            <text:p>0.276934759802842</text:p>
          </table:table-cell>
          <table:table-cell table:formula="of:=[.F86]/13.4*1000" office:value-type="float" office:value="20.6667731196151" calcext:value-type="float">
            <text:p>20.6667731196151</text:p>
          </table:table-cell>
          <table:table-cell table:formula="of:=0.03*SQRT([.G86])" office:value-type="float" office:value="0.136382168217306" calcext:value-type="float">
            <text:p>0.136382168217306</text:p>
          </table:table-cell>
          <table:table-cell table:formula="of:=[.H86]" office:value-type="float" office:value="0.136382168217306" calcext:value-type="float">
            <text:p>0.136382168217306</text:p>
          </table:table-cell>
          <table:table-cell table:number-columns-repeated="2"/>
          <table:table-cell table:formula="of:=[.L85]+0.01*([.I85]-[.J85]-[.K85]-[.N85])" office:value-type="float" office:value="0.240399141715025" calcext:value-type="float">
            <text:p>0.240399141715025</text:p>
          </table:table-cell>
          <table:table-cell table:formula="of:=[.L86]/12*1000" office:value-type="float" office:value="20.0332618095854" calcext:value-type="float">
            <text:p>20.0332618095854</text:p>
          </table:table-cell>
          <table:table-cell table:formula="of:=0.015*SQRT([.M86])" office:value-type="float" office:value="0.0671377979022005" calcext:value-type="float">
            <text:p>0.067137797902201</text:p>
          </table:table-cell>
        </table:table-row>
        <table:table-row table:style-name="ro1">
          <table:table-cell table:formula="of:=[.A86]+0.01" office:value-type="float" office:value="0.850000000000001" calcext:value-type="float">
            <text:p>0.850000000000001</text:p>
          </table:table-cell>
          <table:table-cell table:formula="of:=[.A87]*12" office:value-type="float" office:value="10.2" calcext:value-type="float">
            <text:p>10.2</text:p>
          </table:table-cell>
          <table:table-cell table:formula="of:=IF([.B87]&lt;3;0.13;IF([.B87]&gt;6;0.13;0.21))" office:value-type="float" office:value="0.13" calcext:value-type="float">
            <text:p>0.13</text:p>
          </table:table-cell>
          <table:table-cell table:number-columns-repeated="2"/>
          <table:table-cell table:formula="of:=[.F86]+0.01*([.C86]-[.D86]-[.E86]-[.H86])" office:value-type="float" office:value="0.276870938120669" calcext:value-type="float">
            <text:p>0.276870938120669</text:p>
          </table:table-cell>
          <table:table-cell table:formula="of:=[.F87]/13.4*1000" office:value-type="float" office:value="20.6620103075126" calcext:value-type="float">
            <text:p>20.6620103075126</text:p>
          </table:table-cell>
          <table:table-cell table:formula="of:=0.03*SQRT([.G87])" office:value-type="float" office:value="0.136366452167538" calcext:value-type="float">
            <text:p>0.136366452167538</text:p>
          </table:table-cell>
          <table:table-cell table:formula="of:=[.H87]" office:value-type="float" office:value="0.136366452167538" calcext:value-type="float">
            <text:p>0.136366452167538</text:p>
          </table:table-cell>
          <table:table-cell table:number-columns-repeated="2"/>
          <table:table-cell table:formula="of:=[.L86]+0.01*([.I86]-[.J86]-[.K86]-[.N86])" office:value-type="float" office:value="0.241091585418176" calcext:value-type="float">
            <text:p>0.241091585418176</text:p>
          </table:table-cell>
          <table:table-cell table:formula="of:=[.L87]/12*1000" office:value-type="float" office:value="20.0909654515147" calcext:value-type="float">
            <text:p>20.0909654515147</text:p>
          </table:table-cell>
          <table:table-cell table:formula="of:=0.015*SQRT([.M87])" office:value-type="float" office:value="0.0672344199542973" calcext:value-type="float">
            <text:p>0.067234419954297</text:p>
          </table:table-cell>
        </table:table-row>
        <table:table-row table:style-name="ro1">
          <table:table-cell table:formula="of:=[.A87]+0.01" office:value-type="float" office:value="0.860000000000001" calcext:value-type="float">
            <text:p>0.860000000000001</text:p>
          </table:table-cell>
          <table:table-cell table:formula="of:=[.A88]*12" office:value-type="float" office:value="10.32" calcext:value-type="float">
            <text:p>10.32</text:p>
          </table:table-cell>
          <table:table-cell table:formula="of:=IF([.B88]&lt;3;0.13;IF([.B88]&gt;6;0.13;0.21))" office:value-type="float" office:value="0.13" calcext:value-type="float">
            <text:p>0.13</text:p>
          </table:table-cell>
          <table:table-cell table:number-columns-repeated="2"/>
          <table:table-cell table:formula="of:=[.F87]+0.01*([.C87]-[.D87]-[.E87]-[.H87])" office:value-type="float" office:value="0.276807273598994" calcext:value-type="float">
            <text:p>0.276807273598994</text:p>
          </table:table-cell>
          <table:table-cell table:formula="of:=[.F88]/13.4*1000" office:value-type="float" office:value="20.6572592238055" calcext:value-type="float">
            <text:p>20.6572592238055</text:p>
          </table:table-cell>
          <table:table-cell table:formula="of:=0.03*SQRT([.G88])" office:value-type="float" office:value="0.136350773013669" calcext:value-type="float">
            <text:p>0.136350773013669</text:p>
          </table:table-cell>
          <table:table-cell table:formula="of:=[.H88]" office:value-type="float" office:value="0.136350773013669" calcext:value-type="float">
            <text:p>0.136350773013669</text:p>
          </table:table-cell>
          <table:table-cell table:number-columns-repeated="2"/>
          <table:table-cell table:formula="of:=[.L87]+0.01*([.I87]-[.J87]-[.K87]-[.N87])" office:value-type="float" office:value="0.241782905740309" calcext:value-type="float">
            <text:p>0.241782905740309</text:p>
          </table:table-cell>
          <table:table-cell table:formula="of:=[.L88]/12*1000" office:value-type="float" office:value="20.1485754783591" calcext:value-type="float">
            <text:p>20.1485754783591</text:p>
          </table:table-cell>
          <table:table-cell table:formula="of:=0.015*SQRT([.M88])" office:value-type="float" office:value="0.0673307469335577" calcext:value-type="float">
            <text:p>0.067330746933558</text:p>
          </table:table-cell>
        </table:table-row>
        <table:table-row table:style-name="ro1">
          <table:table-cell table:formula="of:=[.A88]+0.01" office:value-type="float" office:value="0.87" calcext:value-type="float">
            <text:p>0.87</text:p>
          </table:table-cell>
          <table:table-cell table:formula="of:=[.A89]*12" office:value-type="float" office:value="10.44" calcext:value-type="float">
            <text:p>10.44</text:p>
          </table:table-cell>
          <table:table-cell table:formula="of:=IF([.B89]&lt;3;0.13;IF([.B89]&gt;6;0.13;0.21))" office:value-type="float" office:value="0.13" calcext:value-type="float">
            <text:p>0.13</text:p>
          </table:table-cell>
          <table:table-cell table:number-columns-repeated="2"/>
          <table:table-cell table:formula="of:=[.F88]+0.01*([.C88]-[.D88]-[.E88]-[.H88])" office:value-type="float" office:value="0.276743765868857" calcext:value-type="float">
            <text:p>0.276743765868857</text:p>
          </table:table-cell>
          <table:table-cell table:formula="of:=[.F89]/13.4*1000" office:value-type="float" office:value="20.6525198409595" calcext:value-type="float">
            <text:p>20.6525198409595</text:p>
          </table:table-cell>
          <table:table-cell table:formula="of:=0.03*SQRT([.G89])" office:value-type="float" office:value="0.136335130677546" calcext:value-type="float">
            <text:p>0.136335130677546</text:p>
          </table:table-cell>
          <table:table-cell table:formula="of:=[.H89]" office:value-type="float" office:value="0.136335130677546" calcext:value-type="float">
            <text:p>0.136335130677546</text:p>
          </table:table-cell>
          <table:table-cell table:number-columns-repeated="2"/>
          <table:table-cell table:formula="of:=[.L88]+0.01*([.I88]-[.J88]-[.K88]-[.N88])" office:value-type="float" office:value="0.24247310600111" calcext:value-type="float">
            <text:p>0.24247310600111</text:p>
          </table:table-cell>
          <table:table-cell table:formula="of:=[.L89]/12*1000" office:value-type="float" office:value="20.2060921667592" calcext:value-type="float">
            <text:p>20.2060921667592</text:p>
          </table:table-cell>
          <table:table-cell table:formula="of:=0.015*SQRT([.M89])" office:value-type="float" office:value="0.0674267805661876" calcext:value-type="float">
            <text:p>0.067426780566188</text:p>
          </table:table-cell>
        </table:table-row>
        <table:table-row table:style-name="ro1">
          <table:table-cell table:formula="of:=[.A89]+0.01" office:value-type="float" office:value="0.88" calcext:value-type="float">
            <text:p>0.88</text:p>
          </table:table-cell>
          <table:table-cell table:formula="of:=[.A90]*12" office:value-type="float" office:value="10.56" calcext:value-type="float">
            <text:p>10.56</text:p>
          </table:table-cell>
          <table:table-cell table:formula="of:=IF([.B90]&lt;3;0.13;IF([.B90]&gt;6;0.13;0.21))" office:value-type="float" office:value="0.13" calcext:value-type="float">
            <text:p>0.13</text:p>
          </table:table-cell>
          <table:table-cell table:number-columns-repeated="2"/>
          <table:table-cell table:formula="of:=[.F89]+0.01*([.C89]-[.D89]-[.E89]-[.H89])" office:value-type="float" office:value="0.276680414562082" calcext:value-type="float">
            <text:p>0.276680414562082</text:p>
          </table:table-cell>
          <table:table-cell table:formula="of:=[.F90]/13.4*1000" office:value-type="float" office:value="20.6477921314986" calcext:value-type="float">
            <text:p>20.6477921314986</text:p>
          </table:table-cell>
          <table:table-cell table:formula="of:=0.03*SQRT([.G90])" office:value-type="float" office:value="0.136319525081144" calcext:value-type="float">
            <text:p>0.136319525081144</text:p>
          </table:table-cell>
          <table:table-cell table:formula="of:=[.H90]" office:value-type="float" office:value="0.136319525081144" calcext:value-type="float">
            <text:p>0.136319525081144</text:p>
          </table:table-cell>
          <table:table-cell table:number-columns-repeated="2"/>
          <table:table-cell table:formula="of:=[.L89]+0.01*([.I89]-[.J89]-[.K89]-[.N89])" office:value-type="float" office:value="0.243162189502223" calcext:value-type="float">
            <text:p>0.243162189502223</text:p>
          </table:table-cell>
          <table:table-cell table:formula="of:=[.L90]/12*1000" office:value-type="float" office:value="20.263515791852" calcext:value-type="float">
            <text:p>20.263515791852</text:p>
          </table:table-cell>
          <table:table-cell table:formula="of:=0.015*SQRT([.M90])" office:value-type="float" office:value="0.0675225225622287" calcext:value-type="float">
            <text:p>0.067522522562229</text:p>
          </table:table-cell>
        </table:table-row>
        <table:table-row table:style-name="ro1">
          <table:table-cell table:formula="of:=[.A90]+0.01" office:value-type="float" office:value="0.890000000000001" calcext:value-type="float">
            <text:p>0.890000000000001</text:p>
          </table:table-cell>
          <table:table-cell table:formula="of:=[.A91]*12" office:value-type="float" office:value="10.68" calcext:value-type="float">
            <text:p>10.68</text:p>
          </table:table-cell>
          <table:table-cell table:formula="of:=IF([.B91]&lt;3;0.13;IF([.B91]&gt;6;0.13;0.21))" office:value-type="float" office:value="0.13" calcext:value-type="float">
            <text:p>0.13</text:p>
          </table:table-cell>
          <table:table-cell table:number-columns-repeated="2"/>
          <table:table-cell table:formula="of:=[.F90]+0.01*([.C90]-[.D90]-[.E90]-[.H90])" office:value-type="float" office:value="0.27661721931127" calcext:value-type="float">
            <text:p>0.27661721931127</text:p>
          </table:table-cell>
          <table:table-cell table:formula="of:=[.F91]/13.4*1000" office:value-type="float" office:value="20.6430760680052" calcext:value-type="float">
            <text:p>20.6430760680052</text:p>
          </table:table-cell>
          <table:table-cell table:formula="of:=0.03*SQRT([.G91])" office:value-type="float" office:value="0.136303956146565" calcext:value-type="float">
            <text:p>0.136303956146565</text:p>
          </table:table-cell>
          <table:table-cell table:formula="of:=[.H91]" office:value-type="float" office:value="0.136303956146565" calcext:value-type="float">
            <text:p>0.136303956146565</text:p>
          </table:table-cell>
          <table:table-cell table:number-columns-repeated="2"/>
          <table:table-cell table:formula="of:=[.L90]+0.01*([.I90]-[.J90]-[.K90]-[.N90])" office:value-type="float" office:value="0.243850159527413" calcext:value-type="float">
            <text:p>0.243850159527413</text:p>
          </table:table-cell>
          <table:table-cell table:formula="of:=[.L91]/12*1000" office:value-type="float" office:value="20.3208466272844" calcext:value-type="float">
            <text:p>20.3208466272844</text:p>
          </table:table-cell>
          <table:table-cell table:formula="of:=0.015*SQRT([.M91])" office:value-type="float" office:value="0.0676179746157705" calcext:value-type="float">
            <text:p>0.067617974615771</text:p>
          </table:table-cell>
        </table:table-row>
        <table:table-row table:style-name="ro1">
          <table:table-cell table:formula="of:=[.A91]+0.01" office:value-type="float" office:value="0.900000000000001" calcext:value-type="float">
            <text:p>0.900000000000001</text:p>
          </table:table-cell>
          <table:table-cell table:formula="of:=[.A92]*12" office:value-type="float" office:value="10.8" calcext:value-type="float">
            <text:p>10.8</text:p>
          </table:table-cell>
          <table:table-cell table:formula="of:=IF([.B92]&lt;3;0.13;IF([.B92]&gt;6;0.13;0.21))" office:value-type="float" office:value="0.13" calcext:value-type="float">
            <text:p>0.13</text:p>
          </table:table-cell>
          <table:table-cell table:number-columns-repeated="2"/>
          <table:table-cell table:formula="of:=[.F91]+0.01*([.C91]-[.D91]-[.E91]-[.H91])" office:value-type="float" office:value="0.276554179749804" calcext:value-type="float">
            <text:p>0.276554179749804</text:p>
          </table:table-cell>
          <table:table-cell table:formula="of:=[.F92]/13.4*1000" office:value-type="float" office:value="20.6383716231197" calcext:value-type="float">
            <text:p>20.6383716231197</text:p>
          </table:table-cell>
          <table:table-cell table:formula="of:=0.03*SQRT([.G92])" office:value-type="float" office:value="0.136288423796035" calcext:value-type="float">
            <text:p>0.136288423796035</text:p>
          </table:table-cell>
          <table:table-cell table:formula="of:=[.H92]" office:value-type="float" office:value="0.136288423796035" calcext:value-type="float">
            <text:p>0.136288423796035</text:p>
          </table:table-cell>
          <table:table-cell table:number-columns-repeated="2"/>
          <table:table-cell table:formula="of:=[.L91]+0.01*([.I91]-[.J91]-[.K91]-[.N91])" office:value-type="float" office:value="0.244537019342721" calcext:value-type="float">
            <text:p>0.244537019342721</text:p>
          </table:table-cell>
          <table:table-cell table:formula="of:=[.L92]/12*1000" office:value-type="float" office:value="20.3780849452267" calcext:value-type="float">
            <text:p>20.3780849452267</text:p>
          </table:table-cell>
          <table:table-cell table:formula="of:=0.015*SQRT([.M92])" office:value-type="float" office:value="0.0677131384051575" calcext:value-type="float">
            <text:p>0.067713138405158</text:p>
          </table:table-cell>
        </table:table-row>
        <table:table-row table:style-name="ro1">
          <table:table-cell table:formula="of:=[.A92]+0.01" office:value-type="float" office:value="0.910000000000001" calcext:value-type="float">
            <text:p>0.910000000000001</text:p>
          </table:table-cell>
          <table:table-cell table:formula="of:=[.A93]*12" office:value-type="float" office:value="10.92" calcext:value-type="float">
            <text:p>10.92</text:p>
          </table:table-cell>
          <table:table-cell table:formula="of:=IF([.B93]&lt;3;0.13;IF([.B93]&gt;6;0.13;0.21))" office:value-type="float" office:value="0.13" calcext:value-type="float">
            <text:p>0.13</text:p>
          </table:table-cell>
          <table:table-cell table:number-columns-repeated="2"/>
          <table:table-cell table:formula="of:=[.F92]+0.01*([.C92]-[.D92]-[.E92]-[.H92])" office:value-type="float" office:value="0.276491295511844" calcext:value-type="float">
            <text:p>0.276491295511844</text:p>
          </table:table-cell>
          <table:table-cell table:formula="of:=[.F93]/13.4*1000" office:value-type="float" office:value="20.6336787695406" calcext:value-type="float">
            <text:p>20.6336787695406</text:p>
          </table:table-cell>
          <table:table-cell table:formula="of:=0.03*SQRT([.G93])" office:value-type="float" office:value="0.13627292795191" calcext:value-type="float">
            <text:p>0.13627292795191</text:p>
          </table:table-cell>
          <table:table-cell table:formula="of:=[.H93]" office:value-type="float" office:value="0.13627292795191" calcext:value-type="float">
            <text:p>0.13627292795191</text:p>
          </table:table-cell>
          <table:table-cell table:number-columns-repeated="2"/>
          <table:table-cell table:formula="of:=[.L92]+0.01*([.I92]-[.J92]-[.K92]-[.N92])" office:value-type="float" office:value="0.245222772196629" calcext:value-type="float">
            <text:p>0.245222772196629</text:p>
          </table:table-cell>
          <table:table-cell table:formula="of:=[.L93]/12*1000" office:value-type="float" office:value="20.4352310163858" calcext:value-type="float">
            <text:p>20.4352310163858</text:p>
          </table:table-cell>
          <table:table-cell table:formula="of:=0.015*SQRT([.M93])" office:value-type="float" office:value="0.0678080155931937" calcext:value-type="float">
            <text:p>0.067808015593194</text:p>
          </table:table-cell>
        </table:table-row>
        <table:table-row table:style-name="ro1">
          <table:table-cell table:formula="of:=[.A93]+0.01" office:value-type="float" office:value="0.92" calcext:value-type="float">
            <text:p>0.92</text:p>
          </table:table-cell>
          <table:table-cell table:formula="of:=[.A94]*12" office:value-type="float" office:value="11.04" calcext:value-type="float">
            <text:p>11.04</text:p>
          </table:table-cell>
          <table:table-cell table:formula="of:=IF([.B94]&lt;3;0.13;IF([.B94]&gt;6;0.13;0.21))" office:value-type="float" office:value="0.13" calcext:value-type="float">
            <text:p>0.13</text:p>
          </table:table-cell>
          <table:table-cell table:number-columns-repeated="2"/>
          <table:table-cell table:formula="of:=[.F93]+0.01*([.C93]-[.D93]-[.E93]-[.H93])" office:value-type="float" office:value="0.276428566232325" calcext:value-type="float">
            <text:p>0.276428566232325</text:p>
          </table:table-cell>
          <table:table-cell table:formula="of:=[.F94]/13.4*1000" office:value-type="float" office:value="20.6289974800243" calcext:value-type="float">
            <text:p>20.6289974800243</text:p>
          </table:table-cell>
          <table:table-cell table:formula="of:=0.03*SQRT([.G94])" office:value-type="float" office:value="0.136257468536671" calcext:value-type="float">
            <text:p>0.136257468536671</text:p>
          </table:table-cell>
          <table:table-cell table:formula="of:=[.H94]" office:value-type="float" office:value="0.136257468536671" calcext:value-type="float">
            <text:p>0.136257468536671</text:p>
          </table:table-cell>
          <table:table-cell table:number-columns-repeated="2"/>
          <table:table-cell table:formula="of:=[.L93]+0.01*([.I93]-[.J93]-[.K93]-[.N93])" office:value-type="float" office:value="0.245907421320216" calcext:value-type="float">
            <text:p>0.245907421320216</text:p>
          </table:table-cell>
          <table:table-cell table:formula="of:=[.L94]/12*1000" office:value-type="float" office:value="20.492285110018" calcext:value-type="float">
            <text:p>20.492285110018</text:p>
          </table:table-cell>
          <table:table-cell table:formula="of:=0.015*SQRT([.M94])" office:value-type="float" office:value="0.0679026078273439" calcext:value-type="float">
            <text:p>0.067902607827344</text:p>
          </table:table-cell>
        </table:table-row>
        <table:table-row table:style-name="ro1">
          <table:table-cell table:formula="of:=[.A94]+0.01" office:value-type="float" office:value="0.930000000000001" calcext:value-type="float">
            <text:p>0.930000000000001</text:p>
          </table:table-cell>
          <table:table-cell table:formula="of:=[.A95]*12" office:value-type="float" office:value="11.16" calcext:value-type="float">
            <text:p>11.16</text:p>
          </table:table-cell>
          <table:table-cell table:formula="of:=IF([.B95]&lt;3;0.13;IF([.B95]&gt;6;0.13;0.21))" office:value-type="float" office:value="0.13" calcext:value-type="float">
            <text:p>0.13</text:p>
          </table:table-cell>
          <table:table-cell table:number-columns-repeated="2"/>
          <table:table-cell table:formula="of:=[.F94]+0.01*([.C94]-[.D94]-[.E94]-[.H94])" office:value-type="float" office:value="0.276365991546958" calcext:value-type="float">
            <text:p>0.276365991546958</text:p>
          </table:table-cell>
          <table:table-cell table:formula="of:=[.F95]/13.4*1000" office:value-type="float" office:value="20.624327727385" calcext:value-type="float">
            <text:p>20.624327727385</text:p>
          </table:table-cell>
          <table:table-cell table:formula="of:=0.03*SQRT([.G95])" office:value-type="float" office:value="0.136242045472925" calcext:value-type="float">
            <text:p>0.136242045472925</text:p>
          </table:table-cell>
          <table:table-cell table:formula="of:=[.H95]" office:value-type="float" office:value="0.136242045472925" calcext:value-type="float">
            <text:p>0.136242045472925</text:p>
          </table:table-cell>
          <table:table-cell table:number-columns-repeated="2"/>
          <table:table-cell table:formula="of:=[.L94]+0.01*([.I94]-[.J94]-[.K94]-[.N94])" office:value-type="float" office:value="0.24659096992731" calcext:value-type="float">
            <text:p>0.24659096992731</text:p>
          </table:table-cell>
          <table:table-cell table:formula="of:=[.L95]/12*1000" office:value-type="float" office:value="20.5492474939425" calcext:value-type="float">
            <text:p>20.5492474939425</text:p>
          </table:table-cell>
          <table:table-cell table:formula="of:=0.015*SQRT([.M95])" office:value-type="float" office:value="0.0679969167399306" calcext:value-type="float">
            <text:p>0.067996916739931</text:p>
          </table:table-cell>
        </table:table-row>
        <table:table-row table:style-name="ro1">
          <table:table-cell table:formula="of:=[.A95]+0.01" office:value-type="float" office:value="0.940000000000001" calcext:value-type="float">
            <text:p>0.940000000000001</text:p>
          </table:table-cell>
          <table:table-cell table:formula="of:=[.A96]*12" office:value-type="float" office:value="11.28" calcext:value-type="float">
            <text:p>11.28</text:p>
          </table:table-cell>
          <table:table-cell table:formula="of:=IF([.B96]&lt;3;0.13;IF([.B96]&gt;6;0.13;0.21))" office:value-type="float" office:value="0.13" calcext:value-type="float">
            <text:p>0.13</text:p>
          </table:table-cell>
          <table:table-cell table:number-columns-repeated="2"/>
          <table:table-cell table:formula="of:=[.F95]+0.01*([.C95]-[.D95]-[.E95]-[.H95])" office:value-type="float" office:value="0.276303571092229" calcext:value-type="float">
            <text:p>0.276303571092229</text:p>
          </table:table-cell>
          <table:table-cell table:formula="of:=[.F96]/13.4*1000" office:value-type="float" office:value="20.6196694844947" calcext:value-type="float">
            <text:p>20.6196694844947</text:p>
          </table:table-cell>
          <table:table-cell table:formula="of:=0.03*SQRT([.G96])" office:value-type="float" office:value="0.136226658683406" calcext:value-type="float">
            <text:p>0.136226658683406</text:p>
          </table:table-cell>
          <table:table-cell table:formula="of:=[.H96]" office:value-type="float" office:value="0.136226658683406" calcext:value-type="float">
            <text:p>0.136226658683406</text:p>
          </table:table-cell>
          <table:table-cell table:number-columns-repeated="2"/>
          <table:table-cell table:formula="of:=[.L95]+0.01*([.I95]-[.J95]-[.K95]-[.N95])" office:value-type="float" office:value="0.24727342121464" calcext:value-type="float">
            <text:p>0.24727342121464</text:p>
          </table:table-cell>
          <table:table-cell table:formula="of:=[.L96]/12*1000" office:value-type="float" office:value="20.6061184345533" calcext:value-type="float">
            <text:p>20.6061184345533</text:p>
          </table:table-cell>
          <table:table-cell table:formula="of:=0.015*SQRT([.M96])" office:value-type="float" office:value="0.0680909439483291" calcext:value-type="float">
            <text:p>0.068090943948329</text:p>
          </table:table-cell>
        </table:table-row>
        <table:table-row table:style-name="ro1">
          <table:table-cell table:formula="of:=[.A96]+0.01" office:value-type="float" office:value="0.950000000000001" calcext:value-type="float">
            <text:p>0.950000000000001</text:p>
          </table:table-cell>
          <table:table-cell table:formula="of:=[.A97]*12" office:value-type="float" office:value="11.4" calcext:value-type="float">
            <text:p>11.4</text:p>
          </table:table-cell>
          <table:table-cell table:formula="of:=IF([.B97]&lt;3;0.13;IF([.B97]&gt;6;0.13;0.21))" office:value-type="float" office:value="0.13" calcext:value-type="float">
            <text:p>0.13</text:p>
          </table:table-cell>
          <table:table-cell table:number-columns-repeated="2"/>
          <table:table-cell table:formula="of:=[.F96]+0.01*([.C96]-[.D96]-[.E96]-[.H96])" office:value-type="float" office:value="0.276241304505395" calcext:value-type="float">
            <text:p>0.276241304505395</text:p>
          </table:table-cell>
          <table:table-cell table:formula="of:=[.F97]/13.4*1000" office:value-type="float" office:value="20.6150227242832" calcext:value-type="float">
            <text:p>20.6150227242832</text:p>
          </table:table-cell>
          <table:table-cell table:formula="of:=0.03*SQRT([.G97])" office:value-type="float" office:value="0.136211308090976" calcext:value-type="float">
            <text:p>0.136211308090976</text:p>
          </table:table-cell>
          <table:table-cell table:formula="of:=[.H97]" office:value-type="float" office:value="0.136211308090976" calcext:value-type="float">
            <text:p>0.136211308090976</text:p>
          </table:table-cell>
          <table:table-cell table:number-columns-repeated="2"/>
          <table:table-cell table:formula="of:=[.L96]+0.01*([.I96]-[.J96]-[.K96]-[.N96])" office:value-type="float" office:value="0.247954778361991" calcext:value-type="float">
            <text:p>0.247954778361991</text:p>
          </table:table-cell>
          <table:table-cell table:formula="of:=[.L97]/12*1000" office:value-type="float" office:value="20.6628981968325" calcext:value-type="float">
            <text:p>20.6628981968325</text:p>
          </table:table-cell>
          <table:table-cell table:formula="of:=0.015*SQRT([.M97])" office:value-type="float" office:value="0.0681846910551578" calcext:value-type="float">
            <text:p>0.068184691055158</text:p>
          </table:table-cell>
        </table:table-row>
        <table:table-row table:style-name="ro1">
          <table:table-cell table:formula="of:=[.A97]+0.01" office:value-type="float" office:value="0.960000000000001" calcext:value-type="float">
            <text:p>0.960000000000001</text:p>
          </table:table-cell>
          <table:table-cell table:formula="of:=[.A98]*12" office:value-type="float" office:value="11.52" calcext:value-type="float">
            <text:p>11.52</text:p>
          </table:table-cell>
          <table:table-cell table:formula="of:=IF([.B98]&lt;3;0.13;IF([.B98]&gt;6;0.13;0.21))" office:value-type="float" office:value="0.13" calcext:value-type="float">
            <text:p>0.13</text:p>
          </table:table-cell>
          <table:table-cell table:number-columns-repeated="2"/>
          <table:table-cell table:formula="of:=[.F97]+0.01*([.C97]-[.D97]-[.E97]-[.H97])" office:value-type="float" office:value="0.276179191424485" calcext:value-type="float">
            <text:p>0.276179191424485</text:p>
          </table:table-cell>
          <table:table-cell table:formula="of:=[.F98]/13.4*1000" office:value-type="float" office:value="20.6103874197377" calcext:value-type="float">
            <text:p>20.6103874197377</text:p>
          </table:table-cell>
          <table:table-cell table:formula="of:=0.03*SQRT([.G98])" office:value-type="float" office:value="0.136195993618623" calcext:value-type="float">
            <text:p>0.136195993618623</text:p>
          </table:table-cell>
          <table:table-cell table:formula="of:=[.H98]" office:value-type="float" office:value="0.136195993618623" calcext:value-type="float">
            <text:p>0.136195993618623</text:p>
          </table:table-cell>
          <table:table-cell table:number-columns-repeated="2"/>
          <table:table-cell table:formula="of:=[.L97]+0.01*([.I97]-[.J97]-[.K97]-[.N97])" office:value-type="float" office:value="0.248635044532349" calcext:value-type="float">
            <text:p>0.248635044532349</text:p>
          </table:table-cell>
          <table:table-cell table:formula="of:=[.L98]/12*1000" office:value-type="float" office:value="20.7195870443624" calcext:value-type="float">
            <text:p>20.7195870443624</text:p>
          </table:table-cell>
          <table:table-cell table:formula="of:=0.015*SQRT([.M98])" office:value-type="float" office:value="0.0682781596484669" calcext:value-type="float">
            <text:p>0.068278159648467</text:p>
          </table:table-cell>
        </table:table-row>
        <table:table-row table:style-name="ro1">
          <table:table-cell table:formula="of:=[.A98]+0.01" office:value-type="float" office:value="0.970000000000001" calcext:value-type="float">
            <text:p>0.970000000000001</text:p>
          </table:table-cell>
          <table:table-cell table:formula="of:=[.A99]*12" office:value-type="float" office:value="11.64" calcext:value-type="float">
            <text:p>11.64</text:p>
          </table:table-cell>
          <table:table-cell table:formula="of:=IF([.B99]&lt;3;0.13;IF([.B99]&gt;6;0.13;0.21))" office:value-type="float" office:value="0.13" calcext:value-type="float">
            <text:p>0.13</text:p>
          </table:table-cell>
          <table:table-cell table:number-columns-repeated="2"/>
          <table:table-cell table:formula="of:=[.F98]+0.01*([.C98]-[.D98]-[.E98]-[.H98])" office:value-type="float" office:value="0.276117231488299" calcext:value-type="float">
            <text:p>0.276117231488299</text:p>
          </table:table-cell>
          <table:table-cell table:formula="of:=[.F99]/13.4*1000" office:value-type="float" office:value="20.6057635439029" calcext:value-type="float">
            <text:p>20.6057635439029</text:p>
          </table:table-cell>
          <table:table-cell table:formula="of:=0.03*SQRT([.G99])" office:value-type="float" office:value="0.136180715189459" calcext:value-type="float">
            <text:p>0.136180715189459</text:p>
          </table:table-cell>
          <table:table-cell table:formula="of:=[.H99]" office:value-type="float" office:value="0.136180715189459" calcext:value-type="float">
            <text:p>0.136180715189459</text:p>
          </table:table-cell>
          <table:table-cell table:number-columns-repeated="2"/>
          <table:table-cell table:formula="of:=[.L98]+0.01*([.I98]-[.J98]-[.K98]-[.N98])" office:value-type="float" office:value="0.24931422287205" calcext:value-type="float">
            <text:p>0.24931422287205</text:p>
          </table:table-cell>
          <table:table-cell table:formula="of:=[.L99]/12*1000" office:value-type="float" office:value="20.7761852393375" calcext:value-type="float">
            <text:p>20.7761852393375</text:p>
          </table:table-cell>
          <table:table-cell table:formula="of:=0.015*SQRT([.M99])" office:value-type="float" office:value="0.0683713513019228" calcext:value-type="float">
            <text:p>0.068371351301923</text:p>
          </table:table-cell>
        </table:table-row>
        <table:table-row table:style-name="ro1">
          <table:table-cell table:formula="of:=[.A99]+0.01" office:value-type="float" office:value="0.980000000000001" calcext:value-type="float">
            <text:p>0.980000000000001</text:p>
          </table:table-cell>
          <table:table-cell table:formula="of:=[.A100]*12" office:value-type="float" office:value="11.76" calcext:value-type="float">
            <text:p>11.76</text:p>
          </table:table-cell>
          <table:table-cell table:formula="of:=IF([.B100]&lt;3;0.13;IF([.B100]&gt;6;0.13;0.21))" office:value-type="float" office:value="0.13" calcext:value-type="float">
            <text:p>0.13</text:p>
          </table:table-cell>
          <table:table-cell table:number-columns-repeated="2"/>
          <table:table-cell table:formula="of:=[.F99]+0.01*([.C99]-[.D99]-[.E99]-[.H99])" office:value-type="float" office:value="0.276055424336404" calcext:value-type="float">
            <text:p>0.276055424336404</text:p>
          </table:table-cell>
          <table:table-cell table:formula="of:=[.F100]/13.4*1000" office:value-type="float" office:value="20.6011510698809" calcext:value-type="float">
            <text:p>20.6011510698809</text:p>
          </table:table-cell>
          <table:table-cell table:formula="of:=0.03*SQRT([.G100])" office:value-type="float" office:value="0.136165472726726" calcext:value-type="float">
            <text:p>0.136165472726726</text:p>
          </table:table-cell>
          <table:table-cell table:formula="of:=[.H100]" office:value-type="float" office:value="0.136165472726726" calcext:value-type="float">
            <text:p>0.136165472726726</text:p>
          </table:table-cell>
          <table:table-cell table:number-columns-repeated="2"/>
          <table:table-cell table:formula="of:=[.L99]+0.01*([.I99]-[.J99]-[.K99]-[.N99])" office:value-type="float" office:value="0.249992316510926" calcext:value-type="float">
            <text:p>0.249992316510926</text:p>
          </table:table-cell>
          <table:table-cell table:formula="of:=[.L100]/12*1000" office:value-type="float" office:value="20.8326930425771" calcext:value-type="float">
            <text:p>20.8326930425771</text:p>
          </table:table-cell>
          <table:table-cell table:formula="of:=0.015*SQRT([.M100])" office:value-type="float" office:value="0.0684642675749902" calcext:value-type="float">
            <text:p>0.06846426757499</text:p>
          </table:table-cell>
        </table:table-row>
        <table:table-row table:style-name="ro1">
          <table:table-cell table:formula="of:=[.A100]+0.01" office:value-type="float" office:value="0.990000000000001" calcext:value-type="float">
            <text:p>0.990000000000001</text:p>
          </table:table-cell>
          <table:table-cell table:formula="of:=[.A101]*12" office:value-type="float" office:value="11.88" calcext:value-type="float">
            <text:p>11.88</text:p>
          </table:table-cell>
          <table:table-cell table:formula="of:=IF([.B101]&lt;3;0.13;IF([.B101]&gt;6;0.13;0.21))" office:value-type="float" office:value="0.13" calcext:value-type="float">
            <text:p>0.13</text:p>
          </table:table-cell>
          <table:table-cell table:number-columns-repeated="2"/>
          <table:table-cell table:formula="of:=[.F100]+0.01*([.C100]-[.D100]-[.E100]-[.H100])" office:value-type="float" office:value="0.275993769609137" calcext:value-type="float">
            <text:p>0.275993769609137</text:p>
          </table:table-cell>
          <table:table-cell table:formula="of:=[.F101]/13.4*1000" office:value-type="float" office:value="20.5965499708311" calcext:value-type="float">
            <text:p>20.5965499708311</text:p>
          </table:table-cell>
          <table:table-cell table:formula="of:=0.03*SQRT([.G101])" office:value-type="float" office:value="0.136150266153791" calcext:value-type="float">
            <text:p>0.136150266153791</text:p>
          </table:table-cell>
          <table:table-cell table:formula="of:=[.H101]" office:value-type="float" office:value="0.136150266153791" calcext:value-type="float">
            <text:p>0.136150266153791</text:p>
          </table:table-cell>
          <table:table-cell table:number-columns-repeated="2"/>
          <table:table-cell table:formula="of:=[.L100]+0.01*([.I100]-[.J100]-[.K100]-[.N100])" office:value-type="float" office:value="0.250669328562443" calcext:value-type="float">
            <text:p>0.250669328562443</text:p>
          </table:table-cell>
          <table:table-cell table:formula="of:=[.L101]/12*1000" office:value-type="float" office:value="20.8891107135369" calcext:value-type="float">
            <text:p>20.8891107135369</text:p>
          </table:table-cell>
          <table:table-cell table:formula="of:=0.015*SQRT([.M101])" office:value-type="float" office:value="0.068556910013111" calcext:value-type="float">
            <text:p>0.068556910013111</text:p>
          </table:table-cell>
        </table:table-row>
        <table:table-row table:style-name="ro1">
          <table:table-cell table:formula="of:=[.A101]+0.01" office:value-type="float" office:value="1" calcext:value-type="float">
            <text:p>1</text:p>
          </table:table-cell>
          <table:table-cell table:formula="of:=[.A102]*12" office:value-type="float" office:value="12" calcext:value-type="float">
            <text:p>12</text:p>
          </table:table-cell>
          <table:table-cell table:formula="of:=IF([.B102]&lt;3;0.13;IF([.B102]&gt;6;0.13;0.21))" office:value-type="float" office:value="0.13" calcext:value-type="float">
            <text:p>0.13</text:p>
          </table:table-cell>
          <table:table-cell table:number-columns-repeated="2"/>
          <table:table-cell table:formula="of:=[.F101]+0.01*([.C101]-[.D101]-[.E101]-[.H101])" office:value-type="float" office:value="0.275932266947599" calcext:value-type="float">
            <text:p>0.275932266947599</text:p>
          </table:table-cell>
          <table:table-cell table:formula="of:=[.F102]/13.4*1000" office:value-type="float" office:value="20.5919602199701" calcext:value-type="float">
            <text:p>20.5919602199701</text:p>
          </table:table-cell>
          <table:table-cell table:formula="of:=0.03*SQRT([.G102])" office:value-type="float" office:value="0.136135095394145" calcext:value-type="float">
            <text:p>0.136135095394145</text:p>
          </table:table-cell>
          <table:table-cell table:formula="of:=[.H102]" office:value-type="float" office:value="0.136135095394145" calcext:value-type="float">
            <text:p>0.136135095394145</text:p>
          </table:table-cell>
          <table:table-cell table:number-columns-repeated="2"/>
          <table:table-cell table:formula="of:=[.L101]+0.01*([.I101]-[.J101]-[.K101]-[.N101])" office:value-type="float" office:value="0.25134526212385" calcext:value-type="float">
            <text:p>0.25134526212385</text:p>
          </table:table-cell>
          <table:table-cell table:formula="of:=[.L102]/12*1000" office:value-type="float" office:value="20.9454385103208" calcext:value-type="float">
            <text:p>20.9454385103208</text:p>
          </table:table-cell>
          <table:table-cell table:formula="of:=0.015*SQRT([.M102])" office:value-type="float" office:value="0.0686492801478805" calcext:value-type="float">
            <text:p>0.0686492801478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 style:data-style-name="N2" text:time-value="08:21:42.4133462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4:15:28.867217314</meta:creation-date>
    <dc:date>2021-11-26T08:41:38.967937926</dc:date>
    <meta:editing-duration>PT11M58S</meta:editing-duration>
    <meta:editing-cycles>2</meta:editing-cycles>
    <meta:generator>LibreOffice/6.4.7.2$Linux_X86_64 LibreOffice_project/40$Build-2</meta:generator>
    <meta:document-statistic meta:table-count="2" meta:cell-count="2448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262cm" svg:height="6.115cm" xlink:href=".." xlink:type="simple" chart:class="chart:scatter" chart:style-name="ch1">
        <chart:legend chart:legend-position="end" svg:x="12.548cm" svg:y="2.509cm" style:legend-expansion="high" chart:style-name="ch2"/>
        <chart:plot-area chart:style-name="ch3" table:cell-range-address="Planilha1.B2:Planilha1.B102 Planilha1.G1:Planilha1.G102 Planilha1.M1:Planilha1.M102" chart:data-source-has-labels="row" svg:x="0.285cm" svg:y="0.122cm" svg:width="11.978cm" svg:height="5.871cm">
          <chartooo:coordinate-region svg:x="0.906cm" svg:y="0.321cm" svg:width="11.17cm" svg:height="5.0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G2:Planilha1.G102" chart:label-cell-address="Planilha1.G1:Planilha1.G1" chart:class="chart:scatter">
            <chart:domain table:cell-range-address="Planilha1.B2:Planilha1.B102"/>
            <chart:data-point chart:repeated="101"/>
          </chart:series>
          <chart:series chart:style-name="ch7" chart:values-cell-range-address="Planilha1.M2:Planilha1.M102" chart:label-cell-address="Planilha1.M1:Planilha1.M1" chart:class="chart:scatter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h1</text:p>
                <draw:g>
                  <svg:desc>Planilha1.G1:Planilha1.G1</svg:desc>
                </draw:g>
              </table:table-cell>
              <table:table-cell office:value-type="string">
                <text:p>h2</text:p>
                <draw:g>
                  <svg:desc>Planilha1.M1:Planilha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anilha1.B2:Planilha1.B102</svg:desc>
                </draw:g>
              </table:table-cell>
              <table:table-cell office:value-type="float" office:value="19.4029850746269">
                <text:p>19.4029850746269</text:p>
                <draw:g>
                  <svg:desc>Planilha1.G2:Planilha1.G102</svg:desc>
                </draw:g>
              </table:table-cell>
              <table:table-cell office:value-type="float" office:value="15">
                <text:p>15</text:p>
                <draw:g>
                  <svg:desc>Planilha1.M2:Planilha1.M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">
                <text:p>0.12</text:p>
              </table:table-cell>
              <table:table-cell office:value-type="float" office:value="19.3788951800176">
                <text:p>19.3788951800176</text:p>
              </table:table-cell>
              <table:table-cell office:value-type="float" office:value="15.0199430904861">
                <text:p>15.01994309048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">
                <text:p>0.24</text:p>
              </table:table-cell>
              <table:table-cell office:value-type="float" office:value="19.3548665235423">
                <text:p>19.3548665235423</text:p>
              </table:table-cell>
              <table:table-cell office:value-type="float" office:value="15.0397856260554">
                <text:p>15.03978562605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6">
                <text:p>0.36</text:p>
              </table:table-cell>
              <table:table-cell office:value-type="float" office:value="19.3308989874588">
                <text:p>19.3308989874588</text:p>
              </table:table-cell>
              <table:table-cell office:value-type="float" office:value="15.0595279215932">
                <text:p>15.05952792159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8">
                <text:p>0.48</text:p>
              </table:table-cell>
              <table:table-cell office:value-type="float" office:value="19.3069924541055">
                <text:p>19.3069924541055</text:p>
              </table:table-cell>
              <table:table-cell office:value-type="float" office:value="15.0791702910247">
                <text:p>15.07917029102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19.2831468059013">
                <text:p>19.2831468059013</text:p>
              </table:table-cell>
              <table:table-cell office:value-type="float" office:value="15.0987130473212">
                <text:p>15.09871304732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">
                <text:p>0.72</text:p>
              </table:table-cell>
              <table:table-cell office:value-type="float" office:value="19.2593619253468">
                <text:p>19.2593619253468</text:p>
              </table:table-cell>
              <table:table-cell office:value-type="float" office:value="15.1181565025045">
                <text:p>15.1181565025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4">
                <text:p>0.84</text:p>
              </table:table-cell>
              <table:table-cell office:value-type="float" office:value="19.2356376950239">
                <text:p>19.2356376950239</text:p>
              </table:table-cell>
              <table:table-cell office:value-type="float" office:value="15.1375009676531">
                <text:p>15.13750096765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6">
                <text:p>0.96</text:p>
              </table:table-cell>
              <table:table-cell office:value-type="float" office:value="19.211973997597">
                <text:p>19.211973997597</text:p>
              </table:table-cell>
              <table:table-cell office:value-type="float" office:value="15.1567467529068">
                <text:p>15.15674675290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8">
                <text:p>1.08</text:p>
              </table:table-cell>
              <table:table-cell office:value-type="float" office:value="19.1883707158126">
                <text:p>19.1883707158126</text:p>
              </table:table-cell>
              <table:table-cell office:value-type="float" office:value="15.1758941674722">
                <text:p>15.17589416747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">
                <text:p>1.2</text:p>
              </table:table-cell>
              <table:table-cell office:value-type="float" office:value="19.1648277325004">
                <text:p>19.1648277325004</text:p>
              </table:table-cell>
              <table:table-cell office:value-type="float" office:value="15.1949435196277">
                <text:p>15.19494351962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2">
                <text:p>1.32</text:p>
              </table:table-cell>
              <table:table-cell office:value-type="float" office:value="19.1413449305735">
                <text:p>19.1413449305735</text:p>
              </table:table-cell>
              <table:table-cell office:value-type="float" office:value="15.2138951167287">
                <text:p>15.21389511672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4">
                <text:p>1.44</text:p>
              </table:table-cell>
              <table:table-cell office:value-type="float" office:value="19.1179221930286">
                <text:p>19.1179221930286</text:p>
              </table:table-cell>
              <table:table-cell office:value-type="float" office:value="15.2327492652125">
                <text:p>15.2327492652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6">
                <text:p>1.56</text:p>
              </table:table-cell>
              <table:table-cell office:value-type="float" office:value="19.0945594029466">
                <text:p>19.0945594029466</text:p>
              </table:table-cell>
              <table:table-cell office:value-type="float" office:value="15.2515062706035">
                <text:p>15.25150627060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8">
                <text:p>1.68</text:p>
              </table:table-cell>
              <table:table-cell office:value-type="float" office:value="19.071256443493">
                <text:p>19.071256443493</text:p>
              </table:table-cell>
              <table:table-cell office:value-type="float" office:value="15.2701664375177">
                <text:p>15.27016643751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">
                <text:p>1.8</text:p>
              </table:table-cell>
              <table:table-cell office:value-type="float" office:value="19.0480131979183">
                <text:p>19.0480131979183</text:p>
              </table:table-cell>
              <table:table-cell office:value-type="float" office:value="15.2887300696682">
                <text:p>15.28873006966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2">
                <text:p>1.92</text:p>
              </table:table-cell>
              <table:table-cell office:value-type="float" office:value="19.0248295495584">
                <text:p>19.0248295495584</text:p>
              </table:table-cell>
              <table:table-cell office:value-type="float" office:value="15.3071974698691">
                <text:p>15.3071974698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4">
                <text:p>2.04</text:p>
              </table:table-cell>
              <table:table-cell office:value-type="float" office:value="19.001705381835">
                <text:p>19.001705381835</text:p>
              </table:table-cell>
              <table:table-cell office:value-type="float" office:value="15.3255689400414">
                <text:p>15.32556894004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6">
                <text:p>2.16</text:p>
              </table:table-cell>
              <table:table-cell office:value-type="float" office:value="18.978640578256">
                <text:p>18.978640578256</text:p>
              </table:table-cell>
              <table:table-cell office:value-type="float" office:value="15.3438447812166">
                <text:p>15.34384478121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8">
                <text:p>2.28</text:p>
              </table:table-cell>
              <table:table-cell office:value-type="float" office:value="18.9556350224158">
                <text:p>18.9556350224158</text:p>
              </table:table-cell>
              <table:table-cell office:value-type="float" office:value="15.3620252935422">
                <text:p>15.36202529354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">
                <text:p>2.4</text:p>
              </table:table-cell>
              <table:table-cell office:value-type="float" office:value="18.9326885979961">
                <text:p>18.9326885979961</text:p>
              </table:table-cell>
              <table:table-cell office:value-type="float" office:value="15.3801107762858">
                <text:p>15.38011077628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52">
                <text:p>2.52</text:p>
              </table:table-cell>
              <table:table-cell office:value-type="float" office:value="18.9098011887659">
                <text:p>18.9098011887659</text:p>
              </table:table-cell>
              <table:table-cell office:value-type="float" office:value="15.3981015278398">
                <text:p>15.39810152783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64">
                <text:p>2.64</text:p>
              </table:table-cell>
              <table:table-cell office:value-type="float" office:value="18.8869726785818">
                <text:p>18.8869726785818</text:p>
              </table:table-cell>
              <table:table-cell office:value-type="float" office:value="15.4159978457262">
                <text:p>15.41599784572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6">
                <text:p>2.76</text:p>
              </table:table-cell>
              <table:table-cell office:value-type="float" office:value="18.864202951389">
                <text:p>18.864202951389</text:p>
              </table:table-cell>
              <table:table-cell office:value-type="float" office:value="15.4338000266006">
                <text:p>15.43380002660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88">
                <text:p>2.88</text:p>
              </table:table-cell>
              <table:table-cell office:value-type="float" office:value="18.8414918912212">
                <text:p>18.8414918912212</text:p>
              </table:table-cell>
              <table:table-cell office:value-type="float" office:value="15.451508366257">
                <text:p>15.4515083662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18.8188393822009">
                <text:p>18.8188393822009</text:p>
              </table:table-cell>
              <table:table-cell office:value-type="float" office:value="15.4691231596319">
                <text:p>15.46912315963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12">
                <text:p>3.12</text:p>
              </table:table-cell>
              <table:table-cell office:value-type="float" office:value="18.8559468010778">
                <text:p>18.8559468010778</text:p>
              </table:table-cell>
              <table:table-cell office:value-type="float" office:value="15.4866447008087">
                <text:p>15.48664470080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24">
                <text:p>3.24</text:p>
              </table:table-cell>
              <table:table-cell office:value-type="float" office:value="18.8929585144627">
                <text:p>18.8929585144627</text:p>
              </table:table-cell>
              <table:table-cell office:value-type="float" office:value="15.5042452777773">
                <text:p>15.50424527777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36">
                <text:p>3.36</text:p>
              </table:table-cell>
              <table:table-cell office:value-type="float" office:value="18.9298748629559">
                <text:p>18.9298748629559</text:p>
              </table:table-cell>
              <table:table-cell office:value-type="float" office:value="15.5219244004901">
                <text:p>15.52192440049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8">
                <text:p>3.48</text:p>
              </table:table-cell>
              <table:table-cell office:value-type="float" office:value="18.9666961852809">
                <text:p>18.9666961852809</text:p>
              </table:table-cell>
              <table:table-cell office:value-type="float" office:value="15.5396815819598">
                <text:p>15.53968158195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6">
                <text:p>3.6</text:p>
              </table:table-cell>
              <table:table-cell office:value-type="float" office:value="19.0034228183001">
                <text:p>19.0034228183001</text:p>
              </table:table-cell>
              <table:table-cell office:value-type="float" office:value="15.5575163382348">
                <text:p>15.55751633823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72">
                <text:p>3.72</text:p>
              </table:table-cell>
              <table:table-cell office:value-type="float" office:value="19.0400550970304">
                <text:p>19.0400550970304</text:p>
              </table:table-cell>
              <table:table-cell office:value-type="float" office:value="15.5754281883758">
                <text:p>15.57542818837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84">
                <text:p>3.84</text:p>
              </table:table-cell>
              <table:table-cell office:value-type="float" office:value="19.0765933546586">
                <text:p>19.0765933546586</text:p>
              </table:table-cell>
              <table:table-cell office:value-type="float" office:value="15.5934166544328">
                <text:p>15.59341665443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96">
                <text:p>3.96</text:p>
              </table:table-cell>
              <table:table-cell office:value-type="float" office:value="19.1130379225566">
                <text:p>19.1130379225566</text:p>
              </table:table-cell>
              <table:table-cell office:value-type="float" office:value="15.6114812614213">
                <text:p>15.61148126142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08">
                <text:p>4.08</text:p>
              </table:table-cell>
              <table:table-cell office:value-type="float" office:value="19.149389130296">
                <text:p>19.149389130296</text:p>
              </table:table-cell>
              <table:table-cell office:value-type="float" office:value="15.6296215373001">
                <text:p>15.6296215373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2">
                <text:p>4.2</text:p>
              </table:table-cell>
              <table:table-cell office:value-type="float" office:value="19.1856473056633">
                <text:p>19.1856473056633</text:p>
              </table:table-cell>
              <table:table-cell office:value-type="float" office:value="15.647837012948">
                <text:p>15.6478370129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32">
                <text:p>4.32</text:p>
              </table:table-cell>
              <table:table-cell office:value-type="float" office:value="19.2218127746743">
                <text:p>19.2218127746743</text:p>
              </table:table-cell>
              <table:table-cell office:value-type="float" office:value="15.6661272221418">
                <text:p>15.66612722214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44">
                <text:p>4.44</text:p>
              </table:table-cell>
              <table:table-cell office:value-type="float" office:value="19.2578858615886">
                <text:p>19.2578858615886</text:p>
              </table:table-cell>
              <table:table-cell office:value-type="float" office:value="15.6844917015339">
                <text:p>15.68449170153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56">
                <text:p>4.56</text:p>
              </table:table-cell>
              <table:table-cell office:value-type="float" office:value="19.2938668889242">
                <text:p>19.2938668889242</text:p>
              </table:table-cell>
              <table:table-cell office:value-type="float" office:value="15.70292999063">
                <text:p>15.702929990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68">
                <text:p>4.68</text:p>
              </table:table-cell>
              <table:table-cell office:value-type="float" office:value="19.3297561774712">
                <text:p>19.3297561774712</text:p>
              </table:table-cell>
              <table:table-cell office:value-type="float" office:value="15.7214416317678">
                <text:p>15.72144163176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8">
                <text:p>4.8</text:p>
              </table:table-cell>
              <table:table-cell office:value-type="float" office:value="19.365554046306">
                <text:p>19.365554046306</text:p>
              </table:table-cell>
              <table:table-cell office:value-type="float" office:value="15.740026170095">
                <text:p>15.7400261700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92">
                <text:p>4.92</text:p>
              </table:table-cell>
              <table:table-cell office:value-type="float" office:value="19.4012608128053">
                <text:p>19.4012608128053</text:p>
              </table:table-cell>
              <table:table-cell office:value-type="float" office:value="15.7586831535482">
                <text:p>15.75868315354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04">
                <text:p>5.04</text:p>
              </table:table-cell>
              <table:table-cell office:value-type="float" office:value="19.4368767926594">
                <text:p>19.4368767926594</text:p>
              </table:table-cell>
              <table:table-cell office:value-type="float" office:value="15.7774121328314">
                <text:p>15.77741213283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16">
                <text:p>5.16</text:p>
              </table:table-cell>
              <table:table-cell office:value-type="float" office:value="19.472402299886">
                <text:p>19.472402299886</text:p>
              </table:table-cell>
              <table:table-cell office:value-type="float" office:value="15.7962126613954">
                <text:p>15.79621266139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28">
                <text:p>5.28</text:p>
              </table:table-cell>
              <table:table-cell office:value-type="float" office:value="19.5078376468435">
                <text:p>19.5078376468435</text:p>
              </table:table-cell>
              <table:table-cell office:value-type="float" office:value="15.8150842954165">
                <text:p>15.81508429541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4">
                <text:p>5.4</text:p>
              </table:table-cell>
              <table:table-cell office:value-type="float" office:value="19.5431831442444">
                <text:p>19.5431831442444</text:p>
              </table:table-cell>
              <table:table-cell office:value-type="float" office:value="15.8340265937765">
                <text:p>15.83402659377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52">
                <text:p>5.52</text:p>
              </table:table-cell>
              <table:table-cell office:value-type="float" office:value="19.5784391011679">
                <text:p>19.5784391011679</text:p>
              </table:table-cell>
              <table:table-cell office:value-type="float" office:value="15.8530391180418">
                <text:p>15.85303911804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64">
                <text:p>5.64</text:p>
              </table:table-cell>
              <table:table-cell office:value-type="float" office:value="19.6136058250734">
                <text:p>19.6136058250734</text:p>
              </table:table-cell>
              <table:table-cell office:value-type="float" office:value="15.8721214324437">
                <text:p>15.87212143244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76">
                <text:p>5.76</text:p>
              </table:table-cell>
              <table:table-cell office:value-type="float" office:value="19.6486836218129">
                <text:p>19.6486836218129</text:p>
              </table:table-cell>
              <table:table-cell office:value-type="float" office:value="15.8912731038579">
                <text:p>15.89127310385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88">
                <text:p>5.88</text:p>
              </table:table-cell>
              <table:table-cell office:value-type="float" office:value="19.683672795644">
                <text:p>19.683672795644</text:p>
              </table:table-cell>
              <table:table-cell office:value-type="float" office:value="15.910493701785">
                <text:p>15.9104937017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">
                <text:p>6</text:p>
              </table:table-cell>
              <table:table-cell office:value-type="float" office:value="19.718573649242">
                <text:p>19.718573649242</text:p>
              </table:table-cell>
              <table:table-cell office:value-type="float" office:value="15.9297827983308">
                <text:p>15.92978279833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12">
                <text:p>6.12</text:p>
              </table:table-cell>
              <table:table-cell office:value-type="float" office:value="19.7533864837126">
                <text:p>19.7533864837126</text:p>
              </table:table-cell>
              <table:table-cell office:value-type="float" office:value="15.9491399681869">
                <text:p>15.94913996818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24">
                <text:p>6.24</text:p>
              </table:table-cell>
              <table:table-cell office:value-type="float" office:value="19.7284101060668">
                <text:p>19.7284101060668</text:p>
              </table:table-cell>
              <table:table-cell office:value-type="float" office:value="15.9685647886112">
                <text:p>15.96856478861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36">
                <text:p>6.36</text:p>
              </table:table-cell>
              <table:table-cell office:value-type="float" office:value="19.703496654762">
                <text:p>19.703496654762</text:p>
              </table:table-cell>
              <table:table-cell office:value-type="float" office:value="15.9878889509017">
                <text:p>15.98788895090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48">
                <text:p>6.48</text:p>
              </table:table-cell>
              <table:table-cell office:value-type="float" office:value="19.6786460109542">
                <text:p>19.6786460109542</text:p>
              </table:table-cell>
              <table:table-cell office:value-type="float" office:value="16.0071127635836">
                <text:p>16.00711276358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6">
                <text:p>6.6</text:p>
              </table:table-cell>
              <table:table-cell office:value-type="float" office:value="19.6538580558739">
                <text:p>19.6538580558739</text:p>
              </table:table-cell>
              <table:table-cell office:value-type="float" office:value="16.0262365342984">
                <text:p>16.02623653429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72">
                <text:p>6.72</text:p>
              </table:table-cell>
              <table:table-cell office:value-type="float" office:value="19.6291326708263">
                <text:p>19.6291326708263</text:p>
              </table:table-cell>
              <table:table-cell office:value-type="float" office:value="16.0452605698085">
                <text:p>16.04526056980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84">
                <text:p>6.84</text:p>
              </table:table-cell>
              <table:table-cell office:value-type="float" office:value="19.6044697371921">
                <text:p>19.6044697371921</text:p>
              </table:table-cell>
              <table:table-cell office:value-type="float" office:value="16.0641851760018">
                <text:p>16.06418517600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96">
                <text:p>6.96</text:p>
              </table:table-cell>
              <table:table-cell office:value-type="float" office:value="19.5798691364275">
                <text:p>19.5798691364275</text:p>
              </table:table-cell>
              <table:table-cell office:value-type="float" office:value="16.0830106578963">
                <text:p>16.08301065789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08">
                <text:p>7.08</text:p>
              </table:table-cell>
              <table:table-cell office:value-type="float" office:value="19.5553307500649">
                <text:p>19.5553307500649</text:p>
              </table:table-cell>
              <table:table-cell office:value-type="float" office:value="16.1017373196449">
                <text:p>16.10173731964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2">
                <text:p>7.2</text:p>
              </table:table-cell>
              <table:table-cell office:value-type="float" office:value="19.5308544597133">
                <text:p>19.5308544597133</text:p>
              </table:table-cell>
              <table:table-cell office:value-type="float" office:value="16.1203654645394">
                <text:p>16.12036546453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32">
                <text:p>7.32</text:p>
              </table:table-cell>
              <table:table-cell office:value-type="float" office:value="19.5064401470585">
                <text:p>19.5064401470585</text:p>
              </table:table-cell>
              <table:table-cell office:value-type="float" office:value="16.1388953950152">
                <text:p>16.13889539501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44">
                <text:p>7.44</text:p>
              </table:table-cell>
              <table:table-cell office:value-type="float" office:value="19.4820876938638">
                <text:p>19.4820876938638</text:p>
              </table:table-cell>
              <table:table-cell office:value-type="float" office:value="16.1573274126556">
                <text:p>16.15732741265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56">
                <text:p>7.56</text:p>
              </table:table-cell>
              <table:table-cell office:value-type="float" office:value="19.4577969819704">
                <text:p>19.4577969819704</text:p>
              </table:table-cell>
              <table:table-cell office:value-type="float" office:value="16.1756618181962">
                <text:p>16.17566181819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68">
                <text:p>7.68</text:p>
              </table:table-cell>
              <table:table-cell office:value-type="float" office:value="19.4335678932977">
                <text:p>19.4335678932977</text:p>
              </table:table-cell>
              <table:table-cell office:value-type="float" office:value="16.1938989115291">
                <text:p>16.19389891152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8">
                <text:p>7.8</text:p>
              </table:table-cell>
              <table:table-cell office:value-type="float" office:value="19.4094003098435">
                <text:p>19.4094003098435</text:p>
              </table:table-cell>
              <table:table-cell office:value-type="float" office:value="16.2120389917073">
                <text:p>16.21203899170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92">
                <text:p>7.92</text:p>
              </table:table-cell>
              <table:table-cell office:value-type="float" office:value="19.3852941136851">
                <text:p>19.3852941136851</text:p>
              </table:table-cell>
              <table:table-cell office:value-type="float" office:value="16.2300823569486">
                <text:p>16.23008235694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04">
                <text:p>8.04</text:p>
              </table:table-cell>
              <table:table-cell office:value-type="float" office:value="19.3612491869789">
                <text:p>19.3612491869789</text:p>
              </table:table-cell>
              <table:table-cell office:value-type="float" office:value="16.2480293046401">
                <text:p>16.24802930464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16">
                <text:p>8.16</text:p>
              </table:table-cell>
              <table:table-cell office:value-type="float" office:value="19.3372654119616">
                <text:p>19.3372654119616</text:p>
              </table:table-cell>
              <table:table-cell office:value-type="float" office:value="16.265880131342">
                <text:p>16.2658801313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28000000000001">
                <text:p>8.28000000000001</text:p>
              </table:table-cell>
              <table:table-cell office:value-type="float" office:value="19.3133426709498">
                <text:p>19.3133426709498</text:p>
              </table:table-cell>
              <table:table-cell office:value-type="float" office:value="16.2836351327921">
                <text:p>16.28363513279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40000000000001">
                <text:p>8.40000000000001</text:p>
              </table:table-cell>
              <table:table-cell office:value-type="float" office:value="19.2894808463412">
                <text:p>19.2894808463412</text:p>
              </table:table-cell>
              <table:table-cell office:value-type="float" office:value="16.3012946039092">
                <text:p>16.30129460390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52000000000001">
                <text:p>8.52000000000001</text:p>
              </table:table-cell>
              <table:table-cell office:value-type="float" office:value="19.2656798206146">
                <text:p>19.2656798206146</text:p>
              </table:table-cell>
              <table:table-cell office:value-type="float" office:value="16.3188588387977">
                <text:p>16.31885883879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64">
                <text:p>8.64</text:p>
              </table:table-cell>
              <table:table-cell office:value-type="float" office:value="19.2419394763302">
                <text:p>19.2419394763302</text:p>
              </table:table-cell>
              <table:table-cell office:value-type="float" office:value="16.3363281307512">
                <text:p>16.33632813075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76000000000001">
                <text:p>8.76000000000001</text:p>
              </table:table-cell>
              <table:table-cell office:value-type="float" office:value="19.2182596961303">
                <text:p>19.2182596961303</text:p>
              </table:table-cell>
              <table:table-cell office:value-type="float" office:value="16.3537027722564">
                <text:p>16.35370277225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88000000000001">
                <text:p>8.88000000000001</text:p>
              </table:table-cell>
              <table:table-cell office:value-type="float" office:value="19.1946403627398">
                <text:p>19.1946403627398</text:p>
              </table:table-cell>
              <table:table-cell office:value-type="float" office:value="16.3709830549971">
                <text:p>16.37098305499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.00000000000001">
                <text:p>9.00000000000001</text:p>
              </table:table-cell>
              <table:table-cell office:value-type="float" office:value="19.1710813589661">
                <text:p>19.1710813589661</text:p>
              </table:table-cell>
              <table:table-cell office:value-type="float" office:value="16.3881692698581">
                <text:p>16.38816926985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12">
                <text:p>9.12</text:p>
              </table:table-cell>
              <table:table-cell office:value-type="float" office:value="19.1475825677001">
                <text:p>19.1475825677001</text:p>
              </table:table-cell>
              <table:table-cell office:value-type="float" office:value="16.4052617069287">
                <text:p>16.40526170692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24000000000001">
                <text:p>9.24000000000001</text:p>
              </table:table-cell>
              <table:table-cell office:value-type="float" office:value="19.1241438719162">
                <text:p>19.1241438719162</text:p>
              </table:table-cell>
              <table:table-cell office:value-type="float" office:value="16.4222606555067">
                <text:p>16.42226065550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36000000000001">
                <text:p>9.36000000000001</text:p>
              </table:table-cell>
              <table:table-cell office:value-type="float" office:value="19.1007651546728">
                <text:p>19.1007651546728</text:p>
              </table:table-cell>
              <table:table-cell office:value-type="float" office:value="16.4391664041021">
                <text:p>16.43916640410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48000000000001">
                <text:p>9.48000000000001</text:p>
              </table:table-cell>
              <table:table-cell office:value-type="float" office:value="19.0774462991131">
                <text:p>19.0774462991131</text:p>
              </table:table-cell>
              <table:table-cell office:value-type="float" office:value="16.4559792404404">
                <text:p>16.45597924044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60000000000001">
                <text:p>9.60000000000001</text:p>
              </table:table-cell>
              <table:table-cell office:value-type="float" office:value="19.0541871884648">
                <text:p>19.0541871884648</text:p>
              </table:table-cell>
              <table:table-cell office:value-type="float" office:value="16.4726994514668">
                <text:p>16.47269945146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72000000000001">
                <text:p>9.72000000000001</text:p>
              </table:table-cell>
              <table:table-cell office:value-type="float" office:value="19.030987706041">
                <text:p>19.030987706041</text:p>
              </table:table-cell>
              <table:table-cell office:value-type="float" office:value="16.4893273233495">
                <text:p>16.48932732334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84000000000001">
                <text:p>9.84000000000001</text:p>
              </table:table-cell>
              <table:table-cell office:value-type="float" office:value="19.0078477352407">
                <text:p>19.0078477352407</text:p>
              </table:table-cell>
              <table:table-cell office:value-type="float" office:value="16.5058631414833">
                <text:p>16.50586314148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96000000000001">
                <text:p>9.96000000000001</text:p>
              </table:table-cell>
              <table:table-cell office:value-type="float" office:value="18.9847671595487">
                <text:p>18.9847671595487</text:p>
              </table:table-cell>
              <table:table-cell office:value-type="float" office:value="16.5223071904929">
                <text:p>16.52230719049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08">
                <text:p>10.08</text:p>
              </table:table-cell>
              <table:table-cell office:value-type="float" office:value="18.9617458625365">
                <text:p>18.9617458625365</text:p>
              </table:table-cell>
              <table:table-cell office:value-type="float" office:value="16.538659754237">
                <text:p>16.5386597542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2">
                <text:p>10.2</text:p>
              </table:table-cell>
              <table:table-cell office:value-type="float" office:value="18.9387837278625">
                <text:p>18.9387837278625</text:p>
              </table:table-cell>
              <table:table-cell office:value-type="float" office:value="16.5549211158112">
                <text:p>16.55492111581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32">
                <text:p>10.32</text:p>
              </table:table-cell>
              <table:table-cell office:value-type="float" office:value="18.9158806392723">
                <text:p>18.9158806392723</text:p>
              </table:table-cell>
              <table:table-cell office:value-type="float" office:value="16.5710915575514">
                <text:p>16.57109155755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44">
                <text:p>10.44</text:p>
              </table:table-cell>
              <table:table-cell office:value-type="float" office:value="18.8930364805994">
                <text:p>18.8930364805994</text:p>
              </table:table-cell>
              <table:table-cell office:value-type="float" office:value="16.5871713610376">
                <text:p>16.58717136103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.56">
                <text:p>10.56</text:p>
              </table:table-cell>
              <table:table-cell office:value-type="float" office:value="18.8702511357654">
                <text:p>18.8702511357654</text:p>
              </table:table-cell>
              <table:table-cell office:value-type="float" office:value="16.6031608070972">
                <text:p>16.60316080709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68">
                <text:p>10.68</text:p>
              </table:table-cell>
              <table:table-cell office:value-type="float" office:value="18.8475244887801">
                <text:p>18.8475244887801</text:p>
              </table:table-cell>
              <table:table-cell office:value-type="float" office:value="16.6190601758079">
                <text:p>16.61906017580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8">
                <text:p>10.8</text:p>
              </table:table-cell>
              <table:table-cell office:value-type="float" office:value="18.8248564237428">
                <text:p>18.8248564237428</text:p>
              </table:table-cell>
              <table:table-cell office:value-type="float" office:value="16.6348697465014">
                <text:p>16.63486974650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92">
                <text:p>10.92</text:p>
              </table:table-cell>
              <table:table-cell office:value-type="float" office:value="18.8022468248416">
                <text:p>18.8022468248416</text:p>
              </table:table-cell>
              <table:table-cell office:value-type="float" office:value="16.6505897977664">
                <text:p>16.65058979776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04">
                <text:p>11.04</text:p>
              </table:table-cell>
              <table:table-cell office:value-type="float" office:value="18.7796955763547">
                <text:p>18.7796955763547</text:p>
              </table:table-cell>
              <table:table-cell office:value-type="float" office:value="16.6662206074522">
                <text:p>16.66622060745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16">
                <text:p>11.16</text:p>
              </table:table-cell>
              <table:table-cell office:value-type="float" office:value="18.7572025626502">
                <text:p>18.7572025626502</text:p>
              </table:table-cell>
              <table:table-cell office:value-type="float" office:value="16.6817624526714">
                <text:p>16.68176245267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28">
                <text:p>11.28</text:p>
              </table:table-cell>
              <table:table-cell office:value-type="float" office:value="18.7347676681868">
                <text:p>18.7347676681868</text:p>
              </table:table-cell>
              <table:table-cell office:value-type="float" office:value="16.6972156098034">
                <text:p>16.69721560980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4">
                <text:p>11.4</text:p>
              </table:table-cell>
              <table:table-cell office:value-type="float" office:value="18.7123907775141">
                <text:p>18.7123907775141</text:p>
              </table:table-cell>
              <table:table-cell office:value-type="float" office:value="16.7125803544977">
                <text:p>16.71258035449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.52">
                <text:p>11.52</text:p>
              </table:table-cell>
              <table:table-cell office:value-type="float" office:value="18.6900717752732">
                <text:p>18.6900717752732</text:p>
              </table:table-cell>
              <table:table-cell office:value-type="float" office:value="16.7278569616763">
                <text:p>16.72785696167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.64">
                <text:p>11.64</text:p>
              </table:table-cell>
              <table:table-cell office:value-type="float" office:value="18.6678105461965">
                <text:p>18.6678105461965</text:p>
              </table:table-cell>
              <table:table-cell office:value-type="float" office:value="16.7430457055377">
                <text:p>16.74304570553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.76">
                <text:p>11.76</text:p>
              </table:table-cell>
              <table:table-cell office:value-type="float" office:value="18.645606975109">
                <text:p>18.645606975109</text:p>
              </table:table-cell>
              <table:table-cell office:value-type="float" office:value="16.758146859559">
                <text:p>16.7581468595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.88">
                <text:p>11.88</text:p>
              </table:table-cell>
              <table:table-cell office:value-type="float" office:value="18.6234609469278">
                <text:p>18.6234609469278</text:p>
              </table:table-cell>
              <table:table-cell office:value-type="float" office:value="16.7731606964999">
                <text:p>16.77316069649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">
                <text:p>12</text:p>
              </table:table-cell>
              <table:table-cell office:value-type="float" office:value="18.6013723466631">
                <text:p>18.6013723466631</text:p>
              </table:table-cell>
              <table:table-cell office:value-type="float" office:value="16.7880874884049">
                <text:p>16.78808748840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262cm" svg:height="6.115cm" xlink:href=".." xlink:type="simple" chart:class="chart:scatter" chart:style-name="ch1">
        <chart:legend chart:legend-position="end" svg:x="12.548cm" svg:y="2.509cm" style:legend-expansion="high" chart:style-name="ch2"/>
        <chart:plot-area chart:style-name="ch3" table:cell-range-address="Planilha2.B2:Planilha2.B102 Planilha2.G1:Planilha2.G102 Planilha2.M1:Planilha2.M102" chart:data-source-has-labels="row" svg:x="0.285cm" svg:y="0.122cm" svg:width="11.978cm" svg:height="5.871cm">
          <chartooo:coordinate-region svg:x="0.906cm" svg:y="0.321cm" svg:width="11.17cm" svg:height="5.0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2.G2:Planilha2.G102" chart:label-cell-address="Planilha2.G1:Planilha2.G1" chart:class="chart:scatter">
            <chart:domain table:cell-range-address="Planilha2.B2:Planilha2.B102"/>
            <chart:data-point chart:repeated="101"/>
          </chart:series>
          <chart:series chart:style-name="ch7" chart:values-cell-range-address="Planilha2.M2:Planilha2.M102" chart:label-cell-address="Planilha2.M1:Planilha2.M1" chart:class="chart:scatter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h1</text:p>
                <draw:g>
                  <svg:desc>Planilha2.G1:Planilha2.G1</svg:desc>
                </draw:g>
              </table:table-cell>
              <table:table-cell office:value-type="string">
                <text:p>h2</text:p>
                <draw:g>
                  <svg:desc>Planilha2.M1:Planilha2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anilha2.B2:Planilha2.B102</svg:desc>
                </draw:g>
              </table:table-cell>
              <table:table-cell office:value-type="float" office:value="19.4029850746269">
                <text:p>19.4029850746269</text:p>
                <draw:g>
                  <svg:desc>Planilha2.G2:Planilha2.G102</svg:desc>
                </draw:g>
              </table:table-cell>
              <table:table-cell office:value-type="float" office:value="15">
                <text:p>15</text:p>
                <draw:g>
                  <svg:desc>Planilha2.M2:Planilha2.M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">
                <text:p>0.12</text:p>
              </table:table-cell>
              <table:table-cell office:value-type="float" office:value="19.401383239719">
                <text:p>19.401383239719</text:p>
              </table:table-cell>
              <table:table-cell office:value-type="float" office:value="15.0617097571528">
                <text:p>15.06170975715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">
                <text:p>0.24</text:p>
              </table:table-cell>
              <table:table-cell office:value-type="float" office:value="19.3997854756031">
                <text:p>19.3997854756031</text:p>
              </table:table-cell>
              <table:table-cell office:value-type="float" office:value="15.1233154871069">
                <text:p>15.12331548710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6">
                <text:p>0.36</text:p>
              </table:table-cell>
              <table:table-cell office:value-type="float" office:value="19.3981917721013">
                <text:p>19.3981917721013</text:p>
              </table:table-cell>
              <table:table-cell office:value-type="float" office:value="15.1848175720008">
                <text:p>15.1848175720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8">
                <text:p>0.48</text:p>
              </table:table-cell>
              <table:table-cell office:value-type="float" office:value="19.3966021190604">
                <text:p>19.3966021190604</text:p>
              </table:table-cell>
              <table:table-cell office:value-type="float" office:value="15.2462163910695">
                <text:p>15.24621639106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19.3950165063517">
                <text:p>19.3950165063517</text:p>
              </table:table-cell>
              <table:table-cell office:value-type="float" office:value="15.3075123206806">
                <text:p>15.30751232068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">
                <text:p>0.72</text:p>
              </table:table-cell>
              <table:table-cell office:value-type="float" office:value="19.3934349238712">
                <text:p>19.3934349238712</text:p>
              </table:table-cell>
              <table:table-cell office:value-type="float" office:value="15.3687057343701">
                <text:p>15.36870573437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4">
                <text:p>0.84</text:p>
              </table:table-cell>
              <table:table-cell office:value-type="float" office:value="19.391857361539">
                <text:p>19.391857361539</text:p>
              </table:table-cell>
              <table:table-cell office:value-type="float" office:value="15.4297970028777">
                <text:p>15.42979700287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6">
                <text:p>0.96</text:p>
              </table:table-cell>
              <table:table-cell office:value-type="float" office:value="19.3902838092999">
                <text:p>19.3902838092999</text:p>
              </table:table-cell>
              <table:table-cell office:value-type="float" office:value="15.4907864941806">
                <text:p>15.49078649418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8">
                <text:p>1.08</text:p>
              </table:table-cell>
              <table:table-cell office:value-type="float" office:value="19.3887142571228">
                <text:p>19.3887142571228</text:p>
              </table:table-cell>
              <table:table-cell office:value-type="float" office:value="15.5516745735284">
                <text:p>15.55167457352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">
                <text:p>1.2</text:p>
              </table:table-cell>
              <table:table-cell office:value-type="float" office:value="19.3871486950012">
                <text:p>19.3871486950012</text:p>
              </table:table-cell>
              <table:table-cell office:value-type="float" office:value="15.6124616034755">
                <text:p>15.61246160347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2">
                <text:p>1.32</text:p>
              </table:table-cell>
              <table:table-cell office:value-type="float" office:value="19.3855871129524">
                <text:p>19.3855871129524</text:p>
              </table:table-cell>
              <table:table-cell office:value-type="float" office:value="15.6731479439141">
                <text:p>15.67314794391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4">
                <text:p>1.44</text:p>
              </table:table-cell>
              <table:table-cell office:value-type="float" office:value="19.3840295010183">
                <text:p>19.3840295010183</text:p>
              </table:table-cell>
              <table:table-cell office:value-type="float" office:value="15.7337339521068">
                <text:p>15.73373395210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6">
                <text:p>1.56</text:p>
              </table:table-cell>
              <table:table-cell office:value-type="float" office:value="19.3824758492646">
                <text:p>19.3824758492646</text:p>
              </table:table-cell>
              <table:table-cell office:value-type="float" office:value="15.7942199827177">
                <text:p>15.79421998271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8">
                <text:p>1.68</text:p>
              </table:table-cell>
              <table:table-cell office:value-type="float" office:value="19.3809261477812">
                <text:p>19.3809261477812</text:p>
              </table:table-cell>
              <table:table-cell office:value-type="float" office:value="15.8546063878435">
                <text:p>15.85460638784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">
                <text:p>1.8</text:p>
              </table:table-cell>
              <table:table-cell office:value-type="float" office:value="19.3793803866819">
                <text:p>19.3793803866819</text:p>
              </table:table-cell>
              <table:table-cell office:value-type="float" office:value="15.9148935170446">
                <text:p>15.91489351704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2">
                <text:p>1.92</text:p>
              </table:table-cell>
              <table:table-cell office:value-type="float" office:value="19.3778385561046">
                <text:p>19.3778385561046</text:p>
              </table:table-cell>
              <table:table-cell office:value-type="float" office:value="15.9750817173745">
                <text:p>15.97508171737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4">
                <text:p>2.04</text:p>
              </table:table-cell>
              <table:table-cell office:value-type="float" office:value="19.376300646211">
                <text:p>19.376300646211</text:p>
              </table:table-cell>
              <table:table-cell office:value-type="float" office:value="16.03517133341">
                <text:p>16.035171333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6">
                <text:p>2.16</text:p>
              </table:table-cell>
              <table:table-cell office:value-type="float" office:value="19.3747666471868">
                <text:p>19.3747666471868</text:p>
              </table:table-cell>
              <table:table-cell office:value-type="float" office:value="16.0951627072795">
                <text:p>16.09516270727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8">
                <text:p>2.28</text:p>
              </table:table-cell>
              <table:table-cell office:value-type="float" office:value="19.3732365492412">
                <text:p>19.3732365492412</text:p>
              </table:table-cell>
              <table:table-cell office:value-type="float" office:value="16.1550561786926">
                <text:p>16.15505617869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">
                <text:p>2.4</text:p>
              </table:table-cell>
              <table:table-cell office:value-type="float" office:value="19.3717103426074">
                <text:p>19.3717103426074</text:p>
              </table:table-cell>
              <table:table-cell office:value-type="float" office:value="16.2148520849672">
                <text:p>16.21485208496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52">
                <text:p>2.52</text:p>
              </table:table-cell>
              <table:table-cell office:value-type="float" office:value="19.3701880175421">
                <text:p>19.3701880175421</text:p>
              </table:table-cell>
              <table:table-cell office:value-type="float" office:value="16.2745507610579">
                <text:p>16.27455076105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64">
                <text:p>2.64</text:p>
              </table:table-cell>
              <table:table-cell office:value-type="float" office:value="19.3686695643258">
                <text:p>19.3686695643258</text:p>
              </table:table-cell>
              <table:table-cell office:value-type="float" office:value="16.334152539583">
                <text:p>16.3341525395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6">
                <text:p>2.76</text:p>
              </table:table-cell>
              <table:table-cell office:value-type="float" office:value="19.3671549732624">
                <text:p>19.3671549732624</text:p>
              </table:table-cell>
              <table:table-cell office:value-type="float" office:value="16.3936577508511">
                <text:p>16.39365775085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88">
                <text:p>2.88</text:p>
              </table:table-cell>
              <table:table-cell office:value-type="float" office:value="19.3656442346795">
                <text:p>19.3656442346795</text:p>
              </table:table-cell>
              <table:table-cell office:value-type="float" office:value="16.4530667228877">
                <text:p>16.4530667228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19.3641373389281">
                <text:p>19.3641373389281</text:p>
              </table:table-cell>
              <table:table-cell office:value-type="float" office:value="16.512379781461">
                <text:p>16.5123797814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12">
                <text:p>3.12</text:p>
              </table:table-cell>
              <table:table-cell office:value-type="float" office:value="19.4223357689199">
                <text:p>19.4223357689199</text:p>
              </table:table-cell>
              <table:table-cell office:value-type="float" office:value="16.5715972501074">
                <text:p>16.57159725010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24">
                <text:p>3.24</text:p>
              </table:table-cell>
              <table:table-cell office:value-type="float" office:value="19.4803862633093">
                <text:p>19.4803862633093</text:p>
              </table:table-cell>
              <table:table-cell office:value-type="float" office:value="16.6308889146036">
                <text:p>16.63088891460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36">
                <text:p>3.36</text:p>
              </table:table-cell>
              <table:table-cell office:value-type="float" office:value="19.5382894187702">
                <text:p>19.5382894187702</text:p>
              </table:table-cell>
              <table:table-cell office:value-type="float" office:value="16.6902541573971">
                <text:p>16.69025415739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8">
                <text:p>3.48</text:p>
              </table:table-cell>
              <table:table-cell office:value-type="float" office:value="19.5960458278003">
                <text:p>19.5960458278003</text:p>
              </table:table-cell>
              <table:table-cell office:value-type="float" office:value="16.7496923662833">
                <text:p>16.74969236628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6">
                <text:p>3.6</text:p>
              </table:table-cell>
              <table:table-cell office:value-type="float" office:value="19.6536560787672">
                <text:p>19.6536560787672</text:p>
              </table:table-cell>
              <table:table-cell office:value-type="float" office:value="16.8092029343413">
                <text:p>16.80920293434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72">
                <text:p>3.72</text:p>
              </table:table-cell>
              <table:table-cell office:value-type="float" office:value="19.7111207559533">
                <text:p>19.7111207559533</text:p>
              </table:table-cell>
              <table:table-cell office:value-type="float" office:value="16.8687852598703">
                <text:p>16.86878525987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84">
                <text:p>3.84</text:p>
              </table:table-cell>
              <table:table-cell office:value-type="float" office:value="19.7684404396009">
                <text:p>19.7684404396009</text:p>
              </table:table-cell>
              <table:table-cell office:value-type="float" office:value="16.9284387463277">
                <text:p>16.92843874632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96">
                <text:p>3.96</text:p>
              </table:table-cell>
              <table:table-cell office:value-type="float" office:value="19.8256157059559">
                <text:p>19.8256157059559</text:p>
              </table:table-cell>
              <table:table-cell office:value-type="float" office:value="16.9881628022677">
                <text:p>16.98816280226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08">
                <text:p>4.08</text:p>
              </table:table-cell>
              <table:table-cell office:value-type="float" office:value="19.8826471273107">
                <text:p>19.8826471273107</text:p>
              </table:table-cell>
              <table:table-cell office:value-type="float" office:value="17.047956841281">
                <text:p>17.0479568412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2">
                <text:p>4.2</text:p>
              </table:table-cell>
              <table:table-cell office:value-type="float" office:value="19.9395352720474">
                <text:p>19.9395352720474</text:p>
              </table:table-cell>
              <table:table-cell office:value-type="float" office:value="17.1078202819353">
                <text:p>17.10782028193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32">
                <text:p>4.32</text:p>
              </table:table-cell>
              <table:table-cell office:value-type="float" office:value="19.9962807046794">
                <text:p>19.9962807046794</text:p>
              </table:table-cell>
              <table:table-cell office:value-type="float" office:value="17.167752547717">
                <text:p>17.1677525477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44">
                <text:p>4.44</text:p>
              </table:table-cell>
              <table:table-cell office:value-type="float" office:value="20.0528839858927">
                <text:p>20.0528839858927</text:p>
              </table:table-cell>
              <table:table-cell office:value-type="float" office:value="17.2277530669733">
                <text:p>17.22775306697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56">
                <text:p>4.56</text:p>
              </table:table-cell>
              <table:table-cell office:value-type="float" office:value="20.1093456725867">
                <text:p>20.1093456725867</text:p>
              </table:table-cell>
              <table:table-cell office:value-type="float" office:value="17.287821272856">
                <text:p>17.2878212728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68">
                <text:p>4.68</text:p>
              </table:table-cell>
              <table:table-cell office:value-type="float" office:value="20.1656663179146">
                <text:p>20.1656663179146</text:p>
              </table:table-cell>
              <table:table-cell office:value-type="float" office:value="17.347956603265">
                <text:p>17.3479566032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8">
                <text:p>4.8</text:p>
              </table:table-cell>
              <table:table-cell office:value-type="float" office:value="20.2218464713225">
                <text:p>20.2218464713225</text:p>
              </table:table-cell>
              <table:table-cell office:value-type="float" office:value="17.4081585007937">
                <text:p>17.40815850079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92">
                <text:p>4.92</text:p>
              </table:table-cell>
              <table:table-cell office:value-type="float" office:value="20.2778866785885">
                <text:p>20.2778866785885</text:p>
              </table:table-cell>
              <table:table-cell office:value-type="float" office:value="17.4684264126748">
                <text:p>17.46842641267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04">
                <text:p>5.04</text:p>
              </table:table-cell>
              <table:table-cell office:value-type="float" office:value="20.3337874818612">
                <text:p>20.3337874818612</text:p>
              </table:table-cell>
              <table:table-cell office:value-type="float" office:value="17.5287597907268">
                <text:p>17.52875979072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16">
                <text:p>5.16</text:p>
              </table:table-cell>
              <table:table-cell office:value-type="float" office:value="20.3895494196975">
                <text:p>20.3895494196975</text:p>
              </table:table-cell>
              <table:table-cell office:value-type="float" office:value="17.5891580913012">
                <text:p>17.58915809130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28">
                <text:p>5.28</text:p>
              </table:table-cell>
              <table:table-cell office:value-type="float" office:value="20.4451730270998">
                <text:p>20.4451730270998</text:p>
              </table:table-cell>
              <table:table-cell office:value-type="float" office:value="17.6496207752313">
                <text:p>17.64962077523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4">
                <text:p>5.4</text:p>
              </table:table-cell>
              <table:table-cell office:value-type="float" office:value="20.5006588355526">
                <text:p>20.5006588355526</text:p>
              </table:table-cell>
              <table:table-cell office:value-type="float" office:value="17.7101473077806">
                <text:p>17.71014730778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52">
                <text:p>5.52</text:p>
              </table:table-cell>
              <table:table-cell office:value-type="float" office:value="20.5560073730594">
                <text:p>20.5560073730594</text:p>
              </table:table-cell>
              <table:table-cell office:value-type="float" office:value="17.7707371585929">
                <text:p>17.77073715859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64">
                <text:p>5.64</text:p>
              </table:table-cell>
              <table:table-cell office:value-type="float" office:value="20.6112191641773">
                <text:p>20.6112191641773</text:p>
              </table:table-cell>
              <table:table-cell office:value-type="float" office:value="17.8313898016426">
                <text:p>17.83138980164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76">
                <text:p>5.76</text:p>
              </table:table-cell>
              <table:table-cell office:value-type="float" office:value="20.6662947300534">
                <text:p>20.6662947300534</text:p>
              </table:table-cell>
              <table:table-cell office:value-type="float" office:value="17.892104715186">
                <text:p>17.8921047151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88">
                <text:p>5.88</text:p>
              </table:table-cell>
              <table:table-cell office:value-type="float" office:value="20.7212345884585">
                <text:p>20.7212345884585</text:p>
              </table:table-cell>
              <table:table-cell office:value-type="float" office:value="17.9528813817128">
                <text:p>17.95288138171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">
                <text:p>6</text:p>
              </table:table-cell>
              <table:table-cell office:value-type="float" office:value="20.776039253822">
                <text:p>20.776039253822</text:p>
              </table:table-cell>
              <table:table-cell office:value-type="float" office:value="18.0137192878996">
                <text:p>18.01371928789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12">
                <text:p>6.12</text:p>
              </table:table-cell>
              <table:table-cell office:value-type="float" office:value="20.8307092372651">
                <text:p>20.8307092372651</text:p>
              </table:table-cell>
              <table:table-cell office:value-type="float" office:value="18.0746179245623">
                <text:p>18.07461792456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24">
                <text:p>6.24</text:p>
              </table:table-cell>
              <table:table-cell office:value-type="float" office:value="20.8255435540971">
                <text:p>20.8255435540971</text:p>
              </table:table-cell>
              <table:table-cell office:value-type="float" office:value="18.1355767866104">
                <text:p>18.13557678661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36">
                <text:p>6.36</text:p>
              </table:table-cell>
              <table:table-cell office:value-type="float" office:value="20.8203905412941">
                <text:p>20.8203905412941</text:p>
              </table:table-cell>
              <table:table-cell office:value-type="float" office:value="18.1964319601874">
                <text:p>18.19643196018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48">
                <text:p>6.48</text:p>
              </table:table-cell>
              <table:table-cell office:value-type="float" office:value="20.815250169344">
                <text:p>20.815250169344</text:p>
              </table:table-cell>
              <table:table-cell office:value-type="float" office:value="18.2571837805276">
                <text:p>18.25718378052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6">
                <text:p>6.6</text:p>
              </table:table-cell>
              <table:table-cell office:value-type="float" office:value="20.8101224087962">
                <text:p>20.8101224087962</text:p>
              </table:table-cell>
              <table:table-cell office:value-type="float" office:value="18.3178325807912">
                <text:p>18.31783258079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72">
                <text:p>6.72</text:p>
              </table:table-cell>
              <table:table-cell office:value-type="float" office:value="20.8050072302613">
                <text:p>20.8050072302613</text:p>
              </table:table-cell>
              <table:table-cell office:value-type="float" office:value="18.378378692086">
                <text:p>18.3783786920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84">
                <text:p>6.84</text:p>
              </table:table-cell>
              <table:table-cell office:value-type="float" office:value="20.7999046044114">
                <text:p>20.7999046044114</text:p>
              </table:table-cell>
              <table:table-cell office:value-type="float" office:value="18.4388224434884">
                <text:p>18.43882244348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96">
                <text:p>6.96</text:p>
              </table:table-cell>
              <table:table-cell office:value-type="float" office:value="20.7948145019797">
                <text:p>20.7948145019797</text:p>
              </table:table-cell>
              <table:table-cell office:value-type="float" office:value="18.4991641620641">
                <text:p>18.49916416206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08">
                <text:p>7.08</text:p>
              </table:table-cell>
              <table:table-cell office:value-type="float" office:value="20.7897368937603">
                <text:p>20.7897368937603</text:p>
              </table:table-cell>
              <table:table-cell office:value-type="float" office:value="18.5594041728895">
                <text:p>18.55940417288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2">
                <text:p>7.2</text:p>
              </table:table-cell>
              <table:table-cell office:value-type="float" office:value="20.7846717506085">
                <text:p>20.7846717506085</text:p>
              </table:table-cell>
              <table:table-cell office:value-type="float" office:value="18.619542799071">
                <text:p>18.6195427990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32">
                <text:p>7.32</text:p>
              </table:table-cell>
              <table:table-cell office:value-type="float" office:value="20.7796190434404">
                <text:p>20.7796190434404</text:p>
              </table:table-cell>
              <table:table-cell office:value-type="float" office:value="18.6795803617659">
                <text:p>18.67958036176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44">
                <text:p>7.44</text:p>
              </table:table-cell>
              <table:table-cell office:value-type="float" office:value="20.7745787432328">
                <text:p>20.7745787432328</text:p>
              </table:table-cell>
              <table:table-cell office:value-type="float" office:value="18.7395171802014">
                <text:p>18.73951718020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56">
                <text:p>7.56</text:p>
              </table:table-cell>
              <table:table-cell office:value-type="float" office:value="20.7695508210233">
                <text:p>20.7695508210233</text:p>
              </table:table-cell>
              <table:table-cell office:value-type="float" office:value="18.7993535716946">
                <text:p>18.79935357169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68">
                <text:p>7.68</text:p>
              </table:table-cell>
              <table:table-cell office:value-type="float" office:value="20.7645352479101">
                <text:p>20.7645352479101</text:p>
              </table:table-cell>
              <table:table-cell office:value-type="float" office:value="18.8590898516713">
                <text:p>18.85908985167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8">
                <text:p>7.8</text:p>
              </table:table-cell>
              <table:table-cell office:value-type="float" office:value="20.7595319950519">
                <text:p>20.7595319950519</text:p>
              </table:table-cell>
              <table:table-cell office:value-type="float" office:value="18.9187263336849">
                <text:p>18.91872633368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92">
                <text:p>7.92</text:p>
              </table:table-cell>
              <table:table-cell office:value-type="float" office:value="20.7545410336678">
                <text:p>20.7545410336678</text:p>
              </table:table-cell>
              <table:table-cell office:value-type="float" office:value="18.9782633294353">
                <text:p>18.97826332943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04">
                <text:p>8.04</text:p>
              </table:table-cell>
              <table:table-cell office:value-type="float" office:value="20.7495623350371">
                <text:p>20.7495623350371</text:p>
              </table:table-cell>
              <table:table-cell office:value-type="float" office:value="19.0377011487867">
                <text:p>19.03770114878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16">
                <text:p>8.16</text:p>
              </table:table-cell>
              <table:table-cell office:value-type="float" office:value="20.7445958704994">
                <text:p>20.7445958704994</text:p>
              </table:table-cell>
              <table:table-cell office:value-type="float" office:value="19.0970400997864">
                <text:p>19.09704009978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28000000000001">
                <text:p>8.28000000000001</text:p>
              </table:table-cell>
              <table:table-cell office:value-type="float" office:value="20.7396416114546">
                <text:p>20.7396416114546</text:p>
              </table:table-cell>
              <table:table-cell office:value-type="float" office:value="19.156280488682">
                <text:p>19.1562804886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40000000000001">
                <text:p>8.40000000000001</text:p>
              </table:table-cell>
              <table:table-cell office:value-type="float" office:value="20.7346995293623">
                <text:p>20.7346995293623</text:p>
              </table:table-cell>
              <table:table-cell office:value-type="float" office:value="19.2154226199392">
                <text:p>19.21542261993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52000000000001">
                <text:p>8.52000000000001</text:p>
              </table:table-cell>
              <table:table-cell office:value-type="float" office:value="20.7297695957423">
                <text:p>20.7297695957423</text:p>
              </table:table-cell>
              <table:table-cell office:value-type="float" office:value="19.2744667962592">
                <text:p>19.27446679625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64">
                <text:p>8.64</text:p>
              </table:table-cell>
              <table:table-cell office:value-type="float" office:value="20.7248517821741">
                <text:p>20.7248517821741</text:p>
              </table:table-cell>
              <table:table-cell office:value-type="float" office:value="19.3334133185958">
                <text:p>19.33341331859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76000000000001">
                <text:p>8.76000000000001</text:p>
              </table:table-cell>
              <table:table-cell office:value-type="float" office:value="20.719946060297">
                <text:p>20.719946060297</text:p>
              </table:table-cell>
              <table:table-cell office:value-type="float" office:value="19.3922624861721">
                <text:p>19.39226248617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88000000000001">
                <text:p>8.88000000000001</text:p>
              </table:table-cell>
              <table:table-cell office:value-type="float" office:value="20.7150524018099">
                <text:p>20.7150524018099</text:p>
              </table:table-cell>
              <table:table-cell office:value-type="float" office:value="19.4510145964973">
                <text:p>19.45101459649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.00000000000001">
                <text:p>9.00000000000001</text:p>
              </table:table-cell>
              <table:table-cell office:value-type="float" office:value="20.7101707784714">
                <text:p>20.7101707784714</text:p>
              </table:table-cell>
              <table:table-cell office:value-type="float" office:value="19.5096699453828">
                <text:p>19.50966994538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12">
                <text:p>9.12</text:p>
              </table:table-cell>
              <table:table-cell office:value-type="float" office:value="20.7053011620992">
                <text:p>20.7053011620992</text:p>
              </table:table-cell>
              <table:table-cell office:value-type="float" office:value="19.5682288269588">
                <text:p>19.56822882695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24000000000001">
                <text:p>9.24000000000001</text:p>
              </table:table-cell>
              <table:table-cell office:value-type="float" office:value="20.7004435245709">
                <text:p>20.7004435245709</text:p>
              </table:table-cell>
              <table:table-cell office:value-type="float" office:value="19.6266915336897">
                <text:p>19.62669153368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36000000000001">
                <text:p>9.36000000000001</text:p>
              </table:table-cell>
              <table:table-cell office:value-type="float" office:value="20.6955978378229">
                <text:p>20.6955978378229</text:p>
              </table:table-cell>
              <table:table-cell office:value-type="float" office:value="19.6850583563905">
                <text:p>19.68505835639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48000000000001">
                <text:p>9.48000000000001</text:p>
              </table:table-cell>
              <table:table-cell office:value-type="float" office:value="20.690764073851">
                <text:p>20.690764073851</text:p>
              </table:table-cell>
              <table:table-cell office:value-type="float" office:value="19.7433295842417">
                <text:p>19.74332958424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60000000000001">
                <text:p>9.60000000000001</text:p>
              </table:table-cell>
              <table:table-cell office:value-type="float" office:value="20.6859422047101">
                <text:p>20.6859422047101</text:p>
              </table:table-cell>
              <table:table-cell office:value-type="float" office:value="19.8015055048048">
                <text:p>19.80150550480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72000000000001">
                <text:p>9.72000000000001</text:p>
              </table:table-cell>
              <table:table-cell office:value-type="float" office:value="20.6811322025139">
                <text:p>20.6811322025139</text:p>
              </table:table-cell>
              <table:table-cell office:value-type="float" office:value="19.8595864040376">
                <text:p>19.85958640403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84000000000001">
                <text:p>9.84000000000001</text:p>
              </table:table-cell>
              <table:table-cell office:value-type="float" office:value="20.6763340394353">
                <text:p>20.6763340394353</text:p>
              </table:table-cell>
              <table:table-cell office:value-type="float" office:value="19.917572566309">
                <text:p>19.9175725663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96000000000001">
                <text:p>9.96000000000001</text:p>
              </table:table-cell>
              <table:table-cell office:value-type="float" office:value="20.6715476877056">
                <text:p>20.6715476877056</text:p>
              </table:table-cell>
              <table:table-cell office:value-type="float" office:value="19.9754642744133">
                <text:p>19.97546427441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08">
                <text:p>10.08</text:p>
              </table:table-cell>
              <table:table-cell office:value-type="float" office:value="20.6667731196151">
                <text:p>20.6667731196151</text:p>
              </table:table-cell>
              <table:table-cell office:value-type="float" office:value="20.0332618095854">
                <text:p>20.03326180958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2">
                <text:p>10.2</text:p>
              </table:table-cell>
              <table:table-cell office:value-type="float" office:value="20.6620103075126">
                <text:p>20.6620103075126</text:p>
              </table:table-cell>
              <table:table-cell office:value-type="float" office:value="20.0909654515147">
                <text:p>20.09096545151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32">
                <text:p>10.32</text:p>
              </table:table-cell>
              <table:table-cell office:value-type="float" office:value="20.6572592238055">
                <text:p>20.6572592238055</text:p>
              </table:table-cell>
              <table:table-cell office:value-type="float" office:value="20.1485754783591">
                <text:p>20.14857547835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44">
                <text:p>10.44</text:p>
              </table:table-cell>
              <table:table-cell office:value-type="float" office:value="20.6525198409595">
                <text:p>20.6525198409595</text:p>
              </table:table-cell>
              <table:table-cell office:value-type="float" office:value="20.2060921667592">
                <text:p>20.20609216675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.56">
                <text:p>10.56</text:p>
              </table:table-cell>
              <table:table-cell office:value-type="float" office:value="20.6477921314986">
                <text:p>20.6477921314986</text:p>
              </table:table-cell>
              <table:table-cell office:value-type="float" office:value="20.263515791852">
                <text:p>20.2635157918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68">
                <text:p>10.68</text:p>
              </table:table-cell>
              <table:table-cell office:value-type="float" office:value="20.6430760680052">
                <text:p>20.6430760680052</text:p>
              </table:table-cell>
              <table:table-cell office:value-type="float" office:value="20.3208466272844">
                <text:p>20.32084662728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8">
                <text:p>10.8</text:p>
              </table:table-cell>
              <table:table-cell office:value-type="float" office:value="20.6383716231197">
                <text:p>20.6383716231197</text:p>
              </table:table-cell>
              <table:table-cell office:value-type="float" office:value="20.3780849452267">
                <text:p>20.37808494522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92">
                <text:p>10.92</text:p>
              </table:table-cell>
              <table:table-cell office:value-type="float" office:value="20.6336787695406">
                <text:p>20.6336787695406</text:p>
              </table:table-cell>
              <table:table-cell office:value-type="float" office:value="20.4352310163858">
                <text:p>20.43523101638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04">
                <text:p>11.04</text:p>
              </table:table-cell>
              <table:table-cell office:value-type="float" office:value="20.6289974800243">
                <text:p>20.6289974800243</text:p>
              </table:table-cell>
              <table:table-cell office:value-type="float" office:value="20.492285110018">
                <text:p>20.4922851100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16">
                <text:p>11.16</text:p>
              </table:table-cell>
              <table:table-cell office:value-type="float" office:value="20.624327727385">
                <text:p>20.624327727385</text:p>
              </table:table-cell>
              <table:table-cell office:value-type="float" office:value="20.5492474939425">
                <text:p>20.54924749394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28">
                <text:p>11.28</text:p>
              </table:table-cell>
              <table:table-cell office:value-type="float" office:value="20.6196694844947">
                <text:p>20.6196694844947</text:p>
              </table:table-cell>
              <table:table-cell office:value-type="float" office:value="20.6061184345533">
                <text:p>20.60611843455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4">
                <text:p>11.4</text:p>
              </table:table-cell>
              <table:table-cell office:value-type="float" office:value="20.6150227242832">
                <text:p>20.6150227242832</text:p>
              </table:table-cell>
              <table:table-cell office:value-type="float" office:value="20.6628981968325">
                <text:p>20.66289819683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.52">
                <text:p>11.52</text:p>
              </table:table-cell>
              <table:table-cell office:value-type="float" office:value="20.6103874197377">
                <text:p>20.6103874197377</text:p>
              </table:table-cell>
              <table:table-cell office:value-type="float" office:value="20.7195870443624">
                <text:p>20.71958704436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.64">
                <text:p>11.64</text:p>
              </table:table-cell>
              <table:table-cell office:value-type="float" office:value="20.6057635439029">
                <text:p>20.6057635439029</text:p>
              </table:table-cell>
              <table:table-cell office:value-type="float" office:value="20.7761852393375">
                <text:p>20.77618523933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.76">
                <text:p>11.76</text:p>
              </table:table-cell>
              <table:table-cell office:value-type="float" office:value="20.6011510698809">
                <text:p>20.6011510698809</text:p>
              </table:table-cell>
              <table:table-cell office:value-type="float" office:value="20.8326930425771">
                <text:p>20.83269304257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.88">
                <text:p>11.88</text:p>
              </table:table-cell>
              <table:table-cell office:value-type="float" office:value="20.5965499708311">
                <text:p>20.5965499708311</text:p>
              </table:table-cell>
              <table:table-cell office:value-type="float" office:value="20.8891107135369">
                <text:p>20.88911071353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">
                <text:p>12</text:p>
              </table:table-cell>
              <table:table-cell office:value-type="float" office:value="20.5919602199701">
                <text:p>20.5919602199701</text:p>
              </table:table-cell>
              <table:table-cell office:value-type="float" office:value="20.9454385103208">
                <text:p>20.94543851032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6cm" svg:y="4.201cm" style:legend-expansion="high" chart:style-name="ch2"/>
        <chart:plot-area chart:style-name="ch3" table:cell-range-address="Planilha2.A1:Planilha2.A102 Planilha2.G1:Planilha2.G102" chart:data-source-has-labels="row" svg:x="0.32cm" svg:y="0.18cm" svg:width="13.646cm" svg:height="8.64cm">
          <chartooo:coordinate-region svg:x="1.232cm" svg:y="0.379cm" svg:width="12.49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2.G2:Planilha2.G102" chart:label-cell-address="Planilha2.G1:Planilha2.G1" chart:class="chart:scatter">
            <chart:domain table:cell-range-address="Planilha2.A2:Planilha2.A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h1</text:p>
                <draw:g>
                  <svg:desc>Planilha2.G1:Planilha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anilha2.A2:Planilha2.A102</svg:desc>
                </draw:g>
              </table:table-cell>
              <table:table-cell office:value-type="float" office:value="19.4029850746269">
                <text:p>19.4029850746269</text:p>
                <draw:g>
                  <svg:desc>Planilha2.G2:Planilha2.G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9.401383239719">
                <text:p>19.401383239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9.3997854756031">
                <text:p>19.39978547560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9.3981917721013">
                <text:p>19.39819177210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9.3966021190604">
                <text:p>19.39660211906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9.3950165063517">
                <text:p>19.3950165063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19.3934349238712">
                <text:p>19.39343492387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19.391857361539">
                <text:p>19.3918573615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19.3902838092999">
                <text:p>19.3902838092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9.3887142571228">
                <text:p>19.38871425712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9.3871486950012">
                <text:p>19.38714869500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19.3855871129524">
                <text:p>19.38558711295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19.3840295010183">
                <text:p>19.38402950101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19.3824758492646">
                <text:p>19.38247584926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19.3809261477812">
                <text:p>19.38092614778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19.3793803866819">
                <text:p>19.37938038668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19.3778385561046">
                <text:p>19.37783855610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19.376300646211">
                <text:p>19.3763006462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19.3747666471868">
                <text:p>19.37476664718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19.3732365492412">
                <text:p>19.37323654924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19.3717103426074">
                <text:p>19.37171034260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19.3701880175421">
                <text:p>19.37018801754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19.3686695643258">
                <text:p>19.36866956432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19.3671549732624">
                <text:p>19.36715497326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19.3656442346795">
                <text:p>19.36564423467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19.3641373389281">
                <text:p>19.36413733892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19.4223357689199">
                <text:p>19.42233576891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19.4803862633093">
                <text:p>19.48038626330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19.5382894187702">
                <text:p>19.53828941877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19.5960458278003">
                <text:p>19.59604582780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19.6536560787672">
                <text:p>19.65365607876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19.7111207559533">
                <text:p>19.71112075595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19.7684404396009">
                <text:p>19.76844043960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19.8256157059559">
                <text:p>19.82561570595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19.8826471273107">
                <text:p>19.88264712731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19.9395352720474">
                <text:p>19.93953527204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19.9962807046794">
                <text:p>19.99628070467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20.0528839858927">
                <text:p>20.05288398589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20.1093456725867">
                <text:p>20.10934567258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20.1656663179146">
                <text:p>20.16566631791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20.2218464713225">
                <text:p>20.22184647132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20.2778866785885">
                <text:p>20.27788667858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20.3337874818612">
                <text:p>20.33378748186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20.3895494196975">
                <text:p>20.38954941969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20.4451730270998">
                <text:p>20.44517302709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20.5006588355526">
                <text:p>20.50065883555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20.5560073730594">
                <text:p>20.55600737305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20.6112191641773">
                <text:p>20.61121916417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20.6662947300534">
                <text:p>20.66629473005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20.7212345884585">
                <text:p>20.72123458845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20.776039253822">
                <text:p>20.7760392538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20.8307092372651">
                <text:p>20.83070923726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20.8255435540971">
                <text:p>20.82554355409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20.8203905412941">
                <text:p>20.82039054129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20.815250169344">
                <text:p>20.8152501693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20.8101224087962">
                <text:p>20.81012240879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20.8050072302613">
                <text:p>20.80500723026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20.7999046044114">
                <text:p>20.79990460441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20.7948145019797">
                <text:p>20.79481450197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20.7897368937603">
                <text:p>20.78973689376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20.7846717506085">
                <text:p>20.78467175060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20.7796190434404">
                <text:p>20.77961904344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20.7745787432328">
                <text:p>20.77457874323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20.7695508210233">
                <text:p>20.76955082102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20.7645352479101">
                <text:p>20.76453524791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20.7595319950519">
                <text:p>20.75953199505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20.7545410336678">
                <text:p>20.75454103366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20.7495623350371">
                <text:p>20.74956233503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20.7445958704994">
                <text:p>20.74459587049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20.7396416114546">
                <text:p>20.73964161145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20.7346995293623">
                <text:p>20.73469952936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20.7297695957423">
                <text:p>20.72976959574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20.7248517821741">
                <text:p>20.72485178217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20.719946060297">
                <text:p>20.7199460602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20.7150524018099">
                <text:p>20.71505240180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20.7101707784714">
                <text:p>20.71017077847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20.7053011620992">
                <text:p>20.70530116209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20.7004435245709">
                <text:p>20.70044352457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20.6955978378229">
                <text:p>20.69559783782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20.690764073851">
                <text:p>20.6907640738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20.6859422047101">
                <text:p>20.68594220471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20.6811322025139">
                <text:p>20.68113220251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20.6763340394353">
                <text:p>20.67633403943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20.6715476877056">
                <text:p>20.67154768770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20.6667731196151">
                <text:p>20.66677311961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20.6620103075126">
                <text:p>20.66201030751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20.6572592238055">
                <text:p>20.65725922380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20.6525198409595">
                <text:p>20.65251984095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20.6477921314986">
                <text:p>20.64779213149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20.6430760680052">
                <text:p>20.64307606800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20.6383716231197">
                <text:p>20.63837162311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20.6336787695406">
                <text:p>20.63367876954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20.6289974800243">
                <text:p>20.62899748002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20.624327727385">
                <text:p>20.6243277273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20.6196694844947">
                <text:p>20.61966948449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20.6150227242832">
                <text:p>20.61502272428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20.6103874197377">
                <text:p>20.61038741973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20.6057635439029">
                <text:p>20.60576354390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20.6011510698809">
                <text:p>20.60115106988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20.5965499708311">
                <text:p>20.59654997083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20.5919602199701">
                <text:p>20.59196021997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